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56.61pt"/>
    </style:style>
    <style:style style:name="co14" style:family="table-column">
      <style:table-column-properties fo:break-before="auto" style:column-width="97.51pt"/>
    </style:style>
    <style:style style:name="co15" style:family="table-column">
      <style:table-column-properties fo:break-before="auto" style:column-width="95.95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100.6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102.9pt"/>
    </style:style>
    <style:style style:name="co21" style:family="table-column">
      <style:table-column-properties fo:break-before="auto" style:column-width="86.71pt"/>
    </style:style>
    <style:style style:name="co22" style:family="table-column">
      <style:table-column-properties fo:break-before="auto" style:column-width="98.25pt"/>
    </style:style>
    <style:style style:name="co23" style:family="table-column">
      <style:table-column-properties fo:break-before="auto" style:column-width="61.2pt"/>
    </style:style>
    <style:style style:name="co24" style:family="table-column">
      <style:table-column-properties fo:break-before="auto" style:column-width="77.41pt"/>
    </style:style>
    <style:style style:name="co25" style:family="table-column">
      <style:table-column-properties fo:break-before="auto" style:column-width="74.35pt"/>
    </style:style>
    <style:style style:name="co26" style:family="table-column">
      <style:table-column-properties fo:break-before="auto" style:column-width="85.89pt"/>
    </style:style>
    <style:style style:name="co27" style:family="table-column">
      <style:table-column-properties fo:break-before="auto" style:column-width="93.66pt"/>
    </style:style>
    <style:style style:name="co28" style:family="table-column">
      <style:table-column-properties fo:break-before="auto" style:column-width="92.86pt"/>
    </style:style>
    <style:style style:name="co29" style:family="table-column">
      <style:table-column-properties fo:break-before="auto" style:column-width="76.65pt"/>
    </style:style>
    <style:style style:name="co30" style:family="table-column">
      <style:table-column-properties fo:break-before="auto" style:column-width="113.7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odels_boo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accuracy</text:p>
          </table:table-cell>
          <table:table-cell office:value-type="string" calcext:value-type="string">
            <text:p>mean_test_precision</text:p>
          </table:table-cell>
          <table:table-cell office:value-type="string" calcext:value-type="string">
            <text:p>mean_test_recall</text:p>
          </table:table-cell>
          <table:table-cell office:value-type="string" calcext:value-type="string">
            <text:p>mean_test_roc_auc</text:p>
          </table:table-cell>
          <table:table-cell office:value-type="string" calcext:value-type="string">
            <text:p>mean_train_accuracy</text:p>
          </table:table-cell>
          <table:table-cell office:value-type="string" calcext:value-type="string">
            <text:p>mean_train_precision</text:p>
          </table:table-cell>
          <table:table-cell office:value-type="string" calcext:value-type="string">
            <text:p>mean_train_recall</text:p>
          </table:table-cell>
          <table:table-cell office:value-type="string" calcext:value-type="string">
            <text:p>mean_train_roc_auc</text:p>
          </table:table-cell>
          <table:table-cell office:value-type="string" calcext:value-type="string">
            <text:p>param_depth</text:p>
          </table:table-cell>
          <table:table-cell office:value-type="string" calcext:value-type="string">
            <text:p>param_l2_leaf_reg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ank_test_accuracy</text:p>
          </table:table-cell>
          <table:table-cell office:value-type="string" calcext:value-type="string">
            <text:p>rank_test_precision</text:p>
          </table:table-cell>
          <table:table-cell office:value-type="string" calcext:value-type="string">
            <text:p>rank_test_recall</text:p>
          </table:table-cell>
          <table:table-cell office:value-type="string" calcext:value-type="string">
            <text:p>rank_test_roc_auc</text:p>
          </table:table-cell>
          <table:table-cell office:value-type="string" calcext:value-type="string">
            <text:p>split0_test_accuracy</text:p>
          </table:table-cell>
          <table:table-cell office:value-type="string" calcext:value-type="string">
            <text:p>split0_test_precision</text:p>
          </table:table-cell>
          <table:table-cell office:value-type="string" calcext:value-type="string">
            <text:p>split0_test_recall</text:p>
          </table:table-cell>
          <table:table-cell office:value-type="string" calcext:value-type="string">
            <text:p>split0_test_roc_auc</text:p>
          </table:table-cell>
          <table:table-cell office:value-type="string" calcext:value-type="string">
            <text:p>split0_train_accuracy</text:p>
          </table:table-cell>
          <table:table-cell office:value-type="string" calcext:value-type="string">
            <text:p>split0_train_precision</text:p>
          </table:table-cell>
          <table:table-cell office:value-type="string" calcext:value-type="string">
            <text:p>split0_train_recall</text:p>
          </table:table-cell>
          <table:table-cell office:value-type="string" calcext:value-type="string">
            <text:p>split0_train_roc_auc</text:p>
          </table:table-cell>
          <table:table-cell office:value-type="string" calcext:value-type="string">
            <text:p>split1_test_accuracy</text:p>
          </table:table-cell>
          <table:table-cell office:value-type="string" calcext:value-type="string">
            <text:p>split1_test_precision</text:p>
          </table:table-cell>
          <table:table-cell office:value-type="string" calcext:value-type="string">
            <text:p>split1_test_recall</text:p>
          </table:table-cell>
          <table:table-cell office:value-type="string" calcext:value-type="string">
            <text:p>split1_test_roc_auc</text:p>
          </table:table-cell>
          <table:table-cell office:value-type="string" calcext:value-type="string">
            <text:p>split1_train_accuracy</text:p>
          </table:table-cell>
          <table:table-cell office:value-type="string" calcext:value-type="string">
            <text:p>split1_train_precision</text:p>
          </table:table-cell>
          <table:table-cell office:value-type="string" calcext:value-type="string">
            <text:p>split1_train_recall</text:p>
          </table:table-cell>
          <table:table-cell office:value-type="string" calcext:value-type="string">
            <text:p>split1_train_roc_auc</text:p>
          </table:table-cell>
          <table:table-cell office:value-type="string" calcext:value-type="string">
            <text:p>split2_test_accuracy</text:p>
          </table:table-cell>
          <table:table-cell office:value-type="string" calcext:value-type="string">
            <text:p>split2_test_precision</text:p>
          </table:table-cell>
          <table:table-cell office:value-type="string" calcext:value-type="string">
            <text:p>split2_test_recall</text:p>
          </table:table-cell>
          <table:table-cell office:value-type="string" calcext:value-type="string">
            <text:p>split2_test_roc_auc</text:p>
          </table:table-cell>
          <table:table-cell office:value-type="string" calcext:value-type="string">
            <text:p>split2_train_accuracy</text:p>
          </table:table-cell>
          <table:table-cell office:value-type="string" calcext:value-type="string">
            <text:p>split2_train_precision</text:p>
          </table:table-cell>
          <table:table-cell office:value-type="string" calcext:value-type="string">
            <text:p>split2_train_recall</text:p>
          </table:table-cell>
          <table:table-cell office:value-type="string" calcext:value-type="string">
            <text:p>split2_train_roc_auc</text:p>
          </table:table-cell>
          <table:table-cell office:value-type="string" calcext:value-type="string">
            <text:p>split3_test_accuracy</text:p>
          </table:table-cell>
          <table:table-cell office:value-type="string" calcext:value-type="string">
            <text:p>split3_test_precision</text:p>
          </table:table-cell>
          <table:table-cell office:value-type="string" calcext:value-type="string">
            <text:p>split3_test_recall</text:p>
          </table:table-cell>
          <table:table-cell office:value-type="string" calcext:value-type="string">
            <text:p>split3_test_roc_auc</text:p>
          </table:table-cell>
          <table:table-cell office:value-type="string" calcext:value-type="string">
            <text:p>split3_train_accuracy</text:p>
          </table:table-cell>
          <table:table-cell office:value-type="string" calcext:value-type="string">
            <text:p>split3_train_precision</text:p>
          </table:table-cell>
          <table:table-cell office:value-type="string" calcext:value-type="string">
            <text:p>split3_train_recall</text:p>
          </table:table-cell>
          <table:table-cell office:value-type="string" calcext:value-type="string">
            <text:p>split3_train_roc_auc</text:p>
          </table:table-cell>
          <table:table-cell office:value-type="string" calcext:value-type="string">
            <text:p>split4_test_accuracy</text:p>
          </table:table-cell>
          <table:table-cell office:value-type="string" calcext:value-type="string">
            <text:p>split4_test_precision</text:p>
          </table:table-cell>
          <table:table-cell office:value-type="string" calcext:value-type="string">
            <text:p>split4_test_recall</text:p>
          </table:table-cell>
          <table:table-cell office:value-type="string" calcext:value-type="string">
            <text:p>split4_test_roc_auc</text:p>
          </table:table-cell>
          <table:table-cell office:value-type="string" calcext:value-type="string">
            <text:p>split4_train_accuracy</text:p>
          </table:table-cell>
          <table:table-cell office:value-type="string" calcext:value-type="string">
            <text:p>split4_train_precision</text:p>
          </table:table-cell>
          <table:table-cell office:value-type="string" calcext:value-type="string">
            <text:p>split4_train_recall</text:p>
          </table:table-cell>
          <table:table-cell office:value-type="string" calcext:value-type="string">
            <text:p>split4_train_roc_auc</text:p>
          </table:table-cell>
          <table:table-cell office:value-type="string" calcext:value-type="string">
            <text:p>split5_test_accuracy</text:p>
          </table:table-cell>
          <table:table-cell office:value-type="string" calcext:value-type="string">
            <text:p>split5_test_precision</text:p>
          </table:table-cell>
          <table:table-cell office:value-type="string" calcext:value-type="string">
            <text:p>split5_test_recall</text:p>
          </table:table-cell>
          <table:table-cell office:value-type="string" calcext:value-type="string">
            <text:p>split5_test_roc_auc</text:p>
          </table:table-cell>
          <table:table-cell office:value-type="string" calcext:value-type="string">
            <text:p>split5_train_accuracy</text:p>
          </table:table-cell>
          <table:table-cell office:value-type="string" calcext:value-type="string">
            <text:p>split5_train_precision</text:p>
          </table:table-cell>
          <table:table-cell office:value-type="string" calcext:value-type="string">
            <text:p>split5_train_recall</text:p>
          </table:table-cell>
          <table:table-cell office:value-type="string" calcext:value-type="string">
            <text:p>split5_train_roc_auc</text:p>
          </table:table-cell>
          <table:table-cell office:value-type="string" calcext:value-type="string">
            <text:p>split6_test_accuracy</text:p>
          </table:table-cell>
          <table:table-cell office:value-type="string" calcext:value-type="string">
            <text:p>split6_test_precision</text:p>
          </table:table-cell>
          <table:table-cell office:value-type="string" calcext:value-type="string">
            <text:p>split6_test_recall</text:p>
          </table:table-cell>
          <table:table-cell office:value-type="string" calcext:value-type="string">
            <text:p>split6_test_roc_auc</text:p>
          </table:table-cell>
          <table:table-cell office:value-type="string" calcext:value-type="string">
            <text:p>split6_train_accuracy</text:p>
          </table:table-cell>
          <table:table-cell office:value-type="string" calcext:value-type="string">
            <text:p>split6_train_precision</text:p>
          </table:table-cell>
          <table:table-cell office:value-type="string" calcext:value-type="string">
            <text:p>split6_train_recall</text:p>
          </table:table-cell>
          <table:table-cell office:value-type="string" calcext:value-type="string">
            <text:p>split6_train_roc_auc</text:p>
          </table:table-cell>
          <table:table-cell office:value-type="string" calcext:value-type="string">
            <text:p>split7_test_accuracy</text:p>
          </table:table-cell>
          <table:table-cell office:value-type="string" calcext:value-type="string">
            <text:p>split7_test_precision</text:p>
          </table:table-cell>
          <table:table-cell office:value-type="string" calcext:value-type="string">
            <text:p>split7_test_recall</text:p>
          </table:table-cell>
          <table:table-cell office:value-type="string" calcext:value-type="string">
            <text:p>split7_test_roc_auc</text:p>
          </table:table-cell>
          <table:table-cell office:value-type="string" calcext:value-type="string">
            <text:p>split7_train_accuracy</text:p>
          </table:table-cell>
          <table:table-cell office:value-type="string" calcext:value-type="string">
            <text:p>split7_train_precision</text:p>
          </table:table-cell>
          <table:table-cell office:value-type="string" calcext:value-type="string">
            <text:p>split7_train_recall</text:p>
          </table:table-cell>
          <table:table-cell office:value-type="string" calcext:value-type="string">
            <text:p>split7_train_roc_auc</text:p>
          </table:table-cell>
          <table:table-cell office:value-type="string" calcext:value-type="string">
            <text:p>split8_test_accuracy</text:p>
          </table:table-cell>
          <table:table-cell office:value-type="string" calcext:value-type="string">
            <text:p>split8_test_precision</text:p>
          </table:table-cell>
          <table:table-cell office:value-type="string" calcext:value-type="string">
            <text:p>split8_test_recall</text:p>
          </table:table-cell>
          <table:table-cell office:value-type="string" calcext:value-type="string">
            <text:p>split8_test_roc_auc</text:p>
          </table:table-cell>
          <table:table-cell office:value-type="string" calcext:value-type="string">
            <text:p>split8_train_accuracy</text:p>
          </table:table-cell>
          <table:table-cell office:value-type="string" calcext:value-type="string">
            <text:p>split8_train_precision</text:p>
          </table:table-cell>
          <table:table-cell office:value-type="string" calcext:value-type="string">
            <text:p>split8_train_recall</text:p>
          </table:table-cell>
          <table:table-cell office:value-type="string" calcext:value-type="string">
            <text:p>split8_train_roc_auc</text:p>
          </table:table-cell>
          <table:table-cell office:value-type="string" calcext:value-type="string">
            <text:p>split9_test_accuracy</text:p>
          </table:table-cell>
          <table:table-cell office:value-type="string" calcext:value-type="string">
            <text:p>split9_test_precision</text:p>
          </table:table-cell>
          <table:table-cell office:value-type="string" calcext:value-type="string">
            <text:p>split9_test_recall</text:p>
          </table:table-cell>
          <table:table-cell office:value-type="string" calcext:value-type="string">
            <text:p>split9_test_roc_auc</text:p>
          </table:table-cell>
          <table:table-cell office:value-type="string" calcext:value-type="string">
            <text:p>split9_train_accuracy</text:p>
          </table:table-cell>
          <table:table-cell office:value-type="string" calcext:value-type="string">
            <text:p>split9_train_precision</text:p>
          </table:table-cell>
          <table:table-cell office:value-type="string" calcext:value-type="string">
            <text:p>split9_train_recall</text:p>
          </table:table-cell>
          <table:table-cell office:value-type="string" calcext:value-type="string">
            <text:p>split9_train_roc_auc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accuracy</text:p>
          </table:table-cell>
          <table:table-cell office:value-type="string" calcext:value-type="string">
            <text:p>std_test_precision</text:p>
          </table:table-cell>
          <table:table-cell office:value-type="string" calcext:value-type="string">
            <text:p>std_test_recall</text:p>
          </table:table-cell>
          <table:table-cell office:value-type="string" calcext:value-type="string">
            <text:p>std_test_roc_auc</text:p>
          </table:table-cell>
          <table:table-cell office:value-type="string" calcext:value-type="string">
            <text:p>std_train_accuracy</text:p>
          </table:table-cell>
          <table:table-cell office:value-type="string" calcext:value-type="string">
            <text:p>std_train_precision</text:p>
          </table:table-cell>
          <table:table-cell office:value-type="string" calcext:value-type="string">
            <text:p>std_train_recall</text:p>
          </table:table-cell>
          <table:table-cell office:value-type="string" calcext:value-type="string">
            <text:p>std_train_roc_auc</text:p>
          </table:table-cell>
          <table:table-cell/>
        </table:table-row>
        <table:table-row table:style-name="ro1">
          <table:table-cell office:value-type="float" office:value="3.4762003660202" calcext:value-type="float">
            <text:p>3.476200366</text:p>
          </table:table-cell>
          <table:table-cell office:value-type="float" office:value="0.0458985805511475" calcext:value-type="float">
            <text:p>0.0458985806</text:p>
          </table:table-cell>
          <table:table-cell office:value-type="float" office:value="0.876503608660786" calcext:value-type="float">
            <text:p>0.8765036087</text:p>
          </table:table-cell>
          <table:table-cell office:value-type="float" office:value="0.84248587886796" calcext:value-type="float">
            <text:p>0.8424858789</text:p>
          </table:table-cell>
          <table:table-cell office:value-type="float" office:value="0.269427396784911" calcext:value-type="float">
            <text:p>0.2694273968</text:p>
          </table:table-cell>
          <table:table-cell office:value-type="float" office:value="0.865811730909066" calcext:value-type="float">
            <text:p>0.8658117309</text:p>
          </table:table-cell>
          <table:table-cell office:value-type="float" office:value="0.883440842388893" calcext:value-type="float">
            <text:p>0.8834408424</text:p>
          </table:table-cell>
          <table:table-cell office:value-type="float" office:value="0.894963865569019" calcext:value-type="float">
            <text:p>0.8949638656</text:p>
          </table:table-cell>
          <table:table-cell office:value-type="float" office:value="0.296135606238121" calcext:value-type="float">
            <text:p>0.2961356062</text:p>
          </table:table-cell>
          <table:table-cell office:value-type="float" office:value="0.882622684940019" calcext:value-type="float">
            <text:p>0.882622684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'depth': 4</text:p>
          </table:table-cell>
          <table:table-cell office:value-type="string" calcext:value-type="string">
            <text:p><text:s/>'l2_leaf_reg': 0.001}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.892448512585812" calcext:value-type="float">
            <text:p>0.8924485126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893942974165091" calcext:value-type="float">
            <text:p>0.8939429742</text:p>
          </table:table-cell>
          <table:table-cell office:value-type="float" office:value="0.87982176957352" calcext:value-type="float">
            <text:p>0.8798217696</text:p>
          </table:table-cell>
          <table:table-cell office:value-type="float" office:value="0.901907356948229" calcext:value-type="float">
            <text:p>0.9019073569</text:p>
          </table:table-cell>
          <table:table-cell office:value-type="float" office:value="0.267150928167877" calcext:value-type="float">
            <text:p>0.2671509282</text:p>
          </table:table-cell>
          <table:table-cell office:value-type="float" office:value="0.879358487702666" calcext:value-type="float">
            <text:p>0.8793584877</text:p>
          </table:table-cell>
          <table:table-cell office:value-type="float" office:value="0.876430205949657" calcext:value-type="float">
            <text:p>0.8764302059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268115942028986" calcext:value-type="float">
            <text:p>0.268115942</text:p>
          </table:table-cell>
          <table:table-cell office:value-type="float" office:value="0.867645321361058" calcext:value-type="float">
            <text:p>0.8676453214</text:p>
          </table:table-cell>
          <table:table-cell office:value-type="float" office:value="0.883131763208148" calcext:value-type="float">
            <text:p>0.8831317632</text:p>
          </table:table-cell>
          <table:table-cell office:value-type="float" office:value="0.886746987951807" calcext:value-type="float">
            <text:p>0.886746988</text:p>
          </table:table-cell>
          <table:table-cell office:value-type="float" office:value="0.297013720742534" calcext:value-type="float">
            <text:p>0.2970137207</text:p>
          </table:table-cell>
          <table:table-cell office:value-type="float" office:value="0.881378561815561" calcext:value-type="float">
            <text:p>0.8813785618</text:p>
          </table:table-cell>
          <table:table-cell office:value-type="float" office:value="0.870561282932417" calcext:value-type="float">
            <text:p>0.8705612829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253623188405797" calcext:value-type="float">
            <text:p>0.2536231884</text:p>
          </table:table-cell>
          <table:table-cell office:value-type="float" office:value="0.842620526471458" calcext:value-type="float">
            <text:p>0.8426205265</text:p>
          </table:table-cell>
          <table:table-cell office:value-type="float" office:value="0.883655804480652" calcext:value-type="float">
            <text:p>0.8836558045</text:p>
          </table:table-cell>
          <table:table-cell office:value-type="float" office:value="0.88968824940048" calcext:value-type="float">
            <text:p>0.8896882494</text:p>
          </table:table-cell>
          <table:table-cell office:value-type="float" office:value="0.299435028248588" calcext:value-type="float">
            <text:p>0.2994350282</text:p>
          </table:table-cell>
          <table:table-cell office:value-type="float" office:value="0.883698810374579" calcext:value-type="float">
            <text:p>0.8836988104</text:p>
          </table:table-cell>
          <table:table-cell office:value-type="float" office:value="0.875143184421535" calcext:value-type="float">
            <text:p>0.8751431844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282608695652174" calcext:value-type="float">
            <text:p>0.2826086957</text:p>
          </table:table-cell>
          <table:table-cell office:value-type="float" office:value="0.869230010844917" calcext:value-type="float">
            <text:p>0.8692300108</text:p>
          </table:table-cell>
          <table:table-cell office:value-type="float" office:value="0.885310590631364" calcext:value-type="float">
            <text:p>0.8853105906</text:p>
          </table:table-cell>
          <table:table-cell office:value-type="float" office:value="0.889400921658986" calcext:value-type="float">
            <text:p>0.8894009217</text:p>
          </table:table-cell>
          <table:table-cell office:value-type="float" office:value="0.311541565778854" calcext:value-type="float">
            <text:p>0.3115415658</text:p>
          </table:table-cell>
          <table:table-cell office:value-type="float" office:value="0.886388277900382" calcext:value-type="float">
            <text:p>0.8863882779</text:p>
          </table:table-cell>
          <table:table-cell office:value-type="float" office:value="0.876288659793814" calcext:value-type="float">
            <text:p>0.876288659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22463768115942" calcext:value-type="float">
            <text:p>0.2246376812</text:p>
          </table:table-cell>
          <table:table-cell office:value-type="float" office:value="0.874258109040718" calcext:value-type="float">
            <text:p>0.874258109</text:p>
          </table:table-cell>
          <table:table-cell office:value-type="float" office:value="0.878182281059063" calcext:value-type="float">
            <text:p>0.8781822811</text:p>
          </table:table-cell>
          <table:table-cell office:value-type="float" office:value="0.898305084745763" calcext:value-type="float">
            <text:p>0.8983050847</text:p>
          </table:table-cell>
          <table:table-cell office:value-type="float" office:value="0.256658595641646" calcext:value-type="float">
            <text:p>0.2566585956</text:p>
          </table:table-cell>
          <table:table-cell office:value-type="float" office:value="0.872647104707309" calcext:value-type="float">
            <text:p>0.8726471047</text:p>
          </table:table-cell>
          <table:table-cell office:value-type="float" office:value="0.870561282932417" calcext:value-type="float">
            <text:p>0.8705612829</text:p>
          </table:table-cell>
          <table:table-cell office:value-type="float" office:value="0.765957446808511" calcext:value-type="float">
            <text:p>0.7659574468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85928226363009" calcext:value-type="float">
            <text:p>0.8592822636</text:p>
          </table:table-cell>
          <table:table-cell office:value-type="float" office:value="0.885692464358452" calcext:value-type="float">
            <text:p>0.8856924644</text:p>
          </table:table-cell>
          <table:table-cell office:value-type="float" office:value="0.886621315192744" calcext:value-type="float">
            <text:p>0.8866213152</text:p>
          </table:table-cell>
          <table:table-cell office:value-type="float" office:value="0.315577078288943" calcext:value-type="float">
            <text:p>0.3155770783</text:p>
          </table:table-cell>
          <table:table-cell office:value-type="float" office:value="0.884776146455744" calcext:value-type="float">
            <text:p>0.8847761465</text:p>
          </table:table-cell>
          <table:table-cell office:value-type="float" office:value="0.875143184421535" calcext:value-type="float">
            <text:p>0.875143184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857152716158927" calcext:value-type="float">
            <text:p>0.8571527162</text:p>
          </table:table-cell>
          <table:table-cell office:value-type="float" office:value="0.888238289205703" calcext:value-type="float">
            <text:p>0.8882382892</text:p>
          </table:table-cell>
          <table:table-cell office:value-type="float" office:value="0.886509635974304" calcext:value-type="float">
            <text:p>0.886509636</text:p>
          </table:table-cell>
          <table:table-cell office:value-type="float" office:value="0.334140435835351" calcext:value-type="float">
            <text:p>0.3341404358</text:p>
          </table:table-cell>
          <table:table-cell office:value-type="float" office:value="0.888168550617353" calcext:value-type="float">
            <text:p>0.8881685506</text:p>
          </table:table-cell>
          <table:table-cell office:value-type="float" office:value="0.876146788990826" calcext:value-type="float">
            <text:p>0.876146789</text:p>
          </table:table-cell>
          <table:table-cell office:value-type="float" office:value="0.914285714285714" calcext:value-type="float">
            <text:p>0.9142857143</text:p>
          </table:table-cell>
          <table:table-cell office:value-type="float" office:value="0.233576642335766" calcext:value-type="float">
            <text:p>0.2335766423</text:p>
          </table:table-cell>
          <table:table-cell office:value-type="float" office:value="0.850593376036546" calcext:value-type="float">
            <text:p>0.850593376</text:p>
          </table:table-cell>
          <table:table-cell office:value-type="float" office:value="0.876797759959272" calcext:value-type="float">
            <text:p>0.87679776</text:p>
          </table:table-cell>
          <table:table-cell office:value-type="float" office:value="0.914634146341463" calcext:value-type="float">
            <text:p>0.9146341463</text:p>
          </table:table-cell>
          <table:table-cell office:value-type="float" office:value="0.241935483870968" calcext:value-type="float">
            <text:p>0.2419354839</text:p>
          </table:table-cell>
          <table:table-cell office:value-type="float" office:value="0.872555782515222" calcext:value-type="float">
            <text:p>0.8725557825</text:p>
          </table:table-cell>
          <table:table-cell office:value-type="float" office:value="0.881880733944954" calcext:value-type="float">
            <text:p>0.8818807339</text:p>
          </table:table-cell>
          <table:table-cell office:value-type="float" office:value="0.84" calcext:value-type="float">
            <text:p>0.84</text:p>
          </table:table-cell>
          <table:table-cell office:value-type="float" office:value="0.306569343065693" calcext:value-type="float">
            <text:p>0.3065693431</text:p>
          </table:table-cell>
          <table:table-cell office:value-type="float" office:value="0.881493619345548" calcext:value-type="float">
            <text:p>0.8814936193</text:p>
          </table:table-cell>
          <table:table-cell office:value-type="float" office:value="0.886852488227058" calcext:value-type="float">
            <text:p>0.8868524882</text:p>
          </table:table-cell>
          <table:table-cell office:value-type="float" office:value="0.903448275862069" calcext:value-type="float">
            <text:p>0.9034482759</text:p>
          </table:table-cell>
          <table:table-cell office:value-type="float" office:value="0.316935483870968" calcext:value-type="float">
            <text:p>0.3169354839</text:p>
          </table:table-cell>
          <table:table-cell office:value-type="float" office:value="0.888960071077917" calcext:value-type="float">
            <text:p>0.8889600711</text:p>
          </table:table-cell>
          <table:table-cell office:value-type="float" office:value="0.870412844036697" calcext:value-type="float">
            <text:p>0.870412844</text:p>
          </table:table-cell>
          <table:table-cell office:value-type="float" office:value="0.760869565217391" calcext:value-type="float">
            <text:p>0.7608695652</text:p>
          </table:table-cell>
          <table:table-cell office:value-type="float" office:value="0.255474452554745" calcext:value-type="float">
            <text:p>0.2554744526</text:p>
          </table:table-cell>
          <table:table-cell office:value-type="float" office:value="0.861860072496152" calcext:value-type="float">
            <text:p>0.8618600725</text:p>
          </table:table-cell>
          <table:table-cell office:value-type="float" office:value="0.886725213185694" calcext:value-type="float">
            <text:p>0.8867252132</text:p>
          </table:table-cell>
          <table:table-cell office:value-type="float" office:value="0.89237668161435" calcext:value-type="float">
            <text:p>0.8923766816</text:p>
          </table:table-cell>
          <table:table-cell office:value-type="float" office:value="0.320967741935484" calcext:value-type="float">
            <text:p>0.3209677419</text:p>
          </table:table-cell>
          <table:table-cell office:value-type="float" office:value="0.888295056233455" calcext:value-type="float">
            <text:p>0.8882950562</text:p>
          </table:table-cell>
          <table:table-cell office:value-type="float" office:value="0.388066977915411" calcext:value-type="float">
            <text:p>0.3880669779</text:p>
          </table:table-cell>
          <table:table-cell office:value-type="float" office:value="0.00344485925364661" calcext:value-type="float">
            <text:p>0.0034448593</text:p>
          </table:table-cell>
          <table:table-cell office:value-type="float" office:value="0.00628501758812489" calcext:value-type="float">
            <text:p>0.0062850176</text:p>
          </table:table-cell>
          <table:table-cell office:value-type="float" office:value="0.0681923683414389" calcext:value-type="float">
            <text:p>0.0681923683</text:p>
          </table:table-cell>
          <table:table-cell office:value-type="float" office:value="0.034042276139822" calcext:value-type="float">
            <text:p>0.0340422761</text:p>
          </table:table-cell>
          <table:table-cell office:value-type="float" office:value="0.0142369676713564" calcext:value-type="float">
            <text:p>0.0142369677</text:p>
          </table:table-cell>
          <table:table-cell office:value-type="float" office:value="0.00372867420017161" calcext:value-type="float">
            <text:p>0.0037286742</text:p>
          </table:table-cell>
          <table:table-cell office:value-type="float" office:value="0.00890136054838874" calcext:value-type="float">
            <text:p>0.0089013605</text:p>
          </table:table-cell>
          <table:table-cell office:value-type="float" office:value="0.0290805911807032" calcext:value-type="float">
            <text:p>0.0290805912</text:p>
          </table:table-cell>
          <table:table-cell office:value-type="float" office:value="0.00579765098482981" calcext:value-type="float">
            <text:p>0.005797651</text:p>
          </table:table-cell>
        </table:table-row>
        <table:table-row table:style-name="ro1">
          <table:table-cell office:value-type="float" office:value="3.9812727689743" calcext:value-type="float">
            <text:p>3.981272769</text:p>
          </table:table-cell>
          <table:table-cell office:value-type="float" office:value="0.0453405380249023" calcext:value-type="float">
            <text:p>0.045340538</text:p>
          </table:table-cell>
          <table:table-cell office:value-type="float" office:value="0.880627792416084" calcext:value-type="float">
            <text:p>0.8806277924</text:p>
          </table:table-cell>
          <table:table-cell office:value-type="float" office:value="0.853778245501852" calcext:value-type="float">
            <text:p>0.8537782455</text:p>
          </table:table-cell>
          <table:table-cell office:value-type="float" office:value="0.29338741401179" calcext:value-type="float">
            <text:p>0.293387414</text:p>
          </table:table-cell>
          <table:table-cell office:value-type="float" office:value="0.870519671523558" calcext:value-type="float">
            <text:p>0.8705196715</text:p>
          </table:table-cell>
          <table:table-cell office:value-type="float" office:value="0.886330335794999" calcext:value-type="float">
            <text:p>0.8863303358</text:p>
          </table:table-cell>
          <table:table-cell office:value-type="float" office:value="0.886470126757714" calcext:value-type="float">
            <text:p>0.8864701268</text:p>
          </table:table-cell>
          <table:table-cell office:value-type="float" office:value="0.320664102163555" calcext:value-type="float">
            <text:p>0.3206641022</text:p>
          </table:table-cell>
          <table:table-cell office:value-type="float" office:value="0.890237268295418" calcext:value-type="float">
            <text:p>0.890237268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depth': 4</text:p>
          </table:table-cell>
          <table:table-cell office:value-type="string" calcext:value-type="string">
            <text:p><text:s/>'l2_leaf_reg': 0.01}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902745995423341" calcext:value-type="float">
            <text:p>0.9027459954</text:p>
          </table:table-cell>
          <table:table-cell office:value-type="float" office:value="0.920634920634921" calcext:value-type="float">
            <text:p>0.9206349206</text:p>
          </table:table-cell>
          <table:table-cell office:value-type="float" office:value="0.420289855072464" calcext:value-type="float">
            <text:p>0.4202898551</text:p>
          </table:table-cell>
          <table:table-cell office:value-type="float" office:value="0.909587665406427" calcext:value-type="float">
            <text:p>0.9095876654</text:p>
          </table:table-cell>
          <table:table-cell office:value-type="float" office:value="0.892425206874602" calcext:value-type="float">
            <text:p>0.8924252069</text:p>
          </table:table-cell>
          <table:table-cell office:value-type="float" office:value="0.883268482490272" calcext:value-type="float">
            <text:p>0.8832684825</text:p>
          </table:table-cell>
          <table:table-cell office:value-type="float" office:value="0.366424535916061" calcext:value-type="float">
            <text:p>0.3664245359</text:p>
          </table:table-cell>
          <table:table-cell office:value-type="float" office:value="0.897285898250432" calcext:value-type="float">
            <text:p>0.8972858983</text:p>
          </table:table-cell>
          <table:table-cell office:value-type="float" office:value="0.871853546910755" calcext:value-type="float">
            <text:p>0.8718535469</text:p>
          </table:table-cell>
          <table:table-cell office:value-type="float" office:value="0.842105263157895" calcext:value-type="float">
            <text:p>0.8421052632</text:p>
          </table:table-cell>
          <table:table-cell office:value-type="float" office:value="0.231884057971014" calcext:value-type="float">
            <text:p>0.231884058</text:p>
          </table:table-cell>
          <table:table-cell office:value-type="float" office:value="0.862249921235035" calcext:value-type="float">
            <text:p>0.8622499212</text:p>
          </table:table-cell>
          <table:table-cell office:value-type="float" office:value="0.878421387651178" calcext:value-type="float">
            <text:p>0.8784213877</text:p>
          </table:table-cell>
          <table:table-cell office:value-type="float" office:value="0.898876404494382" calcext:value-type="float">
            <text:p>0.8988764045</text:p>
          </table:table-cell>
          <table:table-cell office:value-type="float" office:value="0.258272800645682" calcext:value-type="float">
            <text:p>0.2582728006</text:p>
          </table:table-cell>
          <table:table-cell office:value-type="float" office:value="0.87852460784285" calcext:value-type="float">
            <text:p>0.8785246078</text:p>
          </table:table-cell>
          <table:table-cell office:value-type="float" office:value="0.876288659793814" calcext:value-type="float">
            <text:p>0.8762886598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0.855397811298433" calcext:value-type="float">
            <text:p>0.8553978113</text:p>
          </table:table-cell>
          <table:table-cell office:value-type="float" office:value="0.884801425661914" calcext:value-type="float">
            <text:p>0.8848014257</text:p>
          </table:table-cell>
          <table:table-cell office:value-type="float" office:value="0.89018691588785" calcext:value-type="float">
            <text:p>0.8901869159</text:p>
          </table:table-cell>
          <table:table-cell office:value-type="float" office:value="0.307506053268765" calcext:value-type="float">
            <text:p>0.3075060533</text:p>
          </table:table-cell>
          <table:table-cell office:value-type="float" office:value="0.892363239304733" calcext:value-type="float">
            <text:p>0.8923632393</text:p>
          </table:table-cell>
          <table:table-cell office:value-type="float" office:value="0.878579610538373" calcext:value-type="float">
            <text:p>0.8785796105</text:p>
          </table:table-cell>
          <table:table-cell office:value-type="float" office:value="0.807692307692308" calcext:value-type="float">
            <text:p>0.8076923077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87034407966085" calcext:value-type="float">
            <text:p>0.8703440797</text:p>
          </table:table-cell>
          <table:table-cell office:value-type="float" office:value="0.887729124236252" calcext:value-type="float">
            <text:p>0.8877291242</text:p>
          </table:table-cell>
          <table:table-cell office:value-type="float" office:value="0.878980891719745" calcext:value-type="float">
            <text:p>0.8789808917</text:p>
          </table:table-cell>
          <table:table-cell office:value-type="float" office:value="0.334140435835351" calcext:value-type="float">
            <text:p>0.3341404358</text:p>
          </table:table-cell>
          <table:table-cell office:value-type="float" office:value="0.895907623172783" calcext:value-type="float">
            <text:p>0.8959076232</text:p>
          </table:table-cell>
          <table:table-cell office:value-type="float" office:value="0.882016036655212" calcext:value-type="float">
            <text:p>0.8820160367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0.886266390614217" calcext:value-type="float">
            <text:p>0.8862663906</text:p>
          </table:table-cell>
          <table:table-cell office:value-type="float" office:value="0.884419551934827" calcext:value-type="float">
            <text:p>0.8844195519</text:p>
          </table:table-cell>
          <table:table-cell office:value-type="float" office:value="0.883990719257541" calcext:value-type="float">
            <text:p>0.8839907193</text:p>
          </table:table-cell>
          <table:table-cell office:value-type="float" office:value="0.307506053268765" calcext:value-type="float">
            <text:p>0.3075060533</text:p>
          </table:table-cell>
          <table:table-cell office:value-type="float" office:value="0.886342842554757" calcext:value-type="float">
            <text:p>0.8863428426</text:p>
          </table:table-cell>
          <table:table-cell office:value-type="float" office:value="0.877434135166094" calcext:value-type="float">
            <text:p>0.877434135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0.297101449275362" calcext:value-type="float">
            <text:p>0.2971014493</text:p>
          </table:table-cell>
          <table:table-cell office:value-type="float" office:value="0.858463965296263" calcext:value-type="float">
            <text:p>0.8584639653</text:p>
          </table:table-cell>
          <table:table-cell office:value-type="float" office:value="0.88963849287169" calcext:value-type="float">
            <text:p>0.88963849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343825665859564" calcext:value-type="float">
            <text:p>0.3438256659</text:p>
          </table:table-cell>
          <table:table-cell office:value-type="float" office:value="0.890760255916261" calcext:value-type="float">
            <text:p>0.8907602559</text:p>
          </table:table-cell>
          <table:table-cell office:value-type="float" office:value="0.875143184421535" calcext:value-type="float">
            <text:p>0.8751431844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268115942028986" calcext:value-type="float">
            <text:p>0.268115942</text:p>
          </table:table-cell>
          <table:table-cell office:value-type="float" office:value="0.85525978507345" calcext:value-type="float">
            <text:p>0.8552597851</text:p>
          </table:table-cell>
          <table:table-cell office:value-type="float" office:value="0.886201629327902" calcext:value-type="float">
            <text:p>0.8862016293</text:p>
          </table:table-cell>
          <table:table-cell office:value-type="float" office:value="0.891156462585034" calcext:value-type="float">
            <text:p>0.8911564626</text:p>
          </table:table-cell>
          <table:table-cell office:value-type="float" office:value="0.317191283292978" calcext:value-type="float">
            <text:p>0.3171912833</text:p>
          </table:table-cell>
          <table:table-cell office:value-type="float" office:value="0.890918334326812" calcext:value-type="float">
            <text:p>0.8909183343</text:p>
          </table:table-cell>
          <table:table-cell office:value-type="float" office:value="0.884174311926605" calcext:value-type="float">
            <text:p>0.8841743119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91970802919708" calcext:value-type="float">
            <text:p>0.2919708029</text:p>
          </table:table-cell>
          <table:table-cell office:value-type="float" office:value="0.861601867024182" calcext:value-type="float">
            <text:p>0.861601867</text:p>
          </table:table-cell>
          <table:table-cell office:value-type="float" office:value="0.884943362606593" calcext:value-type="float">
            <text:p>0.8849433626</text:p>
          </table:table-cell>
          <table:table-cell office:value-type="float" office:value="0.876681614349776" calcext:value-type="float">
            <text:p>0.8766816143</text:p>
          </table:table-cell>
          <table:table-cell office:value-type="float" office:value="0.315322580645161" calcext:value-type="float">
            <text:p>0.3153225806</text:p>
          </table:table-cell>
          <table:table-cell office:value-type="float" office:value="0.890542444436861" calcext:value-type="float">
            <text:p>0.8905424444</text:p>
          </table:table-cell>
          <table:table-cell office:value-type="float" office:value="0.880733944954129" calcext:value-type="float">
            <text:p>0.880733945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284671532846715" calcext:value-type="float">
            <text:p>0.2846715328</text:p>
          </table:table-cell>
          <table:table-cell office:value-type="float" office:value="0.880182730026317" calcext:value-type="float">
            <text:p>0.88018273</text:p>
          </table:table-cell>
          <table:table-cell office:value-type="float" office:value="0.884179712358407" calcext:value-type="float">
            <text:p>0.8841797124</text:p>
          </table:table-cell>
          <table:table-cell office:value-type="float" office:value="0.890995260663507" calcext:value-type="float">
            <text:p>0.8909952607</text:p>
          </table:table-cell>
          <table:table-cell office:value-type="float" office:value="0.303225806451613" calcext:value-type="float">
            <text:p>0.3032258065</text:p>
          </table:table-cell>
          <table:table-cell office:value-type="float" office:value="0.884126114553423" calcext:value-type="float">
            <text:p>0.8841261146</text:p>
          </table:table-cell>
          <table:table-cell office:value-type="float" office:value="0.877293577981651" calcext:value-type="float">
            <text:p>0.87729357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284671532846715" calcext:value-type="float">
            <text:p>0.2846715328</text:p>
          </table:table-cell>
          <table:table-cell office:value-type="float" office:value="0.865802671433537" calcext:value-type="float">
            <text:p>0.8658026714</text:p>
          </table:table-cell>
          <table:table-cell office:value-type="float" office:value="0.890543464426626" calcext:value-type="float">
            <text:p>0.8905434644</text:p>
          </table:table-cell>
          <table:table-cell office:value-type="float" office:value="0.883064516129032" calcext:value-type="float">
            <text:p>0.8830645161</text:p>
          </table:table-cell>
          <table:table-cell office:value-type="float" office:value="0.353225806451613" calcext:value-type="float">
            <text:p>0.3532258065</text:p>
          </table:table-cell>
          <table:table-cell office:value-type="float" office:value="0.89560132259527" calcext:value-type="float">
            <text:p>0.8956013226</text:p>
          </table:table-cell>
          <table:table-cell office:value-type="float" office:value="0.540826006997935" calcext:value-type="float">
            <text:p>0.540826007</text:p>
          </table:table-cell>
          <table:table-cell office:value-type="float" office:value="0.00303718070312526" calcext:value-type="float">
            <text:p>0.0030371807</text:p>
          </table:table-cell>
          <table:table-cell office:value-type="float" office:value="0.00809836772596755" calcext:value-type="float">
            <text:p>0.0080983677</text:p>
          </table:table-cell>
          <table:table-cell office:value-type="float" office:value="0.0460936832791971" calcext:value-type="float">
            <text:p>0.0460936833</text:p>
          </table:table-cell>
          <table:table-cell office:value-type="float" office:value="0.0463554499994106" calcext:value-type="float">
            <text:p>0.04635545</text:p>
          </table:table-cell>
          <table:table-cell office:value-type="float" office:value="0.0162684359692271" calcext:value-type="float">
            <text:p>0.016268436</text:p>
          </table:table-cell>
          <table:table-cell office:value-type="float" office:value="0.00378026429941233" calcext:value-type="float">
            <text:p>0.0037802643</text:p>
          </table:table-cell>
          <table:table-cell office:value-type="float" office:value="0.00625403274615548" calcext:value-type="float">
            <text:p>0.0062540327</text:p>
          </table:table-cell>
          <table:table-cell office:value-type="float" office:value="0.0290791694729135" calcext:value-type="float">
            <text:p>0.0290791695</text:p>
          </table:table-cell>
          <table:table-cell office:value-type="float" office:value="0.00552864003345429" calcext:value-type="float">
            <text:p>0.00552864</text:p>
          </table:table-cell>
        </table:table-row>
        <table:table-row table:style-name="ro1">
          <table:table-cell office:value-type="float" office:value="54.8912659883499" calcext:value-type="float">
            <text:p>54.8912659883</text:p>
          </table:table-cell>
          <table:table-cell office:value-type="float" office:value="0.0494184494018555" calcext:value-type="float">
            <text:p>0.0494184494</text:p>
          </table:table-cell>
          <table:table-cell office:value-type="float" office:value="0.919463856111811" calcext:value-type="float">
            <text:p>0.9194638561</text:p>
          </table:table-cell>
          <table:table-cell office:value-type="float" office:value="0.859002372103071" calcext:value-type="float">
            <text:p>0.8590023721</text:p>
          </table:table-cell>
          <table:table-cell office:value-type="float" office:value="0.58602927481139" calcext:value-type="float">
            <text:p>0.5860292748</text:p>
          </table:table-cell>
          <table:table-cell office:value-type="float" office:value="0.92794860651071" calcext:value-type="float">
            <text:p>0.9279486065</text:p>
          </table:table-cell>
          <table:table-cell office:value-type="float" office:value="0.961125766274975" calcext:value-type="float">
            <text:p>0.9611257663</text:p>
          </table:table-cell>
          <table:table-cell office:value-type="float" office:value="0.966606094748703" calcext:value-type="float">
            <text:p>0.9666060947</text:p>
          </table:table-cell>
          <table:table-cell office:value-type="float" office:value="0.780522403603322" calcext:value-type="float">
            <text:p>0.7805224036</text:p>
          </table:table-cell>
          <table:table-cell office:value-type="float" office:value="0.986408571857796" calcext:value-type="float">
            <text:p>0.9864085719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depth': 4</text:p>
          </table:table-cell>
          <table:table-cell office:value-type="string" calcext:value-type="string">
            <text:p><text:s/>'l2_leaf_reg': 0.1}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938215102974828" calcext:value-type="float">
            <text:p>0.938215103</text:p>
          </table:table-cell>
          <table:table-cell office:value-type="float" office:value="0.911764705882353" calcext:value-type="float">
            <text:p>0.9117647059</text:p>
          </table:table-cell>
          <table:table-cell office:value-type="float" office:value="0.673913043478261" calcext:value-type="float">
            <text:p>0.6739130435</text:p>
          </table:table-cell>
          <table:table-cell office:value-type="float" office:value="0.960135081915564" calcext:value-type="float">
            <text:p>0.9601350819</text:p>
          </table:table-cell>
          <table:table-cell office:value-type="float" office:value="0.963208147676639" calcext:value-type="float">
            <text:p>0.9632081477</text:p>
          </table:table-cell>
          <table:table-cell office:value-type="float" office:value="0.962062256809338" calcext:value-type="float">
            <text:p>0.9620622568</text:p>
          </table:table-cell>
          <table:table-cell office:value-type="float" office:value="0.798224374495561" calcext:value-type="float">
            <text:p>0.7982243745</text:p>
          </table:table-cell>
          <table:table-cell office:value-type="float" office:value="0.989616667788998" calcext:value-type="float">
            <text:p>0.9896166678</text:p>
          </table:table-cell>
          <table:table-cell office:value-type="float" office:value="0.918764302059497" calcext:value-type="float">
            <text:p>0.9187643021</text:p>
          </table:table-cell>
          <table:table-cell office:value-type="float" office:value="0.876404494382022" calcext:value-type="float">
            <text:p>0.8764044944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917286940768746" calcext:value-type="float">
            <text:p>0.9172869408</text:p>
          </table:table-cell>
          <table:table-cell office:value-type="float" office:value="0.956842775302355" calcext:value-type="float">
            <text:p>0.9568427753</text:p>
          </table:table-cell>
          <table:table-cell office:value-type="float" office:value="0.962962962962963" calcext:value-type="float">
            <text:p>0.962962963</text:p>
          </table:table-cell>
          <table:table-cell office:value-type="float" office:value="0.75544794188862" calcext:value-type="float">
            <text:p>0.7554479419</text:p>
          </table:table-cell>
          <table:table-cell office:value-type="float" office:value="0.984406550315082" calcext:value-type="float">
            <text:p>0.9844065503</text:p>
          </table:table-cell>
          <table:table-cell office:value-type="float" office:value="0.917525773195876" calcext:value-type="float">
            <text:p>0.9175257732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579710144927536" calcext:value-type="float">
            <text:p>0.5797101449</text:p>
          </table:table-cell>
          <table:table-cell office:value-type="float" office:value="0.920841959972395" calcext:value-type="float">
            <text:p>0.92084196</text:p>
          </table:table-cell>
          <table:table-cell office:value-type="float" office:value="0.963085539714868" calcext:value-type="float">
            <text:p>0.9630855397</text:p>
          </table:table-cell>
          <table:table-cell office:value-type="float" office:value="0.970267591674926" calcext:value-type="float">
            <text:p>0.9702675917</text:p>
          </table:table-cell>
          <table:table-cell office:value-type="float" office:value="0.790153349475383" calcext:value-type="float">
            <text:p>0.7901533495</text:p>
          </table:table-cell>
          <table:table-cell office:value-type="float" office:value="0.986574800666906" calcext:value-type="float">
            <text:p>0.9865748007</text:p>
          </table:table-cell>
          <table:table-cell office:value-type="float" office:value="0.915234822451317" calcext:value-type="float">
            <text:p>0.91523482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579710144927536" calcext:value-type="float">
            <text:p>0.5797101449</text:p>
          </table:table-cell>
          <table:table-cell office:value-type="float" office:value="0.928048900719708" calcext:value-type="float">
            <text:p>0.9280489007</text:p>
          </table:table-cell>
          <table:table-cell office:value-type="float" office:value="0.961812627291242" calcext:value-type="float">
            <text:p>0.9618126273</text:p>
          </table:table-cell>
          <table:table-cell office:value-type="float" office:value="0.971859296482412" calcext:value-type="float">
            <text:p>0.9718592965</text:p>
          </table:table-cell>
          <table:table-cell office:value-type="float" office:value="0.78046811945117" calcext:value-type="float">
            <text:p>0.7804681195</text:p>
          </table:table-cell>
          <table:table-cell office:value-type="float" office:value="0.986482100364422" calcext:value-type="float">
            <text:p>0.9864821004</text:p>
          </table:table-cell>
          <table:table-cell office:value-type="float" office:value="0.924398625429553" calcext:value-type="float">
            <text:p>0.9243986254</text:p>
          </table:table-cell>
          <table:table-cell office:value-type="float" office:value="0.86734693877551" calcext:value-type="float">
            <text:p>0.8673469388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937138913536429" calcext:value-type="float">
            <text:p>0.9371389135</text:p>
          </table:table-cell>
          <table:table-cell office:value-type="float" office:value="0.960412423625255" calcext:value-type="float">
            <text:p>0.9604124236</text:p>
          </table:table-cell>
          <table:table-cell office:value-type="float" office:value="0.969635627530364" calcext:value-type="float">
            <text:p>0.9696356275</text:p>
          </table:table-cell>
          <table:table-cell office:value-type="float" office:value="0.77320419693301" calcext:value-type="float">
            <text:p>0.7732041969</text:p>
          </table:table-cell>
          <table:table-cell office:value-type="float" office:value="0.987135759471013" calcext:value-type="float">
            <text:p>0.9871357595</text:p>
          </table:table-cell>
          <table:table-cell office:value-type="float" office:value="0.916380297823597" calcext:value-type="float">
            <text:p>0.9163802978</text:p>
          </table:table-cell>
          <table:table-cell office:value-type="float" office:value="0.821782178217822" calcext:value-type="float">
            <text:p>0.8217821782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27713694173322" calcext:value-type="float">
            <text:p>0.9277136942</text:p>
          </table:table-cell>
          <table:table-cell office:value-type="float" office:value="0.962321792260692" calcext:value-type="float">
            <text:p>0.9623217923</text:p>
          </table:table-cell>
          <table:table-cell office:value-type="float" office:value="0.971028971028971" calcext:value-type="float">
            <text:p>0.971028971</text:p>
          </table:table-cell>
          <table:table-cell office:value-type="float" office:value="0.784503631961259" calcext:value-type="float">
            <text:p>0.784503632</text:p>
          </table:table-cell>
          <table:table-cell office:value-type="float" office:value="0.987963963489254" calcext:value-type="float">
            <text:p>0.9879639635</text:p>
          </table:table-cell>
          <table:table-cell office:value-type="float" office:value="0.915234822451317" calcext:value-type="float">
            <text:p>0.9152348225</text:p>
          </table:table-cell>
          <table:table-cell office:value-type="float" office:value="0.872093023255814" calcext:value-type="float">
            <text:p>0.8720930233</text:p>
          </table:table-cell>
          <table:table-cell office:value-type="float" office:value="0.543478260869565" calcext:value-type="float">
            <text:p>0.5434782609</text:p>
          </table:table-cell>
          <table:table-cell office:value-type="float" office:value="0.904081632653061" calcext:value-type="float">
            <text:p>0.9040816327</text:p>
          </table:table-cell>
          <table:table-cell office:value-type="float" office:value="0.96372199592668" calcext:value-type="float">
            <text:p>0.9637219959</text:p>
          </table:table-cell>
          <table:table-cell office:value-type="float" office:value="0.968565815324165" calcext:value-type="float">
            <text:p>0.9685658153</text:p>
          </table:table-cell>
          <table:table-cell office:value-type="float" office:value="0.795803066989508" calcext:value-type="float">
            <text:p>0.795803067</text:p>
          </table:table-cell>
          <table:table-cell office:value-type="float" office:value="0.987164728315539" calcext:value-type="float">
            <text:p>0.9871647283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554744525547445" calcext:value-type="float">
            <text:p>0.5547445255</text:p>
          </table:table-cell>
          <table:table-cell office:value-type="float" office:value="0.937628482049754" calcext:value-type="float">
            <text:p>0.937628482</text:p>
          </table:table-cell>
          <table:table-cell office:value-type="float" office:value="0.963853888252514" calcext:value-type="float">
            <text:p>0.9638538883</text:p>
          </table:table-cell>
          <table:table-cell office:value-type="float" office:value="0.973267326732673" calcext:value-type="float">
            <text:p>0.9732673267</text:p>
          </table:table-cell>
          <table:table-cell office:value-type="float" office:value="0.792741935483871" calcext:value-type="float">
            <text:p>0.7927419355</text:p>
          </table:table-cell>
          <table:table-cell office:value-type="float" office:value="0.988551970242825" calcext:value-type="float">
            <text:p>0.9885519702</text:p>
          </table:table-cell>
          <table:table-cell office:value-type="float" office:value="0.922018348623853" calcext:value-type="float">
            <text:p>0.9220183486</text:p>
          </table:table-cell>
          <table:table-cell office:value-type="float" office:value="0.855670103092784" calcext:value-type="float">
            <text:p>0.8556701031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34624360693182" calcext:value-type="float">
            <text:p>0.9346243607</text:p>
          </table:table-cell>
          <table:table-cell office:value-type="float" office:value="0.957490136184294" calcext:value-type="float">
            <text:p>0.9574901362</text:p>
          </table:table-cell>
          <table:table-cell office:value-type="float" office:value="0.957575757575757" calcext:value-type="float">
            <text:p>0.9575757576</text:p>
          </table:table-cell>
          <table:table-cell office:value-type="float" office:value="0.764516129032258" calcext:value-type="float">
            <text:p>0.764516129</text:p>
          </table:table-cell>
          <table:table-cell office:value-type="float" office:value="0.982731856362156" calcext:value-type="float">
            <text:p>0.9827318564</text:p>
          </table:table-cell>
          <table:table-cell office:value-type="float" office:value="0.905963302752294" calcext:value-type="float">
            <text:p>0.9059633028</text:p>
          </table:table-cell>
          <table:table-cell office:value-type="float" office:value="0.795698924731183" calcext:value-type="float">
            <text:p>0.7956989247</text:p>
          </table:table-cell>
          <table:table-cell office:value-type="float" office:value="0.54014598540146" calcext:value-type="float">
            <text:p>0.5401459854</text:p>
          </table:table-cell>
          <table:table-cell office:value-type="float" office:value="0.911961865037986" calcext:value-type="float">
            <text:p>0.911961865</text:p>
          </table:table-cell>
          <table:table-cell office:value-type="float" office:value="0.958508336515209" calcext:value-type="float">
            <text:p>0.9585083365</text:p>
          </table:table-cell>
          <table:table-cell office:value-type="float" office:value="0.958835341365462" calcext:value-type="float">
            <text:p>0.9588353414</text:p>
          </table:table-cell>
          <table:table-cell office:value-type="float" office:value="0.770161290322581" calcext:value-type="float">
            <text:p>0.7701612903</text:p>
          </table:table-cell>
          <table:table-cell office:value-type="float" office:value="0.983457321561764" calcext:value-type="float">
            <text:p>0.9834573216</text:p>
          </table:table-cell>
          <table:table-cell office:value-type="float" office:value="1.21265039075095" calcext:value-type="float">
            <text:p>1.2126503908</text:p>
          </table:table-cell>
          <table:table-cell office:value-type="float" office:value="0.00365877305919088" calcext:value-type="float">
            <text:p>0.0036587731</text:p>
          </table:table-cell>
          <table:table-cell office:value-type="float" office:value="0.00785182749007627" calcext:value-type="float">
            <text:p>0.0078518275</text:p>
          </table:table-cell>
          <table:table-cell office:value-type="float" office:value="0.0339781980743293" calcext:value-type="float">
            <text:p>0.0339781981</text:p>
          </table:table-cell>
          <table:table-cell office:value-type="float" office:value="0.0382925402275358" calcext:value-type="float">
            <text:p>0.0382925402</text:p>
          </table:table-cell>
          <table:table-cell office:value-type="float" office:value="0.0149975636415643" calcext:value-type="float">
            <text:p>0.0149975636</text:p>
          </table:table-cell>
          <table:table-cell office:value-type="float" office:value="0.00251364182992787" calcext:value-type="float">
            <text:p>0.0025136418</text:p>
          </table:table-cell>
          <table:table-cell office:value-type="float" office:value="0.00542038354701372" calcext:value-type="float">
            <text:p>0.0054203835</text:p>
          </table:table-cell>
          <table:table-cell office:value-type="float" office:value="0.0136037565546478" calcext:value-type="float">
            <text:p>0.0136037566</text:p>
          </table:table-cell>
          <table:table-cell office:value-type="float" office:value="0.00211364844623726" calcext:value-type="float">
            <text:p>0.0021136484</text:p>
          </table:table-cell>
        </table:table-row>
        <table:table-row table:style-name="ro1">
          <table:table-cell office:value-type="float" office:value="55.4024084329605" calcext:value-type="float">
            <text:p>55.402408433</text:p>
          </table:table-cell>
          <table:table-cell office:value-type="float" office:value="0.0471761703491211" calcext:value-type="float">
            <text:p>0.0471761703</text:p>
          </table:table-cell>
          <table:table-cell office:value-type="float" office:value="0.921067705349983" calcext:value-type="float">
            <text:p>0.9210677053</text:p>
          </table:table-cell>
          <table:table-cell office:value-type="float" office:value="0.870099946379169" calcext:value-type="float">
            <text:p>0.8700999464</text:p>
          </table:table-cell>
          <table:table-cell office:value-type="float" office:value="0.587506268690715" calcext:value-type="float">
            <text:p>0.5875062687</text:p>
          </table:table-cell>
          <table:table-cell office:value-type="float" office:value="0.931666351452466" calcext:value-type="float">
            <text:p>0.9316663515</text:p>
          </table:table-cell>
          <table:table-cell office:value-type="float" office:value="0.963926076425712" calcext:value-type="float">
            <text:p>0.9639260764</text:p>
          </table:table-cell>
          <table:table-cell office:value-type="float" office:value="0.969954297999912" calcext:value-type="float">
            <text:p>0.969954298</text:p>
          </table:table-cell>
          <table:table-cell office:value-type="float" office:value="0.796011807128538" calcext:value-type="float">
            <text:p>0.7960118071</text:p>
          </table:table-cell>
          <table:table-cell office:value-type="float" office:value="0.988467313617847" calcext:value-type="float">
            <text:p>0.9884673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epth': 4</text:p>
          </table:table-cell>
          <table:table-cell office:value-type="string" calcext:value-type="string">
            <text:p><text:s/>'l2_leaf_reg': 1.0}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959268667296786" calcext:value-type="float">
            <text:p>0.9592686673</text:p>
          </table:table-cell>
          <table:table-cell office:value-type="float" office:value="0.962571610439211" calcext:value-type="float">
            <text:p>0.9625716104</text:p>
          </table:table-cell>
          <table:table-cell office:value-type="float" office:value="0.966436327739388" calcext:value-type="float">
            <text:p>0.9664363277</text:p>
          </table:table-cell>
          <table:table-cell office:value-type="float" office:value="0.790153349475383" calcext:value-type="float">
            <text:p>0.7901533495</text:p>
          </table:table-cell>
          <table:table-cell office:value-type="float" office:value="0.989673028332518" calcext:value-type="float">
            <text:p>0.9896730283</text:p>
          </table:table-cell>
          <table:table-cell office:value-type="float" office:value="0.925629290617849" calcext:value-type="float">
            <text:p>0.9256292906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594202898550725" calcext:value-type="float">
            <text:p>0.5942028986</text:p>
          </table:table-cell>
          <table:table-cell office:value-type="float" office:value="0.932498424700693" calcext:value-type="float">
            <text:p>0.9324984247</text:p>
          </table:table-cell>
          <table:table-cell office:value-type="float" office:value="0.965117759388924" calcext:value-type="float">
            <text:p>0.9651177594</text:p>
          </table:table-cell>
          <table:table-cell office:value-type="float" office:value="0.969814995131451" calcext:value-type="float">
            <text:p>0.9698149951</text:p>
          </table:table-cell>
          <table:table-cell office:value-type="float" office:value="0.803874092009685" calcext:value-type="float">
            <text:p>0.803874092</text:p>
          </table:table-cell>
          <table:table-cell office:value-type="float" office:value="0.990178260347649" calcext:value-type="float">
            <text:p>0.9901782603</text:p>
          </table:table-cell>
          <table:table-cell office:value-type="float" office:value="0.917525773195876" calcext:value-type="float">
            <text:p>0.9175257732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7971014492754" calcext:value-type="float">
            <text:p>0.5579710145</text:p>
          </table:table-cell>
          <table:table-cell office:value-type="float" office:value="0.924815143448684" calcext:value-type="float">
            <text:p>0.9248151434</text:p>
          </table:table-cell>
          <table:table-cell office:value-type="float" office:value="0.965758655804481" calcext:value-type="float">
            <text:p>0.9657586558</text:p>
          </table:table-cell>
          <table:table-cell office:value-type="float" office:value="0.966346153846154" calcext:value-type="float">
            <text:p>0.9663461538</text:p>
          </table:table-cell>
          <table:table-cell office:value-type="float" office:value="0.811138014527845" calcext:value-type="float">
            <text:p>0.8111380145</text:p>
          </table:table-cell>
          <table:table-cell office:value-type="float" office:value="0.990508098896098" calcext:value-type="float">
            <text:p>0.9905080989</text:p>
          </table:table-cell>
          <table:table-cell office:value-type="float" office:value="0.918671248568156" calcext:value-type="float">
            <text:p>0.9186712486</text:p>
          </table:table-cell>
          <table:table-cell office:value-type="float" office:value="0.845360824742268" calcext:value-type="float">
            <text:p>0.8453608247</text:p>
          </table:table-cell>
          <table:table-cell office:value-type="float" office:value="0.594202898550725" calcext:value-type="float">
            <text:p>0.5942028986</text:p>
          </table:table-cell>
          <table:table-cell office:value-type="float" office:value="0.932436162870945" calcext:value-type="float">
            <text:p>0.9324361629</text:p>
          </table:table-cell>
          <table:table-cell office:value-type="float" office:value="0.963085539714868" calcext:value-type="float">
            <text:p>0.9630855397</text:p>
          </table:table-cell>
          <table:table-cell office:value-type="float" office:value="0.977844914400806" calcext:value-type="float">
            <text:p>0.9778449144</text:p>
          </table:table-cell>
          <table:table-cell office:value-type="float" office:value="0.783696529459241" calcext:value-type="float">
            <text:p>0.7836965295</text:p>
          </table:table-cell>
          <table:table-cell office:value-type="float" office:value="0.987361289549029" calcext:value-type="float">
            <text:p>0.9873612895</text:p>
          </table:table-cell>
          <table:table-cell office:value-type="float" office:value="0.924398625429553" calcext:value-type="float">
            <text:p>0.9243986254</text:p>
          </table:table-cell>
          <table:table-cell office:value-type="float" office:value="0.86" calcext:value-type="float">
            <text:p>0.86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35561470965198" calcext:value-type="float">
            <text:p>0.935561471</text:p>
          </table:table-cell>
          <table:table-cell office:value-type="float" office:value="0.963594704684318" calcext:value-type="float">
            <text:p>0.9635947047</text:p>
          </table:table-cell>
          <table:table-cell office:value-type="float" office:value="0.968534906588004" calcext:value-type="float">
            <text:p>0.9685349066</text:p>
          </table:table-cell>
          <table:table-cell office:value-type="float" office:value="0.79499596448749" calcext:value-type="float">
            <text:p>0.7949959645</text:p>
          </table:table-cell>
          <table:table-cell office:value-type="float" office:value="0.98837782155021" calcext:value-type="float">
            <text:p>0.9883778216</text:p>
          </table:table-cell>
          <table:table-cell office:value-type="float" office:value="0.916380297823597" calcext:value-type="float">
            <text:p>0.9163802978</text:p>
          </table:table-cell>
          <table:table-cell office:value-type="float" office:value="0.849462365591398" calcext:value-type="float">
            <text:p>0.8494623656</text:p>
          </table:table-cell>
          <table:table-cell office:value-type="float" office:value="0.572463768115942" calcext:value-type="float">
            <text:p>0.5724637681</text:p>
          </table:table-cell>
          <table:table-cell office:value-type="float" office:value="0.92766439909297" calcext:value-type="float">
            <text:p>0.9276643991</text:p>
          </table:table-cell>
          <table:table-cell office:value-type="float" office:value="0.962830957230143" calcext:value-type="float">
            <text:p>0.9628309572</text:p>
          </table:table-cell>
          <table:table-cell office:value-type="float" office:value="0.975879396984925" calcext:value-type="float">
            <text:p>0.975879397</text:p>
          </table:table-cell>
          <table:table-cell office:value-type="float" office:value="0.783696529459241" calcext:value-type="float">
            <text:p>0.7836965295</text:p>
          </table:table-cell>
          <table:table-cell office:value-type="float" office:value="0.987994213061643" calcext:value-type="float">
            <text:p>0.9879942131</text:p>
          </table:table-cell>
          <table:table-cell office:value-type="float" office:value="0.915234822451317" calcext:value-type="float">
            <text:p>0.9152348225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904357685103027" calcext:value-type="float">
            <text:p>0.9043576851</text:p>
          </table:table-cell>
          <table:table-cell office:value-type="float" office:value="0.96117617107943" calcext:value-type="float">
            <text:p>0.9611761711</text:p>
          </table:table-cell>
          <table:table-cell office:value-type="float" office:value="0.968875502008032" calcext:value-type="float">
            <text:p>0.968875502</text:p>
          </table:table-cell>
          <table:table-cell office:value-type="float" office:value="0.778853914447135" calcext:value-type="float">
            <text:p>0.7788539144</text:p>
          </table:table-cell>
          <table:table-cell office:value-type="float" office:value="0.983592107447457" calcext:value-type="float">
            <text:p>0.9835921074</text:p>
          </table:table-cell>
          <table:table-cell office:value-type="float" office:value="0.916284403669725" calcext:value-type="float">
            <text:p>0.9162844037</text:p>
          </table:table-cell>
          <table:table-cell office:value-type="float" office:value="0.872093023255814" calcext:value-type="float">
            <text:p>0.8720930233</text:p>
          </table:table-cell>
          <table:table-cell office:value-type="float" office:value="0.547445255474453" calcext:value-type="float">
            <text:p>0.5474452555</text:p>
          </table:table-cell>
          <table:table-cell office:value-type="float" office:value="0.933368091762252" calcext:value-type="float">
            <text:p>0.9333680918</text:p>
          </table:table-cell>
          <table:table-cell office:value-type="float" office:value="0.963981163293878" calcext:value-type="float">
            <text:p>0.9639811633</text:p>
          </table:table-cell>
          <table:table-cell office:value-type="float" office:value="0.966829268292683" calcext:value-type="float">
            <text:p>0.9668292683</text:p>
          </table:table-cell>
          <table:table-cell office:value-type="float" office:value="0.799193548387097" calcext:value-type="float">
            <text:p>0.7991935484</text:p>
          </table:table-cell>
          <table:table-cell office:value-type="float" office:value="0.987844969214194" calcext:value-type="float">
            <text:p>0.9878449692</text:p>
          </table:table-cell>
          <table:table-cell office:value-type="float" office:value="0.92545871559633" calcext:value-type="float">
            <text:p>0.9254587156</text:p>
          </table:table-cell>
          <table:table-cell office:value-type="float" office:value="0.86" calcext:value-type="float">
            <text:p>0.86</text:p>
          </table:table-cell>
          <table:table-cell office:value-type="float" office:value="0.627737226277372" calcext:value-type="float">
            <text:p>0.6277372263</text:p>
          </table:table-cell>
          <table:table-cell office:value-type="float" office:value="0.943234520085406" calcext:value-type="float">
            <text:p>0.9432345201</text:p>
          </table:table-cell>
          <table:table-cell office:value-type="float" office:value="0.965890288914344" calcext:value-type="float">
            <text:p>0.9658902889</text:p>
          </table:table-cell>
          <table:table-cell office:value-type="float" office:value="0.970019342359768" calcext:value-type="float">
            <text:p>0.9700193424</text:p>
          </table:table-cell>
          <table:table-cell office:value-type="float" office:value="0.808870967741935" calcext:value-type="float">
            <text:p>0.8088709677</text:p>
          </table:table-cell>
          <table:table-cell office:value-type="float" office:value="0.989287794878295" calcext:value-type="float">
            <text:p>0.9892877949</text:p>
          </table:table-cell>
          <table:table-cell office:value-type="float" office:value="0.916284403669725" calcext:value-type="float">
            <text:p>0.9162844037</text:p>
          </table:table-cell>
          <table:table-cell office:value-type="float" office:value="0.847826086956522" calcext:value-type="float">
            <text:p>0.847826087</text:p>
          </table:table-cell>
          <table:table-cell office:value-type="float" office:value="0.569343065693431" calcext:value-type="float">
            <text:p>0.5693430657</text:p>
          </table:table-cell>
          <table:table-cell office:value-type="float" office:value="0.92343214658126" calcext:value-type="float">
            <text:p>0.9234321466</text:p>
          </table:table-cell>
          <table:table-cell office:value-type="float" office:value="0.965253913707522" calcext:value-type="float">
            <text:p>0.9652539137</text:p>
          </table:table-cell>
          <table:table-cell office:value-type="float" office:value="0.968962172647915" calcext:value-type="float">
            <text:p>0.9689621726</text:p>
          </table:table-cell>
          <table:table-cell office:value-type="float" office:value="0.805645161290323" calcext:value-type="float">
            <text:p>0.8056451613</text:p>
          </table:table-cell>
          <table:table-cell office:value-type="float" office:value="0.989855552901373" calcext:value-type="float">
            <text:p>0.9898555529</text:p>
          </table:table-cell>
          <table:table-cell office:value-type="float" office:value="1.09037664877364" calcext:value-type="float">
            <text:p>1.0903766488</text:p>
          </table:table-cell>
          <table:table-cell office:value-type="float" office:value="0.00173757829917581" calcext:value-type="float">
            <text:p>0.0017375783</text:p>
          </table:table-cell>
          <table:table-cell office:value-type="float" office:value="0.00599609174534209" calcext:value-type="float">
            <text:p>0.0059960917</text:p>
          </table:table-cell>
          <table:table-cell office:value-type="float" office:value="0.0208990858971158" calcext:value-type="float">
            <text:p>0.0208990859</text:p>
          </table:table-cell>
          <table:table-cell office:value-type="float" office:value="0.035816248983905" calcext:value-type="float">
            <text:p>0.035816249</text:p>
          </table:table-cell>
          <table:table-cell office:value-type="float" office:value="0.0133881582761701" calcext:value-type="float">
            <text:p>0.0133881583</text:p>
          </table:table-cell>
          <table:table-cell office:value-type="float" office:value="0.00147698765542173" calcext:value-type="float">
            <text:p>0.0014769877</text:p>
          </table:table-cell>
          <table:table-cell office:value-type="float" office:value="0.00369750830116481" calcext:value-type="float">
            <text:p>0.0036975083</text:p>
          </table:table-cell>
          <table:table-cell office:value-type="float" office:value="0.0109177815838136" calcext:value-type="float">
            <text:p>0.0109177816</text:p>
          </table:table-cell>
          <table:table-cell office:value-type="float" office:value="0.00191719480001951" calcext:value-type="float">
            <text:p>0.0019171948</text:p>
          </table:table-cell>
        </table:table-row>
        <table:table-row table:style-name="ro1">
          <table:table-cell office:value-type="float" office:value="52.6700321435928" calcext:value-type="float">
            <text:p>52.6700321436</text:p>
          </table:table-cell>
          <table:table-cell office:value-type="float" office:value="0.048567795753479" calcext:value-type="float">
            <text:p>0.0485677958</text:p>
          </table:table-cell>
          <table:table-cell office:value-type="float" office:value="0.920953144690114" calcext:value-type="float">
            <text:p>0.9209531447</text:p>
          </table:table-cell>
          <table:table-cell office:value-type="float" office:value="0.850196994793137" calcext:value-type="float">
            <text:p>0.8501969948</text:p>
          </table:table-cell>
          <table:table-cell office:value-type="float" office:value="0.605657952603348" calcext:value-type="float">
            <text:p>0.6056579526</text:p>
          </table:table-cell>
          <table:table-cell office:value-type="float" office:value="0.933041042619801" calcext:value-type="float">
            <text:p>0.9330410426</text:p>
          </table:table-cell>
          <table:table-cell office:value-type="float" office:value="0.964957161412095" calcext:value-type="float">
            <text:p>0.9649571614</text:p>
          </table:table-cell>
          <table:table-cell office:value-type="float" office:value="0.968956229286829" calcext:value-type="float">
            <text:p>0.9689562293</text:p>
          </table:table-cell>
          <table:table-cell office:value-type="float" office:value="0.803599286625531" calcext:value-type="float">
            <text:p>0.8035992866</text:p>
          </table:table-cell>
          <table:table-cell office:value-type="float" office:value="0.989230268824235" calcext:value-type="float">
            <text:p>0.98923026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4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.939359267734554" calcext:value-type="float">
            <text:p>0.9393592677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688405797101449" calcext:value-type="float">
            <text:p>0.6884057971</text:p>
          </table:table-cell>
          <table:table-cell office:value-type="float" office:value="0.96005631695022" calcext:value-type="float">
            <text:p>0.960056317</text:p>
          </table:table-cell>
          <table:table-cell office:value-type="float" office:value="0.963335455124125" calcext:value-type="float">
            <text:p>0.9633354551</text:p>
          </table:table-cell>
          <table:table-cell office:value-type="float" office:value="0.964809384164223" calcext:value-type="float">
            <text:p>0.9648093842</text:p>
          </table:table-cell>
          <table:table-cell office:value-type="float" office:value="0.796610169491525" calcext:value-type="float">
            <text:p>0.7966101695</text:p>
          </table:table-cell>
          <table:table-cell office:value-type="float" office:value="0.990082923194486" calcext:value-type="float">
            <text:p>0.9900829232</text:p>
          </table:table-cell>
          <table:table-cell office:value-type="float" office:value="0.917620137299771" calcext:value-type="float">
            <text:p>0.9176201373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579710144927536" calcext:value-type="float">
            <text:p>0.5797101449</text:p>
          </table:table-cell>
          <table:table-cell office:value-type="float" office:value="0.932882403906742" calcext:value-type="float">
            <text:p>0.9328824039</text:p>
          </table:table-cell>
          <table:table-cell office:value-type="float" office:value="0.964863144493953" calcext:value-type="float">
            <text:p>0.9648631445</text:p>
          </table:table-cell>
          <table:table-cell office:value-type="float" office:value="0.966118102613746" calcext:value-type="float">
            <text:p>0.9661181026</text:p>
          </table:table-cell>
          <table:table-cell office:value-type="float" office:value="0.805488297013721" calcext:value-type="float">
            <text:p>0.805488297</text:p>
          </table:table-cell>
          <table:table-cell office:value-type="float" office:value="0.989667721657966" calcext:value-type="float">
            <text:p>0.9896677217</text:p>
          </table:table-cell>
          <table:table-cell office:value-type="float" office:value="0.916380297823597" calcext:value-type="float">
            <text:p>0.9163802978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928601005619639" calcext:value-type="float">
            <text:p>0.9286010056</text:p>
          </table:table-cell>
          <table:table-cell office:value-type="float" office:value="0.964103869653768" calcext:value-type="float">
            <text:p>0.9641038697</text:p>
          </table:table-cell>
          <table:table-cell office:value-type="float" office:value="0.967741935483871" calcext:value-type="float">
            <text:p>0.9677419355</text:p>
          </table:table-cell>
          <table:table-cell office:value-type="float" office:value="0.799031476997579" calcext:value-type="float">
            <text:p>0.799031477</text:p>
          </table:table-cell>
          <table:table-cell office:value-type="float" office:value="0.9888133909978" calcext:value-type="float">
            <text:p>0.988813391</text:p>
          </table:table-cell>
          <table:table-cell office:value-type="float" office:value="0.923253150057274" calcext:value-type="float">
            <text:p>0.9232531501</text:p>
          </table:table-cell>
          <table:table-cell office:value-type="float" office:value="0.851485148514851" calcext:value-type="float">
            <text:p>0.8514851485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32219264517401" calcext:value-type="float">
            <text:p>0.9322192645</text:p>
          </table:table-cell>
          <table:table-cell office:value-type="float" office:value="0.967540733197556" calcext:value-type="float">
            <text:p>0.9675407332</text:p>
          </table:table-cell>
          <table:table-cell office:value-type="float" office:value="0.973988439306358" calcext:value-type="float">
            <text:p>0.9739884393</text:p>
          </table:table-cell>
          <table:table-cell office:value-type="float" office:value="0.815980629539951" calcext:value-type="float">
            <text:p>0.8159806295</text:p>
          </table:table-cell>
          <table:table-cell office:value-type="float" office:value="0.990213897409795" calcext:value-type="float">
            <text:p>0.9902138974</text:p>
          </table:table-cell>
          <table:table-cell office:value-type="float" office:value="0.919816723940435" calcext:value-type="float">
            <text:p>0.9198167239</text:p>
          </table:table-cell>
          <table:table-cell office:value-type="float" office:value="0.820754716981132" calcext:value-type="float">
            <text:p>0.820754717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34447402149266" calcext:value-type="float">
            <text:p>0.9344474021</text:p>
          </table:table-cell>
          <table:table-cell office:value-type="float" office:value="0.965631364562118" calcext:value-type="float">
            <text:p>0.9656313646</text:p>
          </table:table-cell>
          <table:table-cell office:value-type="float" office:value="0.969022265246854" calcext:value-type="float">
            <text:p>0.9690222652</text:p>
          </table:table-cell>
          <table:table-cell office:value-type="float" office:value="0.807909604519774" calcext:value-type="float">
            <text:p>0.8079096045</text:p>
          </table:table-cell>
          <table:table-cell office:value-type="float" office:value="0.989566215033232" calcext:value-type="float">
            <text:p>0.989566215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32091097308489" calcext:value-type="float">
            <text:p>0.9320910973</text:p>
          </table:table-cell>
          <table:table-cell office:value-type="float" office:value="0.962830957230143" calcext:value-type="float">
            <text:p>0.9628309572</text:p>
          </table:table-cell>
          <table:table-cell office:value-type="float" office:value="0.972083748753739" calcext:value-type="float">
            <text:p>0.9720837488</text:p>
          </table:table-cell>
          <table:table-cell office:value-type="float" office:value="0.786924939467312" calcext:value-type="float">
            <text:p>0.7869249395</text:p>
          </table:table-cell>
          <table:table-cell office:value-type="float" office:value="0.988069715018534" calcext:value-type="float">
            <text:p>0.988069715</text:p>
          </table:table-cell>
          <table:table-cell office:value-type="float" office:value="0.910652920962199" calcext:value-type="float">
            <text:p>0.91065292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550724637681159" calcext:value-type="float">
            <text:p>0.5507246377</text:p>
          </table:table-cell>
          <table:table-cell office:value-type="float" office:value="0.909701271813073" calcext:value-type="float">
            <text:p>0.9097012718</text:p>
          </table:table-cell>
          <table:table-cell office:value-type="float" office:value="0.967668024439918" calcext:value-type="float">
            <text:p>0.9676680244</text:p>
          </table:table-cell>
          <table:table-cell office:value-type="float" office:value="0.971291866028708" calcext:value-type="float">
            <text:p>0.971291866</text:p>
          </table:table-cell>
          <table:table-cell office:value-type="float" office:value="0.819209039548023" calcext:value-type="float">
            <text:p>0.8192090395</text:p>
          </table:table-cell>
          <table:table-cell office:value-type="float" office:value="0.988556696541779" calcext:value-type="float">
            <text:p>0.9885566965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865168539325843" calcext:value-type="float">
            <text:p>0.8651685393</text:p>
          </table:table-cell>
          <table:table-cell office:value-type="float" office:value="0.562043795620438" calcext:value-type="float">
            <text:p>0.5620437956</text:p>
          </table:table-cell>
          <table:table-cell office:value-type="float" office:value="0.938293857689061" calcext:value-type="float">
            <text:p>0.9382938577</text:p>
          </table:table-cell>
          <table:table-cell office:value-type="float" office:value="0.963726613211149" calcext:value-type="float">
            <text:p>0.9637266132</text:p>
          </table:table-cell>
          <table:table-cell office:value-type="float" office:value="0.965853658536585" calcext:value-type="float">
            <text:p>0.9658536585</text:p>
          </table:table-cell>
          <table:table-cell office:value-type="float" office:value="0.798387096774194" calcext:value-type="float">
            <text:p>0.7983870968</text:p>
          </table:table-cell>
          <table:table-cell office:value-type="float" office:value="0.988230462103965" calcext:value-type="float">
            <text:p>0.9882304621</text:p>
          </table:table-cell>
          <table:table-cell office:value-type="float" office:value="0.927752293577982" calcext:value-type="float">
            <text:p>0.9277522936</text:p>
          </table:table-cell>
          <table:table-cell office:value-type="float" office:value="0.855769230769231" calcext:value-type="float">
            <text:p>0.8557692308</text:p>
          </table:table-cell>
          <table:table-cell office:value-type="float" office:value="0.64963503649635" calcext:value-type="float">
            <text:p>0.6496350365</text:p>
          </table:table-cell>
          <table:table-cell office:value-type="float" office:value="0.940900739857987" calcext:value-type="float">
            <text:p>0.9409007399</text:p>
          </table:table-cell>
          <table:table-cell office:value-type="float" office:value="0.966399389079802" calcext:value-type="float">
            <text:p>0.9663993891</text:p>
          </table:table-cell>
          <table:table-cell office:value-type="float" office:value="0.971953578336557" calcext:value-type="float">
            <text:p>0.9719535783</text:p>
          </table:table-cell>
          <table:table-cell office:value-type="float" office:value="0.810483870967742" calcext:value-type="float">
            <text:p>0.810483871</text:p>
          </table:table-cell>
          <table:table-cell office:value-type="float" office:value="0.990453292350592" calcext:value-type="float">
            <text:p>0.9904532924</text:p>
          </table:table-cell>
          <table:table-cell office:value-type="float" office:value="0.910550458715596" calcext:value-type="float">
            <text:p>0.9105504587</text:p>
          </table:table-cell>
          <table:table-cell office:value-type="float" office:value="0.792079207920792" calcext:value-type="float">
            <text:p>0.7920792079</text:p>
          </table:table-cell>
          <table:table-cell office:value-type="float" office:value="0.583941605839416" calcext:value-type="float">
            <text:p>0.5839416058</text:p>
          </table:table-cell>
          <table:table-cell office:value-type="float" office:value="0.921187745171061" calcext:value-type="float">
            <text:p>0.9211877452</text:p>
          </table:table-cell>
          <table:table-cell office:value-type="float" office:value="0.96347206312842" calcext:value-type="float">
            <text:p>0.9634720631</text:p>
          </table:table-cell>
          <table:table-cell office:value-type="float" office:value="0.966699314397649" calcext:value-type="float">
            <text:p>0.9666993144</text:p>
          </table:table-cell>
          <table:table-cell office:value-type="float" office:value="0.795967741935484" calcext:value-type="float">
            <text:p>0.7959677419</text:p>
          </table:table-cell>
          <table:table-cell office:value-type="float" office:value="0.988648373934197" calcext:value-type="float">
            <text:p>0.9886483739</text:p>
          </table:table-cell>
          <table:table-cell office:value-type="float" office:value="0.427514062027154" calcext:value-type="float">
            <text:p>0.427514062</text:p>
          </table:table-cell>
          <table:table-cell office:value-type="float" office:value="0.00418397170910355" calcext:value-type="float">
            <text:p>0.0041839717</text:p>
          </table:table-cell>
          <table:table-cell office:value-type="float" office:value="0.00826755333710283" calcext:value-type="float">
            <text:p>0.0082675533</text:p>
          </table:table-cell>
          <table:table-cell office:value-type="float" office:value="0.0297615661528481" calcext:value-type="float">
            <text:p>0.0297615662</text:p>
          </table:table-cell>
          <table:table-cell office:value-type="float" office:value="0.0420899217668923" calcext:value-type="float">
            <text:p>0.0420899218</text:p>
          </table:table-cell>
          <table:table-cell office:value-type="float" office:value="0.0123631710106804" calcext:value-type="float">
            <text:p>0.012363171</text:p>
          </table:table-cell>
          <table:table-cell office:value-type="float" office:value="0.0016782603898023" calcext:value-type="float">
            <text:p>0.0016782604</text:p>
          </table:table-cell>
          <table:table-cell office:value-type="float" office:value="0.00301651427579921" calcext:value-type="float">
            <text:p>0.0030165143</text:p>
          </table:table-cell>
          <table:table-cell office:value-type="float" office:value="0.00948504419859113" calcext:value-type="float">
            <text:p>0.0094850442</text:p>
          </table:table-cell>
          <table:table-cell office:value-type="float" office:value="0.000825054123757003" calcext:value-type="float">
            <text:p>0.0008250541</text:p>
          </table:table-cell>
        </table:table-row>
        <table:table-row table:style-name="ro1">
          <table:table-cell office:value-type="float" office:value="53.280341553688" calcext:value-type="float">
            <text:p>53.2803415537</text:p>
          </table:table-cell>
          <table:table-cell office:value-type="float" office:value="0.0487185716629028" calcext:value-type="float">
            <text:p>0.0487185717</text:p>
          </table:table-cell>
          <table:table-cell office:value-type="float" office:value="0.921296826669722" calcext:value-type="float">
            <text:p>0.9212968267</text:p>
          </table:table-cell>
          <table:table-cell office:value-type="float" office:value="0.853298089820484" calcext:value-type="float">
            <text:p>0.8532980898</text:p>
          </table:table-cell>
          <table:table-cell office:value-type="float" office:value="0.604942969502711" calcext:value-type="float">
            <text:p>0.6049429695</text:p>
          </table:table-cell>
          <table:table-cell office:value-type="float" office:value="0.93342941434191" calcext:value-type="float">
            <text:p>0.9334294143</text:p>
          </table:table-cell>
          <table:table-cell office:value-type="float" office:value="0.964193381552624" calcext:value-type="float">
            <text:p>0.9641933816</text:p>
          </table:table-cell>
          <table:table-cell office:value-type="float" office:value="0.967143524807714" calcext:value-type="float">
            <text:p>0.9671435248</text:p>
          </table:table-cell>
          <table:table-cell office:value-type="float" office:value="0.80020828451665" calcext:value-type="float">
            <text:p>0.8002082845</text:p>
          </table:table-cell>
          <table:table-cell office:value-type="float" office:value="0.989171798131649" calcext:value-type="float">
            <text:p>0.989171798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4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939359267734554" calcext:value-type="float">
            <text:p>0.9393592677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688405797101449" calcext:value-type="float">
            <text:p>0.6884057971</text:p>
          </table:table-cell>
          <table:table-cell office:value-type="float" office:value="0.961749763705104" calcext:value-type="float">
            <text:p>0.9617497637</text:p>
          </table:table-cell>
          <table:table-cell office:value-type="float" office:value="0.962571610439211" calcext:value-type="float">
            <text:p>0.9625716104</text:p>
          </table:table-cell>
          <table:table-cell office:value-type="float" office:value="0.964601769911504" calcext:value-type="float">
            <text:p>0.9646017699</text:p>
          </table:table-cell>
          <table:table-cell office:value-type="float" office:value="0.791767554479419" calcext:value-type="float">
            <text:p>0.7917675545</text:p>
          </table:table-cell>
          <table:table-cell office:value-type="float" office:value="0.989566162886363" calcext:value-type="float">
            <text:p>0.9895661629</text:p>
          </table:table-cell>
          <table:table-cell office:value-type="float" office:value="0.919908466819222" calcext:value-type="float">
            <text:p>0.9199084668</text:p>
          </table:table-cell>
          <table:table-cell office:value-type="float" office:value="0.861702127659574" calcext:value-type="float">
            <text:p>0.8617021277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932527961562697" calcext:value-type="float">
            <text:p>0.9325279616</text:p>
          </table:table-cell>
          <table:table-cell office:value-type="float" office:value="0.964608529598982" calcext:value-type="float">
            <text:p>0.9646085296</text:p>
          </table:table-cell>
          <table:table-cell office:value-type="float" office:value="0.966958211856171" calcext:value-type="float">
            <text:p>0.9669582119</text:p>
          </table:table-cell>
          <table:table-cell office:value-type="float" office:value="0.803066989507668" calcext:value-type="float">
            <text:p>0.8030669895</text:p>
          </table:table-cell>
          <table:table-cell office:value-type="float" office:value="0.989402997892945" calcext:value-type="float">
            <text:p>0.9894029979</text:p>
          </table:table-cell>
          <table:table-cell office:value-type="float" office:value="0.911798396334479" calcext:value-type="float">
            <text:p>0.9117983963</text:p>
          </table:table-cell>
          <table:table-cell office:value-type="float" office:value="0.858823529411765" calcext:value-type="float">
            <text:p>0.8588235294</text:p>
          </table:table-cell>
          <table:table-cell office:value-type="float" office:value="0.528985507246377" calcext:value-type="float">
            <text:p>0.5289855072</text:p>
          </table:table-cell>
          <table:table-cell office:value-type="float" office:value="0.926678497485951" calcext:value-type="float">
            <text:p>0.9266784975</text:p>
          </table:table-cell>
          <table:table-cell office:value-type="float" office:value="0.96423116089613" calcext:value-type="float">
            <text:p>0.9642311609</text:p>
          </table:table-cell>
          <table:table-cell office:value-type="float" office:value="0.969607843137255" calcext:value-type="float">
            <text:p>0.9696078431</text:p>
          </table:table-cell>
          <table:table-cell office:value-type="float" office:value="0.798224374495561" calcext:value-type="float">
            <text:p>0.7982243745</text:p>
          </table:table-cell>
          <table:table-cell office:value-type="float" office:value="0.990054843206586" calcext:value-type="float">
            <text:p>0.9900548432</text:p>
          </table:table-cell>
          <table:table-cell office:value-type="float" office:value="0.920962199312715" calcext:value-type="float">
            <text:p>0.9209621993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36261461106182" calcext:value-type="float">
            <text:p>0.9362614611</text:p>
          </table:table-cell>
          <table:table-cell office:value-type="float" office:value="0.963976578411405" calcext:value-type="float">
            <text:p>0.9639765784</text:p>
          </table:table-cell>
          <table:table-cell office:value-type="float" office:value="0.972332015810277" calcext:value-type="float">
            <text:p>0.9723320158</text:p>
          </table:table-cell>
          <table:table-cell office:value-type="float" office:value="0.794188861985472" calcext:value-type="float">
            <text:p>0.794188862</text:p>
          </table:table-cell>
          <table:table-cell office:value-type="float" office:value="0.98987883460595" calcext:value-type="float">
            <text:p>0.9898788346</text:p>
          </table:table-cell>
          <table:table-cell office:value-type="float" office:value="0.920962199312715" calcext:value-type="float">
            <text:p>0.9209621993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33993887410036" calcext:value-type="float">
            <text:p>0.9339938874</text:p>
          </table:table-cell>
          <table:table-cell office:value-type="float" office:value="0.963849287169043" calcext:value-type="float">
            <text:p>0.9638492872</text:p>
          </table:table-cell>
          <table:table-cell office:value-type="float" office:value="0.965853658536585" calcext:value-type="float">
            <text:p>0.9658536585</text:p>
          </table:table-cell>
          <table:table-cell office:value-type="float" office:value="0.799031476997579" calcext:value-type="float">
            <text:p>0.799031477</text:p>
          </table:table-cell>
          <table:table-cell office:value-type="float" office:value="0.988729960725565" calcext:value-type="float">
            <text:p>0.9887299607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29517894114167" calcext:value-type="float">
            <text:p>0.9295178941</text:p>
          </table:table-cell>
          <table:table-cell office:value-type="float" office:value="0.962321792260692" calcext:value-type="float">
            <text:p>0.9623217923</text:p>
          </table:table-cell>
          <table:table-cell office:value-type="float" office:value="0.967294350842418" calcext:value-type="float">
            <text:p>0.9672943508</text:p>
          </table:table-cell>
          <table:table-cell office:value-type="float" office:value="0.78773204196933" calcext:value-type="float">
            <text:p>0.787732042</text:p>
          </table:table-cell>
          <table:table-cell office:value-type="float" office:value="0.987428253320165" calcext:value-type="float">
            <text:p>0.9874282533</text:p>
          </table:table-cell>
          <table:table-cell office:value-type="float" office:value="0.90950744558992" calcext:value-type="float">
            <text:p>0.9095074456</text:p>
          </table:table-cell>
          <table:table-cell office:value-type="float" office:value="0.817204301075269" calcext:value-type="float">
            <text:p>0.8172043011</text:p>
          </table:table-cell>
          <table:table-cell office:value-type="float" office:value="0.550724637681159" calcext:value-type="float">
            <text:p>0.5507246377</text:p>
          </table:table-cell>
          <table:table-cell office:value-type="float" office:value="0.911682934043182" calcext:value-type="float">
            <text:p>0.911682934</text:p>
          </table:table-cell>
          <table:table-cell office:value-type="float" office:value="0.96524949083503" calcext:value-type="float">
            <text:p>0.9652494908</text:p>
          </table:table-cell>
          <table:table-cell office:value-type="float" office:value="0.965317919075144" calcext:value-type="float">
            <text:p>0.9653179191</text:p>
          </table:table-cell>
          <table:table-cell office:value-type="float" office:value="0.808716707021792" calcext:value-type="float">
            <text:p>0.808716707</text:p>
          </table:table-cell>
          <table:table-cell office:value-type="float" office:value="0.988156621552113" calcext:value-type="float">
            <text:p>0.9881566216</text:p>
          </table:table-cell>
          <table:table-cell office:value-type="float" office:value="0.913990825688073" calcext:value-type="float">
            <text:p>0.9139908257</text:p>
          </table:table-cell>
          <table:table-cell office:value-type="float" office:value="0.852272727272727" calcext:value-type="float">
            <text:p>0.8522727273</text:p>
          </table:table-cell>
          <table:table-cell office:value-type="float" office:value="0.547445255474453" calcext:value-type="float">
            <text:p>0.5474452555</text:p>
          </table:table-cell>
          <table:table-cell office:value-type="float" office:value="0.939038681165897" calcext:value-type="float">
            <text:p>0.9390386812</text:p>
          </table:table-cell>
          <table:table-cell office:value-type="float" office:value="0.963599338169785" calcext:value-type="float">
            <text:p>0.9635993382</text:p>
          </table:table-cell>
          <table:table-cell office:value-type="float" office:value="0.9658203125" calcext:value-type="float">
            <text:p>0.9658203125</text:p>
          </table:table-cell>
          <table:table-cell office:value-type="float" office:value="0.79758064516129" calcext:value-type="float">
            <text:p>0.7975806452</text:p>
          </table:table-cell>
          <table:table-cell office:value-type="float" office:value="0.988002432639292" calcext:value-type="float">
            <text:p>0.9880024326</text:p>
          </table:table-cell>
          <table:table-cell office:value-type="float" office:value="0.930045871559633" calcext:value-type="float">
            <text:p>0.9300458716</text:p>
          </table:table-cell>
          <table:table-cell office:value-type="float" office:value="0.865384615384615" calcext:value-type="float">
            <text:p>0.8653846154</text:p>
          </table:table-cell>
          <table:table-cell office:value-type="float" office:value="0.656934306569343" calcext:value-type="float">
            <text:p>0.6569343066</text:p>
          </table:table-cell>
          <table:table-cell office:value-type="float" office:value="0.943284174983862" calcext:value-type="float">
            <text:p>0.943284175</text:p>
          </table:table-cell>
          <table:table-cell office:value-type="float" office:value="0.966399389079802" calcext:value-type="float">
            <text:p>0.9663993891</text:p>
          </table:table-cell>
          <table:table-cell office:value-type="float" office:value="0.967432950191571" calcext:value-type="float">
            <text:p>0.9674329502</text:p>
          </table:table-cell>
          <table:table-cell office:value-type="float" office:value="0.814516129032258" calcext:value-type="float">
            <text:p>0.814516129</text:p>
          </table:table-cell>
          <table:table-cell office:value-type="float" office:value="0.990515083338615" calcext:value-type="float">
            <text:p>0.9905150833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846938775510204" calcext:value-type="float">
            <text:p>0.8469387755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19529271562639" calcext:value-type="float">
            <text:p>0.9195292716</text:p>
          </table:table-cell>
          <table:table-cell office:value-type="float" office:value="0.965126638666158" calcext:value-type="float">
            <text:p>0.9651266387</text:p>
          </table:table-cell>
          <table:table-cell office:value-type="float" office:value="0.966216216216216" calcext:value-type="float">
            <text:p>0.9662162162</text:p>
          </table:table-cell>
          <table:table-cell office:value-type="float" office:value="0.807258064516129" calcext:value-type="float">
            <text:p>0.8072580645</text:p>
          </table:table-cell>
          <table:table-cell office:value-type="float" office:value="0.989982791148898" calcext:value-type="float">
            <text:p>0.9899827911</text:p>
          </table:table-cell>
          <table:table-cell office:value-type="float" office:value="0.57742557294505" calcext:value-type="float">
            <text:p>0.5774255729</text:p>
          </table:table-cell>
          <table:table-cell office:value-type="float" office:value="0.00443494470004801" calcext:value-type="float">
            <text:p>0.0044349447</text:p>
          </table:table-cell>
          <table:table-cell office:value-type="float" office:value="0.00840276353795321" calcext:value-type="float">
            <text:p>0.0084027635</text:p>
          </table:table-cell>
          <table:table-cell office:value-type="float" office:value="0.0238813813036851" calcext:value-type="float">
            <text:p>0.0238813813</text:p>
          </table:table-cell>
          <table:table-cell office:value-type="float" office:value="0.0486264790984275" calcext:value-type="float">
            <text:p>0.0486264791</text:p>
          </table:table-cell>
          <table:table-cell office:value-type="float" office:value="0.0129132273342269" calcext:value-type="float">
            <text:p>0.0129132273</text:p>
          </table:table-cell>
          <table:table-cell office:value-type="float" office:value="0.001169523841357" calcext:value-type="float">
            <text:p>0.0011695238</text:p>
          </table:table-cell>
          <table:table-cell office:value-type="float" office:value="0.00217260354009431" calcext:value-type="float">
            <text:p>0.0021726035</text:p>
          </table:table-cell>
          <table:table-cell office:value-type="float" office:value="0.00781242934839042" calcext:value-type="float">
            <text:p>0.0078124293</text:p>
          </table:table-cell>
          <table:table-cell office:value-type="float" office:value="0.000978975936192955" calcext:value-type="float">
            <text:p>0.0009789759</text:p>
          </table:table-cell>
        </table:table-row>
        <table:table-row table:style-name="ro1">
          <table:table-cell office:value-type="float" office:value="2.98474917411804" calcext:value-type="float">
            <text:p>2.9847491741</text:p>
          </table:table-cell>
          <table:table-cell office:value-type="float" office:value="0.0443261623382568" calcext:value-type="float">
            <text:p>0.0443261623</text:p>
          </table:table-cell>
          <table:table-cell office:value-type="float" office:value="0.880856913735823" calcext:value-type="float">
            <text:p>0.8808569137</text:p>
          </table:table-cell>
          <table:table-cell office:value-type="float" office:value="0.876096083212819" calcext:value-type="float">
            <text:p>0.8760960832</text:p>
          </table:table-cell>
          <table:table-cell office:value-type="float" office:value="0.285421073201305" calcext:value-type="float">
            <text:p>0.2854210732</text:p>
          </table:table-cell>
          <table:table-cell office:value-type="float" office:value="0.869549407010472" calcext:value-type="float">
            <text:p>0.869549407</text:p>
          </table:table-cell>
          <table:table-cell office:value-type="float" office:value="0.886750304540443" calcext:value-type="float">
            <text:p>0.8867503045</text:p>
          </table:table-cell>
          <table:table-cell office:value-type="float" office:value="0.911810320190133" calcext:value-type="float">
            <text:p>0.9118103202</text:p>
          </table:table-cell>
          <table:table-cell office:value-type="float" office:value="0.312512366893176" calcext:value-type="float">
            <text:p>0.3125123669</text:p>
          </table:table-cell>
          <table:table-cell office:value-type="float" office:value="0.895831990359615" calcext:value-type="float">
            <text:p>0.8958319904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'depth': 5</text:p>
          </table:table-cell>
          <table:table-cell office:value-type="string" calcext:value-type="string">
            <text:p><text:s/>'l2_leaf_reg': 0.001}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326086956521739" calcext:value-type="float">
            <text:p>0.3260869565</text:p>
          </table:table-cell>
          <table:table-cell office:value-type="float" office:value="0.899870037807183" calcext:value-type="float">
            <text:p>0.8998700378</text:p>
          </table:table-cell>
          <table:table-cell office:value-type="float" office:value="0.87982176957352" calcext:value-type="float">
            <text:p>0.8798217696</text:p>
          </table:table-cell>
          <table:table-cell office:value-type="float" office:value="0.917847025495751" calcext:value-type="float">
            <text:p>0.9178470255</text:p>
          </table:table-cell>
          <table:table-cell office:value-type="float" office:value="0.261501210653753" calcext:value-type="float">
            <text:p>0.2615012107</text:p>
          </table:table-cell>
          <table:table-cell office:value-type="float" office:value="0.888645168169126" calcext:value-type="float">
            <text:p>0.8886451682</text:p>
          </table:table-cell>
          <table:table-cell office:value-type="float" office:value="0.883295194508009" calcext:value-type="float">
            <text:p>0.8832951945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297101449275362" calcext:value-type="float">
            <text:p>0.2971014493</text:p>
          </table:table-cell>
          <table:table-cell office:value-type="float" office:value="0.866385081915564" calcext:value-type="float">
            <text:p>0.8663850819</text:p>
          </table:table-cell>
          <table:table-cell office:value-type="float" office:value="0.88835136855506" calcext:value-type="float">
            <text:p>0.8883513686</text:p>
          </table:table-cell>
          <table:table-cell office:value-type="float" office:value="0.911363636363636" calcext:value-type="float">
            <text:p>0.9113636364</text:p>
          </table:table-cell>
          <table:table-cell office:value-type="float" office:value="0.32364810330912" calcext:value-type="float">
            <text:p>0.3236481033</text:p>
          </table:table-cell>
          <table:table-cell office:value-type="float" office:value="0.896217121796354" calcext:value-type="float">
            <text:p>0.8962171218</text:p>
          </table:table-cell>
          <table:table-cell office:value-type="float" office:value="0.864833906071019" calcext:value-type="float">
            <text:p>0.8648339061</text:p>
          </table:table-cell>
          <table:table-cell office:value-type="float" office:value="0.794117647058823" calcext:value-type="float">
            <text:p>0.7941176471</text:p>
          </table:table-cell>
          <table:table-cell office:value-type="float" office:value="0.195652173913043" calcext:value-type="float">
            <text:p>0.1956521739</text:p>
          </table:table-cell>
          <table:table-cell office:value-type="float" office:value="0.83318544809228" calcext:value-type="float">
            <text:p>0.8331854481</text:p>
          </table:table-cell>
          <table:table-cell office:value-type="float" office:value="0.877673116089613" calcext:value-type="float">
            <text:p>0.8776731161</text:p>
          </table:table-cell>
          <table:table-cell office:value-type="float" office:value="0.929012345679012" calcext:value-type="float">
            <text:p>0.9290123457</text:p>
          </table:table-cell>
          <table:table-cell office:value-type="float" office:value="0.242937853107345" calcext:value-type="float">
            <text:p>0.2429378531</text:p>
          </table:table-cell>
          <table:table-cell office:value-type="float" office:value="0.875644068894377" calcext:value-type="float">
            <text:p>0.8756440689</text:p>
          </table:table-cell>
          <table:table-cell office:value-type="float" office:value="0.884306987399771" calcext:value-type="float">
            <text:p>0.8843069874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0.318840579710145" calcext:value-type="float">
            <text:p>0.3188405797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890529531568228" calcext:value-type="float">
            <text:p>0.8905295316</text:p>
          </table:table-cell>
          <table:table-cell office:value-type="float" office:value="0.911062906724512" calcext:value-type="float">
            <text:p>0.9110629067</text:p>
          </table:table-cell>
          <table:table-cell office:value-type="float" office:value="0.338983050847458" calcext:value-type="float">
            <text:p>0.3389830508</text:p>
          </table:table-cell>
          <table:table-cell office:value-type="float" office:value="0.904897905863575" calcext:value-type="float">
            <text:p>0.9048979059</text:p>
          </table:table-cell>
          <table:table-cell office:value-type="float" office:value="0.884306987399771" calcext:value-type="float">
            <text:p>0.8843069874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890209997042295" calcext:value-type="float">
            <text:p>0.890209997</text:p>
          </table:table-cell>
          <table:table-cell office:value-type="float" office:value="0.888492871690428" calcext:value-type="float">
            <text:p>0.8884928717</text:p>
          </table:table-cell>
          <table:table-cell office:value-type="float" office:value="0.917241379310345" calcext:value-type="float">
            <text:p>0.9172413793</text:p>
          </table:table-cell>
          <table:table-cell office:value-type="float" office:value="0.322033898305085" calcext:value-type="float">
            <text:p>0.3220338983</text:p>
          </table:table-cell>
          <table:table-cell office:value-type="float" office:value="0.901690170462439" calcext:value-type="float">
            <text:p>0.9016901705</text:p>
          </table:table-cell>
          <table:table-cell office:value-type="float" office:value="0.876288659793814" calcext:value-type="float">
            <text:p>0.8762886598</text:p>
          </table:table-cell>
          <table:table-cell office:value-type="float" office:value="0.8" calcext:value-type="float">
            <text:p>0.8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862910381543922" calcext:value-type="float">
            <text:p>0.8629103815</text:p>
          </table:table-cell>
          <table:table-cell office:value-type="float" office:value="0.890147657841141" calcext:value-type="float">
            <text:p>0.8901476578</text:p>
          </table:table-cell>
          <table:table-cell office:value-type="float" office:value="0.901709401709402" calcext:value-type="float">
            <text:p>0.9017094017</text:p>
          </table:table-cell>
          <table:table-cell office:value-type="float" office:value="0.340597255851493" calcext:value-type="float">
            <text:p>0.3405972559</text:p>
          </table:table-cell>
          <table:table-cell office:value-type="float" office:value="0.899185249723027" calcext:value-type="float">
            <text:p>0.8991852497</text:p>
          </table:table-cell>
          <table:table-cell office:value-type="float" office:value="0.878579610538373" calcext:value-type="float">
            <text:p>0.8785796105</text:p>
          </table:table-cell>
          <table:table-cell office:value-type="float" office:value="0.9" calcext:value-type="float">
            <text:p>0.9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850645765552598" calcext:value-type="float">
            <text:p>0.8506457656</text:p>
          </table:table-cell>
          <table:table-cell office:value-type="float" office:value="0.888238289205703" calcext:value-type="float">
            <text:p>0.8882382892</text:p>
          </table:table-cell>
          <table:table-cell office:value-type="float" office:value="0.909297052154195" calcext:value-type="float">
            <text:p>0.9092970522</text:p>
          </table:table-cell>
          <table:table-cell office:value-type="float" office:value="0.32364810330912" calcext:value-type="float">
            <text:p>0.3236481033</text:p>
          </table:table-cell>
          <table:table-cell office:value-type="float" office:value="0.899177504368807" calcext:value-type="float">
            <text:p>0.8991775044</text:p>
          </table:table-cell>
          <table:table-cell office:value-type="float" office:value="0.879587155963303" calcext:value-type="float">
            <text:p>0.879587156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248175182481752" calcext:value-type="float">
            <text:p>0.2481751825</text:p>
          </table:table-cell>
          <table:table-cell office:value-type="float" office:value="0.848368836585729" calcext:value-type="float">
            <text:p>0.8483688366</text:p>
          </table:table-cell>
          <table:table-cell office:value-type="float" office:value="0.882270586737941" calcext:value-type="float">
            <text:p>0.8822705867</text:p>
          </table:table-cell>
          <table:table-cell office:value-type="float" office:value="0.89873417721519" calcext:value-type="float">
            <text:p>0.8987341772</text:p>
          </table:table-cell>
          <table:table-cell office:value-type="float" office:value="0.286290322580645" calcext:value-type="float">
            <text:p>0.2862903226</text:p>
          </table:table-cell>
          <table:table-cell office:value-type="float" office:value="0.88504542307936" calcext:value-type="float">
            <text:p>0.8850454231</text:p>
          </table:table-cell>
          <table:table-cell office:value-type="float" office:value="0.89105504587156" calcext:value-type="float">
            <text:p>0.8910550459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35036496350365" calcext:value-type="float">
            <text:p>0.3503649635</text:p>
          </table:table-cell>
          <table:table-cell office:value-type="float" office:value="0.892348180147972" calcext:value-type="float">
            <text:p>0.8923481801</text:p>
          </table:table-cell>
          <table:table-cell office:value-type="float" office:value="0.892961690212549" calcext:value-type="float">
            <text:p>0.8929616902</text:p>
          </table:table-cell>
          <table:table-cell office:value-type="float" office:value="0.923566878980892" calcext:value-type="float">
            <text:p>0.923566879</text:p>
          </table:table-cell>
          <table:table-cell office:value-type="float" office:value="0.350806451612903" calcext:value-type="float">
            <text:p>0.3508064516</text:p>
          </table:table-cell>
          <table:table-cell office:value-type="float" office:value="0.906248141395331" calcext:value-type="float">
            <text:p>0.9062481414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277372262773723" calcext:value-type="float">
            <text:p>0.2773722628</text:p>
          </table:table-cell>
          <table:table-cell office:value-type="float" office:value="0.865822533392919" calcext:value-type="float">
            <text:p>0.8658225334</text:p>
          </table:table-cell>
          <table:table-cell office:value-type="float" office:value="0.889016163930253" calcext:value-type="float">
            <text:p>0.8890161639</text:p>
          </table:table-cell>
          <table:table-cell office:value-type="float" office:value="0.898268398268398" calcext:value-type="float">
            <text:p>0.8982683983</text:p>
          </table:table-cell>
          <table:table-cell office:value-type="float" office:value="0.334677419354839" calcext:value-type="float">
            <text:p>0.3346774194</text:p>
          </table:table-cell>
          <table:table-cell office:value-type="float" office:value="0.901569149843755" calcext:value-type="float">
            <text:p>0.9015691498</text:p>
          </table:table-cell>
          <table:table-cell office:value-type="float" office:value="0.499845902765545" calcext:value-type="float">
            <text:p>0.4998459028</text:p>
          </table:table-cell>
          <table:table-cell office:value-type="float" office:value="0.00215703613535956" calcext:value-type="float">
            <text:p>0.0021570361</text:p>
          </table:table-cell>
          <table:table-cell office:value-type="float" office:value="0.00749430090172103" calcext:value-type="float">
            <text:p>0.0074943009</text:p>
          </table:table-cell>
          <table:table-cell office:value-type="float" office:value="0.0591627801736169" calcext:value-type="float">
            <text:p>0.0591627802</text:p>
          </table:table-cell>
          <table:table-cell office:value-type="float" office:value="0.041563017939729" calcext:value-type="float">
            <text:p>0.0415630179</text:p>
          </table:table-cell>
          <table:table-cell office:value-type="float" office:value="0.0207942386019506" calcext:value-type="float">
            <text:p>0.0207942386</text:p>
          </table:table-cell>
          <table:table-cell office:value-type="float" office:value="0.00477306882712064" calcext:value-type="float">
            <text:p>0.0047730688</text:p>
          </table:table-cell>
          <table:table-cell office:value-type="float" office:value="0.00981599183870146" calcext:value-type="float">
            <text:p>0.0098159918</text:p>
          </table:table-cell>
          <table:table-cell office:value-type="float" office:value="0.0345198493924627" calcext:value-type="float">
            <text:p>0.0345198494</text:p>
          </table:table-cell>
          <table:table-cell office:value-type="float" office:value="0.00925234055756011" calcext:value-type="float">
            <text:p>0.0092523406</text:p>
          </table:table-cell>
        </table:table-row>
        <table:table-row table:style-name="ro1">
          <table:table-cell office:value-type="float" office:value="2.99155116081238" calcext:value-type="float">
            <text:p>2.9915511608</text:p>
          </table:table-cell>
          <table:table-cell office:value-type="float" office:value="0.0457776308059692" calcext:value-type="float">
            <text:p>0.0457776308</text:p>
          </table:table-cell>
          <table:table-cell office:value-type="float" office:value="0.880856913735823" calcext:value-type="float">
            <text:p>0.8808569137</text:p>
          </table:table-cell>
          <table:table-cell office:value-type="float" office:value="0.872992880512845" calcext:value-type="float">
            <text:p>0.8729928805</text:p>
          </table:table-cell>
          <table:table-cell office:value-type="float" office:value="0.286094536697507" calcext:value-type="float">
            <text:p>0.2860945367</text:p>
          </table:table-cell>
          <table:table-cell office:value-type="float" office:value="0.869438341165872" calcext:value-type="float">
            <text:p>0.8694383412</text:p>
          </table:table-cell>
          <table:table-cell office:value-type="float" office:value="0.885846800821927" calcext:value-type="float">
            <text:p>0.8858468008</text:p>
          </table:table-cell>
          <table:table-cell office:value-type="float" office:value="0.911614719687337" calcext:value-type="float">
            <text:p>0.9116147197</text:p>
          </table:table-cell>
          <table:table-cell office:value-type="float" office:value="0.306547553958708" calcext:value-type="float">
            <text:p>0.306547554</text:p>
          </table:table-cell>
          <table:table-cell office:value-type="float" office:value="0.891594054927177" calcext:value-type="float">
            <text:p>0.891594054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depth': 5</text:p>
          </table:table-cell>
          <table:table-cell office:value-type="string" calcext:value-type="string">
            <text:p><text:s/>'l2_leaf_reg': 0.01}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.895881006864988" calcext:value-type="float">
            <text:p>0.8958810069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369565217391304" calcext:value-type="float">
            <text:p>0.3695652174</text:p>
          </table:table-cell>
          <table:table-cell office:value-type="float" office:value="0.896453607435413" calcext:value-type="float">
            <text:p>0.8964536074</text:p>
          </table:table-cell>
          <table:table-cell office:value-type="float" office:value="0.884404837683004" calcext:value-type="float">
            <text:p>0.8844048377</text:p>
          </table:table-cell>
          <table:table-cell office:value-type="float" office:value="0.904645476772616" calcext:value-type="float">
            <text:p>0.9046454768</text:p>
          </table:table-cell>
          <table:table-cell office:value-type="float" office:value="0.29862792574657" calcext:value-type="float">
            <text:p>0.2986279257</text:p>
          </table:table-cell>
          <table:table-cell office:value-type="float" office:value="0.889859359705188" calcext:value-type="float">
            <text:p>0.8898593597</text:p>
          </table:table-cell>
          <table:table-cell office:value-type="float" office:value="0.883295194508009" calcext:value-type="float">
            <text:p>0.8832951945</text:p>
          </table:table-cell>
          <table:table-cell office:value-type="float" office:value="0.86" calcext:value-type="float">
            <text:p>0.86</text:p>
          </table:table-cell>
          <table:table-cell office:value-type="float" office:value="0.311594202898551" calcext:value-type="float">
            <text:p>0.3115942029</text:p>
          </table:table-cell>
          <table:table-cell office:value-type="float" office:value="0.88445179584121" calcext:value-type="float">
            <text:p>0.8844517958</text:p>
          </table:table-cell>
          <table:table-cell office:value-type="float" office:value="0.891788669637174" calcext:value-type="float">
            <text:p>0.8917886696</text:p>
          </table:table-cell>
          <table:table-cell office:value-type="float" office:value="0.907756813417191" calcext:value-type="float">
            <text:p>0.9077568134</text:p>
          </table:table-cell>
          <table:table-cell office:value-type="float" office:value="0.349475383373688" calcext:value-type="float">
            <text:p>0.3494753834</text:p>
          </table:table-cell>
          <table:table-cell office:value-type="float" office:value="0.904375859437292" calcext:value-type="float">
            <text:p>0.9043758594</text:p>
          </table:table-cell>
          <table:table-cell office:value-type="float" office:value="0.869415807560137" calcext:value-type="float">
            <text:p>0.8694158076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217391304347826" calcext:value-type="float">
            <text:p>0.2173913043</text:p>
          </table:table-cell>
          <table:table-cell office:value-type="float" office:value="0.845765552597851" calcext:value-type="float">
            <text:p>0.8457655526</text:p>
          </table:table-cell>
          <table:table-cell office:value-type="float" office:value="0.881237270875764" calcext:value-type="float">
            <text:p>0.8812372709</text:p>
          </table:table-cell>
          <table:table-cell office:value-type="float" office:value="0.922651933701657" calcext:value-type="float">
            <text:p>0.9226519337</text:p>
          </table:table-cell>
          <table:table-cell office:value-type="float" office:value="0.269572235673931" calcext:value-type="float">
            <text:p>0.2695722357</text:p>
          </table:table-cell>
          <table:table-cell office:value-type="float" office:value="0.884052291264838" calcext:value-type="float">
            <text:p>0.8840522913</text:p>
          </table:table-cell>
          <table:table-cell office:value-type="float" office:value="0.879725085910653" calcext:value-type="float">
            <text:p>0.8797250859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297101449275362" calcext:value-type="float">
            <text:p>0.2971014493</text:p>
          </table:table-cell>
          <table:table-cell office:value-type="float" office:value="0.872749679581978" calcext:value-type="float">
            <text:p>0.8727496796</text:p>
          </table:table-cell>
          <table:table-cell office:value-type="float" office:value="0.886456211812627" calcext:value-type="float">
            <text:p>0.8864562118</text:p>
          </table:table-cell>
          <table:table-cell office:value-type="float" office:value="0.914081145584725" calcext:value-type="float">
            <text:p>0.9140811456</text:p>
          </table:table-cell>
          <table:table-cell office:value-type="float" office:value="0.309120258272801" calcext:value-type="float">
            <text:p>0.3091202583</text:p>
          </table:table-cell>
          <table:table-cell office:value-type="float" office:value="0.891972251384192" calcext:value-type="float">
            <text:p>0.8919722514</text:p>
          </table:table-cell>
          <table:table-cell office:value-type="float" office:value="0.893470790378007" calcext:value-type="float">
            <text:p>0.8934707904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369565217391304" calcext:value-type="float">
            <text:p>0.3695652174</text:p>
          </table:table-cell>
          <table:table-cell office:value-type="float" office:value="0.899428177067929" calcext:value-type="float">
            <text:p>0.8994281771</text:p>
          </table:table-cell>
          <table:table-cell office:value-type="float" office:value="0.898421588594705" calcext:value-type="float">
            <text:p>0.8984215886</text:p>
          </table:table-cell>
          <table:table-cell office:value-type="float" office:value="0.894454382826476" calcext:value-type="float">
            <text:p>0.8944543828</text:p>
          </table:table-cell>
          <table:table-cell office:value-type="float" office:value="0.403551251008878" calcext:value-type="float">
            <text:p>0.403551251</text:p>
          </table:table-cell>
          <table:table-cell office:value-type="float" office:value="0.916905156490918" calcext:value-type="float">
            <text:p>0.9169051565</text:p>
          </table:table-cell>
          <table:table-cell office:value-type="float" office:value="0.872852233676976" calcext:value-type="float">
            <text:p>0.8728522337</text:p>
          </table:table-cell>
          <table:table-cell office:value-type="float" office:value="0.8" calcext:value-type="float">
            <text:p>0.8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859873804594301" calcext:value-type="float">
            <text:p>0.8598738046</text:p>
          </table:table-cell>
          <table:table-cell office:value-type="float" office:value="0.88607433808554" calcext:value-type="float">
            <text:p>0.8860743381</text:p>
          </table:table-cell>
          <table:table-cell office:value-type="float" office:value="0.919512195121951" calcext:value-type="float">
            <text:p>0.9195121951</text:p>
          </table:table-cell>
          <table:table-cell office:value-type="float" office:value="0.304277643260694" calcext:value-type="float">
            <text:p>0.3042776433</text:p>
          </table:table-cell>
          <table:table-cell office:value-type="float" office:value="0.888961016229506" calcext:value-type="float">
            <text:p>0.8889610162</text:p>
          </table:table-cell>
          <table:table-cell office:value-type="float" office:value="0.877434135166094" calcext:value-type="float">
            <text:p>0.8774341352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0.253623188405797" calcext:value-type="float">
            <text:p>0.2536231884</text:p>
          </table:table-cell>
          <table:table-cell office:value-type="float" office:value="0.848959873804594" calcext:value-type="float">
            <text:p>0.8489598738</text:p>
          </table:table-cell>
          <table:table-cell office:value-type="float" office:value="0.878564154786151" calcext:value-type="float">
            <text:p>0.8785641548</text:p>
          </table:table-cell>
          <table:table-cell office:value-type="float" office:value="0.910662824207493" calcext:value-type="float">
            <text:p>0.9106628242</text:p>
          </table:table-cell>
          <table:table-cell office:value-type="float" office:value="0.255044390637611" calcext:value-type="float">
            <text:p>0.2550443906</text:p>
          </table:table-cell>
          <table:table-cell office:value-type="float" office:value="0.882136810277731" calcext:value-type="float">
            <text:p>0.8821368103</text:p>
          </table:table-cell>
          <table:table-cell office:value-type="float" office:value="0.877293577981651" calcext:value-type="float">
            <text:p>0.877293578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233576642335766" calcext:value-type="float">
            <text:p>0.2335766423</text:p>
          </table:table-cell>
          <table:table-cell office:value-type="float" office:value="0.852857639406127" calcext:value-type="float">
            <text:p>0.8528576394</text:p>
          </table:table-cell>
          <table:table-cell office:value-type="float" office:value="0.877943235331551" calcext:value-type="float">
            <text:p>0.8779432353</text:p>
          </table:table-cell>
          <table:table-cell office:value-type="float" office:value="0.909620991253644" calcext:value-type="float">
            <text:p>0.9096209913</text:p>
          </table:table-cell>
          <table:table-cell office:value-type="float" office:value="0.251612903225806" calcext:value-type="float">
            <text:p>0.2516129032</text:p>
          </table:table-cell>
          <table:table-cell office:value-type="float" office:value="0.882249655091723" calcext:value-type="float">
            <text:p>0.8822496551</text:p>
          </table:table-cell>
          <table:table-cell office:value-type="float" office:value="0.892201834862385" calcext:value-type="float">
            <text:p>0.8922018349</text:p>
          </table:table-cell>
          <table:table-cell office:value-type="float" office:value="0.87719298245614" calcext:value-type="float">
            <text:p>0.8771929825</text:p>
          </table:table-cell>
          <table:table-cell office:value-type="float" office:value="0.364963503649635" calcext:value-type="float">
            <text:p>0.3649635036</text:p>
          </table:table-cell>
          <table:table-cell office:value-type="float" office:value="0.896310641044739" calcext:value-type="float">
            <text:p>0.896310641</text:p>
          </table:table-cell>
          <table:table-cell office:value-type="float" office:value="0.897670866743031" calcext:value-type="float">
            <text:p>0.8976708667</text:p>
          </table:table-cell>
          <table:table-cell office:value-type="float" office:value="0.906716417910448" calcext:value-type="float">
            <text:p>0.9067164179</text:p>
          </table:table-cell>
          <table:table-cell office:value-type="float" office:value="0.391935483870968" calcext:value-type="float">
            <text:p>0.3919354839</text:p>
          </table:table-cell>
          <table:table-cell office:value-type="float" office:value="0.909742318173619" calcext:value-type="float">
            <text:p>0.9097423182</text:p>
          </table:table-cell>
          <table:table-cell office:value-type="float" office:value="0.86697247706422" calcext:value-type="float">
            <text:p>0.8669724771</text:p>
          </table:table-cell>
          <table:table-cell office:value-type="float" office:value="0.862068965517241" calcext:value-type="float">
            <text:p>0.8620689655</text:p>
          </table:table-cell>
          <table:table-cell office:value-type="float" office:value="0.182481751824818" calcext:value-type="float">
            <text:p>0.1824817518</text:p>
          </table:table-cell>
          <table:table-cell office:value-type="float" office:value="0.837459655395005" calcext:value-type="float">
            <text:p>0.8374596554</text:p>
          </table:table-cell>
          <table:table-cell office:value-type="float" office:value="0.875906834669721" calcext:value-type="float">
            <text:p>0.8759068347</text:p>
          </table:table-cell>
          <table:table-cell office:value-type="float" office:value="0.92604501607717" calcext:value-type="float">
            <text:p>0.9260450161</text:p>
          </table:table-cell>
          <table:table-cell office:value-type="float" office:value="0.232258064516129" calcext:value-type="float">
            <text:p>0.2322580645</text:p>
          </table:table-cell>
          <table:table-cell office:value-type="float" office:value="0.865685831216758" calcext:value-type="float">
            <text:p>0.8656858312</text:p>
          </table:table-cell>
          <table:table-cell office:value-type="float" office:value="0.926763386554963" calcext:value-type="float">
            <text:p>0.9267633866</text:p>
          </table:table-cell>
          <table:table-cell office:value-type="float" office:value="0.0060266321854909" calcext:value-type="float">
            <text:p>0.0060266322</text:p>
          </table:table-cell>
          <table:table-cell office:value-type="float" office:value="0.00965878019130726" calcext:value-type="float">
            <text:p>0.0096587802</text:p>
          </table:table-cell>
          <table:table-cell office:value-type="float" office:value="0.0414570905370248" calcext:value-type="float">
            <text:p>0.0414570905</text:p>
          </table:table-cell>
          <table:table-cell office:value-type="float" office:value="0.0638919307512764" calcext:value-type="float">
            <text:p>0.0638919308</text:p>
          </table:table-cell>
          <table:table-cell office:value-type="float" office:value="0.0222617552178236" calcext:value-type="float">
            <text:p>0.0222617552</text:p>
          </table:table-cell>
          <table:table-cell office:value-type="float" office:value="0.00755841262624099" calcext:value-type="float">
            <text:p>0.0075584126</text:p>
          </table:table-cell>
          <table:table-cell office:value-type="float" office:value="0.00886178474792288" calcext:value-type="float">
            <text:p>0.0088617847</text:p>
          </table:table-cell>
          <table:table-cell office:value-type="float" office:value="0.0558342191264391" calcext:value-type="float">
            <text:p>0.0558342191</text:p>
          </table:table-cell>
          <table:table-cell office:value-type="float" office:value="0.0143120315826778" calcext:value-type="float">
            <text:p>0.0143120316</text:p>
          </table:table-cell>
        </table:table-row>
        <table:table-row table:style-name="ro1">
          <table:table-cell office:value-type="float" office:value="59.3385381698608" calcext:value-type="float">
            <text:p>59.3385381699</text:p>
          </table:table-cell>
          <table:table-cell office:value-type="float" office:value="0.0510934829711914" calcext:value-type="float">
            <text:p>0.051093483</text:p>
          </table:table-cell>
          <table:table-cell office:value-type="float" office:value="0.920265780730897" calcext:value-type="float">
            <text:p>0.9202657807</text:p>
          </table:table-cell>
          <table:table-cell office:value-type="float" office:value="0.861181815362019" calcext:value-type="float">
            <text:p>0.8611818154</text:p>
          </table:table-cell>
          <table:table-cell office:value-type="float" office:value="0.588934271618223" calcext:value-type="float">
            <text:p>0.5889342716</text:p>
          </table:table-cell>
          <table:table-cell office:value-type="float" office:value="0.930243934030163" calcext:value-type="float">
            <text:p>0.930243934</text:p>
          </table:table-cell>
          <table:table-cell office:value-type="float" office:value="0.9696160306374" calcext:value-type="float">
            <text:p>0.9696160306</text:p>
          </table:table-cell>
          <table:table-cell office:value-type="float" office:value="0.973158617149373" calcext:value-type="float">
            <text:p>0.9731586171</text:p>
          </table:table-cell>
          <table:table-cell office:value-type="float" office:value="0.830228852612669" calcext:value-type="float">
            <text:p>0.8302288526</text:p>
          </table:table-cell>
          <table:table-cell office:value-type="float" office:value="0.99152681413075" calcext:value-type="float">
            <text:p>0.991526814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depth': 5</text:p>
          </table:table-cell>
          <table:table-cell office:value-type="string" calcext:value-type="string">
            <text:p><text:s/>'l2_leaf_reg': 0.1}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.941647597254005" calcext:value-type="float">
            <text:p>0.9416475973</text:p>
          </table:table-cell>
          <table:table-cell office:value-type="float" office:value="0.930693069306931" calcext:value-type="float">
            <text:p>0.9306930693</text:p>
          </table:table-cell>
          <table:table-cell office:value-type="float" office:value="0.681159420289855" calcext:value-type="float">
            <text:p>0.6811594203</text:p>
          </table:table-cell>
          <table:table-cell office:value-type="float" office:value="0.959741257088847" calcext:value-type="float">
            <text:p>0.9597412571</text:p>
          </table:table-cell>
          <table:table-cell office:value-type="float" office:value="0.971101209420751" calcext:value-type="float">
            <text:p>0.9711012094</text:p>
          </table:table-cell>
          <table:table-cell office:value-type="float" office:value="0.977358490566038" calcext:value-type="float">
            <text:p>0.9773584906</text:p>
          </table:table-cell>
          <table:table-cell office:value-type="float" office:value="0.836158192090395" calcext:value-type="float">
            <text:p>0.8361581921</text:p>
          </table:table-cell>
          <table:table-cell office:value-type="float" office:value="0.994316185576971" calcext:value-type="float">
            <text:p>0.9943161856</text:p>
          </table:table-cell>
          <table:table-cell office:value-type="float" office:value="0.918764302059497" calcext:value-type="float">
            <text:p>0.9187643021</text:p>
          </table:table-cell>
          <table:table-cell office:value-type="float" office:value="0.868131868131868" calcext:value-type="float">
            <text:p>0.8681318681</text:p>
          </table:table-cell>
          <table:table-cell office:value-type="float" office:value="0.572463768115942" calcext:value-type="float">
            <text:p>0.5724637681</text:p>
          </table:table-cell>
          <table:table-cell office:value-type="float" office:value="0.931120037807183" calcext:value-type="float">
            <text:p>0.9311200378</text:p>
          </table:table-cell>
          <table:table-cell office:value-type="float" office:value="0.967663908338638" calcext:value-type="float">
            <text:p>0.9676639083</text:p>
          </table:table-cell>
          <table:table-cell office:value-type="float" office:value="0.971291866028708" calcext:value-type="float">
            <text:p>0.971291866</text:p>
          </table:table-cell>
          <table:table-cell office:value-type="float" office:value="0.819209039548023" calcext:value-type="float">
            <text:p>0.8192090395</text:p>
          </table:table-cell>
          <table:table-cell office:value-type="float" office:value="0.991094180176118" calcext:value-type="float">
            <text:p>0.9910941802</text:p>
          </table:table-cell>
          <table:table-cell office:value-type="float" office:value="0.910652920962199" calcext:value-type="float">
            <text:p>0.910652921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92208419599724" calcext:value-type="float">
            <text:p>0.922084196</text:p>
          </table:table-cell>
          <table:table-cell office:value-type="float" office:value="0.970850305498982" calcext:value-type="float">
            <text:p>0.9708503055</text:p>
          </table:table-cell>
          <table:table-cell office:value-type="float" office:value="0.974624060150376" calcext:value-type="float">
            <text:p>0.9746240602</text:p>
          </table:table-cell>
          <table:table-cell office:value-type="float" office:value="0.836965294592413" calcext:value-type="float">
            <text:p>0.8369652946</text:p>
          </table:table-cell>
          <table:table-cell office:value-type="float" office:value="0.99290342592264" calcext:value-type="float">
            <text:p>0.9929034259</text:p>
          </table:table-cell>
          <table:table-cell office:value-type="float" office:value="0.920962199312715" calcext:value-type="float">
            <text:p>0.9209621993</text:p>
          </table:table-cell>
          <table:table-cell office:value-type="float" office:value="0.848484848484848" calcext:value-type="float">
            <text:p>0.8484848485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30326333431924" calcext:value-type="float">
            <text:p>0.9303263334</text:p>
          </table:table-cell>
          <table:table-cell office:value-type="float" office:value="0.972377800407332" calcext:value-type="float">
            <text:p>0.9723778004</text:p>
          </table:table-cell>
          <table:table-cell office:value-type="float" office:value="0.980263157894737" calcext:value-type="float">
            <text:p>0.9802631579</text:p>
          </table:table-cell>
          <table:table-cell office:value-type="float" office:value="0.84180790960452" calcext:value-type="float">
            <text:p>0.8418079096</text:p>
          </table:table-cell>
          <table:table-cell office:value-type="float" office:value="0.993528909016239" calcext:value-type="float">
            <text:p>0.993528909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3568963817411" calcext:value-type="float">
            <text:p>0.9356896382</text:p>
          </table:table-cell>
          <table:table-cell office:value-type="float" office:value="0.97326883910387" calcext:value-type="float">
            <text:p>0.9732688391</text:p>
          </table:table-cell>
          <table:table-cell office:value-type="float" office:value="0.975948196114709" calcext:value-type="float">
            <text:p>0.9759481961</text:p>
          </table:table-cell>
          <table:table-cell office:value-type="float" office:value="0.851493139628733" calcext:value-type="float">
            <text:p>0.8514931396</text:p>
          </table:table-cell>
          <table:table-cell office:value-type="float" office:value="0.994618381518584" calcext:value-type="float">
            <text:p>0.9946183815</text:p>
          </table:table-cell>
          <table:table-cell office:value-type="float" office:value="0.923253150057274" calcext:value-type="float">
            <text:p>0.9232531501</text:p>
          </table:table-cell>
          <table:table-cell office:value-type="float" office:value="0.873684210526316" calcext:value-type="float">
            <text:p>0.8736842105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28167208912551" calcext:value-type="float">
            <text:p>0.9281672089</text:p>
          </table:table-cell>
          <table:table-cell office:value-type="float" office:value="0.972377800407332" calcext:value-type="float">
            <text:p>0.9723778004</text:p>
          </table:table-cell>
          <table:table-cell office:value-type="float" office:value="0.977570093457944" calcext:value-type="float">
            <text:p>0.9775700935</text:p>
          </table:table-cell>
          <table:table-cell office:value-type="float" office:value="0.844229217110573" calcext:value-type="float">
            <text:p>0.8442292171</text:p>
          </table:table-cell>
          <table:table-cell office:value-type="float" office:value="0.994400169885502" calcext:value-type="float">
            <text:p>0.9944001699</text:p>
          </table:table-cell>
          <table:table-cell office:value-type="float" office:value="0.914089347079038" calcext:value-type="float">
            <text:p>0.9140893471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557971014492754" calcext:value-type="float">
            <text:p>0.5579710145</text:p>
          </table:table-cell>
          <table:table-cell office:value-type="float" office:value="0.905925268658188" calcext:value-type="float">
            <text:p>0.9059252687</text:p>
          </table:table-cell>
          <table:table-cell office:value-type="float" office:value="0.965122199592668" calcext:value-type="float">
            <text:p>0.9651221996</text:p>
          </table:table-cell>
          <table:table-cell office:value-type="float" office:value="0.965284474445516" calcext:value-type="float">
            <text:p>0.9652844744</text:p>
          </table:table-cell>
          <table:table-cell office:value-type="float" office:value="0.807909604519774" calcext:value-type="float">
            <text:p>0.8079096045</text:p>
          </table:table-cell>
          <table:table-cell office:value-type="float" office:value="0.988798327198647" calcext:value-type="float">
            <text:p>0.9887983272</text:p>
          </table:table-cell>
          <table:table-cell office:value-type="float" office:value="0.918577981651376" calcext:value-type="float">
            <text:p>0.9185779817</text:p>
          </table:table-cell>
          <table:table-cell office:value-type="float" office:value="0.858695652173913" calcext:value-type="float">
            <text:p>0.8586956522</text:p>
          </table:table-cell>
          <table:table-cell office:value-type="float" office:value="0.576642335766423" calcext:value-type="float">
            <text:p>0.5766423358</text:p>
          </table:table-cell>
          <table:table-cell office:value-type="float" office:value="0.937837032623268" calcext:value-type="float">
            <text:p>0.9378370326</text:p>
          </table:table-cell>
          <table:table-cell office:value-type="float" office:value="0.970090365279369" calcext:value-type="float">
            <text:p>0.9700903653</text:p>
          </table:table-cell>
          <table:table-cell office:value-type="float" office:value="0.971830985915493" calcext:value-type="float">
            <text:p>0.9718309859</text:p>
          </table:table-cell>
          <table:table-cell office:value-type="float" office:value="0.834677419354839" calcext:value-type="float">
            <text:p>0.8346774194</text:p>
          </table:table-cell>
          <table:table-cell office:value-type="float" office:value="0.992858204916954" calcext:value-type="float">
            <text:p>0.9928582049</text:p>
          </table:table-cell>
          <table:table-cell office:value-type="float" office:value="0.913990825688073" calcext:value-type="float">
            <text:p>0.9139908257</text:p>
          </table:table-cell>
          <table:table-cell office:value-type="float" office:value="0.822916666666667" calcext:value-type="float">
            <text:p>0.8229166667</text:p>
          </table:table-cell>
          <table:table-cell office:value-type="float" office:value="0.576642335766423" calcext:value-type="float">
            <text:p>0.5766423358</text:p>
          </table:table-cell>
          <table:table-cell office:value-type="float" office:value="0.932906301206614" calcext:value-type="float">
            <text:p>0.9329063012</text:p>
          </table:table-cell>
          <table:table-cell office:value-type="float" office:value="0.960162912052946" calcext:value-type="float">
            <text:p>0.9601629121</text:p>
          </table:table-cell>
          <table:table-cell office:value-type="float" office:value="0.965829145728643" calcext:value-type="float">
            <text:p>0.9658291457</text:p>
          </table:table-cell>
          <table:table-cell office:value-type="float" office:value="0.775" calcext:value-type="float">
            <text:p>0.775</text:p>
          </table:table-cell>
          <table:table-cell office:value-type="float" office:value="0.982186584408683" calcext:value-type="float">
            <text:p>0.9821865844</text:p>
          </table:table-cell>
          <table:table-cell office:value-type="float" office:value="0.913990825688073" calcext:value-type="float">
            <text:p>0.9139908257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554744525547445" calcext:value-type="float">
            <text:p>0.5547445255</text:p>
          </table:table-cell>
          <table:table-cell office:value-type="float" office:value="0.918605690451363" calcext:value-type="float">
            <text:p>0.9186056905</text:p>
          </table:table-cell>
          <table:table-cell office:value-type="float" office:value="0.973144966272114" calcext:value-type="float">
            <text:p>0.9731449663</text:p>
          </table:table-cell>
          <table:table-cell office:value-type="float" office:value="0.971585701191567" calcext:value-type="float">
            <text:p>0.9715857012</text:p>
          </table:table-cell>
          <table:table-cell office:value-type="float" office:value="0.854838709677419" calcext:value-type="float">
            <text:p>0.8548387097</text:p>
          </table:table-cell>
          <table:table-cell office:value-type="float" office:value="0.990563772687164" calcext:value-type="float">
            <text:p>0.9905637727</text:p>
          </table:table-cell>
          <table:table-cell office:value-type="float" office:value="2.20463351744642" calcext:value-type="float">
            <text:p>2.2046335174</text:p>
          </table:table-cell>
          <table:table-cell office:value-type="float" office:value="0.00446009191791291" calcext:value-type="float">
            <text:p>0.0044600919</text:p>
          </table:table-cell>
          <table:table-cell office:value-type="float" office:value="0.00850165176736266" calcext:value-type="float">
            <text:p>0.0085016518</text:p>
          </table:table-cell>
          <table:table-cell office:value-type="float" office:value="0.0280311285892143" calcext:value-type="float">
            <text:p>0.0280311286</text:p>
          </table:table-cell>
          <table:table-cell office:value-type="float" office:value="0.0396418898294734" calcext:value-type="float">
            <text:p>0.0396418898</text:p>
          </table:table-cell>
          <table:table-cell office:value-type="float" office:value="0.0132814760373817" calcext:value-type="float">
            <text:p>0.013281476</text:p>
          </table:table-cell>
          <table:table-cell office:value-type="float" office:value="0.00397959890737207" calcext:value-type="float">
            <text:p>0.0039795989</text:p>
          </table:table-cell>
          <table:table-cell office:value-type="float" office:value="0.00470051632068918" calcext:value-type="float">
            <text:p>0.0047005163</text:p>
          </table:table-cell>
          <table:table-cell office:value-type="float" office:value="0.0227113132018289" calcext:value-type="float">
            <text:p>0.0227113132</text:p>
          </table:table-cell>
          <table:table-cell office:value-type="float" office:value="0.00359262792136805" calcext:value-type="float">
            <text:p>0.0035926279</text:p>
          </table:table-cell>
        </table:table-row>
        <table:table-row table:style-name="ro1">
          <table:table-cell office:value-type="float" office:value="57.6592584848404" calcext:value-type="float">
            <text:p>57.6592584848</text:p>
          </table:table-cell>
          <table:table-cell office:value-type="float" office:value="0.052286434173584" calcext:value-type="float">
            <text:p>0.0522864342</text:p>
          </table:table-cell>
          <table:table-cell office:value-type="float" office:value="0.924389964486196" calcext:value-type="float">
            <text:p>0.9243899645</text:p>
          </table:table-cell>
          <table:table-cell office:value-type="float" office:value="0.875132945011925" calcext:value-type="float">
            <text:p>0.875132945</text:p>
          </table:table-cell>
          <table:table-cell office:value-type="float" office:value="0.607122942639067" calcext:value-type="float">
            <text:p>0.6071229426</text:p>
          </table:table-cell>
          <table:table-cell office:value-type="float" office:value="0.937553365425276" calcext:value-type="float">
            <text:p>0.9375533654</text:p>
          </table:table-cell>
          <table:table-cell office:value-type="float" office:value="0.976515013496448" calcext:value-type="float">
            <text:p>0.9765150135</text:p>
          </table:table-cell>
          <table:table-cell office:value-type="float" office:value="0.976316775754633" calcext:value-type="float">
            <text:p>0.9763167758</text:p>
          </table:table-cell>
          <table:table-cell office:value-type="float" office:value="0.872266135541149" calcext:value-type="float">
            <text:p>0.8722661355</text:p>
          </table:table-cell>
          <table:table-cell office:value-type="float" office:value="0.995464371648387" calcext:value-type="float">
            <text:p>0.99546437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epth': 5</text:p>
          </table:table-cell>
          <table:table-cell office:value-type="string" calcext:value-type="string">
            <text:p><text:s/>'l2_leaf_reg': 1.0}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.945080091533181" calcext:value-type="float">
            <text:p>0.9450800915</text:p>
          </table:table-cell>
          <table:table-cell office:value-type="float" office:value="0.932692307692308" calcext:value-type="float">
            <text:p>0.9326923077</text:p>
          </table:table-cell>
          <table:table-cell office:value-type="float" office:value="0.702898550724638" calcext:value-type="float">
            <text:p>0.7028985507</text:p>
          </table:table-cell>
          <table:table-cell office:value-type="float" office:value="0.961267328292375" calcext:value-type="float">
            <text:p>0.9612673283</text:p>
          </table:table-cell>
          <table:table-cell office:value-type="float" office:value="0.971228516868237" calcext:value-type="float">
            <text:p>0.9712285169</text:p>
          </table:table-cell>
          <table:table-cell office:value-type="float" office:value="0.96854764107308" calcext:value-type="float">
            <text:p>0.9685476411</text:p>
          </table:table-cell>
          <table:table-cell office:value-type="float" office:value="0.845036319612591" calcext:value-type="float">
            <text:p>0.8450363196</text:p>
          </table:table-cell>
          <table:table-cell office:value-type="float" office:value="0.993486880436597" calcext:value-type="float">
            <text:p>0.9934868804</text:p>
          </table:table-cell>
          <table:table-cell office:value-type="float" office:value="0.931350114416476" calcext:value-type="float">
            <text:p>0.9313501144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35924700693132" calcext:value-type="float">
            <text:p>0.9359247007</text:p>
          </table:table-cell>
          <table:table-cell office:value-type="float" office:value="0.97848504137492" calcext:value-type="float">
            <text:p>0.9784850414</text:p>
          </table:table-cell>
          <table:table-cell office:value-type="float" office:value="0.976827094474153" calcext:value-type="float">
            <text:p>0.9768270945</text:p>
          </table:table-cell>
          <table:table-cell office:value-type="float" office:value="0.884584342211461" calcext:value-type="float">
            <text:p>0.8845843422</text:p>
          </table:table-cell>
          <table:table-cell office:value-type="float" office:value="0.996629590700461" calcext:value-type="float">
            <text:p>0.9966295907</text:p>
          </table:table-cell>
          <table:table-cell office:value-type="float" office:value="0.922107674684994" calcext:value-type="float">
            <text:p>0.9221076747</text:p>
          </table:table-cell>
          <table:table-cell office:value-type="float" office:value="0.880434782608696" calcext:value-type="float">
            <text:p>0.8804347826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932495316967366" calcext:value-type="float">
            <text:p>0.932495317</text:p>
          </table:table-cell>
          <table:table-cell office:value-type="float" office:value="0.975941955193483" calcext:value-type="float">
            <text:p>0.9759419552</text:p>
          </table:table-cell>
          <table:table-cell office:value-type="float" office:value="0.976406533575318" calcext:value-type="float">
            <text:p>0.9764065336</text:p>
          </table:table-cell>
          <table:table-cell office:value-type="float" office:value="0.868442292171106" calcext:value-type="float">
            <text:p>0.8684422922</text:p>
          </table:table-cell>
          <table:table-cell office:value-type="float" office:value="0.996008520133591" calcext:value-type="float">
            <text:p>0.9960085201</text:p>
          </table:table-cell>
          <table:table-cell office:value-type="float" office:value="0.922107674684994" calcext:value-type="float">
            <text:p>0.9221076747</text:p>
          </table:table-cell>
          <table:table-cell office:value-type="float" office:value="0.864583333333333" calcext:value-type="float">
            <text:p>0.8645833333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39396628216504" calcext:value-type="float">
            <text:p>0.9393966282</text:p>
          </table:table-cell>
          <table:table-cell office:value-type="float" office:value="0.978869653767821" calcext:value-type="float">
            <text:p>0.9788696538</text:p>
          </table:table-cell>
          <table:table-cell office:value-type="float" office:value="0.983769161406673" calcext:value-type="float">
            <text:p>0.9837691614</text:p>
          </table:table-cell>
          <table:table-cell office:value-type="float" office:value="0.880548829701372" calcext:value-type="float">
            <text:p>0.8805488297</text:p>
          </table:table-cell>
          <table:table-cell office:value-type="float" office:value="0.996294915278632" calcext:value-type="float">
            <text:p>0.9962949153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884210526315789" calcext:value-type="float">
            <text:p>0.8842105263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41713496993" calcext:value-type="float">
            <text:p>0.941713497</text:p>
          </table:table-cell>
          <table:table-cell office:value-type="float" office:value="0.976451120162933" calcext:value-type="float">
            <text:p>0.9764511202</text:p>
          </table:table-cell>
          <table:table-cell office:value-type="float" office:value="0.976491862567812" calcext:value-type="float">
            <text:p>0.9764918626</text:p>
          </table:table-cell>
          <table:table-cell office:value-type="float" office:value="0.871670702179177" calcext:value-type="float">
            <text:p>0.8716707022</text:p>
          </table:table-cell>
          <table:table-cell office:value-type="float" office:value="0.995904232293297" calcext:value-type="float">
            <text:p>0.9959042323</text:p>
          </table:table-cell>
          <table:table-cell office:value-type="float" office:value="0.922107674684994" calcext:value-type="float">
            <text:p>0.9221076747</text:p>
          </table:table-cell>
          <table:table-cell office:value-type="float" office:value="0.880434782608696" calcext:value-type="float">
            <text:p>0.8804347826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932544612047717" calcext:value-type="float">
            <text:p>0.932544612</text:p>
          </table:table-cell>
          <table:table-cell office:value-type="float" office:value="0.975050916496945" calcext:value-type="float">
            <text:p>0.9750509165</text:p>
          </table:table-cell>
          <table:table-cell office:value-type="float" office:value="0.97538742023701" calcext:value-type="float">
            <text:p>0.9753874202</text:p>
          </table:table-cell>
          <table:table-cell office:value-type="float" office:value="0.863599677158999" calcext:value-type="float">
            <text:p>0.8635996772</text:p>
          </table:table-cell>
          <table:table-cell office:value-type="float" office:value="0.994652534261605" calcext:value-type="float">
            <text:p>0.9946525343</text:p>
          </table:table-cell>
          <table:table-cell office:value-type="float" office:value="0.912943871706758" calcext:value-type="float">
            <text:p>0.9129438717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550724637681159" calcext:value-type="float">
            <text:p>0.5507246377</text:p>
          </table:table-cell>
          <table:table-cell office:value-type="float" office:value="0.919796904268954" calcext:value-type="float">
            <text:p>0.9197969043</text:p>
          </table:table-cell>
          <table:table-cell office:value-type="float" office:value="0.978869653767821" calcext:value-type="float">
            <text:p>0.9788696538</text:p>
          </table:table-cell>
          <table:table-cell office:value-type="float" office:value="0.977738201246661" calcext:value-type="float">
            <text:p>0.9777382012</text:p>
          </table:table-cell>
          <table:table-cell office:value-type="float" office:value="0.886198547215496" calcext:value-type="float">
            <text:p>0.8861985472</text:p>
          </table:table-cell>
          <table:table-cell office:value-type="float" office:value="0.996316199755979" calcext:value-type="float">
            <text:p>0.9963161998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583941605839416" calcext:value-type="float">
            <text:p>0.5839416058</text:p>
          </table:table-cell>
          <table:table-cell office:value-type="float" office:value="0.944083618849" calcext:value-type="float">
            <text:p>0.9440836188</text:p>
          </table:table-cell>
          <table:table-cell office:value-type="float" office:value="0.974799541809851" calcext:value-type="float">
            <text:p>0.9747995418</text:p>
          </table:table-cell>
          <table:table-cell office:value-type="float" office:value="0.974499089253188" calcext:value-type="float">
            <text:p>0.9744990893</text:p>
          </table:table-cell>
          <table:table-cell office:value-type="float" office:value="0.862903225806452" calcext:value-type="float">
            <text:p>0.8629032258</text:p>
          </table:table-cell>
          <table:table-cell office:value-type="float" office:value="0.993845154465282" calcext:value-type="float">
            <text:p>0.9938451545</text:p>
          </table:table-cell>
          <table:table-cell office:value-type="float" office:value="0.923165137614679" calcext:value-type="float">
            <text:p>0.9231651376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0.627737226277372" calcext:value-type="float">
            <text:p>0.6277372263</text:p>
          </table:table-cell>
          <table:table-cell office:value-type="float" office:value="0.942082526441233" calcext:value-type="float">
            <text:p>0.9420825264</text:p>
          </table:table-cell>
          <table:table-cell office:value-type="float" office:value="0.975308641975309" calcext:value-type="float">
            <text:p>0.975308642</text:p>
          </table:table-cell>
          <table:table-cell office:value-type="float" office:value="0.978062157221207" calcext:value-type="float">
            <text:p>0.9780621572</text:p>
          </table:table-cell>
          <table:table-cell office:value-type="float" office:value="0.862903225806452" calcext:value-type="float">
            <text:p>0.8629032258</text:p>
          </table:table-cell>
          <table:table-cell office:value-type="float" office:value="0.994820099255583" calcext:value-type="float">
            <text:p>0.9948200993</text:p>
          </table:table-cell>
          <table:table-cell office:value-type="float" office:value="0.918577981651376" calcext:value-type="float">
            <text:p>0.9185779817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598540145985402" calcext:value-type="float">
            <text:p>0.598540146</text:p>
          </table:table-cell>
          <table:table-cell office:value-type="float" office:value="0.92620288991509" calcext:value-type="float">
            <text:p>0.9262028899</text:p>
          </table:table-cell>
          <table:table-cell office:value-type="float" office:value="0.980145093547155" calcext:value-type="float">
            <text:p>0.9801450935</text:p>
          </table:table-cell>
          <table:table-cell office:value-type="float" office:value="0.975438596491228" calcext:value-type="float">
            <text:p>0.9754385965</text:p>
          </table:table-cell>
          <table:table-cell office:value-type="float" office:value="0.896774193548387" calcext:value-type="float">
            <text:p>0.8967741935</text:p>
          </table:table-cell>
          <table:table-cell office:value-type="float" office:value="0.996685589902841" calcext:value-type="float">
            <text:p>0.9966855899</text:p>
          </table:table-cell>
          <table:table-cell office:value-type="float" office:value="2.88954617323797" calcext:value-type="float">
            <text:p>2.8895461732</text:p>
          </table:table-cell>
          <table:table-cell office:value-type="float" office:value="0.005863995435815" calcext:value-type="float">
            <text:p>0.0058639954</text:p>
          </table:table-cell>
          <table:table-cell office:value-type="float" office:value="0.00820197225028051" calcext:value-type="float">
            <text:p>0.0082019723</text:p>
          </table:table-cell>
          <table:table-cell office:value-type="float" office:value="0.0293573443237516" calcext:value-type="float">
            <text:p>0.0293573443</text:p>
          </table:table-cell>
          <table:table-cell office:value-type="float" office:value="0.0380882312122205" calcext:value-type="float">
            <text:p>0.0380882312</text:p>
          </table:table-cell>
          <table:table-cell office:value-type="float" office:value="0.0106968286089122" calcext:value-type="float">
            <text:p>0.0106968286</text:p>
          </table:table-cell>
          <table:table-cell office:value-type="float" office:value="0.00250935116687328" calcext:value-type="float">
            <text:p>0.0025093512</text:p>
          </table:table-cell>
          <table:table-cell office:value-type="float" office:value="0.00355249678773167" calcext:value-type="float">
            <text:p>0.0035524968</text:p>
          </table:table-cell>
          <table:table-cell office:value-type="float" office:value="0.0142196100272616" calcext:value-type="float">
            <text:p>0.01421961</text:p>
          </table:table-cell>
          <table:table-cell office:value-type="float" office:value="0.00111178239369572" calcext:value-type="float">
            <text:p>0.0011117824</text:p>
          </table:table-cell>
        </table:table-row>
        <table:table-row table:style-name="ro1">
          <table:table-cell office:value-type="float" office:value="57.6546820163727" calcext:value-type="float">
            <text:p>57.6546820164</text:p>
          </table:table-cell>
          <table:table-cell office:value-type="float" office:value="0.0487024784088135" calcext:value-type="float">
            <text:p>0.0487024784</text:p>
          </table:table-cell>
          <table:table-cell office:value-type="float" office:value="0.924046282506587" calcext:value-type="float">
            <text:p>0.9240462825</text:p>
          </table:table-cell>
          <table:table-cell office:value-type="float" office:value="0.858261599524435" calcext:value-type="float">
            <text:p>0.8582615995</text:p>
          </table:table-cell>
          <table:table-cell office:value-type="float" office:value="0.620916037604061" calcext:value-type="float">
            <text:p>0.6209160376</text:p>
          </table:table-cell>
          <table:table-cell office:value-type="float" office:value="0.940109110594709" calcext:value-type="float">
            <text:p>0.9401091106</text:p>
          </table:table-cell>
          <table:table-cell office:value-type="float" office:value="0.979595458350709" calcext:value-type="float">
            <text:p>0.9795954584</text:p>
          </table:table-cell>
          <table:table-cell office:value-type="float" office:value="0.975422313882137" calcext:value-type="float">
            <text:p>0.9754223139</text:p>
          </table:table-cell>
          <table:table-cell office:value-type="float" office:value="0.893165013408316" calcext:value-type="float">
            <text:p>0.8931650134</text:p>
          </table:table-cell>
          <table:table-cell office:value-type="float" office:value="0.996480641474516" calcext:value-type="float">
            <text:p>0.99648064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5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939359267734554" calcext:value-type="float">
            <text:p>0.9393592677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688405797101449" calcext:value-type="float">
            <text:p>0.6884057971</text:p>
          </table:table-cell>
          <table:table-cell office:value-type="float" office:value="0.965382797731569" calcext:value-type="float">
            <text:p>0.9653827977</text:p>
          </table:table-cell>
          <table:table-cell office:value-type="float" office:value="0.97848504137492" calcext:value-type="float">
            <text:p>0.9784850414</text:p>
          </table:table-cell>
          <table:table-cell office:value-type="float" office:value="0.971781305114638" calcext:value-type="float">
            <text:p>0.9717813051</text:p>
          </table:table-cell>
          <table:table-cell office:value-type="float" office:value="0.889426957223567" calcext:value-type="float">
            <text:p>0.8894269572</text:p>
          </table:table-cell>
          <table:table-cell office:value-type="float" office:value="0.996449590739499" calcext:value-type="float">
            <text:p>0.9964495907</text:p>
          </table:table-cell>
          <table:table-cell office:value-type="float" office:value="0.924485125858124" calcext:value-type="float">
            <text:p>0.9244851259</text:p>
          </table:table-cell>
          <table:table-cell office:value-type="float" office:value="0.875" calcext:value-type="float">
            <text:p>0.875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37795368620038" calcext:value-type="float">
            <text:p>0.9377953686</text:p>
          </table:table-cell>
          <table:table-cell office:value-type="float" office:value="0.98026734563972" calcext:value-type="float">
            <text:p>0.9802673456</text:p>
          </table:table-cell>
          <table:table-cell office:value-type="float" office:value="0.973776223776224" calcext:value-type="float">
            <text:p>0.9737762238</text:p>
          </table:table-cell>
          <table:table-cell office:value-type="float" office:value="0.89911218724778" calcext:value-type="float">
            <text:p>0.8991121872</text:p>
          </table:table-cell>
          <table:table-cell office:value-type="float" office:value="0.997137445554739" calcext:value-type="float">
            <text:p>0.9971374456</text:p>
          </table:table-cell>
          <table:table-cell office:value-type="float" office:value="0.922107674684994" calcext:value-type="float">
            <text:p>0.9221076747</text:p>
          </table:table-cell>
          <table:table-cell office:value-type="float" office:value="0.880434782608696" calcext:value-type="float">
            <text:p>0.8804347826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932623484176279" calcext:value-type="float">
            <text:p>0.9326234842</text:p>
          </table:table-cell>
          <table:table-cell office:value-type="float" office:value="0.979378818737271" calcext:value-type="float">
            <text:p>0.9793788187</text:p>
          </table:table-cell>
          <table:table-cell office:value-type="float" office:value="0.973614775725594" calcext:value-type="float">
            <text:p>0.9736147757</text:p>
          </table:table-cell>
          <table:table-cell office:value-type="float" office:value="0.893462469733656" calcext:value-type="float">
            <text:p>0.8934624697</text:p>
          </table:table-cell>
          <table:table-cell office:value-type="float" office:value="0.996528373671992" calcext:value-type="float">
            <text:p>0.9965283737</text:p>
          </table:table-cell>
          <table:table-cell office:value-type="float" office:value="0.923253150057274" calcext:value-type="float">
            <text:p>0.9232531501</text:p>
          </table:table-cell>
          <table:table-cell office:value-type="float" office:value="0.838095238095238" calcext:value-type="float">
            <text:p>0.8380952381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168391994479" calcext:value-type="float">
            <text:p>0.9416839199</text:p>
          </table:table-cell>
          <table:table-cell office:value-type="float" office:value="0.978360488798371" calcext:value-type="float">
            <text:p>0.9783604888</text:p>
          </table:table-cell>
          <table:table-cell office:value-type="float" office:value="0.97851387645479" calcext:value-type="float">
            <text:p>0.9785138765</text:p>
          </table:table-cell>
          <table:table-cell office:value-type="float" office:value="0.882163034705408" calcext:value-type="float">
            <text:p>0.8821630347</text:p>
          </table:table-cell>
          <table:table-cell office:value-type="float" office:value="0.996433599810111" calcext:value-type="float">
            <text:p>0.9964335998</text:p>
          </table:table-cell>
          <table:table-cell office:value-type="float" office:value="0.93127147766323" calcext:value-type="float">
            <text:p>0.9312714777</text:p>
          </table:table-cell>
          <table:table-cell office:value-type="float" office:value="0.867924528301887" calcext:value-type="float">
            <text:p>0.867924528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93870649709159" calcext:value-type="float">
            <text:p>0.9387064971</text:p>
          </table:table-cell>
          <table:table-cell office:value-type="float" office:value="0.980651731160896" calcext:value-type="float">
            <text:p>0.9806517312</text:p>
          </table:table-cell>
          <table:table-cell office:value-type="float" office:value="0.975503062117235" calcext:value-type="float">
            <text:p>0.9755030621</text:p>
          </table:table-cell>
          <table:table-cell office:value-type="float" office:value="0.899919289749798" calcext:value-type="float">
            <text:p>0.8999192897</text:p>
          </table:table-cell>
          <table:table-cell office:value-type="float" office:value="0.996415181723696" calcext:value-type="float">
            <text:p>0.9964151817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7" calcext:value-type="float">
            <text:p>0.87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35393867692004" calcext:value-type="float">
            <text:p>0.9353938677</text:p>
          </table:table-cell>
          <table:table-cell office:value-type="float" office:value="0.979124236252546" calcext:value-type="float">
            <text:p>0.9791242363</text:p>
          </table:table-cell>
          <table:table-cell office:value-type="float" office:value="0.978628673196794" calcext:value-type="float">
            <text:p>0.9786286732</text:p>
          </table:table-cell>
          <table:table-cell office:value-type="float" office:value="0.887005649717514" calcext:value-type="float">
            <text:p>0.8870056497</text:p>
          </table:table-cell>
          <table:table-cell office:value-type="float" office:value="0.996092316328073" calcext:value-type="float">
            <text:p>0.9960923163</text:p>
          </table:table-cell>
          <table:table-cell office:value-type="float" office:value="0.90836197021764" calcext:value-type="float">
            <text:p>0.9083619702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922370107463275" calcext:value-type="float">
            <text:p>0.9223701075</text:p>
          </table:table-cell>
          <table:table-cell office:value-type="float" office:value="0.980142566191446" calcext:value-type="float">
            <text:p>0.9801425662</text:p>
          </table:table-cell>
          <table:table-cell office:value-type="float" office:value="0.977092511013216" calcext:value-type="float">
            <text:p>0.977092511</text:p>
          </table:table-cell>
          <table:table-cell office:value-type="float" office:value="0.895076674737692" calcext:value-type="float">
            <text:p>0.8950766747</text:p>
          </table:table-cell>
          <table:table-cell office:value-type="float" office:value="0.996803120292181" calcext:value-type="float">
            <text:p>0.9968031203</text:p>
          </table:table-cell>
          <table:table-cell office:value-type="float" office:value="0.919724770642202" calcext:value-type="float">
            <text:p>0.9197247706</text:p>
          </table:table-cell>
          <table:table-cell office:value-type="float" office:value="0.852631578947368" calcext:value-type="float">
            <text:p>0.8526315789</text:p>
          </table:table-cell>
          <table:table-cell office:value-type="float" office:value="0.591240875912409" calcext:value-type="float">
            <text:p>0.5912408759</text:p>
          </table:table-cell>
          <table:table-cell office:value-type="float" office:value="0.952028402601917" calcext:value-type="float">
            <text:p>0.9520284026</text:p>
          </table:table-cell>
          <table:table-cell office:value-type="float" office:value="0.981290568919435" calcext:value-type="float">
            <text:p>0.9812905689</text:p>
          </table:table-cell>
          <table:table-cell office:value-type="float" office:value="0.9748045178106" calcext:value-type="float">
            <text:p>0.9748045178</text:p>
          </table:table-cell>
          <table:table-cell office:value-type="float" office:value="0.904838709677419" calcext:value-type="float">
            <text:p>0.9048387097</text:p>
          </table:table-cell>
          <table:table-cell office:value-type="float" office:value="0.996132639779259" calcext:value-type="float">
            <text:p>0.9961326398</text:p>
          </table:table-cell>
          <table:table-cell office:value-type="float" office:value="0.927752293577982" calcext:value-type="float">
            <text:p>0.9277522936</text:p>
          </table:table-cell>
          <table:table-cell office:value-type="float" office:value="0.836363636363636" calcext:value-type="float">
            <text:p>0.8363636364</text:p>
          </table:table-cell>
          <table:table-cell office:value-type="float" office:value="0.671532846715328" calcext:value-type="float">
            <text:p>0.6715328467</text:p>
          </table:table-cell>
          <table:table-cell office:value-type="float" office:value="0.946452157505338" calcext:value-type="float">
            <text:p>0.9464521575</text:p>
          </table:table-cell>
          <table:table-cell office:value-type="float" office:value="0.977472317678503" calcext:value-type="float">
            <text:p>0.9774723177</text:p>
          </table:table-cell>
          <table:table-cell office:value-type="float" office:value="0.974130240856378" calcext:value-type="float">
            <text:p>0.9741302409</text:p>
          </table:table-cell>
          <table:table-cell office:value-type="float" office:value="0.880645161290322" calcext:value-type="float">
            <text:p>0.8806451613</text:p>
          </table:table-cell>
          <table:table-cell office:value-type="float" office:value="0.995908083772492" calcext:value-type="float">
            <text:p>0.9959080838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0.591240875912409" calcext:value-type="float">
            <text:p>0.5912408759</text:p>
          </table:table-cell>
          <table:table-cell office:value-type="float" office:value="0.928635979939421" calcext:value-type="float">
            <text:p>0.9286359799</text:p>
          </table:table-cell>
          <table:table-cell office:value-type="float" office:value="0.980781468753977" calcext:value-type="float">
            <text:p>0.9807814688</text:p>
          </table:table-cell>
          <table:table-cell office:value-type="float" office:value="0.976377952755906" calcext:value-type="float">
            <text:p>0.9763779528</text:p>
          </table:table-cell>
          <table:table-cell office:value-type="float" office:value="0.9" calcext:value-type="float">
            <text:p>0.9</text:p>
          </table:table-cell>
          <table:table-cell office:value-type="float" office:value="0.996906063073121" calcext:value-type="float">
            <text:p>0.9969060631</text:p>
          </table:table-cell>
          <table:table-cell office:value-type="float" office:value="1.53637962241196" calcext:value-type="float">
            <text:p>1.5363796224</text:p>
          </table:table-cell>
          <table:table-cell office:value-type="float" office:value="0.00310649215138706" calcext:value-type="float">
            <text:p>0.0031064922</text:p>
          </table:table-cell>
          <table:table-cell office:value-type="float" office:value="0.00787830896578642" calcext:value-type="float">
            <text:p>0.007878309</text:p>
          </table:table-cell>
          <table:table-cell office:value-type="float" office:value="0.0243371765654832" calcext:value-type="float">
            <text:p>0.0243371766</text:p>
          </table:table-cell>
          <table:table-cell office:value-type="float" office:value="0.0445192703663605" calcext:value-type="float">
            <text:p>0.0445192704</text:p>
          </table:table-cell>
          <table:table-cell office:value-type="float" office:value="0.0116446141541368" calcext:value-type="float">
            <text:p>0.0116446142</text:p>
          </table:table-cell>
          <table:table-cell office:value-type="float" office:value="0.00116967419575461" calcext:value-type="float">
            <text:p>0.0011696742</text:p>
          </table:table-cell>
          <table:table-cell office:value-type="float" office:value="0.00211737337155156" calcext:value-type="float">
            <text:p>0.0021173734</text:p>
          </table:table-cell>
          <table:table-cell office:value-type="float" office:value="0.00772932945811594" calcext:value-type="float">
            <text:p>0.0077293295</text:p>
          </table:table-cell>
          <table:table-cell office:value-type="float" office:value="0.000364119767878295" calcext:value-type="float">
            <text:p>0.0003641198</text:p>
          </table:table-cell>
        </table:table-row>
        <table:table-row table:style-name="ro1">
          <table:table-cell office:value-type="float" office:value="57.4184040546417" calcext:value-type="float">
            <text:p>57.4184040546</text:p>
          </table:table-cell>
          <table:table-cell office:value-type="float" office:value="0.0470756530761719" calcext:value-type="float">
            <text:p>0.0470756531</text:p>
          </table:table-cell>
          <table:table-cell office:value-type="float" office:value="0.92542101042502" calcext:value-type="float">
            <text:p>0.9254210104</text:p>
          </table:table-cell>
          <table:table-cell office:value-type="float" office:value="0.870131530778751" calcext:value-type="float">
            <text:p>0.8701315308</text:p>
          </table:table-cell>
          <table:table-cell office:value-type="float" office:value="0.619475200683239" calcext:value-type="float">
            <text:p>0.6194752007</text:p>
          </table:table-cell>
          <table:table-cell office:value-type="float" office:value="0.939278055986156" calcext:value-type="float">
            <text:p>0.939278056</text:p>
          </table:table-cell>
          <table:table-cell office:value-type="float" office:value="0.979188082627916" calcext:value-type="float">
            <text:p>0.9791880826</text:p>
          </table:table-cell>
          <table:table-cell office:value-type="float" office:value="0.975183826103403" calcext:value-type="float">
            <text:p>0.9751838261</text:p>
          </table:table-cell>
          <table:table-cell office:value-type="float" office:value="0.890742469212945" calcext:value-type="float">
            <text:p>0.8907424692</text:p>
          </table:table-cell>
          <table:table-cell office:value-type="float" office:value="0.996433304100405" calcext:value-type="float">
            <text:p>0.99643330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5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943935926773455" calcext:value-type="float">
            <text:p>0.9439359268</text:p>
          </table:table-cell>
          <table:table-cell office:value-type="float" office:value="0.893805309734513" calcext:value-type="float">
            <text:p>0.8938053097</text:p>
          </table:table-cell>
          <table:table-cell office:value-type="float" office:value="0.731884057971014" calcext:value-type="float">
            <text:p>0.731884058</text:p>
          </table:table-cell>
          <table:table-cell office:value-type="float" office:value="0.965884924385633" calcext:value-type="float">
            <text:p>0.9658849244</text:p>
          </table:table-cell>
          <table:table-cell office:value-type="float" office:value="0.977721196690006" calcext:value-type="float">
            <text:p>0.9777211967</text:p>
          </table:table-cell>
          <table:table-cell office:value-type="float" office:value="0.974153297682709" calcext:value-type="float">
            <text:p>0.9741532977</text:p>
          </table:table-cell>
          <table:table-cell office:value-type="float" office:value="0.882163034705408" calcext:value-type="float">
            <text:p>0.8821630347</text:p>
          </table:table-cell>
          <table:table-cell office:value-type="float" office:value="0.996324670400614" calcext:value-type="float">
            <text:p>0.9963246704</text:p>
          </table:table-cell>
          <table:table-cell office:value-type="float" office:value="0.924485125858124" calcext:value-type="float">
            <text:p>0.9244851259</text:p>
          </table:table-cell>
          <table:table-cell office:value-type="float" office:value="0.882978723404255" calcext:value-type="float">
            <text:p>0.8829787234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38523944549464" calcext:value-type="float">
            <text:p>0.9385239445</text:p>
          </table:table-cell>
          <table:table-cell office:value-type="float" office:value="0.979630808402291" calcext:value-type="float">
            <text:p>0.9796308084</text:p>
          </table:table-cell>
          <table:table-cell office:value-type="float" office:value="0.974494283201407" calcext:value-type="float">
            <text:p>0.9744942832</text:p>
          </table:table-cell>
          <table:table-cell office:value-type="float" office:value="0.894269572235674" calcext:value-type="float">
            <text:p>0.8942695722</text:p>
          </table:table-cell>
          <table:table-cell office:value-type="float" office:value="0.996969461856843" calcext:value-type="float">
            <text:p>0.9969694619</text:p>
          </table:table-cell>
          <table:table-cell office:value-type="float" office:value="0.920962199312715" calcext:value-type="float">
            <text:p>0.9209621993</text:p>
          </table:table-cell>
          <table:table-cell office:value-type="float" office:value="0.887640449438202" calcext:value-type="float">
            <text:p>0.8876404494</text:p>
          </table:table-cell>
          <table:table-cell office:value-type="float" office:value="0.572463768115942" calcext:value-type="float">
            <text:p>0.5724637681</text:p>
          </table:table-cell>
          <table:table-cell office:value-type="float" office:value="0.933047421867298" calcext:value-type="float">
            <text:p>0.9330474219</text:p>
          </table:table-cell>
          <table:table-cell office:value-type="float" office:value="0.97734215885947" calcext:value-type="float">
            <text:p>0.9773421589</text:p>
          </table:table-cell>
          <table:table-cell office:value-type="float" office:value="0.976639712488769" calcext:value-type="float">
            <text:p>0.9766397125</text:p>
          </table:table-cell>
          <table:table-cell office:value-type="float" office:value="0.877320419693301" calcext:value-type="float">
            <text:p>0.8773204197</text:p>
          </table:table-cell>
          <table:table-cell office:value-type="float" office:value="0.995654917269249" calcext:value-type="float">
            <text:p>0.9956549173</text:p>
          </table:table-cell>
          <table:table-cell office:value-type="float" office:value="0.923253150057274" calcext:value-type="float">
            <text:p>0.9232531501</text:p>
          </table:table-cell>
          <table:table-cell office:value-type="float" office:value="0.851485148514851" calcext:value-type="float">
            <text:p>0.8514851485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44976831312235" calcext:value-type="float">
            <text:p>0.9449768313</text:p>
          </table:table-cell>
          <table:table-cell office:value-type="float" office:value="0.979633401221996" calcext:value-type="float">
            <text:p>0.9796334012</text:p>
          </table:table-cell>
          <table:table-cell office:value-type="float" office:value="0.980409617097061" calcext:value-type="float">
            <text:p>0.9804096171</text:p>
          </table:table-cell>
          <table:table-cell office:value-type="float" office:value="0.888619854721549" calcext:value-type="float">
            <text:p>0.8886198547</text:p>
          </table:table-cell>
          <table:table-cell office:value-type="float" office:value="0.996654616847085" calcext:value-type="float">
            <text:p>0.9966546168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39317756087942" calcext:value-type="float">
            <text:p>0.9393177561</text:p>
          </table:table-cell>
          <table:table-cell office:value-type="float" office:value="0.977087576374745" calcext:value-type="float">
            <text:p>0.9770875764</text:p>
          </table:table-cell>
          <table:table-cell office:value-type="float" office:value="0.974037600716204" calcext:value-type="float">
            <text:p>0.9740376007</text:p>
          </table:table-cell>
          <table:table-cell office:value-type="float" office:value="0.878127522195319" calcext:value-type="float">
            <text:p>0.8781275222</text:p>
          </table:table-cell>
          <table:table-cell office:value-type="float" office:value="0.996134519360519" calcext:value-type="float">
            <text:p>0.9961345194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34526274277827" calcext:value-type="float">
            <text:p>0.9345262743</text:p>
          </table:table-cell>
          <table:table-cell office:value-type="float" office:value="0.981160896130346" calcext:value-type="float">
            <text:p>0.9811608961</text:p>
          </table:table-cell>
          <table:table-cell office:value-type="float" office:value="0.974760661444734" calcext:value-type="float">
            <text:p>0.9747606614</text:p>
          </table:table-cell>
          <table:table-cell office:value-type="float" office:value="0.903954802259887" calcext:value-type="float">
            <text:p>0.9039548023</text:p>
          </table:table-cell>
          <table:table-cell office:value-type="float" office:value="0.996209777369246" calcext:value-type="float">
            <text:p>0.9962097774</text:p>
          </table:table-cell>
          <table:table-cell office:value-type="float" office:value="0.914089347079038" calcext:value-type="float">
            <text:p>0.9140893471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557971014492754" calcext:value-type="float">
            <text:p>0.5579710145</text:p>
          </table:table-cell>
          <table:table-cell office:value-type="float" office:value="0.920368727201025" calcext:value-type="float">
            <text:p>0.9203687272</text:p>
          </table:table-cell>
          <table:table-cell office:value-type="float" office:value="0.977724032586558" calcext:value-type="float">
            <text:p>0.9777240326</text:p>
          </table:table-cell>
          <table:table-cell office:value-type="float" office:value="0.974153297682709" calcext:value-type="float">
            <text:p>0.9741532977</text:p>
          </table:table-cell>
          <table:table-cell office:value-type="float" office:value="0.882163034705408" calcext:value-type="float">
            <text:p>0.8821630347</text:p>
          </table:table-cell>
          <table:table-cell office:value-type="float" office:value="0.996142508662904" calcext:value-type="float">
            <text:p>0.9961425087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861702127659574" calcext:value-type="float">
            <text:p>0.8617021277</text:p>
          </table:table-cell>
          <table:table-cell office:value-type="float" office:value="0.591240875912409" calcext:value-type="float">
            <text:p>0.5912408759</text:p>
          </table:table-cell>
          <table:table-cell office:value-type="float" office:value="0.945980435970008" calcext:value-type="float">
            <text:p>0.945980436</text:p>
          </table:table-cell>
          <table:table-cell office:value-type="float" office:value="0.980526918671248" calcext:value-type="float">
            <text:p>0.9805269187</text:p>
          </table:table-cell>
          <table:table-cell office:value-type="float" office:value="0.97384481255449" calcext:value-type="float">
            <text:p>0.9738448126</text:p>
          </table:table-cell>
          <table:table-cell office:value-type="float" office:value="0.900806451612903" calcext:value-type="float">
            <text:p>0.9008064516</text:p>
          </table:table-cell>
          <table:table-cell office:value-type="float" office:value="0.996372613064102" calcext:value-type="float">
            <text:p>0.9963726131</text:p>
          </table:table-cell>
          <table:table-cell office:value-type="float" office:value="0.931192660550459" calcext:value-type="float">
            <text:p>0.9311926606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664233576642336" calcext:value-type="float">
            <text:p>0.6642335766</text:p>
          </table:table-cell>
          <table:table-cell office:value-type="float" office:value="0.945627886190973" calcext:value-type="float">
            <text:p>0.9456278862</text:p>
          </table:table-cell>
          <table:table-cell office:value-type="float" office:value="0.980781468753977" calcext:value-type="float">
            <text:p>0.9807814688</text:p>
          </table:table-cell>
          <table:table-cell office:value-type="float" office:value="0.975545851528384" calcext:value-type="float">
            <text:p>0.9755458515</text:p>
          </table:table-cell>
          <table:table-cell office:value-type="float" office:value="0.900806451612903" calcext:value-type="float">
            <text:p>0.9008064516</text:p>
          </table:table-cell>
          <table:table-cell office:value-type="float" office:value="0.997014959025384" calcext:value-type="float">
            <text:p>0.997014959</text:p>
          </table:table-cell>
          <table:table-cell office:value-type="float" office:value="0.923165137614679" calcext:value-type="float">
            <text:p>0.9231651376</text:p>
          </table:table-cell>
          <table:table-cell office:value-type="float" office:value="0.864583333333333" calcext:value-type="float">
            <text:p>0.8645833333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24494761408213" calcext:value-type="float">
            <text:p>0.9244947614</text:p>
          </table:table-cell>
          <table:table-cell office:value-type="float" office:value="0.98027236858852" calcext:value-type="float">
            <text:p>0.9802723686</text:p>
          </table:table-cell>
          <table:table-cell office:value-type="float" office:value="0.973799126637555" calcext:value-type="float">
            <text:p>0.9737991266</text:p>
          </table:table-cell>
          <table:table-cell office:value-type="float" office:value="0.899193548387097" calcext:value-type="float">
            <text:p>0.8991935484</text:p>
          </table:table-cell>
          <table:table-cell office:value-type="float" office:value="0.996854997148108" calcext:value-type="float">
            <text:p>0.9968549971</text:p>
          </table:table-cell>
          <table:table-cell office:value-type="float" office:value="0.401892730103225" calcext:value-type="float">
            <text:p>0.4018927301</text:p>
          </table:table-cell>
          <table:table-cell office:value-type="float" office:value="0.00392260978857043" calcext:value-type="float">
            <text:p>0.0039226098</text:p>
          </table:table-cell>
          <table:table-cell office:value-type="float" office:value="0.0074684530374797" calcext:value-type="float">
            <text:p>0.007468453</text:p>
          </table:table-cell>
          <table:table-cell office:value-type="float" office:value="0.0145828668504368" calcext:value-type="float">
            <text:p>0.0145828669</text:p>
          </table:table-cell>
          <table:table-cell office:value-type="float" office:value="0.046899101566357" calcext:value-type="float">
            <text:p>0.0468991016</text:p>
          </table:table-cell>
          <table:table-cell office:value-type="float" office:value="0.0121010497523896" calcext:value-type="float">
            <text:p>0.0121010498</text:p>
          </table:table-cell>
          <table:table-cell office:value-type="float" office:value="0.00148013861431529" calcext:value-type="float">
            <text:p>0.0014801386</text:p>
          </table:table-cell>
          <table:table-cell office:value-type="float" office:value="0.00193293189253359" calcext:value-type="float">
            <text:p>0.0019329319</text:p>
          </table:table-cell>
          <table:table-cell office:value-type="float" office:value="0.00975705698333261" calcext:value-type="float">
            <text:p>0.009757057</text:p>
          </table:table-cell>
          <table:table-cell office:value-type="float" office:value="0.000412038978520635" calcext:value-type="float">
            <text:p>0.000412039</text:p>
          </table:table-cell>
        </table:table-row>
        <table:table-row table:style-name="ro1">
          <table:table-cell office:value-type="float" office:value="2.07186841964722" calcext:value-type="float">
            <text:p>2.0718684196</text:p>
          </table:table-cell>
          <table:table-cell office:value-type="float" office:value="0.0441595792770386" calcext:value-type="float">
            <text:p>0.0441595793</text:p>
          </table:table-cell>
          <table:table-cell office:value-type="float" office:value="0.876847290640394" calcext:value-type="float">
            <text:p>0.8768472906</text:p>
          </table:table-cell>
          <table:table-cell office:value-type="float" office:value="0.883682439681591" calcext:value-type="float">
            <text:p>0.8836824397</text:p>
          </table:table-cell>
          <table:table-cell office:value-type="float" office:value="0.251310288304692" calcext:value-type="float">
            <text:p>0.2513102883</text:p>
          </table:table-cell>
          <table:table-cell office:value-type="float" office:value="0.866431983248038" calcext:value-type="float">
            <text:p>0.8664319832</text:p>
          </table:table-cell>
          <table:table-cell office:value-type="float" office:value="0.883249746737005" calcext:value-type="float">
            <text:p>0.8832497467</text:p>
          </table:table-cell>
          <table:table-cell office:value-type="float" office:value="0.92413454647246" calcext:value-type="float">
            <text:p>0.9241345465</text:p>
          </table:table-cell>
          <table:table-cell office:value-type="float" office:value="0.283461688666719" calcext:value-type="float">
            <text:p>0.2834616887</text:p>
          </table:table-cell>
          <table:table-cell office:value-type="float" office:value="0.892295248056932" calcext:value-type="float">
            <text:p>0.892295248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'depth': 6</text:p>
          </table:table-cell>
          <table:table-cell office:value-type="string" calcext:value-type="string">
            <text:p><text:s/>'l2_leaf_reg': 0.001}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0.887871853546911" calcext:value-type="float">
            <text:p>0.8878718535</text:p>
          </table:table-cell>
          <table:table-cell office:value-type="float" office:value="0.976190476190476" calcext:value-type="float">
            <text:p>0.9761904762</text:p>
          </table:table-cell>
          <table:table-cell office:value-type="float" office:value="0.297101449275362" calcext:value-type="float">
            <text:p>0.2971014493</text:p>
          </table:table-cell>
          <table:table-cell office:value-type="float" office:value="0.898718100189036" calcext:value-type="float">
            <text:p>0.8987181002</text:p>
          </table:table-cell>
          <table:table-cell office:value-type="float" office:value="0.87893061744112" calcext:value-type="float">
            <text:p>0.878930617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25181598062954" calcext:value-type="float">
            <text:p>0.2518159806</text:p>
          </table:table-cell>
          <table:table-cell office:value-type="float" office:value="0.888792840112702" calcext:value-type="float">
            <text:p>0.8887928401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210144927536232" calcext:value-type="float">
            <text:p>0.2101449275</text:p>
          </table:table-cell>
          <table:table-cell office:value-type="float" office:value="0.854964161940769" calcext:value-type="float">
            <text:p>0.8549641619</text:p>
          </table:table-cell>
          <table:table-cell office:value-type="float" office:value="0.878294080203692" calcext:value-type="float">
            <text:p>0.8782940802</text:p>
          </table:table-cell>
          <table:table-cell office:value-type="float" office:value="0.914956011730205" calcext:value-type="float">
            <text:p>0.9149560117</text:p>
          </table:table-cell>
          <table:table-cell office:value-type="float" office:value="0.25181598062954" calcext:value-type="float">
            <text:p>0.2518159806</text:p>
          </table:table-cell>
          <table:table-cell office:value-type="float" office:value="0.884806612580064" calcext:value-type="float">
            <text:p>0.8848066126</text:p>
          </table:table-cell>
          <table:table-cell office:value-type="float" office:value="0.869415807560137" calcext:value-type="float">
            <text:p>0.8694158076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210144927536232" calcext:value-type="float">
            <text:p>0.2101449275</text:p>
          </table:table-cell>
          <table:table-cell office:value-type="float" office:value="0.839860001971803" calcext:value-type="float">
            <text:p>0.839860002</text:p>
          </table:table-cell>
          <table:table-cell office:value-type="float" office:value="0.882892057026477" calcext:value-type="float">
            <text:p>0.882892057</text:p>
          </table:table-cell>
          <table:table-cell office:value-type="float" office:value="0.929919137466307" calcext:value-type="float">
            <text:p>0.9299191375</text:p>
          </table:table-cell>
          <table:table-cell office:value-type="float" office:value="0.278450363196126" calcext:value-type="float">
            <text:p>0.2784503632</text:p>
          </table:table-cell>
          <table:table-cell office:value-type="float" office:value="0.887730114778831" calcext:value-type="float">
            <text:p>0.8877301148</text:p>
          </table:table-cell>
          <table:table-cell office:value-type="float" office:value="0.873997709049255" calcext:value-type="float">
            <text:p>0.873997709</text:p>
          </table:table-cell>
          <table:table-cell office:value-type="float" office:value="0.85" calcext:value-type="float">
            <text:p>0.85</text:p>
          </table:table-cell>
          <table:table-cell office:value-type="float" office:value="0.246376811594203" calcext:value-type="float">
            <text:p>0.2463768116</text:p>
          </table:table-cell>
          <table:table-cell office:value-type="float" office:value="0.860869565217391" calcext:value-type="float">
            <text:p>0.8608695652</text:p>
          </table:table-cell>
          <table:table-cell office:value-type="float" office:value="0.881109979633401" calcext:value-type="float">
            <text:p>0.8811099796</text:p>
          </table:table-cell>
          <table:table-cell office:value-type="float" office:value="0.942028985507246" calcext:value-type="float">
            <text:p>0.9420289855</text:p>
          </table:table-cell>
          <table:table-cell office:value-type="float" office:value="0.262308313155771" calcext:value-type="float">
            <text:p>0.2623083132</text:p>
          </table:table-cell>
          <table:table-cell office:value-type="float" office:value="0.881074842930925" calcext:value-type="float">
            <text:p>0.8810748429</text:p>
          </table:table-cell>
          <table:table-cell office:value-type="float" office:value="0.882016036655212" calcext:value-type="float">
            <text:p>0.8820160367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68115942028986" calcext:value-type="float">
            <text:p>0.268115942</text:p>
          </table:table-cell>
          <table:table-cell office:value-type="float" office:value="0.897594400078872" calcext:value-type="float">
            <text:p>0.8975944001</text:p>
          </table:table-cell>
          <table:table-cell office:value-type="float" office:value="0.889511201629328" calcext:value-type="float">
            <text:p>0.8895112016</text:p>
          </table:table-cell>
          <table:table-cell office:value-type="float" office:value="0.918735891647856" calcext:value-type="float">
            <text:p>0.9187358916</text:p>
          </table:table-cell>
          <table:table-cell office:value-type="float" office:value="0.328490718321227" calcext:value-type="float">
            <text:p>0.3284907183</text:p>
          </table:table-cell>
          <table:table-cell office:value-type="float" office:value="0.906521319910818" calcext:value-type="float">
            <text:p>0.9065213199</text:p>
          </table:table-cell>
          <table:table-cell office:value-type="float" office:value="0.867124856815578" calcext:value-type="float">
            <text:p>0.8671248568</text:p>
          </table:table-cell>
          <table:table-cell office:value-type="float" office:value="0.805555555555556" calcext:value-type="float">
            <text:p>0.8055555556</text:p>
          </table:table-cell>
          <table:table-cell office:value-type="float" office:value="0.210144927536232" calcext:value-type="float">
            <text:p>0.2101449275</text:p>
          </table:table-cell>
          <table:table-cell office:value-type="float" office:value="0.845499359163955" calcext:value-type="float">
            <text:p>0.8454993592</text:p>
          </table:table-cell>
          <table:table-cell office:value-type="float" office:value="0.878818737270876" calcext:value-type="float">
            <text:p>0.8788187373</text:p>
          </table:table-cell>
          <table:table-cell office:value-type="float" office:value="0.925816023738872" calcext:value-type="float">
            <text:p>0.9258160237</text:p>
          </table:table-cell>
          <table:table-cell office:value-type="float" office:value="0.25181598062954" calcext:value-type="float">
            <text:p>0.2518159806</text:p>
          </table:table-cell>
          <table:table-cell office:value-type="float" office:value="0.881409539812523" calcext:value-type="float">
            <text:p>0.8814095398</text:p>
          </table:table-cell>
          <table:table-cell office:value-type="float" office:value="0.876288659793814" calcext:value-type="float">
            <text:p>0.8762886598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3623188405797" calcext:value-type="float">
            <text:p>0.2536231884</text:p>
          </table:table-cell>
          <table:table-cell office:value-type="float" office:value="0.85527950310559" calcext:value-type="float">
            <text:p>0.8552795031</text:p>
          </table:table-cell>
          <table:table-cell office:value-type="float" office:value="0.885819755600815" calcext:value-type="float">
            <text:p>0.8858197556</text:p>
          </table:table-cell>
          <table:table-cell office:value-type="float" office:value="0.925373134328358" calcext:value-type="float">
            <text:p>0.9253731343</text:p>
          </table:table-cell>
          <table:table-cell office:value-type="float" office:value="0.300242130750605" calcext:value-type="float">
            <text:p>0.3002421308</text:p>
          </table:table-cell>
          <table:table-cell office:value-type="float" office:value="0.895665870541832" calcext:value-type="float">
            <text:p>0.8956658705</text:p>
          </table:table-cell>
          <table:table-cell office:value-type="float" office:value="0.892201834862385" calcext:value-type="float">
            <text:p>0.8922018349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335766423357664" calcext:value-type="float">
            <text:p>0.3357664234</text:p>
          </table:table-cell>
          <table:table-cell office:value-type="float" office:value="0.87384179949352" calcext:value-type="float">
            <text:p>0.8738417995</text:p>
          </table:table-cell>
          <table:table-cell office:value-type="float" office:value="0.891688939798905" calcext:value-type="float">
            <text:p>0.8916889398</text:p>
          </table:table-cell>
          <table:table-cell office:value-type="float" office:value="0.904365904365904" calcext:value-type="float">
            <text:p>0.9043659044</text:p>
          </table:table-cell>
          <table:table-cell office:value-type="float" office:value="0.350806451612903" calcext:value-type="float">
            <text:p>0.3508064516</text:p>
          </table:table-cell>
          <table:table-cell office:value-type="float" office:value="0.907136920054405" calcext:value-type="float">
            <text:p>0.9071369201</text:p>
          </table:table-cell>
          <table:table-cell office:value-type="float" office:value="0.876146788990826" calcext:value-type="float">
            <text:p>0.876146789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248175182481752" calcext:value-type="float">
            <text:p>0.2481751825</text:p>
          </table:table-cell>
          <table:table-cell office:value-type="float" office:value="0.884562292070113" calcext:value-type="float">
            <text:p>0.8845622921</text:p>
          </table:table-cell>
          <table:table-cell office:value-type="float" office:value="0.880870561282932" calcext:value-type="float">
            <text:p>0.8808705613</text:p>
          </table:table-cell>
          <table:table-cell office:value-type="float" office:value="0.934285714285714" calcext:value-type="float">
            <text:p>0.9342857143</text:p>
          </table:table-cell>
          <table:table-cell office:value-type="float" office:value="0.263709677419355" calcext:value-type="float">
            <text:p>0.2637096774</text:p>
          </table:table-cell>
          <table:table-cell office:value-type="float" office:value="0.889988823996841" calcext:value-type="float">
            <text:p>0.889988824</text:p>
          </table:table-cell>
          <table:table-cell office:value-type="float" office:value="0.873853211009174" calcext:value-type="float">
            <text:p>0.873853211</text:p>
          </table:table-cell>
          <table:table-cell office:value-type="float" office:value="0.864864864864865" calcext:value-type="float">
            <text:p>0.8648648649</text:p>
          </table:table-cell>
          <table:table-cell office:value-type="float" office:value="0.233576642335766" calcext:value-type="float">
            <text:p>0.2335766423</text:p>
          </table:table-cell>
          <table:table-cell office:value-type="float" office:value="0.853120810367943" calcext:value-type="float">
            <text:p>0.8531208104</text:p>
          </table:table-cell>
          <table:table-cell office:value-type="float" office:value="0.8845615374825" calcext:value-type="float">
            <text:p>0.8845615375</text:p>
          </table:table-cell>
          <table:table-cell office:value-type="float" office:value="0.917293233082707" calcext:value-type="float">
            <text:p>0.9172932331</text:p>
          </table:table-cell>
          <table:table-cell office:value-type="float" office:value="0.295161290322581" calcext:value-type="float">
            <text:p>0.2951612903</text:p>
          </table:table-cell>
          <table:table-cell office:value-type="float" office:value="0.899825595850376" calcext:value-type="float">
            <text:p>0.8998255959</text:p>
          </table:table-cell>
          <table:table-cell office:value-type="float" office:value="0.347059570314978" calcext:value-type="float">
            <text:p>0.3470595703</text:p>
          </table:table-cell>
          <table:table-cell office:value-type="float" office:value="0.00224746251087696" calcext:value-type="float">
            <text:p>0.0022474625</text:p>
          </table:table-cell>
          <table:table-cell office:value-type="float" office:value="0.00777609117751876" calcext:value-type="float">
            <text:p>0.0077760912</text:p>
          </table:table-cell>
          <table:table-cell office:value-type="float" office:value="0.050528737948667" calcext:value-type="float">
            <text:p>0.0505287379</text:p>
          </table:table-cell>
          <table:table-cell office:value-type="float" office:value="0.0386618324908373" calcext:value-type="float">
            <text:p>0.0386618325</text:p>
          </table:table-cell>
          <table:table-cell office:value-type="float" office:value="0.0200163077860969" calcext:value-type="float">
            <text:p>0.0200163078</text:p>
          </table:table-cell>
          <table:table-cell office:value-type="float" office:value="0.00438139201155406" calcext:value-type="float">
            <text:p>0.004381392</text:p>
          </table:table-cell>
          <table:table-cell office:value-type="float" office:value="0.0101575577345488" calcext:value-type="float">
            <text:p>0.0101575577</text:p>
          </table:table-cell>
          <table:table-cell office:value-type="float" office:value="0.0329370121013721" calcext:value-type="float">
            <text:p>0.0329370121</text:p>
          </table:table-cell>
          <table:table-cell office:value-type="float" office:value="0.00910838225799483" calcext:value-type="float">
            <text:p>0.0091083823</text:p>
          </table:table-cell>
        </table:table-row>
        <table:table-row table:style-name="ro1">
          <table:table-cell office:value-type="float" office:value="4.34134840965271" calcext:value-type="float">
            <text:p>4.3413484097</text:p>
          </table:table-cell>
          <table:table-cell office:value-type="float" office:value="0.0434701681137085" calcext:value-type="float">
            <text:p>0.0434701681</text:p>
          </table:table-cell>
          <table:table-cell office:value-type="float" office:value="0.884064612212166" calcext:value-type="float">
            <text:p>0.8840646122</text:p>
          </table:table-cell>
          <table:table-cell office:value-type="float" office:value="0.861482150883241" calcext:value-type="float">
            <text:p>0.8614821509</text:p>
          </table:table-cell>
          <table:table-cell office:value-type="float" office:value="0.317403142161489" calcext:value-type="float">
            <text:p>0.3174031422</text:p>
          </table:table-cell>
          <table:table-cell office:value-type="float" office:value="0.883421170618625" calcext:value-type="float">
            <text:p>0.8834211706</text:p>
          </table:table-cell>
          <table:table-cell office:value-type="float" office:value="0.897263789997027" calcext:value-type="float">
            <text:p>0.89726379</text:p>
          </table:table-cell>
          <table:table-cell office:value-type="float" office:value="0.924322439821352" calcext:value-type="float">
            <text:p>0.9243224398</text:p>
          </table:table-cell>
          <table:table-cell office:value-type="float" office:value="0.378018888802104" calcext:value-type="float">
            <text:p>0.3780188888</text:p>
          </table:table-cell>
          <table:table-cell office:value-type="float" office:value="0.913987204452118" calcext:value-type="float">
            <text:p>0.9139872045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depth': 6</text:p>
          </table:table-cell>
          <table:table-cell office:value-type="string" calcext:value-type="string">
            <text:p><text:s/>'l2_leaf_reg': 0.01}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893592677345538" calcext:value-type="float">
            <text:p>0.8935926773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340579710144928" calcext:value-type="float">
            <text:p>0.3405797101</text:p>
          </table:table-cell>
          <table:table-cell office:value-type="float" office:value="0.900992438563327" calcext:value-type="float">
            <text:p>0.9009924386</text:p>
          </table:table-cell>
          <table:table-cell office:value-type="float" office:value="0.882495225970719" calcext:value-type="float">
            <text:p>0.882495226</text:p>
          </table:table-cell>
          <table:table-cell office:value-type="float" office:value="0.920212765957447" calcext:value-type="float">
            <text:p>0.920212766</text:p>
          </table:table-cell>
          <table:table-cell office:value-type="float" office:value="0.279257465698144" calcext:value-type="float">
            <text:p>0.2792574657</text:p>
          </table:table-cell>
          <table:table-cell office:value-type="float" office:value="0.893847661110639" calcext:value-type="float">
            <text:p>0.8938476611</text:p>
          </table:table-cell>
          <table:table-cell office:value-type="float" office:value="0.881006864988558" calcext:value-type="float">
            <text:p>0.881006865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876722983616887" calcext:value-type="float">
            <text:p>0.8767229836</text:p>
          </table:table-cell>
          <table:table-cell office:value-type="float" office:value="0.887205601527689" calcext:value-type="float">
            <text:p>0.8872056015</text:p>
          </table:table-cell>
          <table:table-cell office:value-type="float" office:value="0.913348946135831" calcext:value-type="float">
            <text:p>0.9133489461</text:p>
          </table:table-cell>
          <table:table-cell office:value-type="float" office:value="0.314769975786925" calcext:value-type="float">
            <text:p>0.3147699758</text:p>
          </table:table-cell>
          <table:table-cell office:value-type="float" office:value="0.898349063048661" calcext:value-type="float">
            <text:p>0.898349063</text:p>
          </table:table-cell>
          <table:table-cell office:value-type="float" office:value="0.878579610538373" calcext:value-type="float">
            <text:p>0.878579610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869496204278813" calcext:value-type="float">
            <text:p>0.8694962043</text:p>
          </table:table-cell>
          <table:table-cell office:value-type="float" office:value="0.894348268839104" calcext:value-type="float">
            <text:p>0.8943482688</text:p>
          </table:table-cell>
          <table:table-cell office:value-type="float" office:value="0.925155925155925" calcext:value-type="float">
            <text:p>0.9251559252</text:p>
          </table:table-cell>
          <table:table-cell office:value-type="float" office:value="0.359160613397901" calcext:value-type="float">
            <text:p>0.3591606134</text:p>
          </table:table-cell>
          <table:table-cell office:value-type="float" office:value="0.911646609858458" calcext:value-type="float">
            <text:p>0.9116466099</text:p>
          </table:table-cell>
          <table:table-cell office:value-type="float" office:value="0.887743413516609" calcext:value-type="float">
            <text:p>0.8877434135</text:p>
          </table:table-cell>
          <table:table-cell office:value-type="float" office:value="0.803030303030303" calcext:value-type="float">
            <text:p>0.803030303</text:p>
          </table:table-cell>
          <table:table-cell office:value-type="float" office:value="0.384057971014493" calcext:value-type="float">
            <text:p>0.384057971</text:p>
          </table:table-cell>
          <table:table-cell office:value-type="float" office:value="0.898057773834171" calcext:value-type="float">
            <text:p>0.8980577738</text:p>
          </table:table-cell>
          <table:table-cell office:value-type="float" office:value="0.908350305498982" calcext:value-type="float">
            <text:p>0.9083503055</text:p>
          </table:table-cell>
          <table:table-cell office:value-type="float" office:value="0.91653290529695" calcext:value-type="float">
            <text:p>0.9165329053</text:p>
          </table:table-cell>
          <table:table-cell office:value-type="float" office:value="0.460855528652139" calcext:value-type="float">
            <text:p>0.4608555287</text:p>
          </table:table-cell>
          <table:table-cell office:value-type="float" office:value="0.935980439260383" calcext:value-type="float">
            <text:p>0.9359804393</text:p>
          </table:table-cell>
          <table:table-cell office:value-type="float" office:value="0.890034364261168" calcext:value-type="float">
            <text:p>0.89003436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26086956521739" calcext:value-type="float">
            <text:p>0.3260869565</text:p>
          </table:table-cell>
          <table:table-cell office:value-type="float" office:value="0.896460613230799" calcext:value-type="float">
            <text:p>0.8964606132</text:p>
          </table:table-cell>
          <table:table-cell office:value-type="float" office:value="0.891165987780041" calcext:value-type="float">
            <text:p>0.891165987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343825665859564" calcext:value-type="float">
            <text:p>0.3438256659</text:p>
          </table:table-cell>
          <table:table-cell office:value-type="float" office:value="0.910685576064684" calcext:value-type="float">
            <text:p>0.9106855761</text:p>
          </table:table-cell>
          <table:table-cell office:value-type="float" office:value="0.872852233676976" calcext:value-type="float">
            <text:p>0.8728522337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246376811594203" calcext:value-type="float">
            <text:p>0.2463768116</text:p>
          </table:table-cell>
          <table:table-cell office:value-type="float" office:value="0.859883663610372" calcext:value-type="float">
            <text:p>0.8598836636</text:p>
          </table:table-cell>
          <table:table-cell office:value-type="float" office:value="0.88963849287169" calcext:value-type="float">
            <text:p>0.8896384929</text:p>
          </table:table-cell>
          <table:table-cell office:value-type="float" office:value="0.924657534246575" calcext:value-type="float">
            <text:p>0.9246575342</text:p>
          </table:table-cell>
          <table:table-cell office:value-type="float" office:value="0.326876513317191" calcext:value-type="float">
            <text:p>0.3268765133</text:p>
          </table:table-cell>
          <table:table-cell office:value-type="float" office:value="0.901447137103625" calcext:value-type="float">
            <text:p>0.9014471371</text:p>
          </table:table-cell>
          <table:table-cell office:value-type="float" office:value="0.877434135166094" calcext:value-type="float">
            <text:p>0.8774341352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268115942028986" calcext:value-type="float">
            <text:p>0.268115942</text:p>
          </table:table-cell>
          <table:table-cell office:value-type="float" office:value="0.866646948634526" calcext:value-type="float">
            <text:p>0.8666469486</text:p>
          </table:table-cell>
          <table:table-cell office:value-type="float" office:value="0.893075356415478" calcext:value-type="float">
            <text:p>0.8930753564</text:p>
          </table:table-cell>
          <table:table-cell office:value-type="float" office:value="0.927194860813704" calcext:value-type="float">
            <text:p>0.9271948608</text:p>
          </table:table-cell>
          <table:table-cell office:value-type="float" office:value="0.349475383373688" calcext:value-type="float">
            <text:p>0.3494753834</text:p>
          </table:table-cell>
          <table:table-cell office:value-type="float" office:value="0.91297978657707" calcext:value-type="float">
            <text:p>0.9129797866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233576642335766" calcext:value-type="float">
            <text:p>0.2335766423</text:p>
          </table:table-cell>
          <table:table-cell office:value-type="float" office:value="0.859451809921049" calcext:value-type="float">
            <text:p>0.8594518099</text:p>
          </table:table-cell>
          <table:table-cell office:value-type="float" office:value="0.880997836324297" calcext:value-type="float">
            <text:p>0.8809978363</text:p>
          </table:table-cell>
          <table:table-cell office:value-type="float" office:value="0.922437673130194" calcext:value-type="float">
            <text:p>0.9224376731</text:p>
          </table:table-cell>
          <table:table-cell office:value-type="float" office:value="0.268548387096774" calcext:value-type="float">
            <text:p>0.2685483871</text:p>
          </table:table-cell>
          <table:table-cell office:value-type="float" office:value="0.893685862904444" calcext:value-type="float">
            <text:p>0.8936858629</text:p>
          </table:table-cell>
          <table:table-cell office:value-type="float" office:value="0.912844036697248" calcext:value-type="float">
            <text:p>0.9128440367</text:p>
          </table:table-cell>
          <table:table-cell office:value-type="float" office:value="0.842696629213483" calcext:value-type="float">
            <text:p>0.8426966292</text:p>
          </table:table-cell>
          <table:table-cell office:value-type="float" office:value="0.547445255474453" calcext:value-type="float">
            <text:p>0.5474452555</text:p>
          </table:table-cell>
          <table:table-cell office:value-type="float" office:value="0.936372213118824" calcext:value-type="float">
            <text:p>0.9363722131</text:p>
          </table:table-cell>
          <table:table-cell office:value-type="float" office:value="0.955071910398371" calcext:value-type="float">
            <text:p>0.9550719104</text:p>
          </table:table-cell>
          <table:table-cell office:value-type="float" office:value="0.963427377220481" calcext:value-type="float">
            <text:p>0.9634273772</text:p>
          </table:table-cell>
          <table:table-cell office:value-type="float" office:value="0.743548387096774" calcext:value-type="float">
            <text:p>0.7435483871</text:p>
          </table:table-cell>
          <table:table-cell office:value-type="float" office:value="0.974897197833537" calcext:value-type="float">
            <text:p>0.9748971978</text:p>
          </table:table-cell>
          <table:table-cell office:value-type="float" office:value="0.871559633027523" calcext:value-type="float">
            <text:p>0.871559633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248175182481752" calcext:value-type="float">
            <text:p>0.2481751825</text:p>
          </table:table-cell>
          <table:table-cell office:value-type="float" office:value="0.870132578578877" calcext:value-type="float">
            <text:p>0.8701325786</text:p>
          </table:table-cell>
          <table:table-cell office:value-type="float" office:value="0.890288914343897" calcext:value-type="float">
            <text:p>0.8902889143</text:p>
          </table:table-cell>
          <table:table-cell office:value-type="float" office:value="0.92" calcext:value-type="float">
            <text:p>0.92</text:p>
          </table:table-cell>
          <table:table-cell office:value-type="float" office:value="0.333870967741935" calcext:value-type="float">
            <text:p>0.3338709677</text:p>
          </table:table-cell>
          <table:table-cell office:value-type="float" office:value="0.906352710759676" calcext:value-type="float">
            <text:p>0.9063527108</text:p>
          </table:table-cell>
          <table:table-cell office:value-type="float" office:value="4.46273254845271" calcext:value-type="float">
            <text:p>4.4627325485</text:p>
          </table:table-cell>
          <table:table-cell office:value-type="float" office:value="0.00308364387734516" calcext:value-type="float">
            <text:p>0.0030836439</text:p>
          </table:table-cell>
          <table:table-cell office:value-type="float" office:value="0.0118950536916287" calcext:value-type="float">
            <text:p>0.0118950537</text:p>
          </table:table-cell>
          <table:table-cell office:value-type="float" office:value="0.0517290206981629" calcext:value-type="float">
            <text:p>0.0517290207</text:p>
          </table:table-cell>
          <table:table-cell office:value-type="float" office:value="0.0887255881419736" calcext:value-type="float">
            <text:p>0.0887255881</text:p>
          </table:table-cell>
          <table:table-cell office:value-type="float" office:value="0.0230630395191371" calcext:value-type="float">
            <text:p>0.0230630395</text:p>
          </table:table-cell>
          <table:table-cell office:value-type="float" office:value="0.0205391552306119" calcext:value-type="float">
            <text:p>0.0205391552</text:p>
          </table:table-cell>
          <table:table-cell office:value-type="float" office:value="0.0139868751609344" calcext:value-type="float">
            <text:p>0.0139868752</text:p>
          </table:table-cell>
          <table:table-cell office:value-type="float" office:value="0.131573508622622" calcext:value-type="float">
            <text:p>0.1315735086</text:p>
          </table:table-cell>
          <table:table-cell office:value-type="float" office:value="0.0234285288038523" calcext:value-type="float">
            <text:p>0.0234285288</text:p>
          </table:table-cell>
        </table:table-row>
        <table:table-row table:style-name="ro1">
          <table:table-cell office:value-type="float" office:value="61.7467777490616" calcext:value-type="float">
            <text:p>61.7467777491</text:p>
          </table:table-cell>
          <table:table-cell office:value-type="float" office:value="0.0461410760879517" calcext:value-type="float">
            <text:p>0.0461410761</text:p>
          </table:table-cell>
          <table:table-cell office:value-type="float" office:value="0.925993813724367" calcext:value-type="float">
            <text:p>0.9259938137</text:p>
          </table:table-cell>
          <table:table-cell office:value-type="float" office:value="0.884378286276682" calcext:value-type="float">
            <text:p>0.8843782863</text:p>
          </table:table-cell>
          <table:table-cell office:value-type="float" office:value="0.610739601947699" calcext:value-type="float">
            <text:p>0.6107396019</text:p>
          </table:table-cell>
          <table:table-cell office:value-type="float" office:value="0.932065098942247" calcext:value-type="float">
            <text:p>0.9320650989</text:p>
          </table:table-cell>
          <table:table-cell office:value-type="float" office:value="0.978373517494634" calcext:value-type="float">
            <text:p>0.9783735175</text:p>
          </table:table-cell>
          <table:table-cell office:value-type="float" office:value="0.978939323495976" calcext:value-type="float">
            <text:p>0.9789393235</text:p>
          </table:table-cell>
          <table:table-cell office:value-type="float" office:value="0.881870720404072" calcext:value-type="float">
            <text:p>0.8818707204</text:p>
          </table:table-cell>
          <table:table-cell office:value-type="float" office:value="0.996694085127297" calcext:value-type="float">
            <text:p>0.996694085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depth': 6</text:p>
          </table:table-cell>
          <table:table-cell office:value-type="string" calcext:value-type="string">
            <text:p><text:s/>'l2_leaf_reg': 0.1}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940503432494279" calcext:value-type="float">
            <text:p>0.9405034325</text:p>
          </table:table-cell>
          <table:table-cell office:value-type="float" office:value="0.898148148148148" calcext:value-type="float">
            <text:p>0.8981481481</text:p>
          </table:table-cell>
          <table:table-cell office:value-type="float" office:value="0.702898550724638" calcext:value-type="float">
            <text:p>0.7028985507</text:p>
          </table:table-cell>
          <table:table-cell office:value-type="float" office:value="0.963453056080655" calcext:value-type="float">
            <text:p>0.9634530561</text:p>
          </table:table-cell>
          <table:table-cell office:value-type="float" office:value="0.974029280712922" calcext:value-type="float">
            <text:p>0.9740292807</text:p>
          </table:table-cell>
          <table:table-cell office:value-type="float" office:value="0.975206611570248" calcext:value-type="float">
            <text:p>0.9752066116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995801322496494" calcext:value-type="float">
            <text:p>0.9958013225</text:p>
          </table:table-cell>
          <table:table-cell office:value-type="float" office:value="0.926773455377574" calcext:value-type="float">
            <text:p>0.9267734554</text:p>
          </table:table-cell>
          <table:table-cell office:value-type="float" office:value="0.902173913043478" calcext:value-type="float">
            <text:p>0.902173913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32193210459987" calcext:value-type="float">
            <text:p>0.9321932105</text:p>
          </table:table-cell>
          <table:table-cell office:value-type="float" office:value="0.980776575429663" calcext:value-type="float">
            <text:p>0.9807765754</text:p>
          </table:table-cell>
          <table:table-cell office:value-type="float" office:value="0.978031634446397" calcext:value-type="float">
            <text:p>0.9780316344</text:p>
          </table:table-cell>
          <table:table-cell office:value-type="float" office:value="0.898305084745763" calcext:value-type="float">
            <text:p>0.8983050847</text:p>
          </table:table-cell>
          <table:table-cell office:value-type="float" office:value="0.99746719133209" calcext:value-type="float">
            <text:p>0.9974671913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89247311827957" calcext:value-type="float">
            <text:p>0.8924731183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30316474415853" calcext:value-type="float">
            <text:p>0.9303164744</text:p>
          </table:table-cell>
          <table:table-cell office:value-type="float" office:value="0.980906313645621" calcext:value-type="float">
            <text:p>0.9809063136</text:p>
          </table:table-cell>
          <table:table-cell office:value-type="float" office:value="0.978891820580475" calcext:value-type="float">
            <text:p>0.9788918206</text:p>
          </table:table-cell>
          <table:table-cell office:value-type="float" office:value="0.898305084745763" calcext:value-type="float">
            <text:p>0.8983050847</text:p>
          </table:table-cell>
          <table:table-cell office:value-type="float" office:value="0.997405611271284" calcext:value-type="float">
            <text:p>0.9974056113</text:p>
          </table:table-cell>
          <table:table-cell office:value-type="float" office:value="0.927835051546392" calcext:value-type="float">
            <text:p>0.9278350515</text:p>
          </table:table-cell>
          <table:table-cell office:value-type="float" office:value="0.88659793814433" calcext:value-type="float">
            <text:p>0.8865979381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26816523710933" calcext:value-type="float">
            <text:p>0.9268165237</text:p>
          </table:table-cell>
          <table:table-cell office:value-type="float" office:value="0.977851323828921" calcext:value-type="float">
            <text:p>0.9778513238</text:p>
          </table:table-cell>
          <table:table-cell office:value-type="float" office:value="0.984531392174704" calcext:value-type="float">
            <text:p>0.9845313922</text:p>
          </table:table-cell>
          <table:table-cell office:value-type="float" office:value="0.873284907183212" calcext:value-type="float">
            <text:p>0.8732849072</text:p>
          </table:table-cell>
          <table:table-cell office:value-type="float" office:value="0.996122199978215" calcext:value-type="float">
            <text:p>0.9961222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884210526315789" calcext:value-type="float">
            <text:p>0.8842105263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31578428472838" calcext:value-type="float">
            <text:p>0.9315784285</text:p>
          </table:table-cell>
          <table:table-cell office:value-type="float" office:value="0.978996945010183" calcext:value-type="float">
            <text:p>0.978996945</text:p>
          </table:table-cell>
          <table:table-cell office:value-type="float" office:value="0.979464285714286" calcext:value-type="float">
            <text:p>0.9794642857</text:p>
          </table:table-cell>
          <table:table-cell office:value-type="float" office:value="0.885391444713479" calcext:value-type="float">
            <text:p>0.8853914447</text:p>
          </table:table-cell>
          <table:table-cell office:value-type="float" office:value="0.997354748079" calcext:value-type="float">
            <text:p>0.9973547481</text:p>
          </table:table-cell>
          <table:table-cell office:value-type="float" office:value="0.920962199312715" calcext:value-type="float">
            <text:p>0.9209621993</text:p>
          </table:table-cell>
          <table:table-cell office:value-type="float" office:value="0.855670103092784" calcext:value-type="float">
            <text:p>0.8556701031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17519471556739" calcext:value-type="float">
            <text:p>0.9175194716</text:p>
          </table:table-cell>
          <table:table-cell office:value-type="float" office:value="0.978742362525458" calcext:value-type="float">
            <text:p>0.9787423625</text:p>
          </table:table-cell>
          <table:table-cell office:value-type="float" office:value="0.976868327402135" calcext:value-type="float">
            <text:p>0.9768683274</text:p>
          </table:table-cell>
          <table:table-cell office:value-type="float" office:value="0.886198547215496" calcext:value-type="float">
            <text:p>0.8861985472</text:p>
          </table:table-cell>
          <table:table-cell office:value-type="float" office:value="0.997006268126111" calcext:value-type="float">
            <text:p>0.9970062681</text:p>
          </table:table-cell>
          <table:table-cell office:value-type="float" office:value="0.919816723940435" calcext:value-type="float">
            <text:p>0.9198167239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909849157054126" calcext:value-type="float">
            <text:p>0.9098491571</text:p>
          </table:table-cell>
          <table:table-cell office:value-type="float" office:value="0.981160896130346" calcext:value-type="float">
            <text:p>0.9811608961</text:p>
          </table:table-cell>
          <table:table-cell office:value-type="float" office:value="0.980616740088106" calcext:value-type="float">
            <text:p>0.9806167401</text:p>
          </table:table-cell>
          <table:table-cell office:value-type="float" office:value="0.898305084745763" calcext:value-type="float">
            <text:p>0.8983050847</text:p>
          </table:table-cell>
          <table:table-cell office:value-type="float" office:value="0.997666940742429" calcext:value-type="float">
            <text:p>0.9976669407</text:p>
          </table:table-cell>
          <table:table-cell office:value-type="float" office:value="0.924311926605504" calcext:value-type="float">
            <text:p>0.9243119266</text:p>
          </table:table-cell>
          <table:table-cell office:value-type="float" office:value="0.898876404494382" calcext:value-type="float">
            <text:p>0.8988764045</text:p>
          </table:table-cell>
          <table:table-cell office:value-type="float" office:value="0.583941605839416" calcext:value-type="float">
            <text:p>0.5839416058</text:p>
          </table:table-cell>
          <table:table-cell office:value-type="float" office:value="0.943090520879885" calcext:value-type="float">
            <text:p>0.9430905209</text:p>
          </table:table-cell>
          <table:table-cell office:value-type="float" office:value="0.971999490899834" calcext:value-type="float">
            <text:p>0.9719994909</text:p>
          </table:table-cell>
          <table:table-cell office:value-type="float" office:value="0.976635514018692" calcext:value-type="float">
            <text:p>0.976635514</text:p>
          </table:table-cell>
          <table:table-cell office:value-type="float" office:value="0.842741935483871" calcext:value-type="float">
            <text:p>0.8427419355</text:p>
          </table:table-cell>
          <table:table-cell office:value-type="float" office:value="0.994694871957373" calcext:value-type="float">
            <text:p>0.994694872</text:p>
          </table:table-cell>
          <table:table-cell office:value-type="float" office:value="0.930045871559633" calcext:value-type="float">
            <text:p>0.9300458716</text:p>
          </table:table-cell>
          <table:table-cell office:value-type="float" office:value="0.872549019607843" calcext:value-type="float">
            <text:p>0.8725490196</text:p>
          </table:table-cell>
          <table:table-cell office:value-type="float" office:value="0.64963503649635" calcext:value-type="float">
            <text:p>0.6496350365</text:p>
          </table:table-cell>
          <table:table-cell office:value-type="float" office:value="0.940801430061076" calcext:value-type="float">
            <text:p>0.9408014301</text:p>
          </table:table-cell>
          <table:table-cell office:value-type="float" office:value="0.980145093547155" calcext:value-type="float">
            <text:p>0.9801450935</text:p>
          </table:table-cell>
          <table:table-cell office:value-type="float" office:value="0.979646017699115" calcext:value-type="float">
            <text:p>0.9796460177</text:p>
          </table:table-cell>
          <table:table-cell office:value-type="float" office:value="0.892741935483871" calcext:value-type="float">
            <text:p>0.8927419355</text:p>
          </table:table-cell>
          <table:table-cell office:value-type="float" office:value="0.996003024955272" calcext:value-type="float">
            <text:p>0.996003025</text:p>
          </table:table-cell>
          <table:table-cell office:value-type="float" office:value="0.918577981651376" calcext:value-type="float">
            <text:p>0.9185779817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569343065693431" calcext:value-type="float">
            <text:p>0.5693430657</text:p>
          </table:table-cell>
          <table:table-cell office:value-type="float" office:value="0.925011172352153" calcext:value-type="float">
            <text:p>0.9250111724</text:p>
          </table:table-cell>
          <table:table-cell office:value-type="float" office:value="0.97912689321624" calcext:value-type="float">
            <text:p>0.9791268932</text:p>
          </table:table-cell>
          <table:table-cell office:value-type="float" office:value="0.979500891265597" calcext:value-type="float">
            <text:p>0.9795008913</text:p>
          </table:table-cell>
          <table:table-cell office:value-type="float" office:value="0.886290322580645" calcext:value-type="float">
            <text:p>0.8862903226</text:p>
          </table:table-cell>
          <table:table-cell office:value-type="float" office:value="0.9974186723347" calcext:value-type="float">
            <text:p>0.9974186723</text:p>
          </table:table-cell>
          <table:table-cell office:value-type="float" office:value="4.15423838717584" calcext:value-type="float">
            <text:p>4.1542383872</text:p>
          </table:table-cell>
          <table:table-cell office:value-type="float" office:value="0.00181828866382919" calcext:value-type="float">
            <text:p>0.0018182887</text:p>
          </table:table-cell>
          <table:table-cell office:value-type="float" office:value="0.00594007414821541" calcext:value-type="float">
            <text:p>0.0059400741</text:p>
          </table:table-cell>
          <table:table-cell office:value-type="float" office:value="0.0143831884421707" calcext:value-type="float">
            <text:p>0.0143831884</text:p>
          </table:table-cell>
          <table:table-cell office:value-type="float" office:value="0.038646222431657" calcext:value-type="float">
            <text:p>0.0386462224</text:p>
          </table:table-cell>
          <table:table-cell office:value-type="float" office:value="0.0140353037368473" calcext:value-type="float">
            <text:p>0.0140353037</text:p>
          </table:table-cell>
          <table:table-cell office:value-type="float" office:value="0.00289764185370397" calcext:value-type="float">
            <text:p>0.0028976419</text:p>
          </table:table-cell>
          <table:table-cell office:value-type="float" office:value="0.00243990114768928" calcext:value-type="float">
            <text:p>0.0024399011</text:p>
          </table:table-cell>
          <table:table-cell office:value-type="float" office:value="0.0178755475403956" calcext:value-type="float">
            <text:p>0.0178755475</text:p>
          </table:table-cell>
          <table:table-cell office:value-type="float" office:value="0.000933159487218058" calcext:value-type="float">
            <text:p>0.0009331595</text:p>
          </table:table-cell>
        </table:table-row>
        <table:table-row table:style-name="ro1">
          <table:table-cell office:value-type="float" office:value="58.0061385154724" calcext:value-type="float">
            <text:p>58.0061385155</text:p>
          </table:table-cell>
          <table:table-cell office:value-type="float" office:value="0.0480363368988037" calcext:value-type="float">
            <text:p>0.0480363369</text:p>
          </table:table-cell>
          <table:table-cell office:value-type="float" office:value="0.926795738343453" calcext:value-type="float">
            <text:p>0.9267957383</text:p>
          </table:table-cell>
          <table:table-cell office:value-type="float" office:value="0.879344096818343" calcext:value-type="float">
            <text:p>0.8793440968</text:p>
          </table:table-cell>
          <table:table-cell office:value-type="float" office:value="0.620909317633057" calcext:value-type="float">
            <text:p>0.6209093176</text:p>
          </table:table-cell>
          <table:table-cell office:value-type="float" office:value="0.94000388711109" calcext:value-type="float">
            <text:p>0.9400038871</text:p>
          </table:table-cell>
          <table:table-cell office:value-type="float" office:value="0.988289370878166" calcext:value-type="float">
            <text:p>0.9882893709</text:p>
          </table:table-cell>
          <table:table-cell office:value-type="float" office:value="0.980585718698322" calcext:value-type="float">
            <text:p>0.9805857187</text:p>
          </table:table-cell>
          <table:table-cell office:value-type="float" office:value="0.944484886354761" calcext:value-type="float">
            <text:p>0.9444848864</text:p>
          </table:table-cell>
          <table:table-cell office:value-type="float" office:value="0.998966150599407" calcext:value-type="float">
            <text:p>0.99896615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epth': 6</text:p>
          </table:table-cell>
          <table:table-cell office:value-type="string" calcext:value-type="string">
            <text:p><text:s/>'l2_leaf_reg': 1.0}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94279176201373" calcext:value-type="float">
            <text:p>0.942791762</text:p>
          </table:table-cell>
          <table:table-cell office:value-type="float" office:value="0.9" calcext:value-type="float">
            <text:p>0.9</text:p>
          </table:table-cell>
          <table:table-cell office:value-type="float" office:value="0.717391304347826" calcext:value-type="float">
            <text:p>0.7173913043</text:p>
          </table:table-cell>
          <table:table-cell office:value-type="float" office:value="0.968602315689981" calcext:value-type="float">
            <text:p>0.9686023157</text:p>
          </table:table-cell>
          <table:table-cell office:value-type="float" office:value="0.987651177593889" calcext:value-type="float">
            <text:p>0.9876511776</text:p>
          </table:table-cell>
          <table:table-cell office:value-type="float" office:value="0.979831932773109" calcext:value-type="float">
            <text:p>0.9798319328</text:p>
          </table:table-cell>
          <table:table-cell office:value-type="float" office:value="0.941081517352704" calcext:value-type="float">
            <text:p>0.9410815174</text:p>
          </table:table-cell>
          <table:table-cell office:value-type="float" office:value="0.998632280879478" calcext:value-type="float">
            <text:p>0.9986322809</text:p>
          </table:table-cell>
          <table:table-cell office:value-type="float" office:value="0.931350114416476" calcext:value-type="float">
            <text:p>0.9313501144</text:p>
          </table:table-cell>
          <table:table-cell office:value-type="float" office:value="0.897959183673469" calcext:value-type="float">
            <text:p>0.8979591837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38583018273472" calcext:value-type="float">
            <text:p>0.9385830183</text:p>
          </table:table-cell>
          <table:table-cell office:value-type="float" office:value="0.989306174411203" calcext:value-type="float">
            <text:p>0.9893061744</text:p>
          </table:table-cell>
          <table:table-cell office:value-type="float" office:value="0.979253112033195" calcext:value-type="float">
            <text:p>0.979253112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99397722936448" calcext:value-type="float">
            <text:p>0.9993977229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89247311827957" calcext:value-type="float">
            <text:p>0.8924731183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31834762890663" calcext:value-type="float">
            <text:p>0.9318347629</text:p>
          </table:table-cell>
          <table:table-cell office:value-type="float" office:value="0.988161914460285" calcext:value-type="float">
            <text:p>0.9881619145</text:p>
          </table:table-cell>
          <table:table-cell office:value-type="float" office:value="0.979899497487437" calcext:value-type="float">
            <text:p>0.9798994975</text:p>
          </table:table-cell>
          <table:table-cell office:value-type="float" office:value="0.944309927360775" calcext:value-type="float">
            <text:p>0.9443099274</text:p>
          </table:table-cell>
          <table:table-cell office:value-type="float" office:value="0.998592785013484" calcext:value-type="float">
            <text:p>0.998592785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7" calcext:value-type="float">
            <text:p>0.87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42068421571527" calcext:value-type="float">
            <text:p>0.9420684216</text:p>
          </table:table-cell>
          <table:table-cell office:value-type="float" office:value="0.987780040733198" calcext:value-type="float">
            <text:p>0.9877800407</text:p>
          </table:table-cell>
          <table:table-cell office:value-type="float" office:value="0.988879384088965" calcext:value-type="float">
            <text:p>0.9888793841</text:p>
          </table:table-cell>
          <table:table-cell office:value-type="float" office:value="0.933010492332526" calcext:value-type="float">
            <text:p>0.9330104923</text:p>
          </table:table-cell>
          <table:table-cell office:value-type="float" office:value="0.99887783844362" calcext:value-type="float">
            <text:p>0.9988778384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44927536231884" calcext:value-type="float">
            <text:p>0.9449275362</text:p>
          </table:table-cell>
          <table:table-cell office:value-type="float" office:value="0.987652749490835" calcext:value-type="float">
            <text:p>0.9876527495</text:p>
          </table:table-cell>
          <table:table-cell office:value-type="float" office:value="0.981450252951096" calcext:value-type="float">
            <text:p>0.981450253</text:p>
          </table:table-cell>
          <table:table-cell office:value-type="float" office:value="0.939467312348668" calcext:value-type="float">
            <text:p>0.9394673123</text:p>
          </table:table-cell>
          <table:table-cell office:value-type="float" office:value="0.998896012581871" calcext:value-type="float">
            <text:p>0.9988960126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884210526315789" calcext:value-type="float">
            <text:p>0.8842105263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31085477669329" calcext:value-type="float">
            <text:p>0.9310854777</text:p>
          </table:table-cell>
          <table:table-cell office:value-type="float" office:value="0.989052953156823" calcext:value-type="float">
            <text:p>0.9890529532</text:p>
          </table:table-cell>
          <table:table-cell office:value-type="float" office:value="0.980817347789825" calcext:value-type="float">
            <text:p>0.9808173478</text:p>
          </table:table-cell>
          <table:table-cell office:value-type="float" office:value="0.949152542372881" calcext:value-type="float">
            <text:p>0.9491525424</text:p>
          </table:table-cell>
          <table:table-cell office:value-type="float" office:value="0.998881741614251" calcext:value-type="float">
            <text:p>0.9988817416</text:p>
          </table:table-cell>
          <table:table-cell office:value-type="float" office:value="0.916380297823597" calcext:value-type="float">
            <text:p>0.9163802978</text:p>
          </table:table-cell>
          <table:table-cell office:value-type="float" office:value="0.865168539325843" calcext:value-type="float">
            <text:p>0.8651685393</text:p>
          </table:table-cell>
          <table:table-cell office:value-type="float" office:value="0.557971014492754" calcext:value-type="float">
            <text:p>0.5579710145</text:p>
          </table:table-cell>
          <table:table-cell office:value-type="float" office:value="0.918426501035197" calcext:value-type="float">
            <text:p>0.918426501</text:p>
          </table:table-cell>
          <table:table-cell office:value-type="float" office:value="0.989307535641548" calcext:value-type="float">
            <text:p>0.9893075356</text:p>
          </table:table-cell>
          <table:table-cell office:value-type="float" office:value="0.978458989229495" calcext:value-type="float">
            <text:p>0.9784589892</text:p>
          </table:table-cell>
          <table:table-cell office:value-type="float" office:value="0.95318805488297" calcext:value-type="float">
            <text:p>0.9531880549</text:p>
          </table:table-cell>
          <table:table-cell office:value-type="float" office:value="0.999281755616876" calcext:value-type="float">
            <text:p>0.9992817556</text:p>
          </table:table-cell>
          <table:table-cell office:value-type="float" office:value="0.922018348623853" calcext:value-type="float">
            <text:p>0.9220183486</text:p>
          </table:table-cell>
          <table:table-cell office:value-type="float" office:value="0.855670103092784" calcext:value-type="float">
            <text:p>0.8556701031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47182084512637" calcext:value-type="float">
            <text:p>0.9471820845</text:p>
          </table:table-cell>
          <table:table-cell office:value-type="float" office:value="0.985363370243095" calcext:value-type="float">
            <text:p>0.9853633702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92741935483871" calcext:value-type="float">
            <text:p>0.9274193548</text:p>
          </table:table-cell>
          <table:table-cell office:value-type="float" office:value="0.998705314268721" calcext:value-type="float">
            <text:p>0.9987053143</text:p>
          </table:table-cell>
          <table:table-cell office:value-type="float" office:value="0.930045871559633" calcext:value-type="float">
            <text:p>0.9300458716</text:p>
          </table:table-cell>
          <table:table-cell office:value-type="float" office:value="0.872549019607843" calcext:value-type="float">
            <text:p>0.8725490196</text:p>
          </table:table-cell>
          <table:table-cell office:value-type="float" office:value="0.64963503649635" calcext:value-type="float">
            <text:p>0.6496350365</text:p>
          </table:table-cell>
          <table:table-cell office:value-type="float" office:value="0.947276428819703" calcext:value-type="float">
            <text:p>0.9472764288</text:p>
          </table:table-cell>
          <table:table-cell office:value-type="float" office:value="0.989308896525391" calcext:value-type="float">
            <text:p>0.9893088965</text:p>
          </table:table-cell>
          <table:table-cell office:value-type="float" office:value="0.978476821192053" calcext:value-type="float">
            <text:p>0.9784768212</text:p>
          </table:table-cell>
          <table:table-cell office:value-type="float" office:value="0.953225806451613" calcext:value-type="float">
            <text:p>0.9532258065</text:p>
          </table:table-cell>
          <table:table-cell office:value-type="float" office:value="0.999276972314712" calcext:value-type="float">
            <text:p>0.9992769723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877777777777778" calcext:value-type="float">
            <text:p>0.8777777778</text:p>
          </table:table-cell>
          <table:table-cell office:value-type="float" office:value="0.576642335766423" calcext:value-type="float">
            <text:p>0.5766423358</text:p>
          </table:table-cell>
          <table:table-cell office:value-type="float" office:value="0.930026317096181" calcext:value-type="float">
            <text:p>0.9300263171</text:p>
          </table:table-cell>
          <table:table-cell office:value-type="float" office:value="0.989308896525391" calcext:value-type="float">
            <text:p>0.9893088965</text:p>
          </table:table-cell>
          <table:table-cell office:value-type="float" office:value="0.980066445182724" calcext:value-type="float">
            <text:p>0.9800664452</text:p>
          </table:table-cell>
          <table:table-cell office:value-type="float" office:value="0.951612903225806" calcext:value-type="float">
            <text:p>0.9516129032</text:p>
          </table:table-cell>
          <table:table-cell office:value-type="float" office:value="0.999119082324609" calcext:value-type="float">
            <text:p>0.9991190823</text:p>
          </table:table-cell>
          <table:table-cell office:value-type="float" office:value="0.614885739601618" calcext:value-type="float">
            <text:p>0.6148857396</text:p>
          </table:table-cell>
          <table:table-cell office:value-type="float" office:value="0.0023923591705473" calcext:value-type="float">
            <text:p>0.0023923592</text:p>
          </table:table-cell>
          <table:table-cell office:value-type="float" office:value="0.00676036776619744" calcext:value-type="float">
            <text:p>0.0067603678</text:p>
          </table:table-cell>
          <table:table-cell office:value-type="float" office:value="0.0136755308706901" calcext:value-type="float">
            <text:p>0.0136755309</text:p>
          </table:table-cell>
          <table:table-cell office:value-type="float" office:value="0.0414685827944912" calcext:value-type="float">
            <text:p>0.0414685828</text:p>
          </table:table-cell>
          <table:table-cell office:value-type="float" office:value="0.0129039310172958" calcext:value-type="float">
            <text:p>0.012903931</text:p>
          </table:table-cell>
          <table:table-cell office:value-type="float" office:value="0.00119925774575519" calcext:value-type="float">
            <text:p>0.0011992577</text:p>
          </table:table-cell>
          <table:table-cell office:value-type="float" office:value="0.00291734772373129" calcext:value-type="float">
            <text:p>0.0029173477</text:p>
          </table:table-cell>
          <table:table-cell office:value-type="float" office:value="0.00864162014150434" calcext:value-type="float">
            <text:p>0.0086416201</text:p>
          </table:table-cell>
          <table:table-cell office:value-type="float" office:value="0.000272875275100234" calcext:value-type="float">
            <text:p>0.0002728753</text:p>
          </table:table-cell>
        </table:table-row>
        <table:table-row table:style-name="ro1">
          <table:table-cell office:value-type="float" office:value="57.564148235321" calcext:value-type="float">
            <text:p>57.5641482353</text:p>
          </table:table-cell>
          <table:table-cell office:value-type="float" office:value="0.0470177412033081" calcext:value-type="float">
            <text:p>0.0470177412</text:p>
          </table:table-cell>
          <table:table-cell office:value-type="float" office:value="0.926337495703975" calcext:value-type="float">
            <text:p>0.9263374957</text:p>
          </table:table-cell>
          <table:table-cell office:value-type="float" office:value="0.866519289209989" calcext:value-type="float">
            <text:p>0.8665192892</text:p>
          </table:table-cell>
          <table:table-cell office:value-type="float" office:value="0.630376884211094" calcext:value-type="float">
            <text:p>0.6303768842</text:p>
          </table:table-cell>
          <table:table-cell office:value-type="float" office:value="0.94356742858941" calcext:value-type="float">
            <text:p>0.9435674286</text:p>
          </table:table-cell>
          <table:table-cell office:value-type="float" office:value="0.989307661935908" calcext:value-type="float">
            <text:p>0.9893076619</text:p>
          </table:table-cell>
          <table:table-cell office:value-type="float" office:value="0.978785258967693" calcext:value-type="float">
            <text:p>0.978785259</text:p>
          </table:table-cell>
          <table:table-cell office:value-type="float" office:value="0.952876929886224" calcext:value-type="float">
            <text:p>0.9528769299</text:p>
          </table:table-cell>
          <table:table-cell office:value-type="float" office:value="0.999021085542379" calcext:value-type="float">
            <text:p>0.99902108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6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945080091533181" calcext:value-type="float">
            <text:p>0.9450800915</text:p>
          </table:table-cell>
          <table:table-cell office:value-type="float" office:value="0.887931034482759" calcext:value-type="float">
            <text:p>0.8879310345</text:p>
          </table:table-cell>
          <table:table-cell office:value-type="float" office:value="0.746376811594203" calcext:value-type="float">
            <text:p>0.7463768116</text:p>
          </table:table-cell>
          <table:table-cell office:value-type="float" office:value="0.969153670447385" calcext:value-type="float">
            <text:p>0.9691536704</text:p>
          </table:table-cell>
          <table:table-cell office:value-type="float" office:value="0.988415022278803" calcext:value-type="float">
            <text:p>0.9884150223</text:p>
          </table:table-cell>
          <table:table-cell office:value-type="float" office:value="0.975165562913907" calcext:value-type="float">
            <text:p>0.9751655629</text:p>
          </table:table-cell>
          <table:table-cell office:value-type="float" office:value="0.950766747376917" calcext:value-type="float">
            <text:p>0.9507667474</text:p>
          </table:table-cell>
          <table:table-cell office:value-type="float" office:value="0.998799532622263" calcext:value-type="float">
            <text:p>0.9987995326</text:p>
          </table:table-cell>
          <table:table-cell office:value-type="float" office:value="0.9279176201373" calcext:value-type="float">
            <text:p>0.9279176201</text:p>
          </table:table-cell>
          <table:table-cell office:value-type="float" office:value="0.88659793814433" calcext:value-type="float">
            <text:p>0.8865979381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43052930056711" calcext:value-type="float">
            <text:p>0.9430529301</text:p>
          </table:table-cell>
          <table:table-cell office:value-type="float" office:value="0.988924252068746" calcext:value-type="float">
            <text:p>0.9889242521</text:p>
          </table:table-cell>
          <table:table-cell office:value-type="float" office:value="0.977611940298508" calcext:value-type="float">
            <text:p>0.9776119403</text:p>
          </table:table-cell>
          <table:table-cell office:value-type="float" office:value="0.951573849878935" calcext:value-type="float">
            <text:p>0.9515738499</text:p>
          </table:table-cell>
          <table:table-cell office:value-type="float" office:value="0.998916096473636" calcext:value-type="float">
            <text:p>0.9989160965</text:p>
          </table:table-cell>
          <table:table-cell office:value-type="float" office:value="0.923253150057274" calcext:value-type="float">
            <text:p>0.9232531501</text:p>
          </table:table-cell>
          <table:table-cell office:value-type="float" office:value="0.89010989010989" calcext:value-type="float">
            <text:p>0.8901098901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932593907128068" calcext:value-type="float">
            <text:p>0.9325939071</text:p>
          </table:table-cell>
          <table:table-cell office:value-type="float" office:value="0.989689409368636" calcext:value-type="float">
            <text:p>0.9896894094</text:p>
          </table:table-cell>
          <table:table-cell office:value-type="float" office:value="0.980099502487562" calcext:value-type="float">
            <text:p>0.9800995025</text:p>
          </table:table-cell>
          <table:table-cell office:value-type="float" office:value="0.953995157384988" calcext:value-type="float">
            <text:p>0.9539951574</text:p>
          </table:table-cell>
          <table:table-cell office:value-type="float" office:value="0.999059579826121" calcext:value-type="float">
            <text:p>0.9990595798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8" calcext:value-type="float">
            <text:p>0.88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7668342699398" calcext:value-type="float">
            <text:p>0.9476683427</text:p>
          </table:table-cell>
          <table:table-cell office:value-type="float" office:value="0.99045315682281" calcext:value-type="float">
            <text:p>0.9904531568</text:p>
          </table:table-cell>
          <table:table-cell office:value-type="float" office:value="0.983388704318937" calcext:value-type="float">
            <text:p>0.9833887043</text:p>
          </table:table-cell>
          <table:table-cell office:value-type="float" office:value="0.955609362389023" calcext:value-type="float">
            <text:p>0.9556093624</text:p>
          </table:table-cell>
          <table:table-cell office:value-type="float" office:value="0.999163745692333" calcext:value-type="float">
            <text:p>0.9991637457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44405008380164" calcext:value-type="float">
            <text:p>0.9444050084</text:p>
          </table:table-cell>
          <table:table-cell office:value-type="float" office:value="0.989816700610998" calcext:value-type="float">
            <text:p>0.9898167006</text:p>
          </table:table-cell>
          <table:table-cell office:value-type="float" office:value="0.978530140379851" calcext:value-type="float">
            <text:p>0.9785301404</text:p>
          </table:table-cell>
          <table:table-cell office:value-type="float" office:value="0.956416464891041" calcext:value-type="float">
            <text:p>0.9564164649</text:p>
          </table:table-cell>
          <table:table-cell office:value-type="float" office:value="0.999096781921197" calcext:value-type="float">
            <text:p>0.9990967819</text:p>
          </table:table-cell>
          <table:table-cell office:value-type="float" office:value="0.922107674684994" calcext:value-type="float">
            <text:p>0.92210767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41151533076999" calcext:value-type="float">
            <text:p>0.9411515331</text:p>
          </table:table-cell>
          <table:table-cell office:value-type="float" office:value="0.989180244399185" calcext:value-type="float">
            <text:p>0.9891802444</text:p>
          </table:table-cell>
          <table:table-cell office:value-type="float" office:value="0.980833333333333" calcext:value-type="float">
            <text:p>0.9808333333</text:p>
          </table:table-cell>
          <table:table-cell office:value-type="float" office:value="0.949959644874899" calcext:value-type="float">
            <text:p>0.9499596449</text:p>
          </table:table-cell>
          <table:table-cell office:value-type="float" office:value="0.998978711009612" calcext:value-type="float">
            <text:p>0.998978711</text:p>
          </table:table-cell>
          <table:table-cell office:value-type="float" office:value="0.917525773195876" calcext:value-type="float">
            <text:p>0.9175257732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7971014492754" calcext:value-type="float">
            <text:p>0.5579710145</text:p>
          </table:table-cell>
          <table:table-cell office:value-type="float" office:value="0.927970028591146" calcext:value-type="float">
            <text:p>0.9279700286</text:p>
          </table:table-cell>
          <table:table-cell office:value-type="float" office:value="0.989180244399185" calcext:value-type="float">
            <text:p>0.9891802444</text:p>
          </table:table-cell>
          <table:table-cell office:value-type="float" office:value="0.975288303130148" calcext:value-type="float">
            <text:p>0.9752883031</text:p>
          </table:table-cell>
          <table:table-cell office:value-type="float" office:value="0.955609362389023" calcext:value-type="float">
            <text:p>0.9556093624</text:p>
          </table:table-cell>
          <table:table-cell office:value-type="float" office:value="0.999126848532463" calcext:value-type="float">
            <text:p>0.9991268485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821782178217822" calcext:value-type="float">
            <text:p>0.8217821782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51412681861065" calcext:value-type="float">
            <text:p>0.9514126819</text:p>
          </table:table-cell>
          <table:table-cell office:value-type="float" office:value="0.988417971235841" calcext:value-type="float">
            <text:p>0.9884179712</text:p>
          </table:table-cell>
          <table:table-cell office:value-type="float" office:value="0.978351373855121" calcext:value-type="float">
            <text:p>0.9783513739</text:p>
          </table:table-cell>
          <table:table-cell office:value-type="float" office:value="0.94758064516129" calcext:value-type="float">
            <text:p>0.9475806452</text:p>
          </table:table-cell>
          <table:table-cell office:value-type="float" office:value="0.998835965036295" calcext:value-type="float">
            <text:p>0.998835965</text:p>
          </table:table-cell>
          <table:table-cell office:value-type="float" office:value="0.931192660550459" calcext:value-type="float">
            <text:p>0.9311926606</text:p>
          </table:table-cell>
          <table:table-cell office:value-type="float" office:value="0.85981308411215" calcext:value-type="float">
            <text:p>0.8598130841</text:p>
          </table:table-cell>
          <table:table-cell office:value-type="float" office:value="0.671532846715328" calcext:value-type="float">
            <text:p>0.6715328467</text:p>
          </table:table-cell>
          <table:table-cell office:value-type="float" office:value="0.946859327672675" calcext:value-type="float">
            <text:p>0.9468593277</text:p>
          </table:table-cell>
          <table:table-cell office:value-type="float" office:value="0.988545246277205" calcext:value-type="float">
            <text:p>0.9885452463</text:p>
          </table:table-cell>
          <table:table-cell office:value-type="float" office:value="0.978369384359401" calcext:value-type="float">
            <text:p>0.9783693844</text:p>
          </table:table-cell>
          <table:table-cell office:value-type="float" office:value="0.948387096774193" calcext:value-type="float">
            <text:p>0.9483870968</text:p>
          </table:table-cell>
          <table:table-cell office:value-type="float" office:value="0.998983983093401" calcext:value-type="float">
            <text:p>0.9989839831</text:p>
          </table:table-cell>
          <table:table-cell office:value-type="float" office:value="0.923165137614679" calcext:value-type="float">
            <text:p>0.9231651376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0.627737226277372" calcext:value-type="float">
            <text:p>0.6277372263</text:p>
          </table:table-cell>
          <table:table-cell office:value-type="float" office:value="0.931376930334178" calcext:value-type="float">
            <text:p>0.9313769303</text:p>
          </table:table-cell>
          <table:table-cell office:value-type="float" office:value="0.990454371897671" calcext:value-type="float">
            <text:p>0.9904543719</text:p>
          </table:table-cell>
          <table:table-cell office:value-type="float" office:value="0.980214344600165" calcext:value-type="float">
            <text:p>0.9802143446</text:p>
          </table:table-cell>
          <table:table-cell office:value-type="float" office:value="0.958870967741936" calcext:value-type="float">
            <text:p>0.9588709677</text:p>
          </table:table-cell>
          <table:table-cell office:value-type="float" office:value="0.999249611216466" calcext:value-type="float">
            <text:p>0.9992496112</text:p>
          </table:table-cell>
          <table:table-cell office:value-type="float" office:value="0.505408449635414" calcext:value-type="float">
            <text:p>0.5054084496</text:p>
          </table:table-cell>
          <table:table-cell office:value-type="float" office:value="0.0024995949627454" calcext:value-type="float">
            <text:p>0.002499595</text:p>
          </table:table-cell>
          <table:table-cell office:value-type="float" office:value="0.00761080295953437" calcext:value-type="float">
            <text:p>0.007610803</text:p>
          </table:table-cell>
          <table:table-cell office:value-type="float" office:value="0.0222078487137224" calcext:value-type="float">
            <text:p>0.0222078487</text:p>
          </table:table-cell>
          <table:table-cell office:value-type="float" office:value="0.0480735338479462" calcext:value-type="float">
            <text:p>0.0480735338</text:p>
          </table:table-cell>
          <table:table-cell office:value-type="float" office:value="0.0112410309645186" calcext:value-type="float">
            <text:p>0.011241031</text:p>
          </table:table-cell>
          <table:table-cell office:value-type="float" office:value="0.000733557091635083" calcext:value-type="float">
            <text:p>0.0007335571</text:p>
          </table:table-cell>
          <table:table-cell office:value-type="float" office:value="0.00237254524317499" calcext:value-type="float">
            <text:p>0.0023725452</text:p>
          </table:table-cell>
          <table:table-cell office:value-type="float" office:value="0.00357085813490907" calcext:value-type="float">
            <text:p>0.0035708581</text:p>
          </table:table-cell>
          <table:table-cell office:value-type="float" office:value="0.00013730391811886" calcext:value-type="float">
            <text:p>0.0001373039</text:p>
          </table:table-cell>
        </table:table-row>
        <table:table-row table:style-name="ro1">
          <table:table-cell office:value-type="float" office:value="57.9562074422836" calcext:value-type="float">
            <text:p>57.9562074423</text:p>
          </table:table-cell>
          <table:table-cell office:value-type="float" office:value="0.0507297039031982" calcext:value-type="float">
            <text:p>0.0507297039</text:p>
          </table:table-cell>
          <table:table-cell office:value-type="float" office:value="0.9273685416428" calcext:value-type="float">
            <text:p>0.9273685416</text:p>
          </table:table-cell>
          <table:table-cell office:value-type="float" office:value="0.871562039069355" calcext:value-type="float">
            <text:p>0.8715620391</text:p>
          </table:table-cell>
          <table:table-cell office:value-type="float" office:value="0.632534891707334" calcext:value-type="float">
            <text:p>0.6325348917</text:p>
          </table:table-cell>
          <table:table-cell office:value-type="float" office:value="0.942757396783356" calcext:value-type="float">
            <text:p>0.9427573968</text:p>
          </table:table-cell>
          <table:table-cell office:value-type="float" office:value="0.989473135694805" calcext:value-type="float">
            <text:p>0.9894731357</text:p>
          </table:table-cell>
          <table:table-cell office:value-type="float" office:value="0.979287398546893" calcext:value-type="float">
            <text:p>0.9792873985</text:p>
          </table:table-cell>
          <table:table-cell office:value-type="float" office:value="0.953440925303965" calcext:value-type="float">
            <text:p>0.9534409253</text:p>
          </table:table-cell>
          <table:table-cell office:value-type="float" office:value="0.999064697284352" calcext:value-type="float">
            <text:p>0.99906469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6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943935926773455" calcext:value-type="float">
            <text:p>0.9439359268</text:p>
          </table:table-cell>
          <table:table-cell office:value-type="float" office:value="0.893805309734513" calcext:value-type="float">
            <text:p>0.8938053097</text:p>
          </table:table-cell>
          <table:table-cell office:value-type="float" office:value="0.731884057971014" calcext:value-type="float">
            <text:p>0.731884058</text:p>
          </table:table-cell>
          <table:table-cell office:value-type="float" office:value="0.968651543793321" calcext:value-type="float">
            <text:p>0.9686515438</text:p>
          </table:table-cell>
          <table:table-cell office:value-type="float" office:value="0.989433481858689" calcext:value-type="float">
            <text:p>0.9894334819</text:p>
          </table:table-cell>
          <table:table-cell office:value-type="float" office:value="0.978476821192053" calcext:value-type="float">
            <text:p>0.9784768212</text:p>
          </table:table-cell>
          <table:table-cell office:value-type="float" office:value="0.953995157384988" calcext:value-type="float">
            <text:p>0.9539951574</text:p>
          </table:table-cell>
          <table:table-cell office:value-type="float" office:value="0.998949583419948" calcext:value-type="float">
            <text:p>0.9989495834</text:p>
          </table:table-cell>
          <table:table-cell office:value-type="float" office:value="0.933638443935927" calcext:value-type="float">
            <text:p>0.9336384439</text:p>
          </table:table-cell>
          <table:table-cell office:value-type="float" office:value="0.9" calcext:value-type="float">
            <text:p>0.9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94072936357908" calcext:value-type="float">
            <text:p>0.9407293636</text:p>
          </table:table-cell>
          <table:table-cell office:value-type="float" office:value="0.989178866963717" calcext:value-type="float">
            <text:p>0.989178867</text:p>
          </table:table-cell>
          <table:table-cell office:value-type="float" office:value="0.979235880398671" calcext:value-type="float">
            <text:p>0.9792358804</text:p>
          </table:table-cell>
          <table:table-cell office:value-type="float" office:value="0.951573849878935" calcext:value-type="float">
            <text:p>0.9515738499</text:p>
          </table:table-cell>
          <table:table-cell office:value-type="float" office:value="0.999292443393032" calcext:value-type="float">
            <text:p>0.9992924434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39288179039732" calcext:value-type="float">
            <text:p>0.939288179</text:p>
          </table:table-cell>
          <table:table-cell office:value-type="float" office:value="0.989689409368636" calcext:value-type="float">
            <text:p>0.9896894094</text:p>
          </table:table-cell>
          <table:table-cell office:value-type="float" office:value="0.979304635761589" calcext:value-type="float">
            <text:p>0.9793046358</text:p>
          </table:table-cell>
          <table:table-cell office:value-type="float" office:value="0.954802259887006" calcext:value-type="float">
            <text:p>0.9548022599</text:p>
          </table:table-cell>
          <table:table-cell office:value-type="float" office:value="0.999261812854434" calcext:value-type="float">
            <text:p>0.9992618129</text:p>
          </table:table-cell>
          <table:table-cell office:value-type="float" office:value="0.927835051546392" calcext:value-type="float">
            <text:p>0.9278350515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49817608202701" calcext:value-type="float">
            <text:p>0.9498176082</text:p>
          </table:table-cell>
          <table:table-cell office:value-type="float" office:value="0.98994399185336" calcext:value-type="float">
            <text:p>0.9899439919</text:p>
          </table:table-cell>
          <table:table-cell office:value-type="float" office:value="0.98494983277592" calcext:value-type="float">
            <text:p>0.9849498328</text:p>
          </table:table-cell>
          <table:table-cell office:value-type="float" office:value="0.950766747376917" calcext:value-type="float">
            <text:p>0.9507667474</text:p>
          </table:table-cell>
          <table:table-cell office:value-type="float" office:value="0.999292672297234" calcext:value-type="float">
            <text:p>0.9992926723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58490566037736" calcext:value-type="float">
            <text:p>0.858490566</text:p>
          </table:table-cell>
          <table:table-cell office:value-type="float" office:value="0.659420289855072" calcext:value-type="float">
            <text:p>0.6594202899</text:p>
          </table:table-cell>
          <table:table-cell office:value-type="float" office:value="0.942610667455388" calcext:value-type="float">
            <text:p>0.9426106675</text:p>
          </table:table-cell>
          <table:table-cell office:value-type="float" office:value="0.989307535641548" calcext:value-type="float">
            <text:p>0.9893075356</text:p>
          </table:table-cell>
          <table:table-cell office:value-type="float" office:value="0.980049875311721" calcext:value-type="float">
            <text:p>0.9800498753</text:p>
          </table:table-cell>
          <table:table-cell office:value-type="float" office:value="0.951573849878935" calcext:value-type="float">
            <text:p>0.9515738499</text:p>
          </table:table-cell>
          <table:table-cell office:value-type="float" office:value="0.998651454547029" calcext:value-type="float">
            <text:p>0.9986514545</text:p>
          </table:table-cell>
          <table:table-cell office:value-type="float" office:value="0.927835051546392" calcext:value-type="float">
            <text:p>0.9278350515</text:p>
          </table:table-cell>
          <table:table-cell office:value-type="float" office:value="0.88659793814433" calcext:value-type="float">
            <text:p>0.8865979381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40086759341418" calcext:value-type="float">
            <text:p>0.9400867593</text:p>
          </table:table-cell>
          <table:table-cell office:value-type="float" office:value="0.988671079429735" calcext:value-type="float">
            <text:p>0.9886710794</text:p>
          </table:table-cell>
          <table:table-cell office:value-type="float" office:value="0.978369384359401" calcext:value-type="float">
            <text:p>0.9783693844</text:p>
          </table:table-cell>
          <table:table-cell office:value-type="float" office:value="0.949152542372881" calcext:value-type="float">
            <text:p>0.9491525424</text:p>
          </table:table-cell>
          <table:table-cell office:value-type="float" office:value="0.998935532184508" calcext:value-type="float">
            <text:p>0.9989355322</text:p>
          </table:table-cell>
          <table:table-cell office:value-type="float" office:value="0.911798396334479" calcext:value-type="float">
            <text:p>0.9117983963</text:p>
          </table:table-cell>
          <table:table-cell office:value-type="float" office:value="0.842696629213483" calcext:value-type="float">
            <text:p>0.8426966292</text:p>
          </table:table-cell>
          <table:table-cell office:value-type="float" office:value="0.543478260869565" calcext:value-type="float">
            <text:p>0.5434782609</text:p>
          </table:table-cell>
          <table:table-cell office:value-type="float" office:value="0.922498274672188" calcext:value-type="float">
            <text:p>0.9224982747</text:p>
          </table:table-cell>
          <table:table-cell office:value-type="float" office:value="0.98943482688391" calcext:value-type="float">
            <text:p>0.9894348269</text:p>
          </table:table-cell>
          <table:table-cell office:value-type="float" office:value="0.976897689768977" calcext:value-type="float">
            <text:p>0.9768976898</text:p>
          </table:table-cell>
          <table:table-cell office:value-type="float" office:value="0.955609362389023" calcext:value-type="float">
            <text:p>0.9556093624</text:p>
          </table:table-cell>
          <table:table-cell office:value-type="float" office:value="0.999169783409402" calcext:value-type="float">
            <text:p>0.9991697834</text:p>
          </table:table-cell>
          <table:table-cell office:value-type="float" office:value="0.919724770642202" calcext:value-type="float">
            <text:p>0.9197247706</text:p>
          </table:table-cell>
          <table:table-cell office:value-type="float" office:value="0.838383838383838" calcext:value-type="float">
            <text:p>0.8383838384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44590098813248" calcext:value-type="float">
            <text:p>0.9445900988</text:p>
          </table:table-cell>
          <table:table-cell office:value-type="float" office:value="0.989308896525391" calcext:value-type="float">
            <text:p>0.9893088965</text:p>
          </table:table-cell>
          <table:table-cell office:value-type="float" office:value="0.978476821192053" calcext:value-type="float">
            <text:p>0.9784768212</text:p>
          </table:table-cell>
          <table:table-cell office:value-type="float" office:value="0.953225806451613" calcext:value-type="float">
            <text:p>0.9532258065</text:p>
          </table:table-cell>
          <table:table-cell office:value-type="float" office:value="0.998904215437265" calcext:value-type="float">
            <text:p>0.9989042154</text:p>
          </table:table-cell>
          <table:table-cell office:value-type="float" office:value="0.928899082568807" calcext:value-type="float">
            <text:p>0.9288990826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656934306569343" calcext:value-type="float">
            <text:p>0.6569343066</text:p>
          </table:table-cell>
          <table:table-cell office:value-type="float" office:value="0.948835592631213" calcext:value-type="float">
            <text:p>0.9488355926</text:p>
          </table:table-cell>
          <table:table-cell office:value-type="float" office:value="0.989436171566756" calcext:value-type="float">
            <text:p>0.9894361716</text:p>
          </table:table-cell>
          <table:table-cell office:value-type="float" office:value="0.978494623655914" calcext:value-type="float">
            <text:p>0.9784946237</text:p>
          </table:table-cell>
          <table:table-cell office:value-type="float" office:value="0.954032258064516" calcext:value-type="float">
            <text:p>0.9540322581</text:p>
          </table:table-cell>
          <table:table-cell office:value-type="float" office:value="0.998942910977102" calcext:value-type="float">
            <text:p>0.998942911</text:p>
          </table:table-cell>
          <table:table-cell office:value-type="float" office:value="0.924311926605504" calcext:value-type="float">
            <text:p>0.9243119266</text:p>
          </table:table-cell>
          <table:table-cell office:value-type="float" office:value="0.865979381443299" calcext:value-type="float">
            <text:p>0.8659793814</text:p>
          </table:table-cell>
          <table:table-cell office:value-type="float" office:value="0.613138686131387" calcext:value-type="float">
            <text:p>0.6131386861</text:p>
          </table:table-cell>
          <table:table-cell office:value-type="float" office:value="0.930433487263518" calcext:value-type="float">
            <text:p>0.9304334873</text:p>
          </table:table-cell>
          <table:table-cell office:value-type="float" office:value="0.990327096856306" calcext:value-type="float">
            <text:p>0.9903270969</text:p>
          </table:table-cell>
          <table:table-cell office:value-type="float" office:value="0.978618421052632" calcext:value-type="float">
            <text:p>0.9786184211</text:p>
          </table:table-cell>
          <table:table-cell office:value-type="float" office:value="0.959677419354839" calcext:value-type="float">
            <text:p>0.9596774194</text:p>
          </table:table-cell>
          <table:table-cell office:value-type="float" office:value="0.999246564323565" calcext:value-type="float">
            <text:p>0.9992465643</text:p>
          </table:table-cell>
          <table:table-cell office:value-type="float" office:value="0.46729220746906" calcext:value-type="float">
            <text:p>0.4672922075</text:p>
          </table:table-cell>
          <table:table-cell office:value-type="float" office:value="0.00509304737084603" calcext:value-type="float">
            <text:p>0.0050930474</text:p>
          </table:table-cell>
          <table:table-cell office:value-type="float" office:value="0.00793837578551095" calcext:value-type="float">
            <text:p>0.0079383758</text:p>
          </table:table-cell>
          <table:table-cell office:value-type="float" office:value="0.0210062012465478" calcext:value-type="float">
            <text:p>0.0210062012</text:p>
          </table:table-cell>
          <table:table-cell office:value-type="float" office:value="0.0461154856065503" calcext:value-type="float">
            <text:p>0.0461154856</text:p>
          </table:table-cell>
          <table:table-cell office:value-type="float" office:value="0.0116059321401695" calcext:value-type="float">
            <text:p>0.0116059321</text:p>
          </table:table-cell>
          <table:table-cell office:value-type="float" office:value="0.000422660862715032" calcext:value-type="float">
            <text:p>0.0004226609</text:p>
          </table:table-cell>
          <table:table-cell office:value-type="float" office:value="0.0020393880395786" calcext:value-type="float">
            <text:p>0.002039388</text:p>
          </table:table-cell>
          <table:table-cell office:value-type="float" office:value="0.00280474116584794" calcext:value-type="float">
            <text:p>0.0028047412</text:p>
          </table:table-cell>
          <table:table-cell office:value-type="float" office:value="0.000206906952696149" calcext:value-type="float">
            <text:p>0.000206907</text:p>
          </table:table-cell>
        </table:table-row>
        <table:table-row table:style-name="ro1">
          <table:table-cell office:value-type="float" office:value="2.37394530773163" calcext:value-type="float">
            <text:p>2.3739453077</text:p>
          </table:table-cell>
          <table:table-cell office:value-type="float" office:value="0.052278733253479" calcext:value-type="float">
            <text:p>0.0522787333</text:p>
          </table:table-cell>
          <table:table-cell office:value-type="float" office:value="0.881887959674648" calcext:value-type="float">
            <text:p>0.8818879597</text:p>
          </table:table-cell>
          <table:table-cell office:value-type="float" office:value="0.872177840005143" calcext:value-type="float">
            <text:p>0.87217784</text:p>
          </table:table-cell>
          <table:table-cell office:value-type="float" office:value="0.293414136349145" calcext:value-type="float">
            <text:p>0.2934141363</text:p>
          </table:table-cell>
          <table:table-cell office:value-type="float" office:value="0.876775915033395" calcext:value-type="float">
            <text:p>0.876775915</text:p>
          </table:table-cell>
          <table:table-cell office:value-type="float" office:value="0.892058263536534" calcext:value-type="float">
            <text:p>0.8920582635</text:p>
          </table:table-cell>
          <table:table-cell office:value-type="float" office:value="0.925303331899896" calcext:value-type="float">
            <text:p>0.9253033319</text:p>
          </table:table-cell>
          <table:table-cell office:value-type="float" office:value="0.343332942799865" calcext:value-type="float">
            <text:p>0.3433329428</text:p>
          </table:table-cell>
          <table:table-cell office:value-type="float" office:value="0.915789703766632" calcext:value-type="float">
            <text:p>0.9157897038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'depth': 7</text:p>
          </table:table-cell>
          <table:table-cell office:value-type="string" calcext:value-type="string">
            <text:p><text:s/>'l2_leaf_reg': 0.001}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96" calcext:value-type="float">
            <text:p>0.96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909469517958412" calcext:value-type="float">
            <text:p>0.909469518</text:p>
          </table:table-cell>
          <table:table-cell office:value-type="float" office:value="0.886823679185232" calcext:value-type="float">
            <text:p>0.8868236792</text:p>
          </table:table-cell>
          <table:table-cell office:value-type="float" office:value="0.924757281553398" calcext:value-type="float">
            <text:p>0.9247572816</text:p>
          </table:table-cell>
          <table:table-cell office:value-type="float" office:value="0.307506053268765" calcext:value-type="float">
            <text:p>0.3075060533</text:p>
          </table:table-cell>
          <table:table-cell office:value-type="float" office:value="0.90461886853403" calcext:value-type="float">
            <text:p>0.9046188685</text:p>
          </table:table-cell>
          <table:table-cell office:value-type="float" office:value="0.883295194508009" calcext:value-type="float">
            <text:p>0.88329519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880434782608696" calcext:value-type="float">
            <text:p>0.8804347826</text:p>
          </table:table-cell>
          <table:table-cell office:value-type="float" office:value="0.898281349458943" calcext:value-type="float">
            <text:p>0.8982813495</text:p>
          </table:table-cell>
          <table:table-cell office:value-type="float" office:value="0.931372549019608" calcext:value-type="float">
            <text:p>0.931372549</text:p>
          </table:table-cell>
          <table:table-cell office:value-type="float" office:value="0.383373688458434" calcext:value-type="float">
            <text:p>0.3833736885</text:p>
          </table:table-cell>
          <table:table-cell office:value-type="float" office:value="0.921303236315123" calcext:value-type="float">
            <text:p>0.9213032363</text:p>
          </table:table-cell>
          <table:table-cell office:value-type="float" office:value="0.883161512027491" calcext:value-type="float">
            <text:p>0.883161512</text:p>
          </table:table-cell>
          <table:table-cell office:value-type="float" office:value="0.86" calcext:value-type="float">
            <text:p>0.86</text:p>
          </table:table-cell>
          <table:table-cell office:value-type="float" office:value="0.311594202898551" calcext:value-type="float">
            <text:p>0.3115942029</text:p>
          </table:table-cell>
          <table:table-cell office:value-type="float" office:value="0.859479443951494" calcext:value-type="float">
            <text:p>0.859479444</text:p>
          </table:table-cell>
          <table:table-cell office:value-type="float" office:value="0.890274949083503" calcext:value-type="float">
            <text:p>0.8902749491</text:p>
          </table:table-cell>
          <table:table-cell office:value-type="float" office:value="0.912472647702407" calcext:value-type="float">
            <text:p>0.9124726477</text:p>
          </table:table-cell>
          <table:table-cell office:value-type="float" office:value="0.336561743341404" calcext:value-type="float">
            <text:p>0.3365617433</text:p>
          </table:table-cell>
          <table:table-cell office:value-type="float" office:value="0.918935049167142" calcext:value-type="float">
            <text:p>0.9189350492</text:p>
          </table:table-cell>
          <table:table-cell office:value-type="float" office:value="0.880870561282932" calcext:value-type="float">
            <text:p>0.880870561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297101449275362" calcext:value-type="float">
            <text:p>0.2971014493</text:p>
          </table:table-cell>
          <table:table-cell office:value-type="float" office:value="0.885063590653653" calcext:value-type="float">
            <text:p>0.8850635907</text:p>
          </table:table-cell>
          <table:table-cell office:value-type="float" office:value="0.891293279022403" calcext:value-type="float">
            <text:p>0.891293279</text:p>
          </table:table-cell>
          <table:table-cell office:value-type="float" office:value="0.928730512249443" calcext:value-type="float">
            <text:p>0.9287305122</text:p>
          </table:table-cell>
          <table:table-cell office:value-type="float" office:value="0.336561743341404" calcext:value-type="float">
            <text:p>0.3365617433</text:p>
          </table:table-cell>
          <table:table-cell office:value-type="float" office:value="0.916823677803998" calcext:value-type="float">
            <text:p>0.9168236778</text:p>
          </table:table-cell>
          <table:table-cell office:value-type="float" office:value="0.883161512027491" calcext:value-type="float">
            <text:p>0.883161512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890693088829735" calcext:value-type="float">
            <text:p>0.8906930888</text:p>
          </table:table-cell>
          <table:table-cell office:value-type="float" office:value="0.888747454175153" calcext:value-type="float">
            <text:p>0.8887474542</text:p>
          </table:table-cell>
          <table:table-cell office:value-type="float" office:value="0.910112359550562" calcext:value-type="float">
            <text:p>0.9101123596</text:p>
          </table:table-cell>
          <table:table-cell office:value-type="float" office:value="0.326876513317191" calcext:value-type="float">
            <text:p>0.3268765133</text:p>
          </table:table-cell>
          <table:table-cell office:value-type="float" office:value="0.915324128437245" calcext:value-type="float">
            <text:p>0.9153241284</text:p>
          </table:table-cell>
          <table:table-cell office:value-type="float" office:value="0.868270332187858" calcext:value-type="float">
            <text:p>0.8682703322</text:p>
          </table:table-cell>
          <table:table-cell office:value-type="float" office:value="0.810810810810811" calcext:value-type="float">
            <text:p>0.8108108108</text:p>
          </table:table-cell>
          <table:table-cell office:value-type="float" office:value="0.217391304347826" calcext:value-type="float">
            <text:p>0.2173913043</text:p>
          </table:table-cell>
          <table:table-cell office:value-type="float" office:value="0.846859903381642" calcext:value-type="float">
            <text:p>0.8468599034</text:p>
          </table:table-cell>
          <table:table-cell office:value-type="float" office:value="0.884292260692464" calcext:value-type="float">
            <text:p>0.8842922607</text:p>
          </table:table-cell>
          <table:table-cell office:value-type="float" office:value="0.918781725888325" calcext:value-type="float">
            <text:p>0.9187817259</text:p>
          </table:table-cell>
          <table:table-cell office:value-type="float" office:value="0.292171105730428" calcext:value-type="float">
            <text:p>0.2921711057</text:p>
          </table:table-cell>
          <table:table-cell office:value-type="float" office:value="0.895139247441868" calcext:value-type="float">
            <text:p>0.8951392474</text:p>
          </table:table-cell>
          <table:table-cell office:value-type="float" office:value="0.875143184421535" calcext:value-type="float">
            <text:p>0.875143184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864093463472345" calcext:value-type="float">
            <text:p>0.8640934635</text:p>
          </table:table-cell>
          <table:table-cell office:value-type="float" office:value="0.892948065173116" calcext:value-type="float">
            <text:p>0.8929480652</text:p>
          </table:table-cell>
          <table:table-cell office:value-type="float" office:value="0.934497816593886" calcext:value-type="float">
            <text:p>0.9344978166</text:p>
          </table:table-cell>
          <table:table-cell office:value-type="float" office:value="0.3454398708636" calcext:value-type="float">
            <text:p>0.3454398709</text:p>
          </table:table-cell>
          <table:table-cell office:value-type="float" office:value="0.92282455870082" calcext:value-type="float">
            <text:p>0.9228245587</text:p>
          </table:table-cell>
          <table:table-cell office:value-type="float" office:value="0.887614678899083" calcext:value-type="float">
            <text:p>0.8876146789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0.328467153284671" calcext:value-type="float">
            <text:p>0.3284671533</text:p>
          </table:table-cell>
          <table:table-cell office:value-type="float" office:value="0.868588311236903" calcext:value-type="float">
            <text:p>0.8685883112</text:p>
          </table:table-cell>
          <table:table-cell office:value-type="float" office:value="0.898307241949854" calcext:value-type="float">
            <text:p>0.8983072419</text:p>
          </table:table-cell>
          <table:table-cell office:value-type="float" office:value="0.928155339805825" calcext:value-type="float">
            <text:p>0.9281553398</text:p>
          </table:table-cell>
          <table:table-cell office:value-type="float" office:value="0.385483870967742" calcext:value-type="float">
            <text:p>0.385483871</text:p>
          </table:table-cell>
          <table:table-cell office:value-type="float" office:value="0.921032823567838" calcext:value-type="float">
            <text:p>0.9210328236</text:p>
          </table:table-cell>
          <table:table-cell office:value-type="float" office:value="0.886467889908257" calcext:value-type="float">
            <text:p>0.8864678899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313868613138686" calcext:value-type="float">
            <text:p>0.3138686131</text:p>
          </table:table-cell>
          <table:table-cell office:value-type="float" office:value="0.895943194796167" calcext:value-type="float">
            <text:p>0.8959431948</text:p>
          </table:table-cell>
          <table:table-cell office:value-type="float" office:value="0.895761741122566" calcext:value-type="float">
            <text:p>0.8957617411</text:p>
          </table:table-cell>
          <table:table-cell office:value-type="float" office:value="0.93223819301848" calcext:value-type="float">
            <text:p>0.932238193</text:p>
          </table:table-cell>
          <table:table-cell office:value-type="float" office:value="0.366129032258064" calcext:value-type="float">
            <text:p>0.3661290323</text:p>
          </table:table-cell>
          <table:table-cell office:value-type="float" office:value="0.921045315828731" calcext:value-type="float">
            <text:p>0.9210453158</text:p>
          </table:table-cell>
          <table:table-cell office:value-type="float" office:value="0.876146788990826" calcext:value-type="float">
            <text:p>0.876146789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262773722627737" calcext:value-type="float">
            <text:p>0.2627737226</text:p>
          </table:table-cell>
          <table:table-cell office:value-type="float" office:value="0.867093698793386" calcext:value-type="float">
            <text:p>0.8670936988</text:p>
          </table:table-cell>
          <table:table-cell office:value-type="float" office:value="0.8938526155021" calcext:value-type="float">
            <text:p>0.8938526155</text:p>
          </table:table-cell>
          <table:table-cell office:value-type="float" office:value="0.931914893617021" calcext:value-type="float">
            <text:p>0.9319148936</text:p>
          </table:table-cell>
          <table:table-cell office:value-type="float" office:value="0.353225806451613" calcext:value-type="float">
            <text:p>0.3532258065</text:p>
          </table:table-cell>
          <table:table-cell office:value-type="float" office:value="0.920850131869525" calcext:value-type="float">
            <text:p>0.9208501319</text:p>
          </table:table-cell>
          <table:table-cell office:value-type="float" office:value="0.332480875426732" calcext:value-type="float">
            <text:p>0.3324808754</text:p>
          </table:table-cell>
          <table:table-cell office:value-type="float" office:value="0.00791267178679607" calcext:value-type="float">
            <text:p>0.0079126718</text:p>
          </table:table-cell>
          <table:table-cell office:value-type="float" office:value="0.00699403323623683" calcext:value-type="float">
            <text:p>0.0069940332</text:p>
          </table:table-cell>
          <table:table-cell office:value-type="float" office:value="0.040545239468907" calcext:value-type="float">
            <text:p>0.0405452395</text:p>
          </table:table-cell>
          <table:table-cell office:value-type="float" office:value="0.0358658309604858" calcext:value-type="float">
            <text:p>0.035865831</text:p>
          </table:table-cell>
          <table:table-cell office:value-type="float" office:value="0.0179688170156295" calcext:value-type="float">
            <text:p>0.017968817</text:p>
          </table:table-cell>
          <table:table-cell office:value-type="float" office:value="0.00444907030338372" calcext:value-type="float">
            <text:p>0.0044490703</text:p>
          </table:table-cell>
          <table:table-cell office:value-type="float" office:value="0.00819316862023752" calcext:value-type="float">
            <text:p>0.0081931686</text:p>
          </table:table-cell>
          <table:table-cell office:value-type="float" office:value="0.0287498584193311" calcext:value-type="float">
            <text:p>0.0287498584</text:p>
          </table:table-cell>
          <table:table-cell office:value-type="float" office:value="0.00850303409196199" calcext:value-type="float">
            <text:p>0.0085030341</text:p>
          </table:table-cell>
        </table:table-row>
        <table:table-row table:style-name="ro1">
          <table:table-cell office:value-type="float" office:value="2.47609226703644" calcext:value-type="float">
            <text:p>2.476092267</text:p>
          </table:table-cell>
          <table:table-cell office:value-type="float" office:value="0.054152512550354" calcext:value-type="float">
            <text:p>0.0541525126</text:p>
          </table:table-cell>
          <table:table-cell office:value-type="float" office:value="0.882575323633864" calcext:value-type="float">
            <text:p>0.8825753236</text:p>
          </table:table-cell>
          <table:table-cell office:value-type="float" office:value="0.874481015576149" calcext:value-type="float">
            <text:p>0.8744810156</text:p>
          </table:table-cell>
          <table:table-cell office:value-type="float" office:value="0.297057517995131" calcext:value-type="float">
            <text:p>0.297057518</text:p>
          </table:table-cell>
          <table:table-cell office:value-type="float" office:value="0.876469888500219" calcext:value-type="float">
            <text:p>0.8764698885</text:p>
          </table:table-cell>
          <table:table-cell office:value-type="float" office:value="0.892910884774426" calcext:value-type="float">
            <text:p>0.8929108848</text:p>
          </table:table-cell>
          <table:table-cell office:value-type="float" office:value="0.932600304834182" calcext:value-type="float">
            <text:p>0.9326003048</text:p>
          </table:table-cell>
          <table:table-cell office:value-type="float" office:value="0.346395180816996" calcext:value-type="float">
            <text:p>0.3463951808</text:p>
          </table:table-cell>
          <table:table-cell office:value-type="float" office:value="0.913515276978891" calcext:value-type="float">
            <text:p>0.913515277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depth': 7</text:p>
          </table:table-cell>
          <table:table-cell office:value-type="string" calcext:value-type="string">
            <text:p><text:s/>'l2_leaf_reg': 0.01}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895881006864988" calcext:value-type="float">
            <text:p>0.8958810069</text:p>
          </table:table-cell>
          <table:table-cell office:value-type="float" office:value="0.943396226415094" calcext:value-type="float">
            <text:p>0.9433962264</text:p>
          </table:table-cell>
          <table:table-cell office:value-type="float" office:value="0.36231884057971" calcext:value-type="float">
            <text:p>0.3623188406</text:p>
          </table:table-cell>
          <table:table-cell office:value-type="float" office:value="0.900500157529931" calcext:value-type="float">
            <text:p>0.9005001575</text:p>
          </table:table-cell>
          <table:table-cell office:value-type="float" office:value="0.888096753660089" calcext:value-type="float">
            <text:p>0.8880967537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309927360774818" calcext:value-type="float">
            <text:p>0.3099273608</text:p>
          </table:table-cell>
          <table:table-cell office:value-type="float" office:value="0.902568052306488" calcext:value-type="float">
            <text:p>0.9025680523</text:p>
          </table:table-cell>
          <table:table-cell office:value-type="float" office:value="0.879862700228833" calcext:value-type="float">
            <text:p>0.8798627002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268115942028986" calcext:value-type="float">
            <text:p>0.268115942</text:p>
          </table:table-cell>
          <table:table-cell office:value-type="float" office:value="0.872538594833018" calcext:value-type="float">
            <text:p>0.8725385948</text:p>
          </table:table-cell>
          <table:table-cell office:value-type="float" office:value="0.887205601527689" calcext:value-type="float">
            <text:p>0.8872056015</text:p>
          </table:table-cell>
          <table:table-cell office:value-type="float" office:value="0.940149625935162" calcext:value-type="float">
            <text:p>0.9401496259</text:p>
          </table:table-cell>
          <table:table-cell office:value-type="float" office:value="0.304277643260694" calcext:value-type="float">
            <text:p>0.3042776433</text:p>
          </table:table-cell>
          <table:table-cell office:value-type="float" office:value="0.905892043452759" calcext:value-type="float">
            <text:p>0.9058920435</text:p>
          </table:table-cell>
          <table:table-cell office:value-type="float" office:value="0.873997709049255" calcext:value-type="float">
            <text:p>0.873997709</text:p>
          </table:table-cell>
          <table:table-cell office:value-type="float" office:value="0.85" calcext:value-type="float">
            <text:p>0.85</text:p>
          </table:table-cell>
          <table:table-cell office:value-type="float" office:value="0.246376811594203" calcext:value-type="float">
            <text:p>0.2463768116</text:p>
          </table:table-cell>
          <table:table-cell office:value-type="float" office:value="0.862496302868974" calcext:value-type="float">
            <text:p>0.8624963029</text:p>
          </table:table-cell>
          <table:table-cell office:value-type="float" office:value="0.88912932790224" calcext:value-type="float">
            <text:p>0.8891293279</text:p>
          </table:table-cell>
          <table:table-cell office:value-type="float" office:value="0.942307692307692" calcext:value-type="float">
            <text:p>0.9423076923</text:p>
          </table:table-cell>
          <table:table-cell office:value-type="float" office:value="0.31638418079096" calcext:value-type="float">
            <text:p>0.3163841808</text:p>
          </table:table-cell>
          <table:table-cell office:value-type="float" office:value="0.911257878458438" calcext:value-type="float">
            <text:p>0.9112578785</text:p>
          </table:table-cell>
          <table:table-cell office:value-type="float" office:value="0.876288659793814" calcext:value-type="float">
            <text:p>0.8762886598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0.88192842354333" calcext:value-type="float">
            <text:p>0.8819284235</text:p>
          </table:table-cell>
          <table:table-cell office:value-type="float" office:value="0.893075356415478" calcext:value-type="float">
            <text:p>0.8930753564</text:p>
          </table:table-cell>
          <table:table-cell office:value-type="float" office:value="0.932754880694143" calcext:value-type="float">
            <text:p>0.9327548807</text:p>
          </table:table-cell>
          <table:table-cell office:value-type="float" office:value="0.347054075867635" calcext:value-type="float">
            <text:p>0.3470540759</text:p>
          </table:table-cell>
          <table:table-cell office:value-type="float" office:value="0.912830185365232" calcext:value-type="float">
            <text:p>0.9128301854</text:p>
          </table:table-cell>
          <table:table-cell office:value-type="float" office:value="0.896907216494845" calcext:value-type="float">
            <text:p>0.8969072165</text:p>
          </table:table-cell>
          <table:table-cell office:value-type="float" office:value="0.913793103448276" calcext:value-type="float">
            <text:p>0.9137931034</text:p>
          </table:table-cell>
          <table:table-cell office:value-type="float" office:value="0.384057971014493" calcext:value-type="float">
            <text:p>0.384057971</text:p>
          </table:table-cell>
          <table:table-cell office:value-type="float" office:value="0.897052154195011" calcext:value-type="float">
            <text:p>0.8970521542</text:p>
          </table:table-cell>
          <table:table-cell office:value-type="float" office:value="0.897530549898167" calcext:value-type="float">
            <text:p>0.8975305499</text:p>
          </table:table-cell>
          <table:table-cell office:value-type="float" office:value="0.920542635658915" calcext:value-type="float">
            <text:p>0.9205426357</text:p>
          </table:table-cell>
          <table:table-cell office:value-type="float" office:value="0.383373688458434" calcext:value-type="float">
            <text:p>0.3833736885</text:p>
          </table:table-cell>
          <table:table-cell office:value-type="float" office:value="0.922560118890577" calcext:value-type="float">
            <text:p>0.9225601189</text:p>
          </table:table-cell>
          <table:table-cell office:value-type="float" office:value="0.871706758304696" calcext:value-type="float">
            <text:p>0.8717067583</text:p>
          </table:table-cell>
          <table:table-cell office:value-type="float" office:value="0.842105263157895" calcext:value-type="float">
            <text:p>0.8421052632</text:p>
          </table:table-cell>
          <table:table-cell office:value-type="float" office:value="0.231884057971014" calcext:value-type="float">
            <text:p>0.231884058</text:p>
          </table:table-cell>
          <table:table-cell office:value-type="float" office:value="0.853997831016464" calcext:value-type="float">
            <text:p>0.853997831</text:p>
          </table:table-cell>
          <table:table-cell office:value-type="float" office:value="0.886838085539715" calcext:value-type="float">
            <text:p>0.886838085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02663438256659" calcext:value-type="float">
            <text:p>0.3026634383</text:p>
          </table:table-cell>
          <table:table-cell office:value-type="float" office:value="0.895962084600492" calcext:value-type="float">
            <text:p>0.8959620846</text:p>
          </table:table-cell>
          <table:table-cell office:value-type="float" office:value="0.877434135166094" calcext:value-type="float">
            <text:p>0.8774341352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857655525978507" calcext:value-type="float">
            <text:p>0.857655526</text:p>
          </table:table-cell>
          <table:table-cell office:value-type="float" office:value="0.891038696537678" calcext:value-type="float">
            <text:p>0.8910386965</text:p>
          </table:table-cell>
          <table:table-cell office:value-type="float" office:value="0.924611973392461" calcext:value-type="float">
            <text:p>0.9246119734</text:p>
          </table:table-cell>
          <table:table-cell office:value-type="float" office:value="0.336561743341404" calcext:value-type="float">
            <text:p>0.3365617433</text:p>
          </table:table-cell>
          <table:table-cell office:value-type="float" office:value="0.91791955394566" calcext:value-type="float">
            <text:p>0.9179195539</text:p>
          </table:table-cell>
          <table:table-cell office:value-type="float" office:value="0.881880733944954" calcext:value-type="float">
            <text:p>0.8818807339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291970802919708" calcext:value-type="float">
            <text:p>0.2919708029</text:p>
          </table:table-cell>
          <table:table-cell office:value-type="float" office:value="0.872391876458613" calcext:value-type="float">
            <text:p>0.8723918765</text:p>
          </table:table-cell>
          <table:table-cell office:value-type="float" office:value="0.894743540791651" calcext:value-type="float">
            <text:p>0.8947435408</text:p>
          </table:table-cell>
          <table:table-cell office:value-type="float" office:value="0.922290388548057" calcext:value-type="float">
            <text:p>0.9222903885</text:p>
          </table:table-cell>
          <table:table-cell office:value-type="float" office:value="0.363709677419355" calcext:value-type="float">
            <text:p>0.3637096774</text:p>
          </table:table-cell>
          <table:table-cell office:value-type="float" office:value="0.915257011509943" calcext:value-type="float">
            <text:p>0.9152570115</text:p>
          </table:table-cell>
          <table:table-cell office:value-type="float" office:value="0.895642201834862" calcext:value-type="float">
            <text:p>0.8956422018</text:p>
          </table:table-cell>
          <table:table-cell office:value-type="float" office:value="0.910714285714286" calcext:value-type="float">
            <text:p>0.9107142857</text:p>
          </table:table-cell>
          <table:table-cell office:value-type="float" office:value="0.372262773722628" calcext:value-type="float">
            <text:p>0.3722627737</text:p>
          </table:table-cell>
          <table:table-cell office:value-type="float" office:value="0.898505387556482" calcext:value-type="float">
            <text:p>0.8985053876</text:p>
          </table:table-cell>
          <table:table-cell office:value-type="float" office:value="0.903907343769887" calcext:value-type="float">
            <text:p>0.9039073438</text:p>
          </table:table-cell>
          <table:table-cell office:value-type="float" office:value="0.932263814616756" calcext:value-type="float">
            <text:p>0.9322638146</text:p>
          </table:table-cell>
          <table:table-cell office:value-type="float" office:value="0.421774193548387" calcext:value-type="float">
            <text:p>0.4217741935</text:p>
          </table:table-cell>
          <table:table-cell office:value-type="float" office:value="0.931349785742491" calcext:value-type="float">
            <text:p>0.9313497857</text:p>
          </table:table-cell>
          <table:table-cell office:value-type="float" office:value="0.876146788990826" calcext:value-type="float">
            <text:p>0.876146789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277372262773723" calcext:value-type="float">
            <text:p>0.2773722628</text:p>
          </table:table-cell>
          <table:table-cell office:value-type="float" office:value="0.867620040717017" calcext:value-type="float">
            <text:p>0.8676200407</text:p>
          </table:table-cell>
          <table:table-cell office:value-type="float" office:value="0.897543591701667" calcext:value-type="float">
            <text:p>0.8975435917</text:p>
          </table:table-cell>
          <table:table-cell office:value-type="float" office:value="0.932405566600398" calcext:value-type="float">
            <text:p>0.9324055666</text:p>
          </table:table-cell>
          <table:table-cell office:value-type="float" office:value="0.378225806451613" calcext:value-type="float">
            <text:p>0.3782258065</text:p>
          </table:table-cell>
          <table:table-cell office:value-type="float" office:value="0.919556055516826" calcext:value-type="float">
            <text:p>0.9195560555</text:p>
          </table:table-cell>
          <table:table-cell office:value-type="float" office:value="0.513339432416591" calcext:value-type="float">
            <text:p>0.5133394324</text:p>
          </table:table-cell>
          <table:table-cell office:value-type="float" office:value="0.00943279128445967" calcext:value-type="float">
            <text:p>0.0094327913</text:p>
          </table:table-cell>
          <table:table-cell office:value-type="float" office:value="0.00927402782278961" calcext:value-type="float">
            <text:p>0.0092740278</text:p>
          </table:table-cell>
          <table:table-cell office:value-type="float" office:value="0.04095053787345" calcext:value-type="float">
            <text:p>0.0409505379</text:p>
          </table:table-cell>
          <table:table-cell office:value-type="float" office:value="0.0522812860505256" calcext:value-type="float">
            <text:p>0.0522812861</text:p>
          </table:table-cell>
          <table:table-cell office:value-type="float" office:value="0.0163749913566577" calcext:value-type="float">
            <text:p>0.0163749914</text:p>
          </table:table-cell>
          <table:table-cell office:value-type="float" office:value="0.00526802938293123" calcext:value-type="float">
            <text:p>0.0052680294</text:p>
          </table:table-cell>
          <table:table-cell office:value-type="float" office:value="0.00751301200410318" calcext:value-type="float">
            <text:p>0.007513012</text:p>
          </table:table-cell>
          <table:table-cell office:value-type="float" office:value="0.0379162643759469" calcext:value-type="float">
            <text:p>0.0379162644</text:p>
          </table:table-cell>
          <table:table-cell office:value-type="float" office:value="0.00974903250000604" calcext:value-type="float">
            <text:p>0.0097490325</text:p>
          </table:table-cell>
        </table:table-row>
        <table:table-row table:style-name="ro1">
          <table:table-cell office:value-type="float" office:value="66.0762724399567" calcext:value-type="float">
            <text:p>66.07627244</text:p>
          </table:table-cell>
          <table:table-cell office:value-type="float" office:value="0.0487070083618164" calcext:value-type="float">
            <text:p>0.0487070084</text:p>
          </table:table-cell>
          <table:table-cell office:value-type="float" office:value="0.923931721846718" calcext:value-type="float">
            <text:p>0.9239317218</text:p>
          </table:table-cell>
          <table:table-cell office:value-type="float" office:value="0.880341180332056" calcext:value-type="float">
            <text:p>0.8803411803</text:p>
          </table:table-cell>
          <table:table-cell office:value-type="float" office:value="0.599143240659904" calcext:value-type="float">
            <text:p>0.5991432407</text:p>
          </table:table-cell>
          <table:table-cell office:value-type="float" office:value="0.933984493352929" calcext:value-type="float">
            <text:p>0.9339844934</text:p>
          </table:table-cell>
          <table:table-cell office:value-type="float" office:value="0.987245605361878" calcext:value-type="float">
            <text:p>0.9872456054</text:p>
          </table:table-cell>
          <table:table-cell office:value-type="float" office:value="0.980439630890531" calcext:value-type="float">
            <text:p>0.9804396309</text:p>
          </table:table-cell>
          <table:table-cell office:value-type="float" office:value="0.937869314483584" calcext:value-type="float">
            <text:p>0.9378693145</text:p>
          </table:table-cell>
          <table:table-cell office:value-type="float" office:value="0.998909280655684" calcext:value-type="float">
            <text:p>0.9989092807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depth': 7</text:p>
          </table:table-cell>
          <table:table-cell office:value-type="string" calcext:value-type="string">
            <text:p><text:s/>'l2_leaf_reg': 0.1}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.938215102974828" calcext:value-type="float">
            <text:p>0.938215103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695652173913043" calcext:value-type="float">
            <text:p>0.6956521739</text:p>
          </table:table-cell>
          <table:table-cell office:value-type="float" office:value="0.962773708254568" calcext:value-type="float">
            <text:p>0.9627737083</text:p>
          </table:table-cell>
          <table:table-cell office:value-type="float" office:value="0.987141947803946" calcext:value-type="float">
            <text:p>0.9871419478</text:p>
          </table:table-cell>
          <table:table-cell office:value-type="float" office:value="0.978151260504201" calcext:value-type="float">
            <text:p>0.9781512605</text:p>
          </table:table-cell>
          <table:table-cell office:value-type="float" office:value="0.939467312348668" calcext:value-type="float">
            <text:p>0.9394673123</text:p>
          </table:table-cell>
          <table:table-cell office:value-type="float" office:value="0.998915547507303" calcext:value-type="float">
            <text:p>0.9989155475</text:p>
          </table:table-cell>
          <table:table-cell office:value-type="float" office:value="0.925629290617849" calcext:value-type="float">
            <text:p>0.9256292906</text:p>
          </table:table-cell>
          <table:table-cell office:value-type="float" office:value="0.89247311827957" calcext:value-type="float">
            <text:p>0.8924731183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34526622558286" calcext:value-type="float">
            <text:p>0.9345266226</text:p>
          </table:table-cell>
          <table:table-cell office:value-type="float" office:value="0.986632718014004" calcext:value-type="float">
            <text:p>0.986632718</text:p>
          </table:table-cell>
          <table:table-cell office:value-type="float" office:value="0.982142857142857" calcext:value-type="float">
            <text:p>0.9821428571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999021376017052" calcext:value-type="float">
            <text:p>0.999021376</text:p>
          </table:table-cell>
          <table:table-cell office:value-type="float" office:value="0.918671248568156" calcext:value-type="float">
            <text:p>0.9186712486</text:p>
          </table:table-cell>
          <table:table-cell office:value-type="float" office:value="0.894117647058824" calcext:value-type="float">
            <text:p>0.8941176471</text:p>
          </table:table-cell>
          <table:table-cell office:value-type="float" office:value="0.550724637681159" calcext:value-type="float">
            <text:p>0.5507246377</text:p>
          </table:table-cell>
          <table:table-cell office:value-type="float" office:value="0.927901015478655" calcext:value-type="float">
            <text:p>0.9279010155</text:p>
          </table:table-cell>
          <table:table-cell office:value-type="float" office:value="0.991598778004073" calcext:value-type="float">
            <text:p>0.991598778</text:p>
          </table:table-cell>
          <table:table-cell office:value-type="float" office:value="0.98034398034398" calcext:value-type="float">
            <text:p>0.9803439803</text:p>
          </table:table-cell>
          <table:table-cell office:value-type="float" office:value="0.966101694915254" calcext:value-type="float">
            <text:p>0.9661016949</text:p>
          </table:table-cell>
          <table:table-cell office:value-type="float" office:value="0.999623953904531" calcext:value-type="float">
            <text:p>0.9996239539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26293995859213" calcext:value-type="float">
            <text:p>0.9262939959</text:p>
          </table:table-cell>
          <table:table-cell office:value-type="float" office:value="0.985743380855397" calcext:value-type="float">
            <text:p>0.9857433809</text:p>
          </table:table-cell>
          <table:table-cell office:value-type="float" office:value="0.984522785898538" calcext:value-type="float">
            <text:p>0.9845227859</text:p>
          </table:table-cell>
          <table:table-cell office:value-type="float" office:value="0.924132364810331" calcext:value-type="float">
            <text:p>0.9241323648</text:p>
          </table:table-cell>
          <table:table-cell office:value-type="float" office:value="0.998614130477871" calcext:value-type="float">
            <text:p>0.9986141305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85416666666667" calcext:value-type="float">
            <text:p>0.8854166667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943340234644582" calcext:value-type="float">
            <text:p>0.9433402346</text:p>
          </table:table-cell>
          <table:table-cell office:value-type="float" office:value="0.987016293279022" calcext:value-type="float">
            <text:p>0.9870162933</text:p>
          </table:table-cell>
          <table:table-cell office:value-type="float" office:value="0.980557903634827" calcext:value-type="float">
            <text:p>0.9805579036</text:p>
          </table:table-cell>
          <table:table-cell office:value-type="float" office:value="0.936238902340597" calcext:value-type="float">
            <text:p>0.9362389023</text:p>
          </table:table-cell>
          <table:table-cell office:value-type="float" office:value="0.999020914042059" calcext:value-type="float">
            <text:p>0.999020914</text:p>
          </table:table-cell>
          <table:table-cell office:value-type="float" office:value="0.920962199312715" calcext:value-type="float">
            <text:p>0.9209621993</text:p>
          </table:table-cell>
          <table:table-cell office:value-type="float" office:value="0.870967741935484" calcext:value-type="float">
            <text:p>0.8709677419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923799664793454" calcext:value-type="float">
            <text:p>0.9237996648</text:p>
          </table:table-cell>
          <table:table-cell office:value-type="float" office:value="0.985616089613035" calcext:value-type="float">
            <text:p>0.9856160896</text:p>
          </table:table-cell>
          <table:table-cell office:value-type="float" office:value="0.98037542662116" calcext:value-type="float">
            <text:p>0.9803754266</text:p>
          </table:table-cell>
          <table:table-cell office:value-type="float" office:value="0.927360774818402" calcext:value-type="float">
            <text:p>0.9273607748</text:p>
          </table:table-cell>
          <table:table-cell office:value-type="float" office:value="0.998125746252681" calcext:value-type="float">
            <text:p>0.9981257463</text:p>
          </table:table-cell>
          <table:table-cell office:value-type="float" office:value="0.910652920962199" calcext:value-type="float">
            <text:p>0.910652921</text:p>
          </table:table-cell>
          <table:table-cell office:value-type="float" office:value="0.865853658536585" calcext:value-type="float">
            <text:p>0.8658536585</text:p>
          </table:table-cell>
          <table:table-cell office:value-type="float" office:value="0.514492753623188" calcext:value-type="float">
            <text:p>0.5144927536</text:p>
          </table:table-cell>
          <table:table-cell office:value-type="float" office:value="0.907995662032929" calcext:value-type="float">
            <text:p>0.907995662</text:p>
          </table:table-cell>
          <table:table-cell office:value-type="float" office:value="0.989689409368636" calcext:value-type="float">
            <text:p>0.9896894094</text:p>
          </table:table-cell>
          <table:table-cell office:value-type="float" office:value="0.980099502487562" calcext:value-type="float">
            <text:p>0.9800995025</text:p>
          </table:table-cell>
          <table:table-cell office:value-type="float" office:value="0.953995157384988" calcext:value-type="float">
            <text:p>0.9539951574</text:p>
          </table:table-cell>
          <table:table-cell office:value-type="float" office:value="0.999373114204455" calcext:value-type="float">
            <text:p>0.9993731142</text:p>
          </table:table-cell>
          <table:table-cell office:value-type="float" office:value="0.923165137614679" calcext:value-type="float">
            <text:p>0.923165137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583941605839416" calcext:value-type="float">
            <text:p>0.5839416058</text:p>
          </table:table-cell>
          <table:table-cell office:value-type="float" office:value="0.945394508168231" calcext:value-type="float">
            <text:p>0.9453945082</text:p>
          </table:table-cell>
          <table:table-cell office:value-type="float" office:value="0.987017945780832" calcext:value-type="float">
            <text:p>0.9870179458</text:p>
          </table:table-cell>
          <table:table-cell office:value-type="float" office:value="0.978956228956229" calcext:value-type="float">
            <text:p>0.978956229</text:p>
          </table:table-cell>
          <table:table-cell office:value-type="float" office:value="0.937903225806452" calcext:value-type="float">
            <text:p>0.9379032258</text:p>
          </table:table-cell>
          <table:table-cell office:value-type="float" office:value="0.999046810025009" calcext:value-type="float">
            <text:p>0.99904681</text:p>
          </table:table-cell>
          <table:table-cell office:value-type="float" office:value="0.930045871559633" calcext:value-type="float">
            <text:p>0.9300458716</text:p>
          </table:table-cell>
          <table:table-cell office:value-type="float" office:value="0.872549019607843" calcext:value-type="float">
            <text:p>0.8725490196</text:p>
          </table:table-cell>
          <table:table-cell office:value-type="float" office:value="0.64963503649635" calcext:value-type="float">
            <text:p>0.6496350365</text:p>
          </table:table-cell>
          <table:table-cell office:value-type="float" office:value="0.944922786632901" calcext:value-type="float">
            <text:p>0.9449227866</text:p>
          </table:table-cell>
          <table:table-cell office:value-type="float" office:value="0.987908871070383" calcext:value-type="float">
            <text:p>0.9879088711</text:p>
          </table:table-cell>
          <table:table-cell office:value-type="float" office:value="0.979882648784577" calcext:value-type="float">
            <text:p>0.9798826488</text:p>
          </table:table-cell>
          <table:table-cell office:value-type="float" office:value="0.942741935483871" calcext:value-type="float">
            <text:p>0.9427419355</text:p>
          </table:table-cell>
          <table:table-cell office:value-type="float" office:value="0.998925482749711" calcext:value-type="float">
            <text:p>0.9989254827</text:p>
          </table:table-cell>
          <table:table-cell office:value-type="float" office:value="0.918577981651376" calcext:value-type="float">
            <text:p>0.9185779817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569343065693431" calcext:value-type="float">
            <text:p>0.5693430657</text:p>
          </table:table-cell>
          <table:table-cell office:value-type="float" office:value="0.922876011718556" calcext:value-type="float">
            <text:p>0.9228760117</text:p>
          </table:table-cell>
          <table:table-cell office:value-type="float" office:value="0.984090619829452" calcext:value-type="float">
            <text:p>0.9840906198</text:p>
          </table:table-cell>
          <table:table-cell office:value-type="float" office:value="0.979363714531384" calcext:value-type="float">
            <text:p>0.9793637145</text:p>
          </table:table-cell>
          <table:table-cell office:value-type="float" office:value="0.918548387096774" calcext:value-type="float">
            <text:p>0.9185483871</text:p>
          </table:table-cell>
          <table:table-cell office:value-type="float" office:value="0.998425731376172" calcext:value-type="float">
            <text:p>0.9984257314</text:p>
          </table:table-cell>
          <table:table-cell office:value-type="float" office:value="1.7511910198787" calcext:value-type="float">
            <text:p>1.7511910199</text:p>
          </table:table-cell>
          <table:table-cell office:value-type="float" office:value="0.00430053614568469" calcext:value-type="float">
            <text:p>0.0043005361</text:p>
          </table:table-cell>
          <table:table-cell office:value-type="float" office:value="0.00708361907049117" calcext:value-type="float">
            <text:p>0.0070836191</text:p>
          </table:table-cell>
          <table:table-cell office:value-type="float" office:value="0.0103058885643913" calcext:value-type="float">
            <text:p>0.0103058886</text:p>
          </table:table-cell>
          <table:table-cell office:value-type="float" office:value="0.0484932691026255" calcext:value-type="float">
            <text:p>0.0484932691</text:p>
          </table:table-cell>
          <table:table-cell office:value-type="float" office:value="0.0147171620906732" calcext:value-type="float">
            <text:p>0.0147171621</text:p>
          </table:table-cell>
          <table:table-cell office:value-type="float" office:value="0.00201789330581148" calcext:value-type="float">
            <text:p>0.0020178933</text:p>
          </table:table-cell>
          <table:table-cell office:value-type="float" office:value="0.00169177501092169" calcext:value-type="float">
            <text:p>0.001691775</text:p>
          </table:table-cell>
          <table:table-cell office:value-type="float" office:value="0.0133813290443187" calcext:value-type="float">
            <text:p>0.013381329</text:p>
          </table:table-cell>
          <table:table-cell office:value-type="float" office:value="0.000412916771172028" calcext:value-type="float">
            <text:p>0.0004129168</text:p>
          </table:table-cell>
        </table:table-row>
        <table:table-row table:style-name="ro1">
          <table:table-cell office:value-type="float" office:value="65.3731441259384" calcext:value-type="float">
            <text:p>65.3731441259</text:p>
          </table:table-cell>
          <table:table-cell office:value-type="float" office:value="0.0475360155105591" calcext:value-type="float">
            <text:p>0.0475360155</text:p>
          </table:table-cell>
          <table:table-cell office:value-type="float" office:value="0.928399587581624" calcext:value-type="float">
            <text:p>0.9283995876</text:p>
          </table:table-cell>
          <table:table-cell office:value-type="float" office:value="0.880091506096046" calcext:value-type="float">
            <text:p>0.8800915061</text:p>
          </table:table-cell>
          <table:table-cell office:value-type="float" office:value="0.631803226839184" calcext:value-type="float">
            <text:p>0.6318032268</text:p>
          </table:table-cell>
          <table:table-cell office:value-type="float" office:value="0.942360447599354" calcext:value-type="float">
            <text:p>0.9423604476</text:p>
          </table:table-cell>
          <table:table-cell office:value-type="float" office:value="0.993813728207909" calcext:value-type="float">
            <text:p>0.9938137282</text:p>
          </table:table-cell>
          <table:table-cell office:value-type="float" office:value="0.981092506546877" calcext:value-type="float">
            <text:p>0.9810925065</text:p>
          </table:table-cell>
          <table:table-cell office:value-type="float" office:value="0.9796658335286" calcext:value-type="float">
            <text:p>0.9796658335</text:p>
          </table:table-cell>
          <table:table-cell office:value-type="float" office:value="0.999817433867895" calcext:value-type="float">
            <text:p>0.99981743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epth': 7</text:p>
          </table:table-cell>
          <table:table-cell office:value-type="string" calcext:value-type="string">
            <text:p><text:s/>'l2_leaf_reg': 1.0}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910714285714286" calcext:value-type="float">
            <text:p>0.9107142857</text:p>
          </table:table-cell>
          <table:table-cell office:value-type="float" office:value="0.739130434782609" calcext:value-type="float">
            <text:p>0.7391304348</text:p>
          </table:table-cell>
          <table:table-cell office:value-type="float" office:value="0.970236688720857" calcext:value-type="float">
            <text:p>0.9702366887</text:p>
          </table:table-cell>
          <table:table-cell office:value-type="float" office:value="0.99439847231063" calcext:value-type="float">
            <text:p>0.9943984723</text:p>
          </table:table-cell>
          <table:table-cell office:value-type="float" office:value="0.979919678714859" calcext:value-type="float">
            <text:p>0.9799196787</text:p>
          </table:table-cell>
          <table:table-cell office:value-type="float" office:value="0.984665052461663" calcext:value-type="float">
            <text:p>0.9846650525</text:p>
          </table:table-cell>
          <table:table-cell office:value-type="float" office:value="0.999867455128712" calcext:value-type="float">
            <text:p>0.9998674551</text:p>
          </table:table-cell>
          <table:table-cell office:value-type="float" office:value="0.929061784897025" calcext:value-type="float">
            <text:p>0.9290617849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41024732199118" calcext:value-type="float">
            <text:p>0.9410247322</text:p>
          </table:table-cell>
          <table:table-cell office:value-type="float" office:value="0.993761935073202" calcext:value-type="float">
            <text:p>0.9937619351</text:p>
          </table:table-cell>
          <table:table-cell office:value-type="float" office:value="0.979838709677419" calcext:value-type="float">
            <text:p>0.9798387097</text:p>
          </table:table-cell>
          <table:table-cell office:value-type="float" office:value="0.980629539951574" calcext:value-type="float">
            <text:p>0.98062954</text:p>
          </table:table-cell>
          <table:table-cell office:value-type="float" office:value="0.99979322268124" calcext:value-type="float">
            <text:p>0.9997932227</text:p>
          </table:table-cell>
          <table:table-cell office:value-type="float" office:value="0.924398625429553" calcext:value-type="float">
            <text:p>0.92439862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34260080843932" calcext:value-type="float">
            <text:p>0.9342600808</text:p>
          </table:table-cell>
          <table:table-cell office:value-type="float" office:value="0.993508146639511" calcext:value-type="float">
            <text:p>0.9935081466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78208232445521" calcext:value-type="float">
            <text:p>0.9782082324</text:p>
          </table:table-cell>
          <table:table-cell office:value-type="float" office:value="0.999822893632624" calcext:value-type="float">
            <text:p>0.9998228936</text:p>
          </table:table-cell>
          <table:table-cell office:value-type="float" office:value="0.93241695303551" calcext:value-type="float">
            <text:p>0.932416953</text:p>
          </table:table-cell>
          <table:table-cell office:value-type="float" office:value="0.883495145631068" calcext:value-type="float">
            <text:p>0.8834951456</text:p>
          </table:table-cell>
          <table:table-cell office:value-type="float" office:value="0.659420289855072" calcext:value-type="float">
            <text:p>0.6594202899</text:p>
          </table:table-cell>
          <table:table-cell office:value-type="float" office:value="0.941989549442966" calcext:value-type="float">
            <text:p>0.9419895494</text:p>
          </table:table-cell>
          <table:table-cell office:value-type="float" office:value="0.995544806517312" calcext:value-type="float">
            <text:p>0.9955448065</text:p>
          </table:table-cell>
          <table:table-cell office:value-type="float" office:value="0.98626817447496" calcext:value-type="float">
            <text:p>0.9862681745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896931900528" calcext:value-type="float">
            <text:p>0.9998969319</text:p>
          </table:table-cell>
          <table:table-cell office:value-type="float" office:value="0.930126002290951" calcext:value-type="float">
            <text:p>0.9301260023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9659863945578" calcext:value-type="float">
            <text:p>0.9496598639</text:p>
          </table:table-cell>
          <table:table-cell office:value-type="float" office:value="0.994399185336049" calcext:value-type="float">
            <text:p>0.9943991853</text:p>
          </table:table-cell>
          <table:table-cell office:value-type="float" office:value="0.983805668016194" calcext:value-type="float">
            <text:p>0.983805668</text:p>
          </table:table-cell>
          <table:table-cell office:value-type="float" office:value="0.980629539951574" calcext:value-type="float">
            <text:p>0.98062954</text:p>
          </table:table-cell>
          <table:table-cell office:value-type="float" office:value="0.999858875986877" calcext:value-type="float">
            <text:p>0.999858876</text:p>
          </table:table-cell>
          <table:table-cell office:value-type="float" office:value="0.927835051546392" calcext:value-type="float">
            <text:p>0.9278350515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34822044759933" calcext:value-type="float">
            <text:p>0.9348220448</text:p>
          </table:table-cell>
          <table:table-cell office:value-type="float" office:value="0.992489816700611" calcext:value-type="float">
            <text:p>0.9924898167</text:p>
          </table:table-cell>
          <table:table-cell office:value-type="float" office:value="0.978896103896104" calcext:value-type="float">
            <text:p>0.9788961039</text:p>
          </table:table-cell>
          <table:table-cell office:value-type="float" office:value="0.973365617433414" calcext:value-type="float">
            <text:p>0.9733656174</text:p>
          </table:table-cell>
          <table:table-cell office:value-type="float" office:value="0.999732876759949" calcext:value-type="float">
            <text:p>0.9997328768</text:p>
          </table:table-cell>
          <table:table-cell office:value-type="float" office:value="0.915234822451317" calcext:value-type="float">
            <text:p>0.9152348225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550724637681159" calcext:value-type="float">
            <text:p>0.5507246377</text:p>
          </table:table-cell>
          <table:table-cell office:value-type="float" office:value="0.920516612442078" calcext:value-type="float">
            <text:p>0.9205166124</text:p>
          </table:table-cell>
          <table:table-cell office:value-type="float" office:value="0.992362525458248" calcext:value-type="float">
            <text:p>0.9923625255</text:p>
          </table:table-cell>
          <table:table-cell office:value-type="float" office:value="0.978102189781022" calcext:value-type="float">
            <text:p>0.9781021898</text:p>
          </table:table-cell>
          <table:table-cell office:value-type="float" office:value="0.973365617433414" calcext:value-type="float">
            <text:p>0.9733656174</text:p>
          </table:table-cell>
          <table:table-cell office:value-type="float" office:value="0.999701346459696" calcext:value-type="float">
            <text:p>0.9997013465</text:p>
          </table:table-cell>
          <table:table-cell office:value-type="float" office:value="0.924311926605504" calcext:value-type="float">
            <text:p>0.9243119266</text:p>
          </table:table-cell>
          <table:table-cell office:value-type="float" office:value="0.873684210526316" calcext:value-type="float">
            <text:p>0.8736842105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49565519638512" calcext:value-type="float">
            <text:p>0.9495655196</text:p>
          </table:table-cell>
          <table:table-cell office:value-type="float" office:value="0.992999872724959" calcext:value-type="float">
            <text:p>0.9929998727</text:p>
          </table:table-cell>
          <table:table-cell office:value-type="float" office:value="0.982099267697315" calcext:value-type="float">
            <text:p>0.9820992677</text:p>
          </table:table-cell>
          <table:table-cell office:value-type="float" office:value="0.973387096774193" calcext:value-type="float">
            <text:p>0.9733870968</text:p>
          </table:table-cell>
          <table:table-cell office:value-type="float" office:value="0.999774529925363" calcext:value-type="float">
            <text:p>0.9997745299</text:p>
          </table:table-cell>
          <table:table-cell office:value-type="float" office:value="0.931192660550459" calcext:value-type="float">
            <text:p>0.9311926606</text:p>
          </table:table-cell>
          <table:table-cell office:value-type="float" office:value="0.85981308411215" calcext:value-type="float">
            <text:p>0.8598130841</text:p>
          </table:table-cell>
          <table:table-cell office:value-type="float" office:value="0.671532846715328" calcext:value-type="float">
            <text:p>0.6715328467</text:p>
          </table:table-cell>
          <table:table-cell office:value-type="float" office:value="0.949560554148667" calcext:value-type="float">
            <text:p>0.9495605541</text:p>
          </table:table-cell>
          <table:table-cell office:value-type="float" office:value="0.994145348097238" calcext:value-type="float">
            <text:p>0.9941453481</text:p>
          </table:table-cell>
          <table:table-cell office:value-type="float" office:value="0.982229402261712" calcext:value-type="float">
            <text:p>0.9822294023</text:p>
          </table:table-cell>
          <table:table-cell office:value-type="float" office:value="0.980645161290322" calcext:value-type="float">
            <text:p>0.9806451613</text:p>
          </table:table-cell>
          <table:table-cell office:value-type="float" office:value="0.999853444451486" calcext:value-type="float">
            <text:p>0.9998534445</text:p>
          </table:table-cell>
          <table:table-cell office:value-type="float" office:value="0.922018348623853" calcext:value-type="float">
            <text:p>0.9220183486</text:p>
          </table:table-cell>
          <table:table-cell office:value-type="float" office:value="0.870967741935484" calcext:value-type="float">
            <text:p>0.8709677419</text:p>
          </table:table-cell>
          <table:table-cell office:value-type="float" office:value="0.591240875912409" calcext:value-type="float">
            <text:p>0.5912408759</text:p>
          </table:table-cell>
          <table:table-cell office:value-type="float" office:value="0.931942996176573" calcext:value-type="float">
            <text:p>0.9319429962</text:p>
          </table:table-cell>
          <table:table-cell office:value-type="float" office:value="0.994527173221331" calcext:value-type="float">
            <text:p>0.9945271732</text:p>
          </table:table-cell>
          <table:table-cell office:value-type="float" office:value="0.979183346677342" calcext:value-type="float">
            <text:p>0.9791833467</text:p>
          </table:table-cell>
          <table:table-cell office:value-type="float" office:value="0.986290322580645" calcext:value-type="float">
            <text:p>0.9862903226</text:p>
          </table:table-cell>
          <table:table-cell office:value-type="float" office:value="0.999872761752475" calcext:value-type="float">
            <text:p>0.9998727618</text:p>
          </table:table-cell>
          <table:table-cell office:value-type="float" office:value="0.320237367249273" calcext:value-type="float">
            <text:p>0.3202373672</text:p>
          </table:table-cell>
          <table:table-cell office:value-type="float" office:value="0.00143603463560259" calcext:value-type="float">
            <text:p>0.0014360346</text:p>
          </table:table-cell>
          <table:table-cell office:value-type="float" office:value="0.00796651368235361" calcext:value-type="float">
            <text:p>0.0079665137</text:p>
          </table:table-cell>
          <table:table-cell office:value-type="float" office:value="0.0145238776033544" calcext:value-type="float">
            <text:p>0.0145238776</text:p>
          </table:table-cell>
          <table:table-cell office:value-type="float" office:value="0.0483833961160633" calcext:value-type="float">
            <text:p>0.0483833961</text:p>
          </table:table-cell>
          <table:table-cell office:value-type="float" office:value="0.0128257550686469" calcext:value-type="float">
            <text:p>0.0128257551</text:p>
          </table:table-cell>
          <table:table-cell office:value-type="float" office:value="0.000944322393924402" calcext:value-type="float">
            <text:p>0.0009443224</text:p>
          </table:table-cell>
          <table:table-cell office:value-type="float" office:value="0.00238900748318203" calcext:value-type="float">
            <text:p>0.0023890075</text:p>
          </table:table-cell>
          <table:table-cell office:value-type="float" office:value="0.00475750500360937" calcext:value-type="float">
            <text:p>0.004757505</text:p>
          </table:table-cell>
          <table:table-cell office:value-type="float" office:value="0.0000616282237421685" calcext:value-type="float">
            <text:p>6.16282237421685E-05</text:p>
          </table:table-cell>
        </table:table-row>
        <table:table-row table:style-name="ro1">
          <table:table-cell office:value-type="float" office:value="64.7458316326141" calcext:value-type="float">
            <text:p>64.7458316326</text:p>
          </table:table-cell>
          <table:table-cell office:value-type="float" office:value="0.0463523626327515" calcext:value-type="float">
            <text:p>0.0463523626</text:p>
          </table:table-cell>
          <table:table-cell office:value-type="float" office:value="0.927712223622408" calcext:value-type="float">
            <text:p>0.9277122236</text:p>
          </table:table-cell>
          <table:table-cell office:value-type="float" office:value="0.874062090788069" calcext:value-type="float">
            <text:p>0.8740620908</text:p>
          </table:table-cell>
          <table:table-cell office:value-type="float" office:value="0.632540175579936" calcext:value-type="float">
            <text:p>0.6325401756</text:p>
          </table:table-cell>
          <table:table-cell office:value-type="float" office:value="0.944407942378582" calcext:value-type="float">
            <text:p>0.9444079424</text:p>
          </table:table-cell>
          <table:table-cell office:value-type="float" office:value="0.993139097579236" calcext:value-type="float">
            <text:p>0.9931390976</text:p>
          </table:table-cell>
          <table:table-cell office:value-type="float" office:value="0.980080304963775" calcext:value-type="float">
            <text:p>0.980080305</text:p>
          </table:table-cell>
          <table:table-cell office:value-type="float" office:value="0.976357819781822" calcext:value-type="float">
            <text:p>0.9763578198</text:p>
          </table:table-cell>
          <table:table-cell office:value-type="float" office:value="0.999729550101694" calcext:value-type="float">
            <text:p>0.99972955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7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949656750572082" calcext:value-type="float">
            <text:p>0.9496567506</text:p>
          </table:table-cell>
          <table:table-cell office:value-type="float" office:value="0.905172413793103" calcext:value-type="float">
            <text:p>0.9051724138</text:p>
          </table:table-cell>
          <table:table-cell office:value-type="float" office:value="0.760869565217391" calcext:value-type="float">
            <text:p>0.7608695652</text:p>
          </table:table-cell>
          <table:table-cell office:value-type="float" office:value="0.969439193446755" calcext:value-type="float">
            <text:p>0.9694391934</text:p>
          </table:table-cell>
          <table:table-cell office:value-type="float" office:value="0.99350732017823" calcext:value-type="float">
            <text:p>0.9935073202</text:p>
          </table:table-cell>
          <table:table-cell office:value-type="float" office:value="0.979806138933764" calcext:value-type="float">
            <text:p>0.9798061389</text:p>
          </table:table-cell>
          <table:table-cell office:value-type="float" office:value="0.979015334947538" calcext:value-type="float">
            <text:p>0.9790153349</text:p>
          </table:table-cell>
          <table:table-cell office:value-type="float" office:value="0.99972033215147" calcext:value-type="float">
            <text:p>0.9997203322</text:p>
          </table:table-cell>
          <table:table-cell office:value-type="float" office:value="0.9279176201373" calcext:value-type="float">
            <text:p>0.9279176201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44214713295526" calcext:value-type="float">
            <text:p>0.9442147133</text:p>
          </table:table-cell>
          <table:table-cell office:value-type="float" office:value="0.993125397835773" calcext:value-type="float">
            <text:p>0.9931253978</text:p>
          </table:table-cell>
          <table:table-cell table:number-columns-repeated="2" office:value-type="float" office:value="0.978208232445521" calcext:value-type="float">
            <text:p>0.9782082324</text:p>
          </table:table-cell>
          <table:table-cell office:value-type="float" office:value="0.999759796731186" calcext:value-type="float">
            <text:p>0.9997597967</text:p>
          </table:table-cell>
          <table:table-cell office:value-type="float" office:value="0.930126002290951" calcext:value-type="float">
            <text:p>0.9301260023</text:p>
          </table:table-cell>
          <table:table-cell office:value-type="float" office:value="0.913978494623656" calcext:value-type="float">
            <text:p>0.9139784946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935157251306319" calcext:value-type="float">
            <text:p>0.9351572513</text:p>
          </table:table-cell>
          <table:table-cell office:value-type="float" office:value="0.992744399185336" calcext:value-type="float">
            <text:p>0.9927443992</text:p>
          </table:table-cell>
          <table:table-cell office:value-type="float" office:value="0.980487804878049" calcext:value-type="float">
            <text:p>0.9804878049</text:p>
          </table:table-cell>
          <table:table-cell office:value-type="float" office:value="0.973365617433414" calcext:value-type="float">
            <text:p>0.9733656174</text:p>
          </table:table-cell>
          <table:table-cell office:value-type="float" office:value="0.999761662643352" calcext:value-type="float">
            <text:p>0.9997616626</text:p>
          </table:table-cell>
          <table:table-cell office:value-type="float" office:value="0.927835051546392" calcext:value-type="float">
            <text:p>0.9278350515</text:p>
          </table:table-cell>
          <table:table-cell office:value-type="float" office:value="0.871287128712871" calcext:value-type="float">
            <text:p>0.8712871287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9531696736666" calcext:value-type="float">
            <text:p>0.9495316967</text:p>
          </table:table-cell>
          <table:table-cell office:value-type="float" office:value="0.993890020366599" calcext:value-type="float">
            <text:p>0.9938900204</text:p>
          </table:table-cell>
          <table:table-cell office:value-type="float" office:value="0.983753046303818" calcext:value-type="float">
            <text:p>0.9837530463</text:p>
          </table:table-cell>
          <table:table-cell office:value-type="float" office:value="0.977401129943503" calcext:value-type="float">
            <text:p>0.9774011299</text:p>
          </table:table-cell>
          <table:table-cell office:value-type="float" office:value="0.999745440090417" calcext:value-type="float">
            <text:p>0.9997454401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8" calcext:value-type="float">
            <text:p>0.88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5854283742482" calcext:value-type="float">
            <text:p>0.9458542837</text:p>
          </table:table-cell>
          <table:table-cell office:value-type="float" office:value="0.993126272912424" calcext:value-type="float">
            <text:p>0.9931262729</text:p>
          </table:table-cell>
          <table:table-cell office:value-type="float" office:value="0.980535279805353" calcext:value-type="float">
            <text:p>0.9805352798</text:p>
          </table:table-cell>
          <table:table-cell office:value-type="float" office:value="0.975786924939467" calcext:value-type="float">
            <text:p>0.9757869249</text:p>
          </table:table-cell>
          <table:table-cell office:value-type="float" office:value="0.999695186768544" calcext:value-type="float">
            <text:p>0.9996951868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87755102040816" calcext:value-type="float">
            <text:p>0.887755102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42758552696441" calcext:value-type="float">
            <text:p>0.9427585527</text:p>
          </table:table-cell>
          <table:table-cell office:value-type="float" office:value="0.992744399185336" calcext:value-type="float">
            <text:p>0.9927443992</text:p>
          </table:table-cell>
          <table:table-cell office:value-type="float" office:value="0.978155339805825" calcext:value-type="float">
            <text:p>0.9781553398</text:p>
          </table:table-cell>
          <table:table-cell office:value-type="float" office:value="0.975786924939467" calcext:value-type="float">
            <text:p>0.9757869249</text:p>
          </table:table-cell>
          <table:table-cell office:value-type="float" office:value="0.999760930798858" calcext:value-type="float">
            <text:p>0.9997609308</text:p>
          </table:table-cell>
          <table:table-cell office:value-type="float" office:value="0.910652920962199" calcext:value-type="float">
            <text:p>0.910652921</text:p>
          </table:table-cell>
          <table:table-cell office:value-type="float" office:value="0.848837209302326" calcext:value-type="float">
            <text:p>0.8488372093</text:p>
          </table:table-cell>
          <table:table-cell office:value-type="float" office:value="0.528985507246377" calcext:value-type="float">
            <text:p>0.5289855072</text:p>
          </table:table-cell>
          <table:table-cell office:value-type="float" office:value="0.926688356502021" calcext:value-type="float">
            <text:p>0.9266883565</text:p>
          </table:table-cell>
          <table:table-cell office:value-type="float" office:value="0.993126272912424" calcext:value-type="float">
            <text:p>0.9931262729</text:p>
          </table:table-cell>
          <table:table-cell office:value-type="float" office:value="0.978981406628941" calcext:value-type="float">
            <text:p>0.9789814066</text:p>
          </table:table-cell>
          <table:table-cell office:value-type="float" office:value="0.977401129943503" calcext:value-type="float">
            <text:p>0.9774011299</text:p>
          </table:table-cell>
          <table:table-cell office:value-type="float" office:value="0.99966963319832" calcext:value-type="float">
            <text:p>0.9996696332</text:p>
          </table:table-cell>
          <table:table-cell office:value-type="float" office:value="0.922018348623853" calcext:value-type="float">
            <text:p>0.9220183486</text:p>
          </table:table-cell>
          <table:table-cell office:value-type="float" office:value="0.848484848484848" calcext:value-type="float">
            <text:p>0.8484848485</text:p>
          </table:table-cell>
          <table:table-cell office:value-type="float" office:value="0.613138686131387" calcext:value-type="float">
            <text:p>0.6131386861</text:p>
          </table:table-cell>
          <table:table-cell office:value-type="float" office:value="0.9509260638562" calcext:value-type="float">
            <text:p>0.9509260639</text:p>
          </table:table-cell>
          <table:table-cell office:value-type="float" office:value="0.992872597683594" calcext:value-type="float">
            <text:p>0.9928725977</text:p>
          </table:table-cell>
          <table:table-cell office:value-type="float" office:value="0.978190630048465" calcext:value-type="float">
            <text:p>0.97819063</text:p>
          </table:table-cell>
          <table:table-cell office:value-type="float" office:value="0.976612903225806" calcext:value-type="float">
            <text:p>0.9766129032</text:p>
          </table:table-cell>
          <table:table-cell office:value-type="float" office:value="0.999776236185388" calcext:value-type="float">
            <text:p>0.9997762362</text:p>
          </table:table-cell>
          <table:table-cell office:value-type="float" office:value="0.927752293577982" calcext:value-type="float">
            <text:p>0.9277522936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0.656934306569343" calcext:value-type="float">
            <text:p>0.6569343066</text:p>
          </table:table-cell>
          <table:table-cell office:value-type="float" office:value="0.95435721733949" calcext:value-type="float">
            <text:p>0.9543572173</text:p>
          </table:table-cell>
          <table:table-cell office:value-type="float" office:value="0.993127147766323" calcext:value-type="float">
            <text:p>0.9931271478</text:p>
          </table:table-cell>
          <table:table-cell office:value-type="float" office:value="0.9836867862969" calcext:value-type="float">
            <text:p>0.9836867863</text:p>
          </table:table-cell>
          <table:table-cell office:value-type="float" office:value="0.97258064516129" calcext:value-type="float">
            <text:p>0.9725806452</text:p>
          </table:table-cell>
          <table:table-cell office:value-type="float" office:value="0.999697443534981" calcext:value-type="float">
            <text:p>0.9996974435</text:p>
          </table:table-cell>
          <table:table-cell office:value-type="float" office:value="0.923165137614679" calcext:value-type="float">
            <text:p>0.9231651376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613138686131387" calcext:value-type="float">
            <text:p>0.6131386861</text:p>
          </table:table-cell>
          <table:table-cell office:value-type="float" office:value="0.925120413128755" calcext:value-type="float">
            <text:p>0.9251204131</text:p>
          </table:table-cell>
          <table:table-cell office:value-type="float" office:value="0.993127147766323" calcext:value-type="float">
            <text:p>0.9931271478</text:p>
          </table:table-cell>
          <table:table-cell office:value-type="float" office:value="0.978998384491115" calcext:value-type="float">
            <text:p>0.9789983845</text:p>
          </table:table-cell>
          <table:table-cell office:value-type="float" office:value="0.977419354838709" calcext:value-type="float">
            <text:p>0.9774193548</text:p>
          </table:table-cell>
          <table:table-cell office:value-type="float" office:value="0.999708838914429" calcext:value-type="float">
            <text:p>0.9997088389</text:p>
          </table:table-cell>
          <table:table-cell office:value-type="float" office:value="1.03207205122663" calcext:value-type="float">
            <text:p>1.0320720512</text:p>
          </table:table-cell>
          <table:table-cell office:value-type="float" office:value="0.00237244019615207" calcext:value-type="float">
            <text:p>0.0023724402</text:p>
          </table:table-cell>
          <table:table-cell office:value-type="float" office:value="0.00913984245493666" calcext:value-type="float">
            <text:p>0.0091398425</text:p>
          </table:table-cell>
          <table:table-cell office:value-type="float" office:value="0.0223962104091185" calcext:value-type="float">
            <text:p>0.0223962104</text:p>
          </table:table-cell>
          <table:table-cell office:value-type="float" office:value="0.0537566456194569" calcext:value-type="float">
            <text:p>0.0537566456</text:p>
          </table:table-cell>
          <table:table-cell office:value-type="float" office:value="0.0125340233741582" calcext:value-type="float">
            <text:p>0.0125340234</text:p>
          </table:table-cell>
          <table:table-cell office:value-type="float" office:value="0.000329070049814361" calcext:value-type="float">
            <text:p>0.00032907</text:p>
          </table:table-cell>
          <table:table-cell office:value-type="float" office:value="0.00200257606531175" calcext:value-type="float">
            <text:p>0.0020025761</text:p>
          </table:table-cell>
          <table:table-cell office:value-type="float" office:value="0.00194235669121763" calcext:value-type="float">
            <text:p>0.0019423567</text:p>
          </table:table-cell>
          <table:table-cell office:value-type="float" office:value="0.0000341738697246458" calcext:value-type="float">
            <text:p>3.41738697246458E-05</text:p>
          </table:table-cell>
        </table:table-row>
        <table:table-row table:style-name="ro1">
          <table:table-cell office:value-type="float" office:value="64.4261261701584" calcext:value-type="float">
            <text:p>64.4261261702</text:p>
          </table:table-cell>
          <table:table-cell office:value-type="float" office:value="0.0469760417938232" calcext:value-type="float">
            <text:p>0.0469760418</text:p>
          </table:table-cell>
          <table:table-cell office:value-type="float" office:value="0.927941344942147" calcext:value-type="float">
            <text:p>0.9279413449</text:p>
          </table:table-cell>
          <table:table-cell office:value-type="float" office:value="0.871481983242363" calcext:value-type="float">
            <text:p>0.8714819832</text:p>
          </table:table-cell>
          <table:table-cell office:value-type="float" office:value="0.637627411771234" calcext:value-type="float">
            <text:p>0.6376274118</text:p>
          </table:table-cell>
          <table:table-cell office:value-type="float" office:value="0.94516714243798" calcext:value-type="float">
            <text:p>0.9451671424</text:p>
          </table:table-cell>
          <table:table-cell office:value-type="float" office:value="0.99334277329009" calcext:value-type="float">
            <text:p>0.9933427733</text:p>
          </table:table-cell>
          <table:table-cell office:value-type="float" office:value="0.979794045958183" calcext:value-type="float">
            <text:p>0.979794046</text:p>
          </table:table-cell>
          <table:table-cell office:value-type="float" office:value="0.977971894608035" calcext:value-type="float">
            <text:p>0.9779718946</text:p>
          </table:table-cell>
          <table:table-cell office:value-type="float" office:value="0.999753408963452" calcext:value-type="float">
            <text:p>0.9997534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7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94279176201373" calcext:value-type="float">
            <text:p>0.942791762</text:p>
          </table:table-cell>
          <table:table-cell office:value-type="float" office:value="0.879310344827586" calcext:value-type="float">
            <text:p>0.8793103448</text:p>
          </table:table-cell>
          <table:table-cell office:value-type="float" office:value="0.739130434782609" calcext:value-type="float">
            <text:p>0.7391304348</text:p>
          </table:table-cell>
          <table:table-cell office:value-type="float" office:value="0.970788043478261" calcext:value-type="float">
            <text:p>0.9707880435</text:p>
          </table:table-cell>
          <table:table-cell office:value-type="float" office:value="0.993761935073202" calcext:value-type="float">
            <text:p>0.9937619351</text:p>
          </table:table-cell>
          <table:table-cell office:value-type="float" office:value="0.978295819935691" calcext:value-type="float">
            <text:p>0.9782958199</text:p>
          </table:table-cell>
          <table:table-cell office:value-type="float" office:value="0.982243744955609" calcext:value-type="float">
            <text:p>0.982243745</text:p>
          </table:table-cell>
          <table:table-cell office:value-type="float" office:value="0.999757295884558" calcext:value-type="float">
            <text:p>0.9997572959</text:p>
          </table:table-cell>
          <table:table-cell office:value-type="float" office:value="0.932494279176201" calcext:value-type="float">
            <text:p>0.9324942792</text:p>
          </table:table-cell>
          <table:table-cell office:value-type="float" office:value="0.883495145631068" calcext:value-type="float">
            <text:p>0.8834951456</text:p>
          </table:table-cell>
          <table:table-cell office:value-type="float" office:value="0.659420289855072" calcext:value-type="float">
            <text:p>0.6594202899</text:p>
          </table:table-cell>
          <table:table-cell office:value-type="float" office:value="0.943781505986137" calcext:value-type="float">
            <text:p>0.943781506</text:p>
          </table:table-cell>
          <table:table-cell office:value-type="float" office:value="0.993634627625716" calcext:value-type="float">
            <text:p>0.9936346276</text:p>
          </table:table-cell>
          <table:table-cell office:value-type="float" office:value="0.979049153908139" calcext:value-type="float">
            <text:p>0.9790491539</text:p>
          </table:table-cell>
          <table:table-cell office:value-type="float" office:value="0.980629539951574" calcext:value-type="float">
            <text:p>0.98062954</text:p>
          </table:table-cell>
          <table:table-cell office:value-type="float" office:value="0.999775777751102" calcext:value-type="float">
            <text:p>0.9997757778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910112359550562" calcext:value-type="float">
            <text:p>0.9101123596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939012126589766" calcext:value-type="float">
            <text:p>0.9390121266</text:p>
          </table:table-cell>
          <table:table-cell office:value-type="float" office:value="0.992998981670061" calcext:value-type="float">
            <text:p>0.9929989817</text:p>
          </table:table-cell>
          <table:table-cell office:value-type="float" office:value="0.979740680713128" calcext:value-type="float">
            <text:p>0.9797406807</text:p>
          </table:table-cell>
          <table:table-cell office:value-type="float" office:value="0.975786924939467" calcext:value-type="float">
            <text:p>0.9757869249</text:p>
          </table:table-cell>
          <table:table-cell office:value-type="float" office:value="0.999749709183294" calcext:value-type="float">
            <text:p>0.9997497092</text:p>
          </table:table-cell>
          <table:table-cell office:value-type="float" office:value="0.923253150057274" calcext:value-type="float">
            <text:p>0.9232531501</text:p>
          </table:table-cell>
          <table:table-cell office:value-type="float" office:value="0.844660194174757" calcext:value-type="float">
            <text:p>0.8446601942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48604949226067" calcext:value-type="float">
            <text:p>0.9486049492</text:p>
          </table:table-cell>
          <table:table-cell office:value-type="float" office:value="0.994271894093686" calcext:value-type="float">
            <text:p>0.9942718941</text:p>
          </table:table-cell>
          <table:table-cell office:value-type="float" office:value="0.984577922077922" calcext:value-type="float">
            <text:p>0.9845779221</text:p>
          </table:table-cell>
          <table:table-cell office:value-type="float" office:value="0.979015334947538" calcext:value-type="float">
            <text:p>0.9790153349</text:p>
          </table:table-cell>
          <table:table-cell office:value-type="float" office:value="0.999728729641154" calcext:value-type="float">
            <text:p>0.9997287296</text:p>
          </table:table-cell>
          <table:table-cell office:value-type="float" office:value="0.93127147766323" calcext:value-type="float">
            <text:p>0.9312714777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945055703440797" calcext:value-type="float">
            <text:p>0.9450557034</text:p>
          </table:table-cell>
          <table:table-cell office:value-type="float" office:value="0.993508146639511" calcext:value-type="float">
            <text:p>0.9935081466</text:p>
          </table:table-cell>
          <table:table-cell office:value-type="float" office:value="0.978260869565217" calcext:value-type="float">
            <text:p>0.9782608696</text:p>
          </table:table-cell>
          <table:table-cell office:value-type="float" office:value="0.980629539951574" calcext:value-type="float">
            <text:p>0.98062954</text:p>
          </table:table-cell>
          <table:table-cell office:value-type="float" office:value="0.999726778055838" calcext:value-type="float">
            <text:p>0.9997267781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8" calcext:value-type="float">
            <text:p>0.88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1999408459036" calcext:value-type="float">
            <text:p>0.9419994085</text:p>
          </table:table-cell>
          <table:table-cell office:value-type="float" office:value="0.992489816700611" calcext:value-type="float">
            <text:p>0.9924898167</text:p>
          </table:table-cell>
          <table:table-cell office:value-type="float" office:value="0.979674796747967" calcext:value-type="float">
            <text:p>0.9796747967</text:p>
          </table:table-cell>
          <table:table-cell office:value-type="float" office:value="0.972558514931396" calcext:value-type="float">
            <text:p>0.9725585149</text:p>
          </table:table-cell>
          <table:table-cell office:value-type="float" office:value="0.999686038712378" calcext:value-type="float">
            <text:p>0.9996860387</text:p>
          </table:table-cell>
          <table:table-cell office:value-type="float" office:value="0.917525773195876" calcext:value-type="float">
            <text:p>0.9175257732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925554569653949" calcext:value-type="float">
            <text:p>0.9255545697</text:p>
          </table:table-cell>
          <table:table-cell office:value-type="float" office:value="0.993635437881874" calcext:value-type="float">
            <text:p>0.9936354379</text:p>
          </table:table-cell>
          <table:table-cell office:value-type="float" office:value="0.979049153908139" calcext:value-type="float">
            <text:p>0.9790491539</text:p>
          </table:table-cell>
          <table:table-cell office:value-type="float" office:value="0.980629539951574" calcext:value-type="float">
            <text:p>0.98062954</text:p>
          </table:table-cell>
          <table:table-cell office:value-type="float" office:value="0.999775262753518" calcext:value-type="float">
            <text:p>0.9997752628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62043795620438" calcext:value-type="float">
            <text:p>0.6204379562</text:p>
          </table:table-cell>
          <table:table-cell office:value-type="float" office:value="0.953190327225781" calcext:value-type="float">
            <text:p>0.9531903272</text:p>
          </table:table-cell>
          <table:table-cell office:value-type="float" office:value="0.99274532264223" calcext:value-type="float">
            <text:p>0.9927453226</text:p>
          </table:table-cell>
          <table:table-cell office:value-type="float" office:value="0.978947368421053" calcext:value-type="float">
            <text:p>0.9789473684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975442043222" calcext:value-type="float">
            <text:p>0.9997544204</text:p>
          </table:table-cell>
          <table:table-cell office:value-type="float" office:value="0.931192660550459" calcext:value-type="float">
            <text:p>0.9311926606</text:p>
          </table:table-cell>
          <table:table-cell office:value-type="float" office:value="0.85981308411215" calcext:value-type="float">
            <text:p>0.8598130841</text:p>
          </table:table-cell>
          <table:table-cell office:value-type="float" office:value="0.671532846715328" calcext:value-type="float">
            <text:p>0.6715328467</text:p>
          </table:table-cell>
          <table:table-cell office:value-type="float" office:value="0.950861512488207" calcext:value-type="float">
            <text:p>0.9508615125</text:p>
          </table:table-cell>
          <table:table-cell office:value-type="float" office:value="0.993254422807687" calcext:value-type="float">
            <text:p>0.9932544228</text:p>
          </table:table-cell>
          <table:table-cell office:value-type="float" office:value="0.981346309813463" calcext:value-type="float">
            <text:p>0.9813463098</text:p>
          </table:table-cell>
          <table:table-cell office:value-type="float" office:value="0.975806451612903" calcext:value-type="float">
            <text:p>0.9758064516</text:p>
          </table:table-cell>
          <table:table-cell office:value-type="float" office:value="0.999774712738937" calcext:value-type="float">
            <text:p>0.9997747127</text:p>
          </table:table-cell>
          <table:table-cell office:value-type="float" office:value="0.92545871559633" calcext:value-type="float">
            <text:p>0.9254587156</text:p>
          </table:table-cell>
          <table:table-cell office:value-type="float" office:value="0.875" calcext:value-type="float">
            <text:p>0.875</text:p>
          </table:table-cell>
          <table:table-cell office:value-type="float" office:value="0.613138686131387" calcext:value-type="float">
            <text:p>0.6131386861</text:p>
          </table:table-cell>
          <table:table-cell office:value-type="float" office:value="0.932797060430011" calcext:value-type="float">
            <text:p>0.9327970604</text:p>
          </table:table-cell>
          <table:table-cell office:value-type="float" office:value="0.993127147766323" calcext:value-type="float">
            <text:p>0.9931271478</text:p>
          </table:table-cell>
          <table:table-cell office:value-type="float" office:value="0.978998384491115" calcext:value-type="float">
            <text:p>0.9789983845</text:p>
          </table:table-cell>
          <table:table-cell office:value-type="float" office:value="0.977419354838709" calcext:value-type="float">
            <text:p>0.9774193548</text:p>
          </table:table-cell>
          <table:table-cell office:value-type="float" office:value="0.999805364481516" calcext:value-type="float">
            <text:p>0.9998053645</text:p>
          </table:table-cell>
          <table:table-cell office:value-type="float" office:value="1.16060428457468" calcext:value-type="float">
            <text:p>1.1606042846</text:p>
          </table:table-cell>
          <table:table-cell office:value-type="float" office:value="0.00292508248916815" calcext:value-type="float">
            <text:p>0.0029250825</text:p>
          </table:table-cell>
          <table:table-cell office:value-type="float" office:value="0.0067573106776383" calcext:value-type="float">
            <text:p>0.0067573107</text:p>
          </table:table-cell>
          <table:table-cell office:value-type="float" office:value="0.0205766317117962" calcext:value-type="float">
            <text:p>0.0205766317</text:p>
          </table:table-cell>
          <table:table-cell office:value-type="float" office:value="0.0457263961225742" calcext:value-type="float">
            <text:p>0.0457263961</text:p>
          </table:table-cell>
          <table:table-cell office:value-type="float" office:value="0.0116326802871924" calcext:value-type="float">
            <text:p>0.0116326803</text:p>
          </table:table-cell>
          <table:table-cell office:value-type="float" office:value="0.000499411353666519" calcext:value-type="float">
            <text:p>0.0004994114</text:p>
          </table:table-cell>
          <table:table-cell office:value-type="float" office:value="0.00179908425177506" calcext:value-type="float">
            <text:p>0.0017990843</text:p>
          </table:table-cell>
          <table:table-cell office:value-type="float" office:value="0.00297375322697429" calcext:value-type="float">
            <text:p>0.0029737532</text:p>
          </table:table-cell>
          <table:table-cell office:value-type="float" office:value="0.0000316512590991808" calcext:value-type="float">
            <text:p>3.16512590991808E-05</text:p>
          </table:table-cell>
        </table:table-row>
        <table:table-row table:style-name="ro1">
          <table:table-cell office:value-type="float" office:value="2.48273169994354" calcext:value-type="float">
            <text:p>2.4827316999</text:p>
          </table:table-cell>
          <table:table-cell office:value-type="float" office:value="0.0431430339813232" calcext:value-type="float">
            <text:p>0.043143034</text:p>
          </table:table-cell>
          <table:table-cell office:value-type="float" office:value="0.884179172872036" calcext:value-type="float">
            <text:p>0.8841791729</text:p>
          </table:table-cell>
          <table:table-cell office:value-type="float" office:value="0.878674762633128" calcext:value-type="float">
            <text:p>0.8786747626</text:p>
          </table:table-cell>
          <table:table-cell office:value-type="float" office:value="0.309371352832689" calcext:value-type="float">
            <text:p>0.3093713528</text:p>
          </table:table-cell>
          <table:table-cell office:value-type="float" office:value="0.882692782748829" calcext:value-type="float">
            <text:p>0.8826927827</text:p>
          </table:table-cell>
          <table:table-cell office:value-type="float" office:value="0.897811871460002" calcext:value-type="float">
            <text:p>0.8978118715</text:p>
          </table:table-cell>
          <table:table-cell office:value-type="float" office:value="0.940653498519173" calcext:value-type="float">
            <text:p>0.9406534985</text:p>
          </table:table-cell>
          <table:table-cell office:value-type="float" office:value="0.375535161029967" calcext:value-type="float">
            <text:p>0.375535161</text:p>
          </table:table-cell>
          <table:table-cell office:value-type="float" office:value="0.930113623541688" calcext:value-type="float">
            <text:p>0.9301136235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'depth': 8</text:p>
          </table:table-cell>
          <table:table-cell office:value-type="string" calcext:value-type="string">
            <text:p><text:s/>'l2_leaf_reg': 0.001}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893592677345538" calcext:value-type="float">
            <text:p>0.8935926773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340579710144928" calcext:value-type="float">
            <text:p>0.3405797101</text:p>
          </table:table-cell>
          <table:table-cell office:value-type="float" office:value="0.916056238185255" calcext:value-type="float">
            <text:p>0.9160562382</text:p>
          </table:table-cell>
          <table:table-cell office:value-type="float" office:value="0.8995544239338" calcext:value-type="float">
            <text:p>0.8995544239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388216303470541" calcext:value-type="float">
            <text:p>0.3882163035</text:p>
          </table:table-cell>
          <table:table-cell office:value-type="float" office:value="0.930028324222932" calcext:value-type="float">
            <text:p>0.9300283242</text:p>
          </table:table-cell>
          <table:table-cell office:value-type="float" office:value="0.882151029748284" calcext:value-type="float">
            <text:p>0.882151029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0.311594202898551" calcext:value-type="float">
            <text:p>0.3115942029</text:p>
          </table:table-cell>
          <table:table-cell office:value-type="float" office:value="0.875659656584751" calcext:value-type="float">
            <text:p>0.8756596566</text:p>
          </table:table-cell>
          <table:table-cell office:value-type="float" office:value="0.893570973901973" calcext:value-type="float">
            <text:p>0.893570973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346246973365617" calcext:value-type="float">
            <text:p>0.3462469734</text:p>
          </table:table-cell>
          <table:table-cell office:value-type="float" office:value="0.924991131143909" calcext:value-type="float">
            <text:p>0.9249911311</text:p>
          </table:table-cell>
          <table:table-cell office:value-type="float" office:value="0.871706758304696" calcext:value-type="float">
            <text:p>0.8717067583</text:p>
          </table:table-cell>
          <table:table-cell office:value-type="float" office:value="0.782608695652174" calcext:value-type="float">
            <text:p>0.7826086957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860386473429952" calcext:value-type="float">
            <text:p>0.8603864734</text:p>
          </table:table-cell>
          <table:table-cell office:value-type="float" office:value="0.894093686354379" calcext:value-type="float">
            <text:p>0.8940936864</text:p>
          </table:table-cell>
          <table:table-cell office:value-type="float" office:value="0.943355119825708" calcext:value-type="float">
            <text:p>0.9433551198</text:p>
          </table:table-cell>
          <table:table-cell office:value-type="float" office:value="0.349475383373688" calcext:value-type="float">
            <text:p>0.3494753834</text:p>
          </table:table-cell>
          <table:table-cell office:value-type="float" office:value="0.923401984006026" calcext:value-type="float">
            <text:p>0.923401984</text:p>
          </table:table-cell>
          <table:table-cell office:value-type="float" office:value="0.887743413516609" calcext:value-type="float">
            <text:p>0.887743413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36231884057971" calcext:value-type="float">
            <text:p>0.3623188406</text:p>
          </table:table-cell>
          <table:table-cell office:value-type="float" office:value="0.901646455683723" calcext:value-type="float">
            <text:p>0.9016464557</text:p>
          </table:table-cell>
          <table:table-cell office:value-type="float" office:value="0.91076883910387" calcext:value-type="float">
            <text:p>0.9107688391</text:p>
          </table:table-cell>
          <table:table-cell office:value-type="float" office:value="0.946843853820598" calcext:value-type="float">
            <text:p>0.9468438538</text:p>
          </table:table-cell>
          <table:table-cell office:value-type="float" office:value="0.460048426150121" calcext:value-type="float">
            <text:p>0.4600484262</text:p>
          </table:table-cell>
          <table:table-cell office:value-type="float" office:value="0.957455074201103" calcext:value-type="float">
            <text:p>0.9574550742</text:p>
          </table:table-cell>
          <table:table-cell office:value-type="float" office:value="0.887743413516609" calcext:value-type="float">
            <text:p>0.8877434135</text:p>
          </table:table-cell>
          <table:table-cell office:value-type="float" office:value="0.954545454545455" calcext:value-type="float">
            <text:p>0.9545454545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890328305235138" calcext:value-type="float">
            <text:p>0.8903283052</text:p>
          </table:table-cell>
          <table:table-cell office:value-type="float" office:value="0.884928716904277" calcext:value-type="float">
            <text:p>0.8849287169</text:p>
          </table:table-cell>
          <table:table-cell office:value-type="float" office:value="0.919799498746867" calcext:value-type="float">
            <text:p>0.9197994987</text:p>
          </table:table-cell>
          <table:table-cell office:value-type="float" office:value="0.296206618240517" calcext:value-type="float">
            <text:p>0.2962066182</text:p>
          </table:table-cell>
          <table:table-cell office:value-type="float" office:value="0.903431777395348" calcext:value-type="float">
            <text:p>0.9034317774</text:p>
          </table:table-cell>
          <table:table-cell office:value-type="float" office:value="0.884306987399771" calcext:value-type="float">
            <text:p>0.8843069874</text:p>
          </table:table-cell>
          <table:table-cell office:value-type="float" office:value="0.813559322033898" calcext:value-type="float">
            <text:p>0.813559322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883890367741299" calcext:value-type="float">
            <text:p>0.8838903677</text:p>
          </table:table-cell>
          <table:table-cell office:value-type="float" office:value="0.910896130346232" calcext:value-type="float">
            <text:p>0.9108961303</text:p>
          </table:table-cell>
          <table:table-cell office:value-type="float" office:value="0.94991652754591" calcext:value-type="float">
            <text:p>0.9499165275</text:p>
          </table:table-cell>
          <table:table-cell office:value-type="float" office:value="0.459241323648103" calcext:value-type="float">
            <text:p>0.4592413236</text:p>
          </table:table-cell>
          <table:table-cell office:value-type="float" office:value="0.947851078915646" calcext:value-type="float">
            <text:p>0.9478510789</text:p>
          </table:table-cell>
          <table:table-cell office:value-type="float" office:value="0.873997709049255" calcext:value-type="float">
            <text:p>0.873997709</text:p>
          </table:table-cell>
          <table:table-cell office:value-type="float" office:value="0.868421052631579" calcext:value-type="float">
            <text:p>0.8684210526</text:p>
          </table:table-cell>
          <table:table-cell office:value-type="float" office:value="0.239130434782609" calcext:value-type="float">
            <text:p>0.2391304348</text:p>
          </table:table-cell>
          <table:table-cell office:value-type="float" office:value="0.853031647441585" calcext:value-type="float">
            <text:p>0.8530316474</text:p>
          </table:table-cell>
          <table:table-cell office:value-type="float" office:value="0.891802443991853" calcext:value-type="float">
            <text:p>0.891802444</text:p>
          </table:table-cell>
          <table:table-cell office:value-type="float" office:value="0.937078651685393" calcext:value-type="float">
            <text:p>0.9370786517</text:p>
          </table:table-cell>
          <table:table-cell office:value-type="float" office:value="0.336561743341404" calcext:value-type="float">
            <text:p>0.3365617433</text:p>
          </table:table-cell>
          <table:table-cell office:value-type="float" office:value="0.918588459812528" calcext:value-type="float">
            <text:p>0.9185884598</text:p>
          </table:table-cell>
          <table:table-cell office:value-type="float" office:value="0.876146788990826" calcext:value-type="float">
            <text:p>0.876146789</text:p>
          </table:table-cell>
          <table:table-cell office:value-type="float" office:value="0.891891891891892" calcext:value-type="float">
            <text:p>0.8918918919</text:p>
          </table:table-cell>
          <table:table-cell office:value-type="float" office:value="0.240875912408759" calcext:value-type="float">
            <text:p>0.2408759124</text:p>
          </table:table-cell>
          <table:table-cell office:value-type="float" office:value="0.867903073638214" calcext:value-type="float">
            <text:p>0.8679030736</text:p>
          </table:table-cell>
          <table:table-cell office:value-type="float" office:value="0.889907089219804" calcext:value-type="float">
            <text:p>0.8899070892</text:p>
          </table:table-cell>
          <table:table-cell office:value-type="float" office:value="0.933025404157044" calcext:value-type="float">
            <text:p>0.9330254042</text:p>
          </table:table-cell>
          <table:table-cell office:value-type="float" office:value="0.325806451612903" calcext:value-type="float">
            <text:p>0.3258064516</text:p>
          </table:table-cell>
          <table:table-cell office:value-type="float" office:value="0.918333032706567" calcext:value-type="float">
            <text:p>0.9183330327</text:p>
          </table:table-cell>
          <table:table-cell office:value-type="float" office:value="0.900229357798165" calcext:value-type="float">
            <text:p>0.9002293578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0.394160583941606" calcext:value-type="float">
            <text:p>0.3941605839</text:p>
          </table:table-cell>
          <table:table-cell office:value-type="float" office:value="0.905030041213566" calcext:value-type="float">
            <text:p>0.9050300412</text:p>
          </table:table-cell>
          <table:table-cell office:value-type="float" office:value="0.903016418480336" calcext:value-type="float">
            <text:p>0.9030164185</text:p>
          </table:table-cell>
          <table:table-cell office:value-type="float" office:value="0.94589552238806" calcext:value-type="float">
            <text:p>0.9458955224</text:p>
          </table:table-cell>
          <table:table-cell office:value-type="float" office:value="0.408870967741936" calcext:value-type="float">
            <text:p>0.4088709677</text:p>
          </table:table-cell>
          <table:table-cell office:value-type="float" office:value="0.946104669302432" calcext:value-type="float">
            <text:p>0.9461046693</text:p>
          </table:table-cell>
          <table:table-cell office:value-type="float" office:value="0.884174311926605" calcext:value-type="float">
            <text:p>0.8841743119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91970802919708" calcext:value-type="float">
            <text:p>0.2919708029</text:p>
          </table:table-cell>
          <table:table-cell office:value-type="float" office:value="0.872962907790854" calcext:value-type="float">
            <text:p>0.8729629078</text:p>
          </table:table-cell>
          <table:table-cell office:value-type="float" office:value="0.899579992363497" calcext:value-type="float">
            <text:p>0.8995799924</text:p>
          </table:table-cell>
          <table:table-cell office:value-type="float" office:value="0.94831013916501" calcext:value-type="float">
            <text:p>0.9483101392</text:p>
          </table:table-cell>
          <table:table-cell office:value-type="float" office:value="0.384677419354839" calcext:value-type="float">
            <text:p>0.3846774194</text:p>
          </table:table-cell>
          <table:table-cell office:value-type="float" office:value="0.930950703710384" calcext:value-type="float">
            <text:p>0.9309507037</text:p>
          </table:table-cell>
          <table:table-cell office:value-type="float" office:value="0.67618703227101" calcext:value-type="float">
            <text:p>0.6761870323</text:p>
          </table:table-cell>
          <table:table-cell office:value-type="float" office:value="0.00185220666766401" calcext:value-type="float">
            <text:p>0.0018522067</text:p>
          </table:table-cell>
          <table:table-cell office:value-type="float" office:value="0.00836253373488206" calcext:value-type="float">
            <text:p>0.0083625337</text:p>
          </table:table-cell>
          <table:table-cell office:value-type="float" office:value="0.0574284583636949" calcext:value-type="float">
            <text:p>0.0574284584</text:p>
          </table:table-cell>
          <table:table-cell office:value-type="float" office:value="0.0497455219596432" calcext:value-type="float">
            <text:p>0.049745522</text:p>
          </table:table-cell>
          <table:table-cell office:value-type="float" office:value="0.0194219177106407" calcext:value-type="float">
            <text:p>0.0194219177</text:p>
          </table:table-cell>
          <table:table-cell office:value-type="float" office:value="0.00817750252895265" calcext:value-type="float">
            <text:p>0.0081775025</text:p>
          </table:table-cell>
          <table:table-cell office:value-type="float" office:value="0.00854212812098423" calcext:value-type="float">
            <text:p>0.0085421281</text:p>
          </table:table-cell>
          <table:table-cell office:value-type="float" office:value="0.0522749283953659" calcext:value-type="float">
            <text:p>0.0522749284</text:p>
          </table:table-cell>
          <table:table-cell office:value-type="float" office:value="0.0154058834145159" calcext:value-type="float">
            <text:p>0.0154058834</text:p>
          </table:table-cell>
        </table:table-row>
        <table:table-row table:style-name="ro1">
          <table:table-cell office:value-type="float" office:value="37.9204352140427" calcext:value-type="float">
            <text:p>37.920435214</text:p>
          </table:table-cell>
          <table:table-cell office:value-type="float" office:value="0.0470286130905151" calcext:value-type="float">
            <text:p>0.0470286131</text:p>
          </table:table-cell>
          <table:table-cell office:value-type="float" office:value="0.914652308397296" calcext:value-type="float">
            <text:p>0.9146523084</text:p>
          </table:table-cell>
          <table:table-cell office:value-type="float" office:value="0.881705046392298" calcext:value-type="float">
            <text:p>0.8817050464</text:p>
          </table:table-cell>
          <table:table-cell office:value-type="float" office:value="0.530906188877577" calcext:value-type="float">
            <text:p>0.5309061889</text:p>
          </table:table-cell>
          <table:table-cell office:value-type="float" office:value="0.911154988550534" calcext:value-type="float">
            <text:p>0.9111549886</text:p>
          </table:table-cell>
          <table:table-cell office:value-type="float" office:value="0.960553326809714" calcext:value-type="float">
            <text:p>0.9605533268</text:p>
          </table:table-cell>
          <table:table-cell office:value-type="float" office:value="0.965907293827683" calcext:value-type="float">
            <text:p>0.9659072938</text:p>
          </table:table-cell>
          <table:table-cell office:value-type="float" office:value="0.77414219323596" calcext:value-type="float">
            <text:p>0.7741421932</text:p>
          </table:table-cell>
          <table:table-cell office:value-type="float" office:value="0.974660065878739" calcext:value-type="float">
            <text:p>0.9746600659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depth': 8</text:p>
          </table:table-cell>
          <table:table-cell office:value-type="string" calcext:value-type="string">
            <text:p><text:s/>'l2_leaf_reg': 0.01}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941647597254005" calcext:value-type="float">
            <text:p>0.9416475973</text:p>
          </table:table-cell>
          <table:table-cell office:value-type="float" office:value="0.930693069306931" calcext:value-type="float">
            <text:p>0.9306930693</text:p>
          </table:table-cell>
          <table:table-cell office:value-type="float" office:value="0.681159420289855" calcext:value-type="float">
            <text:p>0.6811594203</text:p>
          </table:table-cell>
          <table:table-cell office:value-type="float" office:value="0.950013783868935" calcext:value-type="float">
            <text:p>0.9500137839</text:p>
          </table:table-cell>
          <table:table-cell office:value-type="float" office:value="0.973901973265436" calcext:value-type="float">
            <text:p>0.9739019733</text:p>
          </table:table-cell>
          <table:table-cell office:value-type="float" office:value="0.976058931860037" calcext:value-type="float">
            <text:p>0.9760589319</text:p>
          </table:table-cell>
          <table:table-cell office:value-type="float" office:value="0.855528652138822" calcext:value-type="float">
            <text:p>0.8555286521</text:p>
          </table:table-cell>
          <table:table-cell office:value-type="float" office:value="0.990409497166358" calcext:value-type="float">
            <text:p>0.9904094972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26315789473684" calcext:value-type="float">
            <text:p>0.9263157895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32350740390674" calcext:value-type="float">
            <text:p>0.9323507404</text:p>
          </table:table-cell>
          <table:table-cell office:value-type="float" office:value="0.983959261616805" calcext:value-type="float">
            <text:p>0.9839592616</text:p>
          </table:table-cell>
          <table:table-cell office:value-type="float" office:value="0.976047904191617" calcext:value-type="float">
            <text:p>0.9760479042</text:p>
          </table:table-cell>
          <table:table-cell office:value-type="float" office:value="0.92090395480226" calcext:value-type="float">
            <text:p>0.9209039548</text:p>
          </table:table-cell>
          <table:table-cell office:value-type="float" office:value="0.98768924699386" calcext:value-type="float">
            <text:p>0.987689247</text:p>
          </table:table-cell>
          <table:table-cell office:value-type="float" office:value="0.916380297823597" calcext:value-type="float">
            <text:p>0.9163802978</text:p>
          </table:table-cell>
          <table:table-cell office:value-type="float" office:value="0.842105263157895" calcext:value-type="float">
            <text:p>0.8421052632</text:p>
          </table:table-cell>
          <table:table-cell office:value-type="float" office:value="0.579710144927536" calcext:value-type="float">
            <text:p>0.5797101449</text:p>
          </table:table-cell>
          <table:table-cell office:value-type="float" office:value="0.916809622399684" calcext:value-type="float">
            <text:p>0.9168096224</text:p>
          </table:table-cell>
          <table:table-cell office:value-type="float" office:value="0.984725050916497" calcext:value-type="float">
            <text:p>0.9847250509</text:p>
          </table:table-cell>
          <table:table-cell office:value-type="float" office:value="0.976170212765958" calcext:value-type="float">
            <text:p>0.9761702128</text:p>
          </table:table-cell>
          <table:table-cell office:value-type="float" office:value="0.925746569814366" calcext:value-type="float">
            <text:p>0.9257465698</text:p>
          </table:table-cell>
          <table:table-cell office:value-type="float" office:value="0.995189952067845" calcext:value-type="float">
            <text:p>0.9951899521</text:p>
          </table:table-cell>
          <table:table-cell office:value-type="float" office:value="0.88659793814433" calcext:value-type="float">
            <text:p>0.886597938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340579710144928" calcext:value-type="float">
            <text:p>0.3405797101</text:p>
          </table:table-cell>
          <table:table-cell office:value-type="float" office:value="0.901409839298038" calcext:value-type="float">
            <text:p>0.9014098393</text:p>
          </table:table-cell>
          <table:table-cell office:value-type="float" office:value="0.911023421588595" calcext:value-type="float">
            <text:p>0.9110234216</text:p>
          </table:table-cell>
          <table:table-cell office:value-type="float" office:value="0.962328767123288" calcext:value-type="float">
            <text:p>0.9623287671</text:p>
          </table:table-cell>
          <table:table-cell office:value-type="float" office:value="0.453591606133979" calcext:value-type="float">
            <text:p>0.4535916061</text:p>
          </table:table-cell>
          <table:table-cell office:value-type="float" office:value="0.943232286344404" calcext:value-type="float">
            <text:p>0.9432322863</text:p>
          </table:table-cell>
          <table:table-cell office:value-type="float" office:value="0.887743413516609" calcext:value-type="float">
            <text:p>0.8877434135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318840579710145" calcext:value-type="float">
            <text:p>0.3188405797</text:p>
          </table:table-cell>
          <table:table-cell office:value-type="float" office:value="0.906359065365277" calcext:value-type="float">
            <text:p>0.9063590654</text:p>
          </table:table-cell>
          <table:table-cell office:value-type="float" office:value="0.896894093686354" calcext:value-type="float">
            <text:p>0.8968940937</text:p>
          </table:table-cell>
          <table:table-cell office:value-type="float" office:value="0.921414538310412" calcext:value-type="float">
            <text:p>0.9214145383</text:p>
          </table:table-cell>
          <table:table-cell office:value-type="float" office:value="0.378531073446328" calcext:value-type="float">
            <text:p>0.3785310734</text:p>
          </table:table-cell>
          <table:table-cell office:value-type="float" office:value="0.926386567823749" calcext:value-type="float">
            <text:p>0.9263865678</text:p>
          </table:table-cell>
          <table:table-cell office:value-type="float" office:value="0.922107674684994" calcext:value-type="float">
            <text:p>0.9221076747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885891748003549" calcext:value-type="float">
            <text:p>0.885891748</text:p>
          </table:table-cell>
          <table:table-cell office:value-type="float" office:value="0.98790733197556" calcext:value-type="float">
            <text:p>0.987907332</text:p>
          </table:table-cell>
          <table:table-cell office:value-type="float" office:value="0.979865771812081" calcext:value-type="float">
            <text:p>0.9798657718</text:p>
          </table:table-cell>
          <table:table-cell office:value-type="float" office:value="0.942695722356739" calcext:value-type="float">
            <text:p>0.9426957224</text:p>
          </table:table-cell>
          <table:table-cell office:value-type="float" office:value="0.990175353599815" calcext:value-type="float">
            <text:p>0.9901753536</text:p>
          </table:table-cell>
          <table:table-cell office:value-type="float" office:value="0.911798396334479" calcext:value-type="float">
            <text:p>0.9117983963</text:p>
          </table:table-cell>
          <table:table-cell office:value-type="float" office:value="0.858823529411765" calcext:value-type="float">
            <text:p>0.8588235294</text:p>
          </table:table-cell>
          <table:table-cell office:value-type="float" office:value="0.528985507246377" calcext:value-type="float">
            <text:p>0.5289855072</text:p>
          </table:table-cell>
          <table:table-cell office:value-type="float" office:value="0.888898747904959" calcext:value-type="float">
            <text:p>0.8888987479</text:p>
          </table:table-cell>
          <table:table-cell office:value-type="float" office:value="0.978615071283096" calcext:value-type="float">
            <text:p>0.9786150713</text:p>
          </table:table-cell>
          <table:table-cell office:value-type="float" office:value="0.976" calcext:value-type="float">
            <text:p>0.976</text:p>
          </table:table-cell>
          <table:table-cell office:value-type="float" office:value="0.886198547215496" calcext:value-type="float">
            <text:p>0.8861985472</text:p>
          </table:table-cell>
          <table:table-cell office:value-type="float" office:value="0.986891262423213" calcext:value-type="float">
            <text:p>0.9868912624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895348837209302" calcext:value-type="float">
            <text:p>0.8953488372</text:p>
          </table:table-cell>
          <table:table-cell office:value-type="float" office:value="0.562043795620438" calcext:value-type="float">
            <text:p>0.5620437956</text:p>
          </table:table-cell>
          <table:table-cell office:value-type="float" office:value="0.923258354436665" calcext:value-type="float">
            <text:p>0.9232583544</text:p>
          </table:table-cell>
          <table:table-cell office:value-type="float" office:value="0.976835942471681" calcext:value-type="float">
            <text:p>0.9768359425</text:p>
          </table:table-cell>
          <table:table-cell office:value-type="float" office:value="0.977436823104693" calcext:value-type="float">
            <text:p>0.9774368231</text:p>
          </table:table-cell>
          <table:table-cell office:value-type="float" office:value="0.873387096774194" calcext:value-type="float">
            <text:p>0.8733870968</text:p>
          </table:table-cell>
          <table:table-cell office:value-type="float" office:value="0.982980421884978" calcext:value-type="float">
            <text:p>0.9829804219</text:p>
          </table:table-cell>
          <table:table-cell office:value-type="float" office:value="0.924311926605504" calcext:value-type="float">
            <text:p>0.9243119266</text:p>
          </table:table-cell>
          <table:table-cell office:value-type="float" office:value="0.844660194174757" calcext:value-type="float">
            <text:p>0.8446601942</text:p>
          </table:table-cell>
          <table:table-cell office:value-type="float" office:value="0.635036496350365" calcext:value-type="float">
            <text:p>0.6350364964</text:p>
          </table:table-cell>
          <table:table-cell office:value-type="float" office:value="0.90879388251651" calcext:value-type="float">
            <text:p>0.9087938825</text:p>
          </table:table-cell>
          <table:table-cell office:value-type="float" office:value="0.978363242968054" calcext:value-type="float">
            <text:p>0.978363243</text:p>
          </table:table-cell>
          <table:table-cell office:value-type="float" office:value="0.968476357267951" calcext:value-type="float">
            <text:p>0.9684763573</text:p>
          </table:table-cell>
          <table:table-cell office:value-type="float" office:value="0.891935483870968" calcext:value-type="float">
            <text:p>0.8919354839</text:p>
          </table:table-cell>
          <table:table-cell office:value-type="float" office:value="0.979174426087253" calcext:value-type="float">
            <text:p>0.9791744261</text:p>
          </table:table-cell>
          <table:table-cell office:value-type="float" office:value="0.900229357798165" calcext:value-type="float">
            <text:p>0.900229357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416058394160584" calcext:value-type="float">
            <text:p>0.4160583942</text:p>
          </table:table-cell>
          <table:table-cell office:value-type="float" office:value="0.897691047221808" calcext:value-type="float">
            <text:p>0.8976910472</text:p>
          </table:table-cell>
          <table:table-cell office:value-type="float" office:value="0.93330787832506" calcext:value-type="float">
            <text:p>0.9333078783</text:p>
          </table:table-cell>
          <table:table-cell office:value-type="float" office:value="0.945273631840796" calcext:value-type="float">
            <text:p>0.9452736318</text:p>
          </table:table-cell>
          <table:table-cell office:value-type="float" office:value="0.612903225806452" calcext:value-type="float">
            <text:p>0.6129032258</text:p>
          </table:table-cell>
          <table:table-cell office:value-type="float" office:value="0.964471644395911" calcext:value-type="float">
            <text:p>0.9644716444</text:p>
          </table:table-cell>
          <table:table-cell office:value-type="float" office:value="25.8721833980597" calcext:value-type="float">
            <text:p>25.8721833981</text:p>
          </table:table-cell>
          <table:table-cell office:value-type="float" office:value="0.00492058090974694" calcext:value-type="float">
            <text:p>0.0049205809</text:p>
          </table:table-cell>
          <table:table-cell office:value-type="float" office:value="0.0174730998361939" calcext:value-type="float">
            <text:p>0.0174730998</text:p>
          </table:table-cell>
          <table:table-cell office:value-type="float" office:value="0.0326914775188962" calcext:value-type="float">
            <text:p>0.0326914775</text:p>
          </table:table-cell>
          <table:table-cell office:value-type="float" office:value="0.121917852770097" calcext:value-type="float">
            <text:p>0.1219178528</text:p>
          </table:table-cell>
          <table:table-cell office:value-type="float" office:value="0.0189166526929331" calcext:value-type="float">
            <text:p>0.0189166527</text:p>
          </table:table-cell>
          <table:table-cell office:value-type="float" office:value="0.0319610782472723" calcext:value-type="float">
            <text:p>0.0319610782</text:p>
          </table:table-cell>
          <table:table-cell office:value-type="float" office:value="0.017792150938379" calcext:value-type="float">
            <text:p>0.0177921509</text:p>
          </table:table-cell>
          <table:table-cell office:value-type="float" office:value="0.20027411909732" calcext:value-type="float">
            <text:p>0.2002741191</text:p>
          </table:table-cell>
          <table:table-cell office:value-type="float" office:value="0.0217739622961174" calcext:value-type="float">
            <text:p>0.0217739623</text:p>
          </table:table-cell>
        </table:table-row>
        <table:table-row table:style-name="ro1">
          <table:table-cell office:value-type="float" office:value="77.0455976724625" calcext:value-type="float">
            <text:p>77.0455976725</text:p>
          </table:table-cell>
          <table:table-cell office:value-type="float" office:value="0.0472230195999146" calcext:value-type="float">
            <text:p>0.0472230196</text:p>
          </table:table-cell>
          <table:table-cell office:value-type="float" office:value="0.924848207125673" calcext:value-type="float">
            <text:p>0.9248482071</text:p>
          </table:table-cell>
          <table:table-cell office:value-type="float" office:value="0.882786354022475" calcext:value-type="float">
            <text:p>0.882786354</text:p>
          </table:table-cell>
          <table:table-cell office:value-type="float" office:value="0.603484317690319" calcext:value-type="float">
            <text:p>0.6034843177</text:p>
          </table:table-cell>
          <table:table-cell office:value-type="float" office:value="0.934249354950242" calcext:value-type="float">
            <text:p>0.934249355</text:p>
          </table:table-cell>
          <table:table-cell office:value-type="float" office:value="0.992782516820328" calcext:value-type="float">
            <text:p>0.9927825168</text:p>
          </table:table-cell>
          <table:table-cell office:value-type="float" office:value="0.981660926921405" calcext:value-type="float">
            <text:p>0.9816609269</text:p>
          </table:table-cell>
          <table:table-cell office:value-type="float" office:value="0.972401195032414" calcext:value-type="float">
            <text:p>0.972401195</text:p>
          </table:table-cell>
          <table:table-cell office:value-type="float" office:value="0.999703976503019" calcext:value-type="float">
            <text:p>0.9997039765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depth': 8</text:p>
          </table:table-cell>
          <table:table-cell office:value-type="string" calcext:value-type="string">
            <text:p><text:s/>'l2_leaf_reg': 0.1}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935926773455378" calcext:value-type="float">
            <text:p>0.9359267735</text:p>
          </table:table-cell>
          <table:table-cell office:value-type="float" office:value="0.894230769230769" calcext:value-type="float">
            <text:p>0.8942307692</text:p>
          </table:table-cell>
          <table:table-cell office:value-type="float" office:value="0.673913043478261" calcext:value-type="float">
            <text:p>0.6739130435</text:p>
          </table:table-cell>
          <table:table-cell office:value-type="float" office:value="0.965087429111531" calcext:value-type="float">
            <text:p>0.9650874291</text:p>
          </table:table-cell>
          <table:table-cell office:value-type="float" office:value="0.987269255251432" calcext:value-type="float">
            <text:p>0.9872692553</text:p>
          </table:table-cell>
          <table:table-cell office:value-type="float" office:value="0.977367979882649" calcext:value-type="float">
            <text:p>0.9773679799</text:p>
          </table:table-cell>
          <table:table-cell office:value-type="float" office:value="0.941081517352704" calcext:value-type="float">
            <text:p>0.9410815174</text:p>
          </table:table-cell>
          <table:table-cell office:value-type="float" office:value="0.99900033230762" calcext:value-type="float">
            <text:p>0.9990003323</text:p>
          </table:table-cell>
          <table:table-cell office:value-type="float" office:value="0.932494279176201" calcext:value-type="float">
            <text:p>0.9324942792</text:p>
          </table:table-cell>
          <table:table-cell office:value-type="float" office:value="0.907216494845361" calcext:value-type="float">
            <text:p>0.9072164948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28579867674858" calcext:value-type="float">
            <text:p>0.9285798677</text:p>
          </table:table-cell>
          <table:table-cell office:value-type="float" office:value="0.990070019096117" calcext:value-type="float">
            <text:p>0.9900700191</text:p>
          </table:table-cell>
          <table:table-cell office:value-type="float" office:value="0.98014888337469" calcext:value-type="float">
            <text:p>0.9801488834</text:p>
          </table:table-cell>
          <table:table-cell office:value-type="float" office:value="0.956416464891041" calcext:value-type="float">
            <text:p>0.9564164649</text:p>
          </table:table-cell>
          <table:table-cell office:value-type="float" office:value="0.999549603621909" calcext:value-type="float">
            <text:p>0.9995496036</text:p>
          </table:table-cell>
          <table:table-cell office:value-type="float" office:value="0.920962199312715" calcext:value-type="float">
            <text:p>0.9209621993</text:p>
          </table:table-cell>
          <table:table-cell office:value-type="float" office:value="0.887640449438202" calcext:value-type="float">
            <text:p>0.8876404494</text:p>
          </table:table-cell>
          <table:table-cell office:value-type="float" office:value="0.572463768115942" calcext:value-type="float">
            <text:p>0.5724637681</text:p>
          </table:table-cell>
          <table:table-cell office:value-type="float" office:value="0.929281277728482" calcext:value-type="float">
            <text:p>0.9292812777</text:p>
          </table:table-cell>
          <table:table-cell office:value-type="float" office:value="0.994271894093686" calcext:value-type="float">
            <text:p>0.9942718941</text:p>
          </table:table-cell>
          <table:table-cell office:value-type="float" office:value="0.980676328502416" calcext:value-type="float">
            <text:p>0.9806763285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999835700911256" calcext:value-type="float">
            <text:p>0.9998357009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85416666666667" calcext:value-type="float">
            <text:p>0.8854166667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929370008873114" calcext:value-type="float">
            <text:p>0.9293700089</text:p>
          </table:table-cell>
          <table:table-cell office:value-type="float" office:value="0.993253564154786" calcext:value-type="float">
            <text:p>0.9932535642</text:p>
          </table:table-cell>
          <table:table-cell office:value-type="float" office:value="0.984477124183007" calcext:value-type="float">
            <text:p>0.9844771242</text:p>
          </table:table-cell>
          <table:table-cell office:value-type="float" office:value="0.972558514931396" calcext:value-type="float">
            <text:p>0.9725585149</text:p>
          </table:table-cell>
          <table:table-cell office:value-type="float" office:value="0.999763736202749" calcext:value-type="float">
            <text:p>0.9997637362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41782510105492" calcext:value-type="float">
            <text:p>0.9417825101</text:p>
          </table:table-cell>
          <table:table-cell office:value-type="float" office:value="0.995162932790224" calcext:value-type="float">
            <text:p>0.9951629328</text:p>
          </table:table-cell>
          <table:table-cell office:value-type="float" office:value="0.986234817813765" calcext:value-type="float">
            <text:p>0.9862348178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999907055749352" calcext:value-type="float">
            <text:p>0.9999070557</text:p>
          </table:table-cell>
          <table:table-cell office:value-type="float" office:value="0.924398625429553" calcext:value-type="float">
            <text:p>0.9243986254</text:p>
          </table:table-cell>
          <table:table-cell office:value-type="float" office:value="0.882978723404255" calcext:value-type="float">
            <text:p>0.8829787234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25012323770088" calcext:value-type="float">
            <text:p>0.9250123238</text:p>
          </table:table-cell>
          <table:table-cell office:value-type="float" office:value="0.994017311608961" calcext:value-type="float">
            <text:p>0.9940173116</text:p>
          </table:table-cell>
          <table:table-cell office:value-type="float" office:value="0.982982171799028" calcext:value-type="float">
            <text:p>0.9829821718</text:p>
          </table:table-cell>
          <table:table-cell office:value-type="float" office:value="0.979015334947538" calcext:value-type="float">
            <text:p>0.9790153349</text:p>
          </table:table-cell>
          <table:table-cell office:value-type="float" office:value="0.999846312656409" calcext:value-type="float">
            <text:p>0.9998463127</text:p>
          </table:table-cell>
          <table:table-cell office:value-type="float" office:value="0.914089347079038" calcext:value-type="float">
            <text:p>0.9140893471</text:p>
          </table:table-cell>
          <table:table-cell office:value-type="float" office:value="0.870588235294118" calcext:value-type="float">
            <text:p>0.8705882353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910913930789707" calcext:value-type="float">
            <text:p>0.9109139308</text:p>
          </table:table-cell>
          <table:table-cell office:value-type="float" office:value="0.990962321792261" calcext:value-type="float">
            <text:p>0.9909623218</text:p>
          </table:table-cell>
          <table:table-cell office:value-type="float" office:value="0.982644628099174" calcext:value-type="float">
            <text:p>0.9826446281</text:p>
          </table:table-cell>
          <table:table-cell office:value-type="float" office:value="0.959644874899112" calcext:value-type="float">
            <text:p>0.9596448749</text:p>
          </table:table-cell>
          <table:table-cell office:value-type="float" office:value="0.999578274610741" calcext:value-type="float">
            <text:p>0.9995782746</text:p>
          </table:table-cell>
          <table:table-cell office:value-type="float" office:value="0.919724770642202" calcext:value-type="float">
            <text:p>0.9197247706</text:p>
          </table:table-cell>
          <table:table-cell office:value-type="float" office:value="0.868131868131868" calcext:value-type="float">
            <text:p>0.8681318681</text:p>
          </table:table-cell>
          <table:table-cell office:value-type="float" office:value="0.576642335766423" calcext:value-type="float">
            <text:p>0.5766423358</text:p>
          </table:table-cell>
          <table:table-cell office:value-type="float" office:value="0.944411341178807" calcext:value-type="float">
            <text:p>0.9444113412</text:p>
          </table:table-cell>
          <table:table-cell office:value-type="float" office:value="0.994527173221331" calcext:value-type="float">
            <text:p>0.9945271732</text:p>
          </table:table-cell>
          <table:table-cell office:value-type="float" office:value="0.981496379726468" calcext:value-type="float">
            <text:p>0.9814963797</text:p>
          </table:table-cell>
          <table:table-cell office:value-type="float" office:value="0.983870967741936" calcext:value-type="float">
            <text:p>0.9838709677</text:p>
          </table:table-cell>
          <table:table-cell office:value-type="float" office:value="0.999869471108143" calcext:value-type="float">
            <text:p>0.9998694711</text:p>
          </table:table-cell>
          <table:table-cell office:value-type="float" office:value="0.928899082568807" calcext:value-type="float">
            <text:p>0.9288990826</text:p>
          </table:table-cell>
          <table:table-cell office:value-type="float" office:value="0.871287128712871" calcext:value-type="float">
            <text:p>0.8712871287</text:p>
          </table:table-cell>
          <table:table-cell office:value-type="float" office:value="0.642335766423358" calcext:value-type="float">
            <text:p>0.6423357664</text:p>
          </table:table-cell>
          <table:table-cell office:value-type="float" office:value="0.947484979393217" calcext:value-type="float">
            <text:p>0.9474849794</text:p>
          </table:table-cell>
          <table:table-cell office:value-type="float" office:value="0.994399898179967" calcext:value-type="float">
            <text:p>0.9943998982</text:p>
          </table:table-cell>
          <table:table-cell office:value-type="float" office:value="0.979935794542536" calcext:value-type="float">
            <text:p>0.9799357945</text:p>
          </table:table-cell>
          <table:table-cell office:value-type="float" office:value="0.984677419354839" calcext:value-type="float">
            <text:p>0.9846774194</text:p>
          </table:table-cell>
          <table:table-cell office:value-type="float" office:value="0.999855638214375" calcext:value-type="float">
            <text:p>0.9998556382</text:p>
          </table:table-cell>
          <table:table-cell office:value-type="float" office:value="0.918577981651376" calcext:value-type="float">
            <text:p>0.9185779817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569343065693431" calcext:value-type="float">
            <text:p>0.5693430657</text:p>
          </table:table-cell>
          <table:table-cell office:value-type="float" office:value="0.920552162470828" calcext:value-type="float">
            <text:p>0.9205521625</text:p>
          </table:table-cell>
          <table:table-cell office:value-type="float" office:value="0.993890798014509" calcext:value-type="float">
            <text:p>0.993890798</text:p>
          </table:table-cell>
          <table:table-cell table:number-columns-repeated="2" office:value-type="float" office:value="0.980645161290322" calcext:value-type="float">
            <text:p>0.9806451613</text:p>
          </table:table-cell>
          <table:table-cell office:value-type="float" office:value="0.999833639647633" calcext:value-type="float">
            <text:p>0.9998336396</text:p>
          </table:table-cell>
          <table:table-cell office:value-type="float" office:value="3.8866096778681" calcext:value-type="float">
            <text:p>3.8866096779</text:p>
          </table:table-cell>
          <table:table-cell office:value-type="float" office:value="0.00136700706201447" calcext:value-type="float">
            <text:p>0.0013670071</text:p>
          </table:table-cell>
          <table:table-cell office:value-type="float" office:value="0.00633379120107941" calcext:value-type="float">
            <text:p>0.0063337912</text:p>
          </table:table-cell>
          <table:table-cell office:value-type="float" office:value="0.0127733221783647" calcext:value-type="float">
            <text:p>0.0127733222</text:p>
          </table:table-cell>
          <table:table-cell office:value-type="float" office:value="0.0389893741780919" calcext:value-type="float">
            <text:p>0.0389893742</text:p>
          </table:table-cell>
          <table:table-cell office:value-type="float" office:value="0.014782206526637" calcext:value-type="float">
            <text:p>0.0147822065</text:p>
          </table:table-cell>
          <table:table-cell office:value-type="float" office:value="0.00239970979933048" calcext:value-type="float">
            <text:p>0.0023997098</text:p>
          </table:table-cell>
          <table:table-cell office:value-type="float" office:value="0.00239342520831406" calcext:value-type="float">
            <text:p>0.0023934252</text:p>
          </table:table-cell>
          <table:table-cell office:value-type="float" office:value="0.0142126128850539" calcext:value-type="float">
            <text:p>0.0142126129</text:p>
          </table:table-cell>
          <table:table-cell office:value-type="float" office:value="0.000261605175453528" calcext:value-type="float">
            <text:p>0.0002616052</text:p>
          </table:table-cell>
        </table:table-row>
        <table:table-row table:style-name="ro1">
          <table:table-cell office:value-type="float" office:value="77.0591864109039" calcext:value-type="float">
            <text:p>77.0591864109</text:p>
          </table:table-cell>
          <table:table-cell office:value-type="float" office:value="0.0465679883956909" calcext:value-type="float">
            <text:p>0.0465679884</text:p>
          </table:table-cell>
          <table:table-cell office:value-type="float" office:value="0.928170466261886" calcext:value-type="float">
            <text:p>0.9281704663</text:p>
          </table:table-cell>
          <table:table-cell office:value-type="float" office:value="0.882275597851669" calcext:value-type="float">
            <text:p>0.8822755979</text:p>
          </table:table-cell>
          <table:table-cell office:value-type="float" office:value="0.628166789365217" calcext:value-type="float">
            <text:p>0.6281667894</text:p>
          </table:table-cell>
          <table:table-cell office:value-type="float" office:value="0.942872604916407" calcext:value-type="float">
            <text:p>0.9428726049</text:p>
          </table:table-cell>
          <table:table-cell office:value-type="float" office:value="0.994972050975424" calcext:value-type="float">
            <text:p>0.994972051</text:p>
          </table:table-cell>
          <table:table-cell office:value-type="float" office:value="0.981161653586248" calcext:value-type="float">
            <text:p>0.9811616536</text:p>
          </table:table-cell>
          <table:table-cell office:value-type="float" office:value="0.987089288968731" calcext:value-type="float">
            <text:p>0.987089289</text:p>
          </table:table-cell>
          <table:table-cell office:value-type="float" office:value="0.999902154255673" calcext:value-type="float">
            <text:p>0.99990215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epth': 8</text:p>
          </table:table-cell>
          <table:table-cell office:value-type="string" calcext:value-type="string">
            <text:p><text:s/>'l2_leaf_reg': 1.0}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948512585812357" calcext:value-type="float">
            <text:p>0.9485125858</text:p>
          </table:table-cell>
          <table:table-cell office:value-type="float" office:value="0.904347826086956" calcext:value-type="float">
            <text:p>0.9043478261</text:p>
          </table:table-cell>
          <table:table-cell office:value-type="float" office:value="0.753623188405797" calcext:value-type="float">
            <text:p>0.7536231884</text:p>
          </table:table-cell>
          <table:table-cell office:value-type="float" office:value="0.969931474480151" calcext:value-type="float">
            <text:p>0.9699314745</text:p>
          </table:table-cell>
          <table:table-cell office:value-type="float" office:value="0.994525779758116" calcext:value-type="float">
            <text:p>0.9945257798</text:p>
          </table:table-cell>
          <table:table-cell office:value-type="float" office:value="0.977635782747604" calcext:value-type="float">
            <text:p>0.9776357827</text:p>
          </table:table-cell>
          <table:table-cell office:value-type="float" office:value="0.987893462469734" calcext:value-type="float">
            <text:p>0.9878934625</text:p>
          </table:table-cell>
          <table:table-cell office:value-type="float" office:value="0.99988794987181" calcext:value-type="float">
            <text:p>0.9998879499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940640752993069" calcext:value-type="float">
            <text:p>0.940640753</text:p>
          </table:table-cell>
          <table:table-cell office:value-type="float" office:value="0.994780394653087" calcext:value-type="float">
            <text:p>0.9947803947</text:p>
          </table:table-cell>
          <table:table-cell office:value-type="float" office:value="0.981511254019293" calcext:value-type="float">
            <text:p>0.981511254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897282299471" calcext:value-type="float">
            <text:p>0.9998972823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594202898550725" calcext:value-type="float">
            <text:p>0.5942028986</text:p>
          </table:table-cell>
          <table:table-cell office:value-type="float" office:value="0.936083998816918" calcext:value-type="float">
            <text:p>0.9360839988</text:p>
          </table:table-cell>
          <table:table-cell office:value-type="float" office:value="0.994781059063136" calcext:value-type="float">
            <text:p>0.9947810591</text:p>
          </table:table-cell>
          <table:table-cell office:value-type="float" office:value="0.981511254019293" calcext:value-type="float">
            <text:p>0.981511254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894492418884" calcext:value-type="float">
            <text:p>0.9998944924</text:p>
          </table:table-cell>
          <table:table-cell office:value-type="float" office:value="0.93241695303551" calcext:value-type="float">
            <text:p>0.932416953</text:p>
          </table:table-cell>
          <table:table-cell office:value-type="float" office:value="0.891089108910891" calcext:value-type="float">
            <text:p>0.8910891089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945972591935325" calcext:value-type="float">
            <text:p>0.9459725919</text:p>
          </table:table-cell>
          <table:table-cell office:value-type="float" office:value="0.995926680244399" calcext:value-type="float">
            <text:p>0.9959266802</text:p>
          </table:table-cell>
          <table:table-cell office:value-type="float" office:value="0.986301369863014" calcext:value-type="float">
            <text:p>0.9863013699</text:p>
          </table:table-cell>
          <table:table-cell office:value-type="float" office:value="0.987893462469734" calcext:value-type="float">
            <text:p>0.9878934625</text:p>
          </table:table-cell>
          <table:table-cell office:value-type="float" office:value="0.999933158202946" calcext:value-type="float">
            <text:p>0.9999331582</text:p>
          </table:table-cell>
          <table:table-cell office:value-type="float" office:value="0.922107674684994" calcext:value-type="float">
            <text:p>0.9221076747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594202898550725" calcext:value-type="float">
            <text:p>0.5942028986</text:p>
          </table:table-cell>
          <table:table-cell office:value-type="float" office:value="0.95078379177758" calcext:value-type="float">
            <text:p>0.9507837918</text:p>
          </table:table-cell>
          <table:table-cell office:value-type="float" office:value="0.995162932790224" calcext:value-type="float">
            <text:p>0.9951629328</text:p>
          </table:table-cell>
          <table:table-cell office:value-type="float" office:value="0.983105390185036" calcext:value-type="float">
            <text:p>0.9831053902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90912930875" calcext:value-type="float">
            <text:p>0.9999091293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31982648131716" calcext:value-type="float">
            <text:p>0.9319826481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79183346677342" calcext:value-type="float">
            <text:p>0.9791833467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88881611102" calcext:value-type="float">
            <text:p>0.9998888816</text:p>
          </table:table-cell>
          <table:table-cell office:value-type="float" office:value="0.920962199312715" calcext:value-type="float">
            <text:p>0.9209621993</text:p>
          </table:table-cell>
          <table:table-cell office:value-type="float" office:value="0.887640449438202" calcext:value-type="float">
            <text:p>0.8876404494</text:p>
          </table:table-cell>
          <table:table-cell office:value-type="float" office:value="0.572463768115942" calcext:value-type="float">
            <text:p>0.5724637681</text:p>
          </table:table-cell>
          <table:table-cell office:value-type="float" office:value="0.926422163068126" calcext:value-type="float">
            <text:p>0.9264221631</text:p>
          </table:table-cell>
          <table:table-cell office:value-type="float" office:value="0.994908350305499" calcext:value-type="float">
            <text:p>0.9949083503</text:p>
          </table:table-cell>
          <table:table-cell office:value-type="float" office:value="0.980753809141941" calcext:value-type="float">
            <text:p>0.9807538091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900652110036" calcext:value-type="float">
            <text:p>0.9999006521</text:p>
          </table:table-cell>
          <table:table-cell office:value-type="float" office:value="0.924311926605504" calcext:value-type="float">
            <text:p>0.9243119266</text:p>
          </table:table-cell>
          <table:table-cell office:value-type="float" office:value="0.873684210526316" calcext:value-type="float">
            <text:p>0.8736842105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51164407368787" calcext:value-type="float">
            <text:p>0.9511644074</text:p>
          </table:table-cell>
          <table:table-cell office:value-type="float" office:value="0.99478172330406" calcext:value-type="float">
            <text:p>0.9947817233</text:p>
          </table:table-cell>
          <table:table-cell office:value-type="float" office:value="0.982300884955752" calcext:value-type="float">
            <text:p>0.982300885</text:p>
          </table:table-cell>
          <table:table-cell office:value-type="float" office:value="0.984677419354839" calcext:value-type="float">
            <text:p>0.9846774194</text:p>
          </table:table-cell>
          <table:table-cell office:value-type="float" office:value="0.999894333754211" calcext:value-type="float">
            <text:p>0.9998943338</text:p>
          </table:table-cell>
          <table:table-cell office:value-type="float" office:value="0.930045871559633" calcext:value-type="float">
            <text:p>0.9300458716</text:p>
          </table:table-cell>
          <table:table-cell office:value-type="float" office:value="0.872549019607843" calcext:value-type="float">
            <text:p>0.8725490196</text:p>
          </table:table-cell>
          <table:table-cell office:value-type="float" office:value="0.64963503649635" calcext:value-type="float">
            <text:p>0.6496350365</text:p>
          </table:table-cell>
          <table:table-cell office:value-type="float" office:value="0.949083867123492" calcext:value-type="float">
            <text:p>0.9490838671</text:p>
          </table:table-cell>
          <table:table-cell office:value-type="float" office:value="0.995036273386789" calcext:value-type="float">
            <text:p>0.9950362734</text:p>
          </table:table-cell>
          <table:table-cell office:value-type="float" office:value="0.982329317269076" calcext:value-type="float">
            <text:p>0.9823293173</text:p>
          </table:table-cell>
          <table:table-cell office:value-type="float" office:value="0.986290322580645" calcext:value-type="float">
            <text:p>0.9862903226</text:p>
          </table:table-cell>
          <table:table-cell office:value-type="float" office:value="0.99990536350651" calcext:value-type="float">
            <text:p>0.9999053635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842105263157895" calcext:value-type="float">
            <text:p>0.8421052632</text:p>
          </table:table-cell>
          <table:table-cell office:value-type="float" office:value="0.583941605839416" calcext:value-type="float">
            <text:p>0.5839416058</text:p>
          </table:table-cell>
          <table:table-cell office:value-type="float" office:value="0.92662992204181" calcext:value-type="float">
            <text:p>0.926629922</text:p>
          </table:table-cell>
          <table:table-cell office:value-type="float" office:value="0.995163548428153" calcext:value-type="float">
            <text:p>0.9951635484</text:p>
          </table:table-cell>
          <table:table-cell office:value-type="float" office:value="0.976984126984127" calcext:value-type="float">
            <text:p>0.976984127</text:p>
          </table:table-cell>
          <table:table-cell office:value-type="float" office:value="0.992741935483871" calcext:value-type="float">
            <text:p>0.9927419355</text:p>
          </table:table-cell>
          <table:table-cell office:value-type="float" office:value="0.999910299473009" calcext:value-type="float">
            <text:p>0.9999102995</text:p>
          </table:table-cell>
          <table:table-cell office:value-type="float" office:value="1.11556476712197" calcext:value-type="float">
            <text:p>1.1155647671</text:p>
          </table:table-cell>
          <table:table-cell office:value-type="float" office:value="0.000748523784860186" calcext:value-type="float">
            <text:p>0.0007485238</text:p>
          </table:table-cell>
          <table:table-cell office:value-type="float" office:value="0.00843953195408334" calcext:value-type="float">
            <text:p>0.008439532</text:p>
          </table:table-cell>
          <table:table-cell office:value-type="float" office:value="0.0193189640207536" calcext:value-type="float">
            <text:p>0.019318964</text:p>
          </table:table-cell>
          <table:table-cell office:value-type="float" office:value="0.0502595285196618" calcext:value-type="float">
            <text:p>0.0502595285</text:p>
          </table:table-cell>
          <table:table-cell office:value-type="float" office:value="0.0127138376193792" calcext:value-type="float">
            <text:p>0.0127138376</text:p>
          </table:table-cell>
          <table:table-cell office:value-type="float" office:value="0.00037450010963245" calcext:value-type="float">
            <text:p>0.0003745001</text:p>
          </table:table-cell>
          <table:table-cell office:value-type="float" office:value="0.0025896727956434" calcext:value-type="float">
            <text:p>0.0025896728</text:p>
          </table:table-cell>
          <table:table-cell office:value-type="float" office:value="0.00213512711478367" calcext:value-type="float">
            <text:p>0.0021351271</text:p>
          </table:table-cell>
          <table:table-cell office:value-type="float" office:value="0.0000126898540890224" calcext:value-type="float">
            <text:p>1.26898540890224E-05</text:p>
          </table:table-cell>
        </table:table-row>
        <table:table-row table:style-name="ro1">
          <table:table-cell office:value-type="float" office:value="78.9693979263306" calcext:value-type="float">
            <text:p>78.9693979263</text:p>
          </table:table-cell>
          <table:table-cell office:value-type="float" office:value="0.04756019115448" calcext:value-type="float">
            <text:p>0.0475601912</text:p>
          </table:table-cell>
          <table:table-cell office:value-type="float" office:value="0.927024859663192" calcext:value-type="float">
            <text:p>0.9270248597</text:p>
          </table:table-cell>
          <table:table-cell office:value-type="float" office:value="0.868282439080149" calcext:value-type="float">
            <text:p>0.8682824391</text:p>
          </table:table-cell>
          <table:table-cell office:value-type="float" office:value="0.633267992673886" calcext:value-type="float">
            <text:p>0.6332679927</text:p>
          </table:table-cell>
          <table:table-cell office:value-type="float" office:value="0.944889985677952" calcext:value-type="float">
            <text:p>0.9448899857</text:p>
          </table:table-cell>
          <table:table-cell office:value-type="float" office:value="0.994513821943292" calcext:value-type="float">
            <text:p>0.9945138219</text:p>
          </table:table-cell>
          <table:table-cell office:value-type="float" office:value="0.980175465923484" calcext:value-type="float">
            <text:p>0.9801754659</text:p>
          </table:table-cell>
          <table:table-cell office:value-type="float" office:value="0.985152828764092" calcext:value-type="float">
            <text:p>0.9851528288</text:p>
          </table:table-cell>
          <table:table-cell office:value-type="float" office:value="0.99986783821712" calcext:value-type="float">
            <text:p>0.999867838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8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4279176201373" calcext:value-type="float">
            <text:p>0.942791762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0.72463768115942" calcext:value-type="float">
            <text:p>0.7246376812</text:p>
          </table:table-cell>
          <table:table-cell office:value-type="float" office:value="0.971880907372401" calcext:value-type="float">
            <text:p>0.9718809074</text:p>
          </table:table-cell>
          <table:table-cell office:value-type="float" office:value="0.99439847231063" calcext:value-type="float">
            <text:p>0.9943984723</text:p>
          </table:table-cell>
          <table:table-cell office:value-type="float" office:value="0.978382706164932" calcext:value-type="float">
            <text:p>0.9783827062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855987831978" calcext:value-type="float">
            <text:p>0.9998559878</text:p>
          </table:table-cell>
          <table:table-cell office:value-type="float" office:value="0.925629290617849" calcext:value-type="float">
            <text:p>0.9256292906</text:p>
          </table:table-cell>
          <table:table-cell office:value-type="float" office:value="0.876288659793814" calcext:value-type="float">
            <text:p>0.8762886598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941083805923125" calcext:value-type="float">
            <text:p>0.9410838059</text:p>
          </table:table-cell>
          <table:table-cell office:value-type="float" office:value="0.994653087205601" calcext:value-type="float">
            <text:p>0.9946530872</text:p>
          </table:table-cell>
          <table:table-cell office:value-type="float" office:value="0.979951884522855" calcext:value-type="float">
            <text:p>0.9799518845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872761803264" calcext:value-type="float">
            <text:p>0.9998727618</text:p>
          </table:table-cell>
          <table:table-cell office:value-type="float" office:value="0.924398625429553" calcext:value-type="float">
            <text:p>0.924398625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594202898550725" calcext:value-type="float">
            <text:p>0.5942028986</text:p>
          </table:table-cell>
          <table:table-cell office:value-type="float" office:value="0.93516711032239" calcext:value-type="float">
            <text:p>0.9351671103</text:p>
          </table:table-cell>
          <table:table-cell office:value-type="float" office:value="0.994271894093686" calcext:value-type="float">
            <text:p>0.9942718941</text:p>
          </table:table-cell>
          <table:table-cell office:value-type="float" office:value="0.981451612903226" calcext:value-type="float">
            <text:p>0.9814516129</text:p>
          </table:table-cell>
          <table:table-cell office:value-type="float" office:value="0.982243744955609" calcext:value-type="float">
            <text:p>0.982243745</text:p>
          </table:table-cell>
          <table:table-cell office:value-type="float" office:value="0.999860461649946" calcext:value-type="float">
            <text:p>0.9998604616</text:p>
          </table:table-cell>
          <table:table-cell office:value-type="float" office:value="0.93241695303551" calcext:value-type="float">
            <text:p>0.932416953</text:p>
          </table:table-cell>
          <table:table-cell office:value-type="float" office:value="0.869158878504673" calcext:value-type="float">
            <text:p>0.8691588785</text:p>
          </table:table-cell>
          <table:table-cell office:value-type="float" office:value="0.673913043478261" calcext:value-type="float">
            <text:p>0.6739130435</text:p>
          </table:table-cell>
          <table:table-cell office:value-type="float" office:value="0.951809129448881" calcext:value-type="float">
            <text:p>0.9518091294</text:p>
          </table:table-cell>
          <table:table-cell office:value-type="float" office:value="0.995544806517312" calcext:value-type="float">
            <text:p>0.9955448065</text:p>
          </table:table-cell>
          <table:table-cell office:value-type="float" office:value="0.98314606741573" calcext:value-type="float">
            <text:p>0.9831460674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898883485844" calcext:value-type="float">
            <text:p>0.9998988835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65384615384615" calcext:value-type="float">
            <text:p>0.8653846154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945035985408656" calcext:value-type="float">
            <text:p>0.9450359854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79951884522855" calcext:value-type="float">
            <text:p>0.9799518845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878391840032" calcext:value-type="float">
            <text:p>0.9998783918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2305037957212" calcext:value-type="float">
            <text:p>0.942305038</text:p>
          </table:table-cell>
          <table:table-cell office:value-type="float" office:value="0.993890020366599" calcext:value-type="float">
            <text:p>0.9938900204</text:p>
          </table:table-cell>
          <table:table-cell table:number-columns-repeated="2" office:value-type="float" office:value="0.980629539951574" calcext:value-type="float">
            <text:p>0.98062954</text:p>
          </table:table-cell>
          <table:table-cell office:value-type="float" office:value="0.99983923815964" calcext:value-type="float">
            <text:p>0.9998392382</text:p>
          </table:table-cell>
          <table:table-cell office:value-type="float" office:value="0.912943871706758" calcext:value-type="float">
            <text:p>0.9129438717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924943310657596" calcext:value-type="float">
            <text:p>0.9249433107</text:p>
          </table:table-cell>
          <table:table-cell office:value-type="float" office:value="0.994526476578411" calcext:value-type="float">
            <text:p>0.9945264766</text:p>
          </table:table-cell>
          <table:table-cell office:value-type="float" office:value="0.980707395498392" calcext:value-type="float">
            <text:p>0.9807073955</text:p>
          </table:table-cell>
          <table:table-cell office:value-type="float" office:value="0.984665052461663" calcext:value-type="float">
            <text:p>0.9846650525</text:p>
          </table:table-cell>
          <table:table-cell office:value-type="float" office:value="0.999865767522522" calcext:value-type="float">
            <text:p>0.9998657675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84" calcext:value-type="float">
            <text:p>0.84</text:p>
          </table:table-cell>
          <table:table-cell office:value-type="float" office:value="0.613138686131387" calcext:value-type="float">
            <text:p>0.6131386861</text:p>
          </table:table-cell>
          <table:table-cell office:value-type="float" office:value="0.952763295099062" calcext:value-type="float">
            <text:p>0.9527632951</text:p>
          </table:table-cell>
          <table:table-cell office:value-type="float" office:value="0.994145348097238" calcext:value-type="float">
            <text:p>0.9941453481</text:p>
          </table:table-cell>
          <table:table-cell office:value-type="float" office:value="0.979903536977492" calcext:value-type="float">
            <text:p>0.979903537</text:p>
          </table:table-cell>
          <table:table-cell office:value-type="float" office:value="0.983064516129032" calcext:value-type="float">
            <text:p>0.9830645161</text:p>
          </table:table-cell>
          <table:table-cell office:value-type="float" office:value="0.999867155469538" calcext:value-type="float">
            <text:p>0.9998671555</text:p>
          </table:table-cell>
          <table:table-cell office:value-type="float" office:value="0.934633027522936" calcext:value-type="float">
            <text:p>0.9346330275</text:p>
          </table:table-cell>
          <table:table-cell office:value-type="float" office:value="0.87037037037037" calcext:value-type="float">
            <text:p>0.8703703704</text:p>
          </table:table-cell>
          <table:table-cell office:value-type="float" office:value="0.686131386861314" calcext:value-type="float">
            <text:p>0.6861313869</text:p>
          </table:table-cell>
          <table:table-cell office:value-type="float" office:value="0.95296688018273" calcext:value-type="float">
            <text:p>0.9529668802</text:p>
          </table:table-cell>
          <table:table-cell office:value-type="float" office:value="0.994527173221331" calcext:value-type="float">
            <text:p>0.9945271732</text:p>
          </table:table-cell>
          <table:table-cell office:value-type="float" office:value="0.981496379726468" calcext:value-type="float">
            <text:p>0.9814963797</text:p>
          </table:table-cell>
          <table:table-cell office:value-type="float" office:value="0.983870967741936" calcext:value-type="float">
            <text:p>0.9838709677</text:p>
          </table:table-cell>
          <table:table-cell office:value-type="float" office:value="0.999863072633052" calcext:value-type="float">
            <text:p>0.9998630726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598540145985402" calcext:value-type="float">
            <text:p>0.598540146</text:p>
          </table:table-cell>
          <table:table-cell office:value-type="float" office:value="0.930920105268385" calcext:value-type="float">
            <text:p>0.9309201053</text:p>
          </table:table-cell>
          <table:table-cell office:value-type="float" office:value="0.994527173221331" calcext:value-type="float">
            <text:p>0.9945271732</text:p>
          </table:table-cell>
          <table:table-cell office:value-type="float" office:value="0.976133651551313" calcext:value-type="float">
            <text:p>0.9761336516</text:p>
          </table:table-cell>
          <table:table-cell office:value-type="float" office:value="0.989516129032258" calcext:value-type="float">
            <text:p>0.989516129</text:p>
          </table:table-cell>
          <table:table-cell office:value-type="float" office:value="0.999876661775388" calcext:value-type="float">
            <text:p>0.9998766618</text:p>
          </table:table-cell>
          <table:table-cell office:value-type="float" office:value="4.21283219566615" calcext:value-type="float">
            <text:p>4.2128321957</text:p>
          </table:table-cell>
          <table:table-cell office:value-type="float" office:value="0.00180520975660283" calcext:value-type="float">
            <text:p>0.0018052098</text:p>
          </table:table-cell>
          <table:table-cell office:value-type="float" office:value="0.00789013019937528" calcext:value-type="float">
            <text:p>0.0078901302</text:p>
          </table:table-cell>
          <table:table-cell office:value-type="float" office:value="0.0151735045506401" calcext:value-type="float">
            <text:p>0.0151735046</text:p>
          </table:table-cell>
          <table:table-cell office:value-type="float" office:value="0.05102275949009" calcext:value-type="float">
            <text:p>0.0510227595</text:p>
          </table:table-cell>
          <table:table-cell office:value-type="float" office:value="0.0127005046559595" calcext:value-type="float">
            <text:p>0.0127005047</text:p>
          </table:table-cell>
          <table:table-cell office:value-type="float" office:value="0.00041220886832988" calcext:value-type="float">
            <text:p>0.0004122089</text:p>
          </table:table-cell>
          <table:table-cell office:value-type="float" office:value="0.00180030951556281" calcext:value-type="float">
            <text:p>0.0018003095</text:p>
          </table:table-cell>
          <table:table-cell office:value-type="float" office:value="0.00265699829954848" calcext:value-type="float">
            <text:p>0.0026569983</text:p>
          </table:table-cell>
          <table:table-cell office:value-type="float" office:value="0.0000148914670825828" calcext:value-type="float">
            <text:p>1.48914670825828E-05</text:p>
          </table:table-cell>
        </table:table-row>
        <table:table-row table:style-name="ro1">
          <table:table-cell office:value-type="float" office:value="75.0050267696381" calcext:value-type="float">
            <text:p>75.0050267696</text:p>
          </table:table-cell>
          <table:table-cell office:value-type="float" office:value="0.0466988086700439" calcext:value-type="float">
            <text:p>0.0466988087</text:p>
          </table:table-cell>
          <table:table-cell office:value-type="float" office:value="0.928285026921755" calcext:value-type="float">
            <text:p>0.9282850269</text:p>
          </table:table-cell>
          <table:table-cell office:value-type="float" office:value="0.874862928386647" calcext:value-type="float">
            <text:p>0.8748629284</text:p>
          </table:table-cell>
          <table:table-cell office:value-type="float" office:value="0.636173516656081" calcext:value-type="float">
            <text:p>0.6361735167</text:p>
          </table:table-cell>
          <table:table-cell office:value-type="float" office:value="0.945580266884403" calcext:value-type="float">
            <text:p>0.9455802669</text:p>
          </table:table-cell>
          <table:table-cell office:value-type="float" office:value="0.994501092818643" calcext:value-type="float">
            <text:p>0.9945010928</text:p>
          </table:table-cell>
          <table:table-cell office:value-type="float" office:value="0.980095368819242" calcext:value-type="float">
            <text:p>0.9800953688</text:p>
          </table:table-cell>
          <table:table-cell office:value-type="float" office:value="0.985153024030826" calcext:value-type="float">
            <text:p>0.985153024</text:p>
          </table:table-cell>
          <table:table-cell office:value-type="float" office:value="0.99986691245778" calcext:value-type="float">
            <text:p>0.99986691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8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45080091533181" calcext:value-type="float">
            <text:p>0.9450800915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739130434782609" calcext:value-type="float">
            <text:p>0.7391304348</text:p>
          </table:table-cell>
          <table:table-cell office:value-type="float" office:value="0.969094596723378" calcext:value-type="float">
            <text:p>0.9690945967</text:p>
          </table:table-cell>
          <table:table-cell office:value-type="float" office:value="0.99439847231063" calcext:value-type="float">
            <text:p>0.9943984723</text:p>
          </table:table-cell>
          <table:table-cell office:value-type="float" office:value="0.978382706164932" calcext:value-type="float">
            <text:p>0.9783827062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866235203528" calcext:value-type="float">
            <text:p>0.9998662352</text:p>
          </table:table-cell>
          <table:table-cell office:value-type="float" office:value="0.933638443935927" calcext:value-type="float">
            <text:p>0.9336384439</text:p>
          </table:table-cell>
          <table:table-cell office:value-type="float" office:value="0.892156862745098" calcext:value-type="float">
            <text:p>0.8921568627</text:p>
          </table:table-cell>
          <table:table-cell office:value-type="float" office:value="0.659420289855072" calcext:value-type="float">
            <text:p>0.6594202899</text:p>
          </table:table-cell>
          <table:table-cell office:value-type="float" office:value="0.943948881537492" calcext:value-type="float">
            <text:p>0.9439488815</text:p>
          </table:table-cell>
          <table:table-cell office:value-type="float" office:value="0.994525779758116" calcext:value-type="float">
            <text:p>0.9945257798</text:p>
          </table:table-cell>
          <table:table-cell office:value-type="float" office:value="0.980707395498392" calcext:value-type="float">
            <text:p>0.9807073955</text:p>
          </table:table-cell>
          <table:table-cell office:value-type="float" office:value="0.984665052461663" calcext:value-type="float">
            <text:p>0.9846650525</text:p>
          </table:table-cell>
          <table:table-cell office:value-type="float" office:value="0.999868004095045" calcext:value-type="float">
            <text:p>0.9998680041</text:p>
          </table:table-cell>
          <table:table-cell office:value-type="float" office:value="0.919816723940435" calcext:value-type="float">
            <text:p>0.9198167239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579710144927536" calcext:value-type="float">
            <text:p>0.5797101449</text:p>
          </table:table-cell>
          <table:table-cell office:value-type="float" office:value="0.940530415064577" calcext:value-type="float">
            <text:p>0.9405304151</text:p>
          </table:table-cell>
          <table:table-cell office:value-type="float" office:value="0.994271894093686" calcext:value-type="float">
            <text:p>0.9942718941</text:p>
          </table:table-cell>
          <table:table-cell office:value-type="float" office:value="0.979903536977492" calcext:value-type="float">
            <text:p>0.979903537</text:p>
          </table:table-cell>
          <table:table-cell office:value-type="float" office:value="0.983857949959645" calcext:value-type="float">
            <text:p>0.98385795</text:p>
          </table:table-cell>
          <table:table-cell office:value-type="float" office:value="0.999863023105672" calcext:value-type="float">
            <text:p>0.9998630231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947835945972592" calcext:value-type="float">
            <text:p>0.947835946</text:p>
          </table:table-cell>
          <table:table-cell office:value-type="float" office:value="0.995544806517312" calcext:value-type="float">
            <text:p>0.9955448065</text:p>
          </table:table-cell>
          <table:table-cell office:value-type="float" office:value="0.984702093397746" calcext:value-type="float">
            <text:p>0.9847020934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902054811981" calcext:value-type="float">
            <text:p>0.9999020548</text:p>
          </table:table-cell>
          <table:table-cell office:value-type="float" office:value="0.93241695303551" calcext:value-type="float">
            <text:p>0.932416953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644927536231884" calcext:value-type="float">
            <text:p>0.6449275362</text:p>
          </table:table-cell>
          <table:table-cell office:value-type="float" office:value="0.946376811594203" calcext:value-type="float">
            <text:p>0.9463768116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79183346677342" calcext:value-type="float">
            <text:p>0.9791833467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72903006332" calcext:value-type="float">
            <text:p>0.999872903</text:p>
          </table:table-cell>
          <table:table-cell office:value-type="float" office:value="0.927835051546392" calcext:value-type="float">
            <text:p>0.9278350515</text:p>
          </table:table-cell>
          <table:table-cell office:value-type="float" office:value="0.88659793814433" calcext:value-type="float">
            <text:p>0.8865979381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42009267475106" calcext:value-type="float">
            <text:p>0.9420092675</text:p>
          </table:table-cell>
          <table:table-cell office:value-type="float" office:value="0.994144602851324" calcext:value-type="float">
            <text:p>0.9941446029</text:p>
          </table:table-cell>
          <table:table-cell office:value-type="float" office:value="0.9798873692679" calcext:value-type="float">
            <text:p>0.9798873693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999843751200682" calcext:value-type="float">
            <text:p>0.9998437512</text:p>
          </table:table-cell>
          <table:table-cell office:value-type="float" office:value="0.918671248568156" calcext:value-type="float">
            <text:p>0.9186712486</text:p>
          </table:table-cell>
          <table:table-cell office:value-type="float" office:value="0.876404494382022" calcext:value-type="float">
            <text:p>0.8764044944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929212264615991" calcext:value-type="float">
            <text:p>0.9292122646</text:p>
          </table:table-cell>
          <table:table-cell office:value-type="float" office:value="0.994399185336049" calcext:value-type="float">
            <text:p>0.9943991853</text:p>
          </table:table-cell>
          <table:table-cell office:value-type="float" office:value="0.979149959903769" calcext:value-type="float">
            <text:p>0.9791499599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860644611069" calcext:value-type="float">
            <text:p>0.9998606446</text:p>
          </table:table-cell>
          <table:table-cell office:value-type="float" office:value="0.922018348623853" calcext:value-type="float">
            <text:p>0.9220183486</text:p>
          </table:table-cell>
          <table:table-cell office:value-type="float" office:value="0.855670103092784" calcext:value-type="float">
            <text:p>0.8556701031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55126868265554" calcext:value-type="float">
            <text:p>0.9551268683</text:p>
          </table:table-cell>
          <table:table-cell office:value-type="float" office:value="0.994018073055874" calcext:value-type="float">
            <text:p>0.9940180731</text:p>
          </table:table-cell>
          <table:table-cell office:value-type="float" office:value="0.980660757453666" calcext:value-type="float">
            <text:p>0.9806607575</text:p>
          </table:table-cell>
          <table:table-cell office:value-type="float" office:value="0.981451612903226" calcext:value-type="float">
            <text:p>0.9814516129</text:p>
          </table:table-cell>
          <table:table-cell office:value-type="float" office:value="0.999856796033677" calcext:value-type="float">
            <text:p>0.999856796</text:p>
          </table:table-cell>
          <table:table-cell office:value-type="float" office:value="0.936926605504587" calcext:value-type="float">
            <text:p>0.9369266055</text:p>
          </table:table-cell>
          <table:table-cell office:value-type="float" office:value="0.872727272727273" calcext:value-type="float">
            <text:p>0.8727272727</text:p>
          </table:table-cell>
          <table:table-cell office:value-type="float" office:value="0.700729927007299" calcext:value-type="float">
            <text:p>0.700729927</text:p>
          </table:table-cell>
          <table:table-cell office:value-type="float" office:value="0.950931029346045" calcext:value-type="float">
            <text:p>0.9509310293</text:p>
          </table:table-cell>
          <table:table-cell office:value-type="float" office:value="0.994527173221331" calcext:value-type="float">
            <text:p>0.9945271732</text:p>
          </table:table-cell>
          <table:table-cell office:value-type="float" office:value="0.980722891566265" calcext:value-type="float">
            <text:p>0.9807228916</text:p>
          </table:table-cell>
          <table:table-cell office:value-type="float" office:value="0.984677419354839" calcext:value-type="float">
            <text:p>0.9846774194</text:p>
          </table:table-cell>
          <table:table-cell office:value-type="float" office:value="0.999856247592954" calcext:value-type="float">
            <text:p>0.9998562476</text:p>
          </table:table-cell>
          <table:table-cell office:value-type="float" office:value="0.919724770642202" calcext:value-type="float">
            <text:p>0.9197247706</text:p>
          </table:table-cell>
          <table:table-cell office:value-type="float" office:value="0.852631578947368" calcext:value-type="float">
            <text:p>0.8526315789</text:p>
          </table:table-cell>
          <table:table-cell office:value-type="float" office:value="0.591240875912409" calcext:value-type="float">
            <text:p>0.5912408759</text:p>
          </table:table-cell>
          <table:table-cell office:value-type="float" office:value="0.930711554694871" calcext:value-type="float">
            <text:p>0.9307115547</text:p>
          </table:table-cell>
          <table:table-cell office:value-type="float" office:value="0.994527173221331" calcext:value-type="float">
            <text:p>0.9945271732</text:p>
          </table:table-cell>
          <table:table-cell office:value-type="float" office:value="0.977653631284916" calcext:value-type="float">
            <text:p>0.9776536313</text:p>
          </table:table-cell>
          <table:table-cell office:value-type="float" office:value="0.987903225806452" calcext:value-type="float">
            <text:p>0.9879032258</text:p>
          </table:table-cell>
          <table:table-cell office:value-type="float" office:value="0.999879464916856" calcext:value-type="float">
            <text:p>0.9998794649</text:p>
          </table:table-cell>
          <table:table-cell office:value-type="float" office:value="1.06051602759081" calcext:value-type="float">
            <text:p>1.0605160276</text:p>
          </table:table-cell>
          <table:table-cell office:value-type="float" office:value="0.00073470663305252" calcext:value-type="float">
            <text:p>0.0007347066</text:p>
          </table:table-cell>
          <table:table-cell office:value-type="float" office:value="0.00825915642974951" calcext:value-type="float">
            <text:p>0.0082591564</text:p>
          </table:table-cell>
          <table:table-cell office:value-type="float" office:value="0.0172556761277487" calcext:value-type="float">
            <text:p>0.0172556761</text:p>
          </table:table-cell>
          <table:table-cell office:value-type="float" office:value="0.0519413354456802" calcext:value-type="float">
            <text:p>0.0519413354</text:p>
          </table:table-cell>
          <table:table-cell office:value-type="float" office:value="0.0109941053589049" calcext:value-type="float">
            <text:p>0.0109941054</text:p>
          </table:table-cell>
          <table:table-cell office:value-type="float" office:value="0.000393504651570173" calcext:value-type="float">
            <text:p>0.0003935047</text:p>
          </table:table-cell>
          <table:table-cell office:value-type="float" office:value="0.00181688960401538" calcext:value-type="float">
            <text:p>0.0018168896</text:p>
          </table:table-cell>
          <table:table-cell office:value-type="float" office:value="0.00191495575376898" calcext:value-type="float">
            <text:p>0.0019149558</text:p>
          </table:table-cell>
          <table:table-cell office:value-type="float" office:value="0.0000149566857150218" calcext:value-type="float">
            <text:p>1.49566857150218E-05</text:p>
          </table:table-cell>
        </table:table-row>
        <table:table-row table:style-name="ro1">
          <table:table-cell office:value-type="float" office:value="3.7288423538208" calcext:value-type="float">
            <text:p>3.7288423538</text:p>
          </table:table-cell>
          <table:table-cell office:value-type="float" office:value="0.0435435056686401" calcext:value-type="float">
            <text:p>0.0435435057</text:p>
          </table:table-cell>
          <table:table-cell office:value-type="float" office:value="0.889907205865506" calcext:value-type="float">
            <text:p>0.8899072059</text:p>
          </table:table-cell>
          <table:table-cell office:value-type="float" office:value="0.892751216871252" calcext:value-type="float">
            <text:p>0.8927512169</text:p>
          </table:table-cell>
          <table:table-cell office:value-type="float" office:value="0.34562791718092" calcext:value-type="float">
            <text:p>0.3456279172</text:p>
          </table:table-cell>
          <table:table-cell office:value-type="float" office:value="0.895409838668614" calcext:value-type="float">
            <text:p>0.8954098387</text:p>
          </table:table-cell>
          <table:table-cell office:value-type="float" office:value="0.91012136080811" calcext:value-type="float">
            <text:p>0.9101213608</text:p>
          </table:table-cell>
          <table:table-cell office:value-type="float" office:value="0.955229155999043" calcext:value-type="float">
            <text:p>0.955229156</text:p>
          </table:table-cell>
          <table:table-cell office:value-type="float" office:value="0.451077677106928" calcext:value-type="float">
            <text:p>0.4510776771</text:p>
          </table:table-cell>
          <table:table-cell office:value-type="float" office:value="0.952301056247689" calcext:value-type="float">
            <text:p>0.952301056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'depth': 9</text:p>
          </table:table-cell>
          <table:table-cell office:value-type="string" calcext:value-type="string">
            <text:p><text:s/>'l2_leaf_reg': 0.001}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907322654462243" calcext:value-type="float">
            <text:p>0.9073226545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420289855072464" calcext:value-type="float">
            <text:p>0.4202898551</text:p>
          </table:table-cell>
          <table:table-cell office:value-type="float" office:value="0.948458175803403" calcext:value-type="float">
            <text:p>0.9484581758</text:p>
          </table:table-cell>
          <table:table-cell office:value-type="float" office:value="0.919159770846594" calcext:value-type="float">
            <text:p>0.9191597708</text:p>
          </table:table-cell>
          <table:table-cell office:value-type="float" office:value="0.960365853658537" calcext:value-type="float">
            <text:p>0.9603658537</text:p>
          </table:table-cell>
          <table:table-cell office:value-type="float" office:value="0.508474576271186" calcext:value-type="float">
            <text:p>0.5084745763</text:p>
          </table:table-cell>
          <table:table-cell office:value-type="float" office:value="0.965484961738266" calcext:value-type="float">
            <text:p>0.9654849617</text:p>
          </table:table-cell>
          <table:table-cell office:value-type="float" office:value="0.887871853546911" calcext:value-type="float">
            <text:p>0.8878718535</text:p>
          </table:table-cell>
          <table:table-cell office:value-type="float" office:value="0.884615384615385" calcext:value-type="float">
            <text:p>0.8846153846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909302142407057" calcext:value-type="float">
            <text:p>0.9093021424</text:p>
          </table:table-cell>
          <table:table-cell office:value-type="float" office:value="0.912667091024825" calcext:value-type="float">
            <text:p>0.912667091</text:p>
          </table:table-cell>
          <table:table-cell office:value-type="float" office:value="0.960066555740433" calcext:value-type="float">
            <text:p>0.9600665557</text:p>
          </table:table-cell>
          <table:table-cell office:value-type="float" office:value="0.465698143664245" calcext:value-type="float">
            <text:p>0.4656981437</text:p>
          </table:table-cell>
          <table:table-cell office:value-type="float" office:value="0.959171299942517" calcext:value-type="float">
            <text:p>0.9591712999</text:p>
          </table:table-cell>
          <table:table-cell office:value-type="float" office:value="0.883161512027491" calcext:value-type="float">
            <text:p>0.883161512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318840579710145" calcext:value-type="float">
            <text:p>0.3188405797</text:p>
          </table:table-cell>
          <table:table-cell office:value-type="float" office:value="0.889145223306714" calcext:value-type="float">
            <text:p>0.8891452233</text:p>
          </table:table-cell>
          <table:table-cell office:value-type="float" office:value="0.91280549898167" calcext:value-type="float">
            <text:p>0.912805499</text:p>
          </table:table-cell>
          <table:table-cell office:value-type="float" office:value="0.952614379084967" calcext:value-type="float">
            <text:p>0.9526143791</text:p>
          </table:table-cell>
          <table:table-cell office:value-type="float" office:value="0.470540758676352" calcext:value-type="float">
            <text:p>0.4705407587</text:p>
          </table:table-cell>
          <table:table-cell office:value-type="float" office:value="0.958456420429049" calcext:value-type="float">
            <text:p>0.9584564204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825396825396825" calcext:value-type="float">
            <text:p>0.8253968254</text:p>
          </table:table-cell>
          <table:table-cell office:value-type="float" office:value="0.376811594202899" calcext:value-type="float">
            <text:p>0.3768115942</text:p>
          </table:table-cell>
          <table:table-cell office:value-type="float" office:value="0.89850142955733" calcext:value-type="float">
            <text:p>0.8985014296</text:p>
          </table:table-cell>
          <table:table-cell office:value-type="float" office:value="0.920061099796334" calcext:value-type="float">
            <text:p>0.9200610998</text:p>
          </table:table-cell>
          <table:table-cell office:value-type="float" office:value="0.964992389649924" calcext:value-type="float">
            <text:p>0.9649923896</text:p>
          </table:table-cell>
          <table:table-cell office:value-type="float" office:value="0.511702986279258" calcext:value-type="float">
            <text:p>0.5117029863</text:p>
          </table:table-cell>
          <table:table-cell office:value-type="float" office:value="0.963040877296147" calcext:value-type="float">
            <text:p>0.9630408773</text:p>
          </table:table-cell>
          <table:table-cell office:value-type="float" office:value="0.900343642611684" calcext:value-type="float">
            <text:p>0.9003436426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384057971014493" calcext:value-type="float">
            <text:p>0.384057971</text:p>
          </table:table-cell>
          <table:table-cell office:value-type="float" office:value="0.905787242433205" calcext:value-type="float">
            <text:p>0.9057872424</text:p>
          </table:table-cell>
          <table:table-cell office:value-type="float" office:value="0.902367617107943" calcext:value-type="float">
            <text:p>0.9023676171</text:p>
          </table:table-cell>
          <table:table-cell office:value-type="float" office:value="0.952107279693487" calcext:value-type="float">
            <text:p>0.9521072797</text:p>
          </table:table-cell>
          <table:table-cell office:value-type="float" office:value="0.401129943502825" calcext:value-type="float">
            <text:p>0.4011299435</text:p>
          </table:table-cell>
          <table:table-cell office:value-type="float" office:value="0.949656905202841" calcext:value-type="float">
            <text:p>0.9496569052</text:p>
          </table:table-cell>
          <table:table-cell office:value-type="float" office:value="0.88545246277205" calcext:value-type="float">
            <text:p>0.8854524628</text:p>
          </table:table-cell>
          <table:table-cell office:value-type="float" office:value="0.806451612903226" calcext:value-type="float">
            <text:p>0.8064516129</text:p>
          </table:table-cell>
          <table:table-cell office:value-type="float" office:value="0.36231884057971" calcext:value-type="float">
            <text:p>0.3623188406</text:p>
          </table:table-cell>
          <table:table-cell office:value-type="float" office:value="0.892773341220546" calcext:value-type="float">
            <text:p>0.8927733412</text:p>
          </table:table-cell>
          <table:table-cell office:value-type="float" office:value="0.924134419551935" calcext:value-type="float">
            <text:p>0.9241344196</text:p>
          </table:table-cell>
          <table:table-cell office:value-type="float" office:value="0.961262553802009" calcext:value-type="float">
            <text:p>0.9612625538</text:p>
          </table:table-cell>
          <table:table-cell office:value-type="float" office:value="0.540758676351897" calcext:value-type="float">
            <text:p>0.5407586764</text:p>
          </table:table-cell>
          <table:table-cell office:value-type="float" office:value="0.966706442414877" calcext:value-type="float">
            <text:p>0.9667064424</text:p>
          </table:table-cell>
          <table:table-cell office:value-type="float" office:value="0.88545246277205" calcext:value-type="float">
            <text:p>0.8854524628</text:p>
          </table:table-cell>
          <table:table-cell office:value-type="float" office:value="0.88" calcext:value-type="float">
            <text:p>0.88</text:p>
          </table:table-cell>
          <table:table-cell office:value-type="float" office:value="0.318840579710145" calcext:value-type="float">
            <text:p>0.3188405797</text:p>
          </table:table-cell>
          <table:table-cell office:value-type="float" office:value="0.874001774622893" calcext:value-type="float">
            <text:p>0.8740017746</text:p>
          </table:table-cell>
          <table:table-cell office:value-type="float" office:value="0.91229633401222" calcext:value-type="float">
            <text:p>0.912296334</text:p>
          </table:table-cell>
          <table:table-cell office:value-type="float" office:value="0.956810631229236" calcext:value-type="float">
            <text:p>0.9568106312</text:p>
          </table:table-cell>
          <table:table-cell office:value-type="float" office:value="0.464891041162228" calcext:value-type="float">
            <text:p>0.4648910412</text:p>
          </table:table-cell>
          <table:table-cell office:value-type="float" office:value="0.958860886485674" calcext:value-type="float">
            <text:p>0.9588608865</text:p>
          </table:table-cell>
          <table:table-cell office:value-type="float" office:value="0.886467889908257" calcext:value-type="float">
            <text:p>0.8864678899</text:p>
          </table:table-cell>
          <table:table-cell office:value-type="float" office:value="1" calcext:value-type="float">
            <text:p>1</text:p>
          </table:table-cell>
          <table:table-cell office:value-type="float" office:value="0.277372262773723" calcext:value-type="float">
            <text:p>0.2773722628</text:p>
          </table:table-cell>
          <table:table-cell office:value-type="float" office:value="0.866105566314117" calcext:value-type="float">
            <text:p>0.8661055663</text:p>
          </table:table-cell>
          <table:table-cell office:value-type="float" office:value="0.891307114674812" calcext:value-type="float">
            <text:p>0.8913071147</text:p>
          </table:table-cell>
          <table:table-cell office:value-type="float" office:value="0.946759259259259" calcext:value-type="float">
            <text:p>0.9467592593</text:p>
          </table:table-cell>
          <table:table-cell office:value-type="float" office:value="0.329838709677419" calcext:value-type="float">
            <text:p>0.3298387097</text:p>
          </table:table-cell>
          <table:table-cell office:value-type="float" office:value="0.921728551092738" calcext:value-type="float">
            <text:p>0.9217285511</text:p>
          </table:table-cell>
          <table:table-cell office:value-type="float" office:value="0.89105504587156" calcext:value-type="float">
            <text:p>0.8910550459</text:p>
          </table:table-cell>
          <table:table-cell office:value-type="float" office:value="0.92" calcext:value-type="float">
            <text:p>0.92</text:p>
          </table:table-cell>
          <table:table-cell office:value-type="float" office:value="0.335766423357664" calcext:value-type="float">
            <text:p>0.3357664234</text:p>
          </table:table-cell>
          <table:table-cell office:value-type="float" office:value="0.893301554198322" calcext:value-type="float">
            <text:p>0.8933015542</text:p>
          </table:table-cell>
          <table:table-cell office:value-type="float" office:value="0.900598192694413" calcext:value-type="float">
            <text:p>0.9005981927</text:p>
          </table:table-cell>
          <table:table-cell office:value-type="float" office:value="0.950884086444008" calcext:value-type="float">
            <text:p>0.9508840864</text:p>
          </table:table-cell>
          <table:table-cell office:value-type="float" office:value="0.390322580645161" calcext:value-type="float">
            <text:p>0.3903225806</text:p>
          </table:table-cell>
          <table:table-cell office:value-type="float" office:value="0.935663698586729" calcext:value-type="float">
            <text:p>0.9356636986</text:p>
          </table:table-cell>
          <table:table-cell office:value-type="float" office:value="0.88302752293578" calcext:value-type="float">
            <text:p>0.8830275229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328467153284671" calcext:value-type="float">
            <text:p>0.3284671533</text:p>
          </table:table-cell>
          <table:table-cell office:value-type="float" office:value="0.876587715378122" calcext:value-type="float">
            <text:p>0.8765877154</text:p>
          </table:table-cell>
          <table:table-cell office:value-type="float" office:value="0.905816469390352" calcext:value-type="float">
            <text:p>0.9058164694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0.42741935483871" calcext:value-type="float">
            <text:p>0.4274193548</text:p>
          </table:table-cell>
          <table:table-cell office:value-type="float" office:value="0.944240519288051" calcext:value-type="float">
            <text:p>0.9442405193</text:p>
          </table:table-cell>
          <table:table-cell office:value-type="float" office:value="0.85449970540333" calcext:value-type="float">
            <text:p>0.8544997054</text:p>
          </table:table-cell>
          <table:table-cell office:value-type="float" office:value="0.00274402782154169" calcext:value-type="float">
            <text:p>0.0027440278</text:p>
          </table:table-cell>
          <table:table-cell office:value-type="float" office:value="0.00750609382323646" calcext:value-type="float">
            <text:p>0.0075060938</text:p>
          </table:table-cell>
          <table:table-cell office:value-type="float" office:value="0.0673518171623006" calcext:value-type="float">
            <text:p>0.0673518172</text:p>
          </table:table-cell>
          <table:table-cell office:value-type="float" office:value="0.0386543946743161" calcext:value-type="float">
            <text:p>0.0386543947</text:p>
          </table:table-cell>
          <table:table-cell office:value-type="float" office:value="0.0220202982876967" calcext:value-type="float">
            <text:p>0.0220202983</text:p>
          </table:table-cell>
          <table:table-cell office:value-type="float" office:value="0.00958432131670235" calcext:value-type="float">
            <text:p>0.0095843213</text:p>
          </table:table-cell>
          <table:table-cell office:value-type="float" office:value="0.00607175446108925" calcext:value-type="float">
            <text:p>0.0060717545</text:p>
          </table:table-cell>
          <table:table-cell office:value-type="float" office:value="0.0610249569100462" calcext:value-type="float">
            <text:p>0.0610249569</text:p>
          </table:table-cell>
          <table:table-cell office:value-type="float" office:value="0.0138138985531231" calcext:value-type="float">
            <text:p>0.0138138986</text:p>
          </table:table-cell>
        </table:table-row>
        <table:table-row table:style-name="ro1">
          <table:table-cell office:value-type="float" office:value="50.3119552135468" calcext:value-type="float">
            <text:p>50.3119552135</text:p>
          </table:table-cell>
          <table:table-cell office:value-type="float" office:value="0.046677565574646" calcext:value-type="float">
            <text:p>0.0466775656</text:p>
          </table:table-cell>
          <table:table-cell office:value-type="float" office:value="0.910986367281475" calcext:value-type="float">
            <text:p>0.9109863673</text:p>
          </table:table-cell>
          <table:table-cell office:value-type="float" office:value="0.87005197592756" calcext:value-type="float">
            <text:p>0.8700519759</text:p>
          </table:table-cell>
          <table:table-cell office:value-type="float" office:value="0.513467524791815" calcext:value-type="float">
            <text:p>0.5134675248</text:p>
          </table:table-cell>
          <table:table-cell office:value-type="float" office:value="0.911104985090913" calcext:value-type="float">
            <text:p>0.9111049851</text:p>
          </table:table-cell>
          <table:table-cell office:value-type="float" office:value="0.963659450300472" calcext:value-type="float">
            <text:p>0.9636594503</text:p>
          </table:table-cell>
          <table:table-cell office:value-type="float" office:value="0.967001795272816" calcext:value-type="float">
            <text:p>0.9670017953</text:p>
          </table:table-cell>
          <table:table-cell office:value-type="float" office:value="0.793508487594053" calcext:value-type="float">
            <text:p>0.7935084876</text:p>
          </table:table-cell>
          <table:table-cell office:value-type="float" office:value="0.979473973724384" calcext:value-type="float">
            <text:p>0.9794739737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depth': 9</text:p>
          </table:table-cell>
          <table:table-cell office:value-type="string" calcext:value-type="string">
            <text:p><text:s/>'l2_leaf_reg': 0.01}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94279176201373" calcext:value-type="float">
            <text:p>0.942791762</text:p>
          </table:table-cell>
          <table:table-cell office:value-type="float" office:value="0.915094339622642" calcext:value-type="float">
            <text:p>0.9150943396</text:p>
          </table:table-cell>
          <table:table-cell office:value-type="float" office:value="0.702898550724638" calcext:value-type="float">
            <text:p>0.7028985507</text:p>
          </table:table-cell>
          <table:table-cell office:value-type="float" office:value="0.954060333963453" calcext:value-type="float">
            <text:p>0.954060334</text:p>
          </table:table-cell>
          <table:table-cell office:value-type="float" office:value="0.991088478676003" calcext:value-type="float">
            <text:p>0.9910884787</text:p>
          </table:table-cell>
          <table:table-cell office:value-type="float" office:value="0.97949138638228" calcext:value-type="float">
            <text:p>0.9794913864</text:p>
          </table:table-cell>
          <table:table-cell office:value-type="float" office:value="0.963680387409201" calcext:value-type="float">
            <text:p>0.9636803874</text:p>
          </table:table-cell>
          <table:table-cell office:value-type="float" office:value="0.99733245059547" calcext:value-type="float">
            <text:p>0.9973324506</text:p>
          </table:table-cell>
          <table:table-cell office:value-type="float" office:value="0.929061784897025" calcext:value-type="float">
            <text:p>0.9290617849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27152252678009" calcext:value-type="float">
            <text:p>0.9271522527</text:p>
          </table:table-cell>
          <table:table-cell office:value-type="float" office:value="0.992616168045831" calcext:value-type="float">
            <text:p>0.992616168</text:p>
          </table:table-cell>
          <table:table-cell office:value-type="float" office:value="0.979691307879772" calcext:value-type="float">
            <text:p>0.9796913079</text:p>
          </table:table-cell>
          <table:table-cell office:value-type="float" office:value="0.973365617433414" calcext:value-type="float">
            <text:p>0.9733656174</text:p>
          </table:table-cell>
          <table:table-cell office:value-type="float" office:value="0.999731860444463" calcext:value-type="float">
            <text:p>0.9997318604</text:p>
          </table:table-cell>
          <table:table-cell office:value-type="float" office:value="0.911798396334479" calcext:value-type="float">
            <text:p>0.9117983963</text:p>
          </table:table-cell>
          <table:table-cell office:value-type="float" office:value="0.858823529411765" calcext:value-type="float">
            <text:p>0.8588235294</text:p>
          </table:table-cell>
          <table:table-cell office:value-type="float" office:value="0.528985507246377" calcext:value-type="float">
            <text:p>0.5289855072</text:p>
          </table:table-cell>
          <table:table-cell office:value-type="float" office:value="0.899615498373262" calcext:value-type="float">
            <text:p>0.8996154984</text:p>
          </table:table-cell>
          <table:table-cell office:value-type="float" office:value="0.978615071283096" calcext:value-type="float">
            <text:p>0.9786150713</text:p>
          </table:table-cell>
          <table:table-cell office:value-type="float" office:value="0.975155279503105" calcext:value-type="float">
            <text:p>0.9751552795</text:p>
          </table:table-cell>
          <table:table-cell office:value-type="float" office:value="0.887005649717514" calcext:value-type="float">
            <text:p>0.8870056497</text:p>
          </table:table-cell>
          <table:table-cell office:value-type="float" office:value="0.981491774738753" calcext:value-type="float">
            <text:p>0.9814917747</text:p>
          </table:table-cell>
          <table:table-cell office:value-type="float" office:value="0.90950744558992" calcext:value-type="float">
            <text:p>0.9095074456</text:p>
          </table:table-cell>
          <table:table-cell office:value-type="float" office:value="0.804123711340206" calcext:value-type="float">
            <text:p>0.8041237113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878536922015183" calcext:value-type="float">
            <text:p>0.878536922</text:p>
          </table:table-cell>
          <table:table-cell office:value-type="float" office:value="0.986252545824847" calcext:value-type="float">
            <text:p>0.9862525458</text:p>
          </table:table-cell>
          <table:table-cell office:value-type="float" office:value="0.981276595744681" calcext:value-type="float">
            <text:p>0.9812765957</text:p>
          </table:table-cell>
          <table:table-cell office:value-type="float" office:value="0.930589184826473" calcext:value-type="float">
            <text:p>0.9305891848</text:p>
          </table:table-cell>
          <table:table-cell office:value-type="float" office:value="0.978475660620778" calcext:value-type="float">
            <text:p>0.9784756606</text:p>
          </table:table-cell>
          <table:table-cell office:value-type="float" office:value="0.892325315005727" calcext:value-type="float">
            <text:p>0.892325315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91153504880213" calcext:value-type="float">
            <text:p>0.9115350488</text:p>
          </table:table-cell>
          <table:table-cell office:value-type="float" office:value="0.903640529531568" calcext:value-type="float">
            <text:p>0.9036405295</text:p>
          </table:table-cell>
          <table:table-cell office:value-type="float" office:value="0.943014705882353" calcext:value-type="float">
            <text:p>0.9430147059</text:p>
          </table:table-cell>
          <table:table-cell office:value-type="float" office:value="0.414043583535109" calcext:value-type="float">
            <text:p>0.4140435835</text:p>
          </table:table-cell>
          <table:table-cell office:value-type="float" office:value="0.94594999087024" calcext:value-type="float">
            <text:p>0.9459499909</text:p>
          </table:table-cell>
          <table:table-cell office:value-type="float" office:value="0.882016036655212" calcext:value-type="float">
            <text:p>0.8820160367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318840579710145" calcext:value-type="float">
            <text:p>0.3188405797</text:p>
          </table:table-cell>
          <table:table-cell office:value-type="float" office:value="0.887124125012324" calcext:value-type="float">
            <text:p>0.887124125</text:p>
          </table:table-cell>
          <table:table-cell office:value-type="float" office:value="0.908732179226069" calcext:value-type="float">
            <text:p>0.9087321792</text:p>
          </table:table-cell>
          <table:table-cell office:value-type="float" office:value="0.939393939393939" calcext:value-type="float">
            <text:p>0.9393939394</text:p>
          </table:table-cell>
          <table:table-cell office:value-type="float" office:value="0.450363196125908" calcext:value-type="float">
            <text:p>0.4503631961</text:p>
          </table:table-cell>
          <table:table-cell office:value-type="float" office:value="0.946881019039788" calcext:value-type="float">
            <text:p>0.946881019</text:p>
          </table:table-cell>
          <table:table-cell office:value-type="float" office:value="0.90950744558992" calcext:value-type="float">
            <text:p>0.9095074456</text:p>
          </table:table-cell>
          <table:table-cell office:value-type="float" office:value="0.847058823529412" calcext:value-type="float">
            <text:p>0.8470588235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0.884048111998422" calcext:value-type="float">
            <text:p>0.884048112</text:p>
          </table:table-cell>
          <table:table-cell office:value-type="float" office:value="0.978360488798371" calcext:value-type="float">
            <text:p>0.9783604888</text:p>
          </table:table-cell>
          <table:table-cell office:value-type="float" office:value="0.974267968056788" calcext:value-type="float">
            <text:p>0.9742679681</text:p>
          </table:table-cell>
          <table:table-cell office:value-type="float" office:value="0.886198547215496" calcext:value-type="float">
            <text:p>0.8861985472</text:p>
          </table:table-cell>
          <table:table-cell office:value-type="float" office:value="0.987111791563858" calcext:value-type="float">
            <text:p>0.9871117916</text:p>
          </table:table-cell>
          <table:table-cell office:value-type="float" office:value="0.900229357798165" calcext:value-type="float">
            <text:p>0.9002293578</text:p>
          </table:table-cell>
          <table:table-cell office:value-type="float" office:value="0.903225806451613" calcext:value-type="float">
            <text:p>0.9032258065</text:p>
          </table:table-cell>
          <table:table-cell office:value-type="float" office:value="0.408759124087591" calcext:value-type="float">
            <text:p>0.4087591241</text:p>
          </table:table-cell>
          <table:table-cell office:value-type="float" office:value="0.910487114553851" calcext:value-type="float">
            <text:p>0.9104871146</text:p>
          </table:table-cell>
          <table:table-cell office:value-type="float" office:value="0.932162402952781" calcext:value-type="float">
            <text:p>0.932162403</text:p>
          </table:table-cell>
          <table:table-cell office:value-type="float" office:value="0.952624839948784" calcext:value-type="float">
            <text:p>0.9526248399</text:p>
          </table:table-cell>
          <table:table-cell office:value-type="float" office:value="0.6" calcext:value-type="float">
            <text:p>0.6</text:p>
          </table:table-cell>
          <table:table-cell office:value-type="float" office:value="0.975939418019081" calcext:value-type="float">
            <text:p>0.975939418</text:p>
          </table:table-cell>
          <table:table-cell office:value-type="float" office:value="0.918577981651376" calcext:value-type="float">
            <text:p>0.9185779817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598540145985402" calcext:value-type="float">
            <text:p>0.598540146</text:p>
          </table:table-cell>
          <table:table-cell office:value-type="float" office:value="0.94093053279706" calcext:value-type="float">
            <text:p>0.9409305328</text:p>
          </table:table-cell>
          <table:table-cell office:value-type="float" office:value="0.971999490899834" calcext:value-type="float">
            <text:p>0.9719994909</text:p>
          </table:table-cell>
          <table:table-cell office:value-type="float" office:value="0.965328467153285" calcext:value-type="float">
            <text:p>0.9653284672</text:p>
          </table:table-cell>
          <table:table-cell office:value-type="float" office:value="0.853225806451613" calcext:value-type="float">
            <text:p>0.8532258065</text:p>
          </table:table-cell>
          <table:table-cell office:value-type="float" office:value="0.982037469470133" calcext:value-type="float">
            <text:p>0.9820374695</text:p>
          </table:table-cell>
          <table:table-cell office:value-type="float" office:value="0.913990825688073" calcext:value-type="float">
            <text:p>0.9139908257</text:p>
          </table:table-cell>
          <table:table-cell office:value-type="float" office:value="0.869047619047619" calcext:value-type="float">
            <text:p>0.869047619</text:p>
          </table:table-cell>
          <table:table-cell office:value-type="float" office:value="0.532846715328467" calcext:value-type="float">
            <text:p>0.5328467153</text:p>
          </table:table-cell>
          <table:table-cell office:value-type="float" office:value="0.917533144644719" calcext:value-type="float">
            <text:p>0.9175331446</text:p>
          </table:table-cell>
          <table:table-cell office:value-type="float" office:value="0.993127147766323" calcext:value-type="float">
            <text:p>0.9931271478</text:p>
          </table:table-cell>
          <table:table-cell office:value-type="float" office:value="0.979773462783172" calcext:value-type="float">
            <text:p>0.9797734628</text:p>
          </table:table-cell>
          <table:table-cell office:value-type="float" office:value="0.976612903225806" calcext:value-type="float">
            <text:p>0.9766129032</text:p>
          </table:table-cell>
          <table:table-cell office:value-type="float" office:value="0.999788301881273" calcext:value-type="float">
            <text:p>0.9997883019</text:p>
          </table:table-cell>
          <table:table-cell office:value-type="float" office:value="41.2294131314101" calcext:value-type="float">
            <text:p>41.2294131314</text:p>
          </table:table-cell>
          <table:table-cell office:value-type="float" office:value="0.00314757342551981" calcext:value-type="float">
            <text:p>0.0031475734</text:p>
          </table:table-cell>
          <table:table-cell office:value-type="float" office:value="0.0164768331241144" calcext:value-type="float">
            <text:p>0.0164768331</text:p>
          </table:table-cell>
          <table:table-cell office:value-type="float" office:value="0.0393628582470521" calcext:value-type="float">
            <text:p>0.0393628582</text:p>
          </table:table-cell>
          <table:table-cell office:value-type="float" office:value="0.114838404578946" calcext:value-type="float">
            <text:p>0.1148384046</text:p>
          </table:table-cell>
          <table:table-cell office:value-type="float" office:value="0.0235285933790394" calcext:value-type="float">
            <text:p>0.0235285934</text:p>
          </table:table-cell>
          <table:table-cell office:value-type="float" office:value="0.0333021374962354" calcext:value-type="float">
            <text:p>0.0333021375</text:p>
          </table:table-cell>
          <table:table-cell office:value-type="float" office:value="0.0153305141559251" calcext:value-type="float">
            <text:p>0.0153305142</text:p>
          </table:table-cell>
          <table:table-cell office:value-type="float" office:value="0.208257669992676" calcext:value-type="float">
            <text:p>0.20825767</text:p>
          </table:table-cell>
          <table:table-cell office:value-type="float" office:value="0.0184678266893245" calcext:value-type="float">
            <text:p>0.0184678267</text:p>
          </table:table-cell>
        </table:table-row>
        <table:table-row table:style-name="ro1">
          <table:table-cell office:value-type="float" office:value="100.520691514015" calcext:value-type="float">
            <text:p>100.520691514</text:p>
          </table:table-cell>
          <table:table-cell office:value-type="float" office:value="0.051362419128418" calcext:value-type="float">
            <text:p>0.0513624191</text:p>
          </table:table-cell>
          <table:table-cell office:value-type="float" office:value="0.926566617023714" calcext:value-type="float">
            <text:p>0.926566617</text:p>
          </table:table-cell>
          <table:table-cell office:value-type="float" office:value="0.89105557742001" calcext:value-type="float">
            <text:p>0.8910555774</text:p>
          </table:table-cell>
          <table:table-cell office:value-type="float" office:value="0.609278459686179" calcext:value-type="float">
            <text:p>0.6092784597</text:p>
          </table:table-cell>
          <table:table-cell office:value-type="float" office:value="0.932431870287638" calcext:value-type="float">
            <text:p>0.9324318703</text:p>
          </table:table-cell>
          <table:table-cell office:value-type="float" office:value="0.994284671778429" calcext:value-type="float">
            <text:p>0.9942846718</text:p>
          </table:table-cell>
          <table:table-cell office:value-type="float" office:value="0.981538923288578" calcext:value-type="float">
            <text:p>0.9815389233</text:p>
          </table:table-cell>
          <table:table-cell office:value-type="float" office:value="0.98224778046812" calcext:value-type="float">
            <text:p>0.9822477805</text:p>
          </table:table-cell>
          <table:table-cell office:value-type="float" office:value="0.999846386768414" calcext:value-type="float">
            <text:p>0.9998463868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depth': 9</text:p>
          </table:table-cell>
          <table:table-cell office:value-type="string" calcext:value-type="string">
            <text:p><text:s/>'l2_leaf_reg': 0.1}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941647597254005" calcext:value-type="float">
            <text:p>0.9416475973</text:p>
          </table:table-cell>
          <table:table-cell office:value-type="float" office:value="0.906542056074766" calcext:value-type="float">
            <text:p>0.9065420561</text:p>
          </table:table-cell>
          <table:table-cell office:value-type="float" office:value="0.702898550724638" calcext:value-type="float">
            <text:p>0.7028985507</text:p>
          </table:table-cell>
          <table:table-cell office:value-type="float" office:value="0.960715973534972" calcext:value-type="float">
            <text:p>0.9607159735</text:p>
          </table:table-cell>
          <table:table-cell office:value-type="float" office:value="0.991979630808402" calcext:value-type="float">
            <text:p>0.9919796308</text:p>
          </table:table-cell>
          <table:table-cell office:value-type="float" office:value="0.978827361563518" calcext:value-type="float">
            <text:p>0.9788273616</text:p>
          </table:table-cell>
          <table:table-cell office:value-type="float" office:value="0.970137207425343" calcext:value-type="float">
            <text:p>0.9701372074</text:p>
          </table:table-cell>
          <table:table-cell office:value-type="float" office:value="0.999669949241353" calcext:value-type="float">
            <text:p>0.9996699492</text:p>
          </table:table-cell>
          <table:table-cell office:value-type="float" office:value="0.931350114416476" calcext:value-type="float">
            <text:p>0.9313501144</text:p>
          </table:table-cell>
          <table:table-cell office:value-type="float" office:value="0.923913043478261" calcext:value-type="float">
            <text:p>0.9239130435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940758900441084" calcext:value-type="float">
            <text:p>0.9407589004</text:p>
          </table:table-cell>
          <table:table-cell office:value-type="float" office:value="0.994907702100573" calcext:value-type="float">
            <text:p>0.9949077021</text:p>
          </table:table-cell>
          <table:table-cell office:value-type="float" office:value="0.982300884955752" calcext:value-type="float">
            <text:p>0.982300885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902283992727" calcext:value-type="float">
            <text:p>0.999902284</text:p>
          </table:table-cell>
          <table:table-cell office:value-type="float" office:value="0.922107674684994" calcext:value-type="float">
            <text:p>0.9221076747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557971014492754" calcext:value-type="float">
            <text:p>0.5579710145</text:p>
          </table:table-cell>
          <table:table-cell office:value-type="float" office:value="0.915340629005225" calcext:value-type="float">
            <text:p>0.915340629</text:p>
          </table:table-cell>
          <table:table-cell office:value-type="float" office:value="0.994526476578411" calcext:value-type="float">
            <text:p>0.9945264766</text:p>
          </table:table-cell>
          <table:table-cell office:value-type="float" office:value="0.981481481481482" calcext:value-type="float">
            <text:p>0.9814814815</text:p>
          </table:table-cell>
          <table:table-cell office:value-type="float" office:value="0.983857949959645" calcext:value-type="float">
            <text:p>0.98385795</text:p>
          </table:table-cell>
          <table:table-cell office:value-type="float" office:value="0.999886808051704" calcext:value-type="float">
            <text:p>0.9998868081</text:p>
          </table:table-cell>
          <table:table-cell office:value-type="float" office:value="0.927835051546392" calcext:value-type="float">
            <text:p>0.9278350515</text:p>
          </table:table-cell>
          <table:table-cell office:value-type="float" office:value="0.871287128712871" calcext:value-type="float">
            <text:p>0.8712871287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16898353544316" calcext:value-type="float">
            <text:p>0.9168983535</text:p>
          </table:table-cell>
          <table:table-cell office:value-type="float" office:value="0.994271894093686" calcext:value-type="float">
            <text:p>0.9942718941</text:p>
          </table:table-cell>
          <table:table-cell office:value-type="float" office:value="0.986156351791531" calcext:value-type="float">
            <text:p>0.9861563518</text:p>
          </table:table-cell>
          <table:table-cell office:value-type="float" office:value="0.977401129943503" calcext:value-type="float">
            <text:p>0.9774011299</text:p>
          </table:table-cell>
          <table:table-cell office:value-type="float" office:value="0.999825333114268" calcext:value-type="float">
            <text:p>0.9998253331</text:p>
          </table:table-cell>
          <table:table-cell office:value-type="float" office:value="0.930126002290951" calcext:value-type="float">
            <text:p>0.9301260023</text:p>
          </table:table-cell>
          <table:table-cell office:value-type="float" office:value="0.913978494623656" calcext:value-type="float">
            <text:p>0.9139784946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937385388938184" calcext:value-type="float">
            <text:p>0.9373853889</text:p>
          </table:table-cell>
          <table:table-cell office:value-type="float" office:value="0.994526476578411" calcext:value-type="float">
            <text:p>0.9945264766</text:p>
          </table:table-cell>
          <table:table-cell office:value-type="float" office:value="0.979935794542536" calcext:value-type="float">
            <text:p>0.9799357945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863267053837" calcext:value-type="float">
            <text:p>0.9998632671</text:p>
          </table:table-cell>
          <table:table-cell office:value-type="float" office:value="0.930126002290951" calcext:value-type="float">
            <text:p>0.9301260023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24746130336192" calcext:value-type="float">
            <text:p>0.9247461303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81496379726468" calcext:value-type="float">
            <text:p>0.9814963797</text:p>
          </table:table-cell>
          <table:table-cell office:value-type="float" office:value="0.984665052461663" calcext:value-type="float">
            <text:p>0.9846650525</text:p>
          </table:table-cell>
          <table:table-cell office:value-type="float" office:value="0.999891443066828" calcext:value-type="float">
            <text:p>0.9998914431</text:p>
          </table:table-cell>
          <table:table-cell office:value-type="float" office:value="0.919816723940435" calcext:value-type="float">
            <text:p>0.9198167239</text:p>
          </table:table-cell>
          <table:table-cell office:value-type="float" office:value="0.895348837209302" calcext:value-type="float">
            <text:p>0.8953488372</text:p>
          </table:table-cell>
          <table:table-cell office:value-type="float" office:value="0.557971014492754" calcext:value-type="float">
            <text:p>0.5579710145</text:p>
          </table:table-cell>
          <table:table-cell office:value-type="float" office:value="0.911308291432515" calcext:value-type="float">
            <text:p>0.9113082914</text:p>
          </table:table-cell>
          <table:table-cell office:value-type="float" office:value="0.994908350305499" calcext:value-type="float">
            <text:p>0.9949083503</text:p>
          </table:table-cell>
          <table:table-cell office:value-type="float" office:value="0.982300884955752" calcext:value-type="float">
            <text:p>0.982300885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894187483678" calcext:value-type="float">
            <text:p>0.9998941875</text:p>
          </table:table-cell>
          <table:table-cell office:value-type="float" office:value="0.923165137614679" calcext:value-type="float">
            <text:p>0.9231651376</text:p>
          </table:table-cell>
          <table:table-cell office:value-type="float" office:value="0.880434782608696" calcext:value-type="float">
            <text:p>0.8804347826</text:p>
          </table:table-cell>
          <table:table-cell office:value-type="float" office:value="0.591240875912409" calcext:value-type="float">
            <text:p>0.5912408759</text:p>
          </table:table-cell>
          <table:table-cell office:value-type="float" office:value="0.947867322111326" calcext:value-type="float">
            <text:p>0.9478673221</text:p>
          </table:table-cell>
          <table:table-cell office:value-type="float" office:value="0.994272623138602" calcext:value-type="float">
            <text:p>0.9942726231</text:p>
          </table:table-cell>
          <table:table-cell office:value-type="float" office:value="0.98146655922643" calcext:value-type="float">
            <text:p>0.9814665592</text:p>
          </table:table-cell>
          <table:table-cell office:value-type="float" office:value="0.982258064516129" calcext:value-type="float">
            <text:p>0.9822580645</text:p>
          </table:table-cell>
          <table:table-cell office:value-type="float" office:value="0.99986739922097" calcext:value-type="float">
            <text:p>0.9998673992</text:p>
          </table:table-cell>
          <table:table-cell office:value-type="float" office:value="0.92545871559633" calcext:value-type="float">
            <text:p>0.9254587156</text:p>
          </table:table-cell>
          <table:table-cell office:value-type="float" office:value="0.86" calcext:value-type="float">
            <text:p>0.86</text:p>
          </table:table-cell>
          <table:table-cell office:value-type="float" office:value="0.627737226277372" calcext:value-type="float">
            <text:p>0.6277372263</text:p>
          </table:table-cell>
          <table:table-cell office:value-type="float" office:value="0.940642534386017" calcext:value-type="float">
            <text:p>0.9406425344</text:p>
          </table:table-cell>
          <table:table-cell office:value-type="float" office:value="0.993636247931781" calcext:value-type="float">
            <text:p>0.9936362479</text:p>
          </table:table-cell>
          <table:table-cell office:value-type="float" office:value="0.981391585760518" calcext:value-type="float">
            <text:p>0.9813915858</text:p>
          </table:table-cell>
          <table:table-cell office:value-type="float" office:value="0.978225806451613" calcext:value-type="float">
            <text:p>0.9782258065</text:p>
          </table:table-cell>
          <table:table-cell office:value-type="float" office:value="0.999760818907311" calcext:value-type="float">
            <text:p>0.9997608189</text:p>
          </table:table-cell>
          <table:table-cell office:value-type="float" office:value="0.913990825688073" calcext:value-type="float">
            <text:p>0.9139908257</text:p>
          </table:table-cell>
          <table:table-cell office:value-type="float" office:value="0.83695652173913" calcext:value-type="float">
            <text:p>0.8369565217</text:p>
          </table:table-cell>
          <table:table-cell office:value-type="float" office:value="0.562043795620438" calcext:value-type="float">
            <text:p>0.5620437956</text:p>
          </table:table-cell>
          <table:table-cell office:value-type="float" office:value="0.928635979939421" calcext:value-type="float">
            <text:p>0.9286359799</text:p>
          </table:table-cell>
          <table:table-cell office:value-type="float" office:value="0.995163548428153" calcext:value-type="float">
            <text:p>0.9951635484</text:p>
          </table:table-cell>
          <table:table-cell office:value-type="float" office:value="0.980031948881789" calcext:value-type="float">
            <text:p>0.9800319489</text:p>
          </table:table-cell>
          <table:table-cell office:value-type="float" office:value="0.989516129032258" calcext:value-type="float">
            <text:p>0.989516129</text:p>
          </table:table-cell>
          <table:table-cell office:value-type="float" office:value="0.999902377551468" calcext:value-type="float">
            <text:p>0.9999023776</text:p>
          </table:table-cell>
          <table:table-cell office:value-type="float" office:value="4.34554667849868" calcext:value-type="float">
            <text:p>4.3455466785</text:p>
          </table:table-cell>
          <table:table-cell office:value-type="float" office:value="0.00195619512555776" calcext:value-type="float">
            <text:p>0.0019561951</text:p>
          </table:table-cell>
          <table:table-cell office:value-type="float" office:value="0.00716802772978488" calcext:value-type="float">
            <text:p>0.0071680277</text:p>
          </table:table-cell>
          <table:table-cell office:value-type="float" office:value="0.0266713496245862" calcext:value-type="float">
            <text:p>0.0266713496</text:p>
          </table:table-cell>
          <table:table-cell office:value-type="float" office:value="0.042455466325468" calcext:value-type="float">
            <text:p>0.0424554663</text:p>
          </table:table-cell>
          <table:table-cell office:value-type="float" office:value="0.0150116900414193" calcext:value-type="float">
            <text:p>0.01501169</text:p>
          </table:table-cell>
          <table:table-cell office:value-type="float" office:value="0.000868142422721406" calcext:value-type="float">
            <text:p>0.0008681424</text:p>
          </table:table-cell>
          <table:table-cell office:value-type="float" office:value="0.00186299308084669" calcext:value-type="float">
            <text:p>0.0018629931</text:p>
          </table:table-cell>
          <table:table-cell office:value-type="float" office:value="0.00528002741165404" calcext:value-type="float">
            <text:p>0.0052800274</text:p>
          </table:table-cell>
          <table:table-cell office:value-type="float" office:value="0.0000719931311882063" calcext:value-type="float">
            <text:p>7.19931311882063E-05</text:p>
          </table:table-cell>
        </table:table-row>
        <table:table-row table:style-name="ro1">
          <table:table-cell office:value-type="float" office:value="101.010841846466" calcext:value-type="float">
            <text:p>101.0108418465</text:p>
          </table:table-cell>
          <table:table-cell office:value-type="float" office:value="0.0527349233627319" calcext:value-type="float">
            <text:p>0.0527349234</text:p>
          </table:table-cell>
          <table:table-cell office:value-type="float" office:value="0.92920151220071" calcext:value-type="float">
            <text:p>0.9292015122</text:p>
          </table:table-cell>
          <table:table-cell office:value-type="float" office:value="0.887685545667284" calcext:value-type="float">
            <text:p>0.8876855457</text:p>
          </table:table-cell>
          <table:table-cell office:value-type="float" office:value="0.631075409745233" calcext:value-type="float">
            <text:p>0.6310754097</text:p>
          </table:table-cell>
          <table:table-cell office:value-type="float" office:value="0.942941721863566" calcext:value-type="float">
            <text:p>0.9429417219</text:p>
          </table:table-cell>
          <table:table-cell office:value-type="float" office:value="0.995022972333905" calcext:value-type="float">
            <text:p>0.9950229723</text:p>
          </table:table-cell>
          <table:table-cell office:value-type="float" office:value="0.982014089785028" calcext:value-type="float">
            <text:p>0.9820140898</text:p>
          </table:table-cell>
          <table:table-cell office:value-type="float" office:value="0.986524772839699" calcext:value-type="float">
            <text:p>0.9865247728</text:p>
          </table:table-cell>
          <table:table-cell office:value-type="float" office:value="0.999906032757204" calcext:value-type="float">
            <text:p>0.99990603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epth': 9</text:p>
          </table:table-cell>
          <table:table-cell office:value-type="string" calcext:value-type="string">
            <text:p><text:s/>'l2_leaf_reg': 1.0}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945080091533181" calcext:value-type="float">
            <text:p>0.9450800915</text:p>
          </table:table-cell>
          <table:table-cell office:value-type="float" office:value="0.901785714285714" calcext:value-type="float">
            <text:p>0.9017857143</text:p>
          </table:table-cell>
          <table:table-cell office:value-type="float" office:value="0.731884057971014" calcext:value-type="float">
            <text:p>0.731884058</text:p>
          </table:table-cell>
          <table:table-cell office:value-type="float" office:value="0.969133979206049" calcext:value-type="float">
            <text:p>0.9691339792</text:p>
          </table:table-cell>
          <table:table-cell office:value-type="float" office:value="0.994780394653087" calcext:value-type="float">
            <text:p>0.9947803947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87893462469734" calcext:value-type="float">
            <text:p>0.9878934625</text:p>
          </table:table-cell>
          <table:table-cell office:value-type="float" office:value="0.99989734329573" calcext:value-type="float">
            <text:p>0.9998973433</text:p>
          </table:table-cell>
          <table:table-cell office:value-type="float" office:value="0.939359267734554" calcext:value-type="float">
            <text:p>0.9393592677</text:p>
          </table:table-cell>
          <table:table-cell office:value-type="float" office:value="0.912621359223301" calcext:value-type="float">
            <text:p>0.9126213592</text:p>
          </table:table-cell>
          <table:table-cell office:value-type="float" office:value="0.681159420289855" calcext:value-type="float">
            <text:p>0.6811594203</text:p>
          </table:table-cell>
          <table:table-cell office:value-type="float" office:value="0.942127441713926" calcext:value-type="float">
            <text:p>0.9421274417</text:p>
          </table:table-cell>
          <table:table-cell office:value-type="float" office:value="0.994907702100573" calcext:value-type="float">
            <text:p>0.9949077021</text:p>
          </table:table-cell>
          <table:table-cell office:value-type="float" office:value="0.979983987189752" calcext:value-type="float">
            <text:p>0.9799839872</text:p>
          </table:table-cell>
          <table:table-cell office:value-type="float" office:value="0.987893462469734" calcext:value-type="float">
            <text:p>0.9878934625</text:p>
          </table:table-cell>
          <table:table-cell office:value-type="float" office:value="0.999902283992727" calcext:value-type="float">
            <text:p>0.999902284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35620625061619" calcext:value-type="float">
            <text:p>0.9356206251</text:p>
          </table:table-cell>
          <table:table-cell office:value-type="float" office:value="0.994781059063136" calcext:value-type="float">
            <text:p>0.9947810591</text:p>
          </table:table-cell>
          <table:table-cell office:value-type="float" office:value="0.982286634460547" calcext:value-type="float">
            <text:p>0.9822866345</text:p>
          </table:table-cell>
          <table:table-cell office:value-type="float" office:value="0.984665052461663" calcext:value-type="float">
            <text:p>0.9846650525</text:p>
          </table:table-cell>
          <table:table-cell office:value-type="float" office:value="0.999897175848692" calcext:value-type="float">
            <text:p>0.9998971758</text:p>
          </table:table-cell>
          <table:table-cell office:value-type="float" office:value="0.93241695303551" calcext:value-type="float">
            <text:p>0.932416953</text:p>
          </table:table-cell>
          <table:table-cell office:value-type="float" office:value="0.883495145631068" calcext:value-type="float">
            <text:p>0.8834951456</text:p>
          </table:table-cell>
          <table:table-cell office:value-type="float" office:value="0.659420289855072" calcext:value-type="float">
            <text:p>0.6594202899</text:p>
          </table:table-cell>
          <table:table-cell office:value-type="float" office:value="0.945174011633639" calcext:value-type="float">
            <text:p>0.9451740116</text:p>
          </table:table-cell>
          <table:table-cell office:value-type="float" office:value="0.995926680244399" calcext:value-type="float">
            <text:p>0.9959266802</text:p>
          </table:table-cell>
          <table:table-cell table:number-columns-repeated="2" office:value-type="float" office:value="0.987086359967716" calcext:value-type="float">
            <text:p>0.98708636</text:p>
          </table:table-cell>
          <table:table-cell office:value-type="float" office:value="0.999937183347659" calcext:value-type="float">
            <text:p>0.9999371833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904255319148936" calcext:value-type="float">
            <text:p>0.9042553191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947195109928029" calcext:value-type="float">
            <text:p>0.9471951099</text:p>
          </table:table-cell>
          <table:table-cell office:value-type="float" office:value="0.995162932790224" calcext:value-type="float">
            <text:p>0.9951629328</text:p>
          </table:table-cell>
          <table:table-cell office:value-type="float" office:value="0.983105390185036" calcext:value-type="float">
            <text:p>0.9831053902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91132484223" calcext:value-type="float">
            <text:p>0.9999113248</text:p>
          </table:table-cell>
          <table:table-cell office:value-type="float" office:value="0.922107674684994" calcext:value-type="float">
            <text:p>0.9221076747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594202898550725" calcext:value-type="float">
            <text:p>0.5942028986</text:p>
          </table:table-cell>
          <table:table-cell office:value-type="float" office:value="0.937533274179237" calcext:value-type="float">
            <text:p>0.9375332742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79183346677342" calcext:value-type="float">
            <text:p>0.9791833467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9205293724" calcext:value-type="float">
            <text:p>0.9998920529</text:p>
          </table:table-cell>
          <table:table-cell office:value-type="float" office:value="0.919816723940435" calcext:value-type="float">
            <text:p>0.9198167239</text:p>
          </table:table-cell>
          <table:table-cell office:value-type="float" office:value="0.877777777777778" calcext:value-type="float">
            <text:p>0.8777777778</text:p>
          </table:table-cell>
          <table:table-cell office:value-type="float" office:value="0.572463768115942" calcext:value-type="float">
            <text:p>0.5724637681</text:p>
          </table:table-cell>
          <table:table-cell office:value-type="float" office:value="0.923927832002366" calcext:value-type="float">
            <text:p>0.923927832</text:p>
          </table:table-cell>
          <table:table-cell office:value-type="float" office:value="0.995035641547862" calcext:value-type="float">
            <text:p>0.9950356415</text:p>
          </table:table-cell>
          <table:table-cell office:value-type="float" office:value="0.982315112540193" calcext:value-type="float">
            <text:p>0.9823151125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906872788229" calcext:value-type="float">
            <text:p>0.9999068728</text:p>
          </table:table-cell>
          <table:table-cell office:value-type="float" office:value="0.924311926605504" calcext:value-type="float">
            <text:p>0.9243119266</text:p>
          </table:table-cell>
          <table:table-cell office:value-type="float" office:value="0.865979381443299" calcext:value-type="float">
            <text:p>0.8659793814</text:p>
          </table:table-cell>
          <table:table-cell office:value-type="float" office:value="0.613138686131387" calcext:value-type="float">
            <text:p>0.6131386861</text:p>
          </table:table-cell>
          <table:table-cell office:value-type="float" office:value="0.951253786186007" calcext:value-type="float">
            <text:p>0.9512537862</text:p>
          </table:table-cell>
          <table:table-cell office:value-type="float" office:value="0.99478172330406" calcext:value-type="float">
            <text:p>0.9947817233</text:p>
          </table:table-cell>
          <table:table-cell office:value-type="float" office:value="0.980753809141941" calcext:value-type="float">
            <text:p>0.9807538091</text:p>
          </table:table-cell>
          <table:table-cell office:value-type="float" office:value="0.986290322580645" calcext:value-type="float">
            <text:p>0.9862903226</text:p>
          </table:table-cell>
          <table:table-cell office:value-type="float" office:value="0.999897136895679" calcext:value-type="float">
            <text:p>0.9998971369</text:p>
          </table:table-cell>
          <table:table-cell office:value-type="float" office:value="0.928899082568807" calcext:value-type="float">
            <text:p>0.9288990826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656934306569343" calcext:value-type="float">
            <text:p>0.6569343066</text:p>
          </table:table-cell>
          <table:table-cell office:value-type="float" office:value="0.948865385570286" calcext:value-type="float">
            <text:p>0.9488653856</text:p>
          </table:table-cell>
          <table:table-cell office:value-type="float" office:value="0.995036273386789" calcext:value-type="float">
            <text:p>0.9950362734</text:p>
          </table:table-cell>
          <table:table-cell office:value-type="float" office:value="0.982329317269076" calcext:value-type="float">
            <text:p>0.9823293173</text:p>
          </table:table-cell>
          <table:table-cell office:value-type="float" office:value="0.986290322580645" calcext:value-type="float">
            <text:p>0.9862903226</text:p>
          </table:table-cell>
          <table:table-cell office:value-type="float" office:value="0.999906947890819" calcext:value-type="float">
            <text:p>0.9999069479</text:p>
          </table:table-cell>
          <table:table-cell office:value-type="float" office:value="0.922018348623853" calcext:value-type="float">
            <text:p>0.9220183486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583941605839416" calcext:value-type="float">
            <text:p>0.5839416058</text:p>
          </table:table-cell>
          <table:table-cell office:value-type="float" office:value="0.928556532101892" calcext:value-type="float">
            <text:p>0.9285565321</text:p>
          </table:table-cell>
          <table:table-cell office:value-type="float" office:value="0.995163548428153" calcext:value-type="float">
            <text:p>0.9951635484</text:p>
          </table:table-cell>
          <table:table-cell office:value-type="float" office:value="0.98389694041868" calcext:value-type="float">
            <text:p>0.9838969404</text:p>
          </table:table-cell>
          <table:table-cell office:value-type="float" office:value="0.985483870967742" calcext:value-type="float">
            <text:p>0.985483871</text:p>
          </table:table-cell>
          <table:table-cell office:value-type="float" office:value="0.999912005733034" calcext:value-type="float">
            <text:p>0.9999120057</text:p>
          </table:table-cell>
          <table:table-cell office:value-type="float" office:value="3.0722959827397" calcext:value-type="float">
            <text:p>3.0722959827</text:p>
          </table:table-cell>
          <table:table-cell office:value-type="float" office:value="0.00444960701876308" calcext:value-type="float">
            <text:p>0.004449607</text:p>
          </table:table-cell>
          <table:table-cell office:value-type="float" office:value="0.00761660681954877" calcext:value-type="float">
            <text:p>0.0076166068</text:p>
          </table:table-cell>
          <table:table-cell office:value-type="float" office:value="0.0202884970066425" calcext:value-type="float">
            <text:p>0.020288497</text:p>
          </table:table-cell>
          <table:table-cell office:value-type="float" office:value="0.0475408091697677" calcext:value-type="float">
            <text:p>0.0475408092</text:p>
          </table:table-cell>
          <table:table-cell office:value-type="float" office:value="0.0121072772285071" calcext:value-type="float">
            <text:p>0.0121072772</text:p>
          </table:table-cell>
          <table:table-cell office:value-type="float" office:value="0.000343735688793269" calcext:value-type="float">
            <text:p>0.0003437357</text:p>
          </table:table-cell>
          <table:table-cell office:value-type="float" office:value="0.00228845107551953" calcext:value-type="float">
            <text:p>0.0022884511</text:p>
          </table:table-cell>
          <table:table-cell office:value-type="float" office:value="0.00095655155891605" calcext:value-type="float">
            <text:p>0.0009565516</text:p>
          </table:table-cell>
          <table:table-cell office:value-type="float" office:value="0.0000121579666648087" calcext:value-type="float">
            <text:p>0.000012158</text:p>
          </table:table-cell>
        </table:table-row>
        <table:table-row table:style-name="ro1">
          <table:table-cell office:value-type="float" office:value="100.600934863091" calcext:value-type="float">
            <text:p>100.6009348631</text:p>
          </table:table-cell>
          <table:table-cell office:value-type="float" office:value="0.0513233184814453" calcext:value-type="float">
            <text:p>0.0513233185</text:p>
          </table:table-cell>
          <table:table-cell office:value-type="float" office:value="0.92920151220071" calcext:value-type="float">
            <text:p>0.9292015122</text:p>
          </table:table-cell>
          <table:table-cell office:value-type="float" office:value="0.876447028107862" calcext:value-type="float">
            <text:p>0.8764470281</text:p>
          </table:table-cell>
          <table:table-cell office:value-type="float" office:value="0.641256299124488" calcext:value-type="float">
            <text:p>0.6412562991</text:p>
          </table:table-cell>
          <table:table-cell office:value-type="float" office:value="0.945635909738472" calcext:value-type="float">
            <text:p>0.9456359097</text:p>
          </table:table-cell>
          <table:table-cell office:value-type="float" office:value="0.994730204094509" calcext:value-type="float">
            <text:p>0.9947302041</text:p>
          </table:table-cell>
          <table:table-cell office:value-type="float" office:value="0.980279096343702" calcext:value-type="float">
            <text:p>0.9802790963</text:p>
          </table:table-cell>
          <table:table-cell office:value-type="float" office:value="0.986443802233852" calcext:value-type="float">
            <text:p>0.9864438022</text:p>
          </table:table-cell>
          <table:table-cell office:value-type="float" office:value="0.99989108121925" calcext:value-type="float">
            <text:p>0.99989108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9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0.746376811594203" calcext:value-type="float">
            <text:p>0.7463768116</text:p>
          </table:table-cell>
          <table:table-cell office:value-type="float" office:value="0.971181868304978" calcext:value-type="float">
            <text:p>0.9711818683</text:p>
          </table:table-cell>
          <table:table-cell office:value-type="float" office:value="0.99439847231063" calcext:value-type="float">
            <text:p>0.9943984723</text:p>
          </table:table-cell>
          <table:table-cell office:value-type="float" office:value="0.980691874497184" calcext:value-type="float">
            <text:p>0.9806918745</text:p>
          </table:table-cell>
          <table:table-cell office:value-type="float" office:value="0.983857949959645" calcext:value-type="float">
            <text:p>0.98385795</text:p>
          </table:table-cell>
          <table:table-cell office:value-type="float" office:value="0.999881972238407" calcext:value-type="float">
            <text:p>0.9998819722</text:p>
          </table:table-cell>
          <table:table-cell office:value-type="float" office:value="0.932494279176201" calcext:value-type="float">
            <text:p>0.9324942792</text:p>
          </table:table-cell>
          <table:table-cell office:value-type="float" office:value="0.883495145631068" calcext:value-type="float">
            <text:p>0.8834951456</text:p>
          </table:table-cell>
          <table:table-cell office:value-type="float" office:value="0.659420289855072" calcext:value-type="float">
            <text:p>0.6594202899</text:p>
          </table:table-cell>
          <table:table-cell office:value-type="float" office:value="0.945593100189036" calcext:value-type="float">
            <text:p>0.9455931002</text:p>
          </table:table-cell>
          <table:table-cell office:value-type="float" office:value="0.994653087205601" calcext:value-type="float">
            <text:p>0.9946530872</text:p>
          </table:table-cell>
          <table:table-cell office:value-type="float" office:value="0.979183346677342" calcext:value-type="float">
            <text:p>0.9791833467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90694703475" calcext:value-type="float">
            <text:p>0.9998906947</text:p>
          </table:table-cell>
          <table:table-cell office:value-type="float" office:value="0.920962199312715" calcext:value-type="float">
            <text:p>0.9209621993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579710144927536" calcext:value-type="float">
            <text:p>0.5797101449</text:p>
          </table:table-cell>
          <table:table-cell office:value-type="float" office:value="0.93013901212659" calcext:value-type="float">
            <text:p>0.9301390121</text:p>
          </table:table-cell>
          <table:table-cell office:value-type="float" office:value="0.994526476578411" calcext:value-type="float">
            <text:p>0.9945264766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85588310882" calcext:value-type="float">
            <text:p>0.9998855883</text:p>
          </table:table-cell>
          <table:table-cell office:value-type="float" office:value="0.93127147766323" calcext:value-type="float">
            <text:p>0.9312714777</text:p>
          </table:table-cell>
          <table:table-cell office:value-type="float" office:value="0.867924528301887" calcext:value-type="float">
            <text:p>0.867924528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948585231193927" calcext:value-type="float">
            <text:p>0.9485852312</text:p>
          </table:table-cell>
          <table:table-cell office:value-type="float" office:value="0.995544806517312" calcext:value-type="float">
            <text:p>0.9955448065</text:p>
          </table:table-cell>
          <table:table-cell office:value-type="float" office:value="0.985483870967742" calcext:value-type="float">
            <text:p>0.985483871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917789468587" calcext:value-type="float">
            <text:p>0.9999177895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8" calcext:value-type="float">
            <text:p>0.88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8664103322488" calcext:value-type="float">
            <text:p>0.9486641033</text:p>
          </table:table-cell>
          <table:table-cell office:value-type="float" office:value="0.994908350305499" calcext:value-type="float">
            <text:p>0.9949083503</text:p>
          </table:table-cell>
          <table:table-cell office:value-type="float" office:value="0.979983987189752" calcext:value-type="float">
            <text:p>0.9799839872</text:p>
          </table:table-cell>
          <table:table-cell office:value-type="float" office:value="0.987893462469734" calcext:value-type="float">
            <text:p>0.9878934625</text:p>
          </table:table-cell>
          <table:table-cell office:value-type="float" office:value="0.999895590185624" calcext:value-type="float">
            <text:p>0.9998955902</text:p>
          </table:table-cell>
          <table:table-cell office:value-type="float" office:value="0.93241695303551" calcext:value-type="float">
            <text:p>0.932416953</text:p>
          </table:table-cell>
          <table:table-cell office:value-type="float" office:value="0.883495145631068" calcext:value-type="float">
            <text:p>0.8834951456</text:p>
          </table:table-cell>
          <table:table-cell office:value-type="float" office:value="0.659420289855072" calcext:value-type="float">
            <text:p>0.6594202899</text:p>
          </table:table-cell>
          <table:table-cell office:value-type="float" office:value="0.940668441289559" calcext:value-type="float">
            <text:p>0.9406684413</text:p>
          </table:table-cell>
          <table:table-cell office:value-type="float" office:value="0.994271894093686" calcext:value-type="float">
            <text:p>0.9942718941</text:p>
          </table:table-cell>
          <table:table-cell office:value-type="float" office:value="0.979133226324238" calcext:value-type="float">
            <text:p>0.9791332263</text:p>
          </table:table-cell>
          <table:table-cell office:value-type="float" office:value="0.984665052461663" calcext:value-type="float">
            <text:p>0.9846650525</text:p>
          </table:table-cell>
          <table:table-cell office:value-type="float" office:value="0.999868511939372" calcext:value-type="float">
            <text:p>0.9998685119</text:p>
          </table:table-cell>
          <table:table-cell office:value-type="float" office:value="0.916380297823597" calcext:value-type="float">
            <text:p>0.9163802978</text:p>
          </table:table-cell>
          <table:table-cell office:value-type="float" office:value="0.873563218390805" calcext:value-type="float">
            <text:p>0.8735632184</text:p>
          </table:table-cell>
          <table:table-cell office:value-type="float" office:value="0.550724637681159" calcext:value-type="float">
            <text:p>0.5507246377</text:p>
          </table:table-cell>
          <table:table-cell office:value-type="float" office:value="0.93067139899438" calcext:value-type="float">
            <text:p>0.930671399</text:p>
          </table:table-cell>
          <table:table-cell office:value-type="float" office:value="0.994781059063136" calcext:value-type="float">
            <text:p>0.9947810591</text:p>
          </table:table-cell>
          <table:table-cell office:value-type="float" office:value="0.980738362760835" calcext:value-type="float">
            <text:p>0.9807383628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89040628713" calcext:value-type="float">
            <text:p>0.9998904063</text:p>
          </table:table-cell>
          <table:table-cell office:value-type="float" office:value="0.927752293577982" calcext:value-type="float">
            <text:p>0.9277522936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627737226277372" calcext:value-type="float">
            <text:p>0.6277372263</text:p>
          </table:table-cell>
          <table:table-cell office:value-type="float" office:value="0.954759422016982" calcext:value-type="float">
            <text:p>0.954759422</text:p>
          </table:table-cell>
          <table:table-cell office:value-type="float" office:value="0.994399898179967" calcext:value-type="float">
            <text:p>0.9943998982</text:p>
          </table:table-cell>
          <table:table-cell office:value-type="float" office:value="0.980707395498392" calcext:value-type="float">
            <text:p>0.9807073955</text:p>
          </table:table-cell>
          <table:table-cell office:value-type="float" office:value="0.983870967741936" calcext:value-type="float">
            <text:p>0.9838709677</text:p>
          </table:table-cell>
          <table:table-cell office:value-type="float" office:value="0.999881049301164" calcext:value-type="float">
            <text:p>0.9998810493</text:p>
          </table:table-cell>
          <table:table-cell office:value-type="float" office:value="0.934633027522936" calcext:value-type="float">
            <text:p>0.9346330275</text:p>
          </table:table-cell>
          <table:table-cell office:value-type="float" office:value="0.87037037037037" calcext:value-type="float">
            <text:p>0.8703703704</text:p>
          </table:table-cell>
          <table:table-cell office:value-type="float" office:value="0.686131386861314" calcext:value-type="float">
            <text:p>0.6861313869</text:p>
          </table:table-cell>
          <table:table-cell office:value-type="float" office:value="0.952718605690451" calcext:value-type="float">
            <text:p>0.9527186057</text:p>
          </table:table-cell>
          <table:table-cell office:value-type="float" office:value="0.994908998345424" calcext:value-type="float">
            <text:p>0.9949089983</text:p>
          </table:table-cell>
          <table:table-cell office:value-type="float" office:value="0.98" calcext:value-type="float">
            <text:p>0.98</text:p>
          </table:table-cell>
          <table:table-cell office:value-type="float" office:value="0.987903225806452" calcext:value-type="float">
            <text:p>0.9879032258</text:p>
          </table:table-cell>
          <table:table-cell office:value-type="float" office:value="0.999896710330673" calcext:value-type="float">
            <text:p>0.9998967103</text:p>
          </table:table-cell>
          <table:table-cell office:value-type="float" office:value="0.919724770642202" calcext:value-type="float">
            <text:p>0.9197247706</text:p>
          </table:table-cell>
          <table:table-cell office:value-type="float" office:value="0.845360824742268" calcext:value-type="float">
            <text:p>0.8453608247</text:p>
          </table:table-cell>
          <table:table-cell office:value-type="float" office:value="0.598540145985402" calcext:value-type="float">
            <text:p>0.598540146</text:p>
          </table:table-cell>
          <table:table-cell office:value-type="float" office:value="0.933353195292716" calcext:value-type="float">
            <text:p>0.9333531953</text:p>
          </table:table-cell>
          <table:table-cell office:value-type="float" office:value="0.994908998345424" calcext:value-type="float">
            <text:p>0.9949089983</text:p>
          </table:table-cell>
          <table:table-cell office:value-type="float" office:value="0.978468899521531" calcext:value-type="float">
            <text:p>0.9784688995</text:p>
          </table:table-cell>
          <table:table-cell office:value-type="float" office:value="0.989516129032258" calcext:value-type="float">
            <text:p>0.989516129</text:p>
          </table:table-cell>
          <table:table-cell office:value-type="float" office:value="0.999902499427184" calcext:value-type="float">
            <text:p>0.9999024994</text:p>
          </table:table-cell>
          <table:table-cell office:value-type="float" office:value="4.1362457727045" calcext:value-type="float">
            <text:p>4.1362457727</text:p>
          </table:table-cell>
          <table:table-cell office:value-type="float" office:value="0.000878111196727403" calcext:value-type="float">
            <text:p>0.0008781112</text:p>
          </table:table-cell>
          <table:table-cell office:value-type="float" office:value="0.00842356371438373" calcext:value-type="float">
            <text:p>0.0084235637</text:p>
          </table:table-cell>
          <table:table-cell office:value-type="float" office:value="0.0139171691581312" calcext:value-type="float">
            <text:p>0.0139171692</text:p>
          </table:table-cell>
          <table:table-cell office:value-type="float" office:value="0.0532779993426578" calcext:value-type="float">
            <text:p>0.0532779993</text:p>
          </table:table-cell>
          <table:table-cell office:value-type="float" office:value="0.0120170208748935" calcext:value-type="float">
            <text:p>0.0120170209</text:p>
          </table:table-cell>
          <table:table-cell office:value-type="float" office:value="0.000351920747004483" calcext:value-type="float">
            <text:p>0.0003519207</text:p>
          </table:table-cell>
          <table:table-cell office:value-type="float" office:value="0.00192719785485084" calcext:value-type="float">
            <text:p>0.0019271979</text:p>
          </table:table-cell>
          <table:table-cell office:value-type="float" office:value="0.0017612664427335" calcext:value-type="float">
            <text:p>0.0017612664</text:p>
          </table:table-cell>
          <table:table-cell office:value-type="float" office:value="0.0000127259027384548" calcext:value-type="float">
            <text:p>1.27259027384548E-05</text:p>
          </table:table-cell>
        </table:table-row>
        <table:table-row table:style-name="ro1">
          <table:table-cell office:value-type="float" office:value="98.4773343324661" calcext:value-type="float">
            <text:p>98.4773343325</text:p>
          </table:table-cell>
          <table:table-cell office:value-type="float" office:value="0.0515018224716187" calcext:value-type="float">
            <text:p>0.0515018225</text:p>
          </table:table-cell>
          <table:table-cell office:value-type="float" office:value="0.928399587581624" calcext:value-type="float">
            <text:p>0.9283995876</text:p>
          </table:table-cell>
          <table:table-cell office:value-type="float" office:value="0.876240500231376" calcext:value-type="float">
            <text:p>0.8762405002</text:p>
          </table:table-cell>
          <table:table-cell office:value-type="float" office:value="0.635435434791274" calcext:value-type="float">
            <text:p>0.6354354348</text:p>
          </table:table-cell>
          <table:table-cell table:style-name="ce2" office:value-type="float" office:value="0.945896541294524" calcext:value-type="float">
            <text:p>0.9458965413</text:p>
          </table:table-cell>
          <table:table-cell office:value-type="float" office:value="0.994781125452579" calcext:value-type="float">
            <text:p>0.9947811255</text:p>
          </table:table-cell>
          <table:table-cell office:value-type="float" office:value="0.97997708353605" calcext:value-type="float">
            <text:p>0.9799770835</text:p>
          </table:table-cell>
          <table:table-cell office:value-type="float" office:value="0.987089484235466" calcext:value-type="float">
            <text:p>0.9870894842</text:p>
          </table:table-cell>
          <table:table-cell office:value-type="float" office:value="0.999891643283048" calcext:value-type="float">
            <text:p>0.99989164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9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49656750572082" calcext:value-type="float">
            <text:p>0.9496567506</text:p>
          </table:table-cell>
          <table:table-cell office:value-type="float" office:value="0.919642857142857" calcext:value-type="float">
            <text:p>0.9196428571</text:p>
          </table:table-cell>
          <table:table-cell office:value-type="float" office:value="0.746376811594203" calcext:value-type="float">
            <text:p>0.7463768116</text:p>
          </table:table-cell>
          <table:table-cell office:value-type="float" office:value="0.971181868304978" calcext:value-type="float">
            <text:p>0.9711818683</text:p>
          </table:table-cell>
          <table:table-cell office:value-type="float" office:value="0.994653087205601" calcext:value-type="float">
            <text:p>0.9946530872</text:p>
          </table:table-cell>
          <table:table-cell office:value-type="float" office:value="0.979951884522855" calcext:value-type="float">
            <text:p>0.9799518845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887339909218" calcext:value-type="float">
            <text:p>0.9998873399</text:p>
          </table:table-cell>
          <table:table-cell office:value-type="float" office:value="0.931350114416476" calcext:value-type="float">
            <text:p>0.9313501144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943220305608066" calcext:value-type="float">
            <text:p>0.9432203056</text:p>
          </table:table-cell>
          <table:table-cell office:value-type="float" office:value="0.994653087205601" calcext:value-type="float">
            <text:p>0.9946530872</text:p>
          </table:table-cell>
          <table:table-cell office:value-type="float" office:value="0.976892430278884" calcext:value-type="float">
            <text:p>0.9768924303</text:p>
          </table:table-cell>
          <table:table-cell office:value-type="float" office:value="0.989507667473769" calcext:value-type="float">
            <text:p>0.9895076675</text:p>
          </table:table-cell>
          <table:table-cell office:value-type="float" office:value="0.999889840755846" calcext:value-type="float">
            <text:p>0.9998898408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594202898550725" calcext:value-type="float">
            <text:p>0.5942028986</text:p>
          </table:table-cell>
          <table:table-cell office:value-type="float" office:value="0.932702356304841" calcext:value-type="float">
            <text:p>0.9327023563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79183346677342" calcext:value-type="float">
            <text:p>0.9791833467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86442129458" calcext:value-type="float">
            <text:p>0.9998864421</text:p>
          </table:table-cell>
          <table:table-cell office:value-type="float" office:value="0.930126002290951" calcext:value-type="float">
            <text:p>0.9301260023</text:p>
          </table:table-cell>
          <table:table-cell office:value-type="float" office:value="0.85981308411215" calcext:value-type="float">
            <text:p>0.859813084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949462683624174" calcext:value-type="float">
            <text:p>0.9494626836</text:p>
          </table:table-cell>
          <table:table-cell office:value-type="float" office:value="0.995672097759674" calcext:value-type="float">
            <text:p>0.9956720978</text:p>
          </table:table-cell>
          <table:table-cell office:value-type="float" office:value="0.983935742971888" calcext:value-type="float">
            <text:p>0.983935743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920960794725" calcext:value-type="float">
            <text:p>0.9999209608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7" calcext:value-type="float">
            <text:p>0.87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46820467317362" calcext:value-type="float">
            <text:p>0.9468204673</text:p>
          </table:table-cell>
          <table:table-cell office:value-type="float" office:value="0.995035641547862" calcext:value-type="float">
            <text:p>0.9950356415</text:p>
          </table:table-cell>
          <table:table-cell office:value-type="float" office:value="0.981540930979133" calcext:value-type="float">
            <text:p>0.981540931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98517563597" calcext:value-type="float">
            <text:p>0.9998985176</text:p>
          </table:table-cell>
          <table:table-cell office:value-type="float" office:value="0.930126002290951" calcext:value-type="float">
            <text:p>0.9301260023</text:p>
          </table:table-cell>
          <table:table-cell office:value-type="float" office:value="0.881188118811881" calcext:value-type="float">
            <text:p>0.8811881188</text:p>
          </table:table-cell>
          <table:table-cell office:value-type="float" office:value="0.644927536231884" calcext:value-type="float">
            <text:p>0.6449275362</text:p>
          </table:table-cell>
          <table:table-cell office:value-type="float" office:value="0.943576851030267" calcext:value-type="float">
            <text:p>0.943576851</text:p>
          </table:table-cell>
          <table:table-cell office:value-type="float" office:value="0.994399185336049" calcext:value-type="float">
            <text:p>0.9943991853</text:p>
          </table:table-cell>
          <table:table-cell office:value-type="float" office:value="0.979919678714859" calcext:value-type="float">
            <text:p>0.9799196787</text:p>
          </table:table-cell>
          <table:table-cell office:value-type="float" office:value="0.984665052461663" calcext:value-type="float">
            <text:p>0.9846650525</text:p>
          </table:table-cell>
          <table:table-cell office:value-type="float" office:value="0.999874976565729" calcext:value-type="float">
            <text:p>0.9998749766</text:p>
          </table:table-cell>
          <table:table-cell office:value-type="float" office:value="0.914089347079038" calcext:value-type="float">
            <text:p>0.9140893471</text:p>
          </table:table-cell>
          <table:table-cell office:value-type="float" office:value="0.862068965517241" calcext:value-type="float">
            <text:p>0.8620689655</text:p>
          </table:table-cell>
          <table:table-cell office:value-type="float" office:value="0.543478260869565" calcext:value-type="float">
            <text:p>0.5434782609</text:p>
          </table:table-cell>
          <table:table-cell office:value-type="float" office:value="0.930700976042591" calcext:value-type="float">
            <text:p>0.930700976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79951884522855" calcext:value-type="float">
            <text:p>0.9799518845</text:p>
          </table:table-cell>
          <table:table-cell office:value-type="float" office:value="0.986279257465698" calcext:value-type="float">
            <text:p>0.9862792575</text:p>
          </table:table-cell>
          <table:table-cell office:value-type="float" office:value="0.999889430494472" calcext:value-type="float">
            <text:p>0.9998894305</text:p>
          </table:table-cell>
          <table:table-cell office:value-type="float" office:value="0.923165137614679" calcext:value-type="float">
            <text:p>0.9231651376</text:p>
          </table:table-cell>
          <table:table-cell office:value-type="float" office:value="0.864583333333333" calcext:value-type="float">
            <text:p>0.8645833333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57291821838224" calcext:value-type="float">
            <text:p>0.9572918218</text:p>
          </table:table-cell>
          <table:table-cell office:value-type="float" office:value="0.994527173221331" calcext:value-type="float">
            <text:p>0.9945271732</text:p>
          </table:table-cell>
          <table:table-cell office:value-type="float" office:value="0.979951884522855" calcext:value-type="float">
            <text:p>0.9799518845</text:p>
          </table:table-cell>
          <table:table-cell office:value-type="float" office:value="0.985483870967742" calcext:value-type="float">
            <text:p>0.985483871</text:p>
          </table:table-cell>
          <table:table-cell office:value-type="float" office:value="0.999882755561189" calcext:value-type="float">
            <text:p>0.9998827556</text:p>
          </table:table-cell>
          <table:table-cell office:value-type="float" office:value="0.93348623853211" calcext:value-type="float">
            <text:p>0.9334862385</text:p>
          </table:table-cell>
          <table:table-cell office:value-type="float" office:value="0.876190476190476" calcext:value-type="float">
            <text:p>0.8761904762</text:p>
          </table:table-cell>
          <table:table-cell office:value-type="float" office:value="0.671532846715328" calcext:value-type="float">
            <text:p>0.6715328467</text:p>
          </table:table-cell>
          <table:table-cell office:value-type="float" office:value="0.95157654302597" calcext:value-type="float">
            <text:p>0.951576543</text:p>
          </table:table-cell>
          <table:table-cell office:value-type="float" office:value="0.99478172330406" calcext:value-type="float">
            <text:p>0.9947817233</text:p>
          </table:table-cell>
          <table:table-cell office:value-type="float" office:value="0.980753809141941" calcext:value-type="float">
            <text:p>0.9807538091</text:p>
          </table:table-cell>
          <table:table-cell office:value-type="float" office:value="0.986290322580645" calcext:value-type="float">
            <text:p>0.9862903226</text:p>
          </table:table-cell>
          <table:table-cell office:value-type="float" office:value="0.999890860296304" calcext:value-type="float">
            <text:p>0.9998908603</text:p>
          </table:table-cell>
          <table:table-cell office:value-type="float" office:value="0.919724770642202" calcext:value-type="float">
            <text:p>0.9197247706</text:p>
          </table:table-cell>
          <table:table-cell office:value-type="float" office:value="0.845360824742268" calcext:value-type="float">
            <text:p>0.8453608247</text:p>
          </table:table-cell>
          <table:table-cell office:value-type="float" office:value="0.598540145985402" calcext:value-type="float">
            <text:p>0.598540146</text:p>
          </table:table-cell>
          <table:table-cell office:value-type="float" office:value="0.932409752222057" calcext:value-type="float">
            <text:p>0.9324097522</text:p>
          </table:table-cell>
          <table:table-cell office:value-type="float" office:value="0.99478172330406" calcext:value-type="float">
            <text:p>0.9947817233</text:p>
          </table:table-cell>
          <table:table-cell office:value-type="float" office:value="0.977689243027888" calcext:value-type="float">
            <text:p>0.977689243</text:p>
          </table:table-cell>
          <table:table-cell office:value-type="float" office:value="0.989516129032258" calcext:value-type="float">
            <text:p>0.989516129</text:p>
          </table:table-cell>
          <table:table-cell office:value-type="float" office:value="0.999895308759939" calcext:value-type="float">
            <text:p>0.9998953088</text:p>
          </table:table-cell>
          <table:table-cell office:value-type="float" office:value="3.73299477708828" calcext:value-type="float">
            <text:p>3.7329947771</text:p>
          </table:table-cell>
          <table:table-cell office:value-type="float" office:value="0.00184928334948269" calcext:value-type="float">
            <text:p>0.0018492833</text:p>
          </table:table-cell>
          <table:table-cell office:value-type="float" office:value="0.00900773976761328" calcext:value-type="float">
            <text:p>0.0090077398</text:p>
          </table:table-cell>
          <table:table-cell office:value-type="float" office:value="0.0204060232166962" calcext:value-type="float">
            <text:p>0.0204060232</text:p>
          </table:table-cell>
          <table:table-cell office:value-type="float" office:value="0.0523341354146214" calcext:value-type="float">
            <text:p>0.0523341354</text:p>
          </table:table-cell>
          <table:table-cell office:value-type="float" office:value="0.0118952536800355" calcext:value-type="float">
            <text:p>0.0118952537</text:p>
          </table:table-cell>
          <table:table-cell office:value-type="float" office:value="0.000336780093848773" calcext:value-type="float">
            <text:p>0.0003367801</text:p>
          </table:table-cell>
          <table:table-cell office:value-type="float" office:value="0.00184673832509976" calcext:value-type="float">
            <text:p>0.0018467383</text:p>
          </table:table-cell>
          <table:table-cell office:value-type="float" office:value="0.00157287232105751" calcext:value-type="float">
            <text:p>0.0015728723</text:p>
          </table:table-cell>
          <table:table-cell office:value-type="float" office:value="0.0000115382348808375" calcext:value-type="float">
            <text:p>1.15382348808375E-05</text:p>
          </table:table-cell>
        </table:table-row>
        <table:table-row table:style-name="ro1">
          <table:table-cell office:value-type="float" office:value="5.56045136451721" calcext:value-type="float">
            <text:p>5.5604513645</text:p>
          </table:table-cell>
          <table:table-cell office:value-type="float" office:value="0.0457060098648071" calcext:value-type="float">
            <text:p>0.0457060099</text:p>
          </table:table-cell>
          <table:table-cell office:value-type="float" office:value="0.892771222362241" calcext:value-type="float">
            <text:p>0.8927712224</text:p>
          </table:table-cell>
          <table:table-cell office:value-type="float" office:value="0.883155282675252" calcext:value-type="float">
            <text:p>0.8831552827</text:p>
          </table:table-cell>
          <table:table-cell office:value-type="float" office:value="0.369637755509325" calcext:value-type="float">
            <text:p>0.3696377555</text:p>
          </table:table-cell>
          <table:table-cell office:value-type="float" office:value="0.896925035986854" calcext:value-type="float">
            <text:p>0.896925036</text:p>
          </table:table-cell>
          <table:table-cell office:value-type="float" office:value="0.918827430536519" calcext:value-type="float">
            <text:p>0.9188274305</text:p>
          </table:table-cell>
          <table:table-cell office:value-type="float" office:value="0.96315743982764" calcext:value-type="float">
            <text:p>0.9631574398</text:p>
          </table:table-cell>
          <table:table-cell office:value-type="float" office:value="0.504477205863209" calcext:value-type="float">
            <text:p>0.5044772059</text:p>
          </table:table-cell>
          <table:table-cell office:value-type="float" office:value="0.965455697829803" calcext:value-type="float">
            <text:p>0.9654556978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'depth': 10</text:p>
          </table:table-cell>
          <table:table-cell office:value-type="string" calcext:value-type="string">
            <text:p><text:s/>'l2_leaf_reg': 0.001}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902745995423341" calcext:value-type="float">
            <text:p>0.9027459954</text:p>
          </table:table-cell>
          <table:table-cell office:value-type="float" office:value="0.949152542372881" calcext:value-type="float">
            <text:p>0.9491525424</text:p>
          </table:table-cell>
          <table:table-cell office:value-type="float" office:value="0.405797101449275" calcext:value-type="float">
            <text:p>0.4057971014</text:p>
          </table:table-cell>
          <table:table-cell office:value-type="float" office:value="0.925084672337744" calcext:value-type="float">
            <text:p>0.9250846723</text:p>
          </table:table-cell>
          <table:table-cell office:value-type="float" office:value="0.906556333545512" calcext:value-type="float">
            <text:p>0.9065563335</text:p>
          </table:table-cell>
          <table:table-cell office:value-type="float" office:value="0.95169946332737" calcext:value-type="float">
            <text:p>0.9516994633</text:p>
          </table:table-cell>
          <table:table-cell office:value-type="float" office:value="0.429378531073446" calcext:value-type="float">
            <text:p>0.4293785311</text:p>
          </table:table-cell>
          <table:table-cell office:value-type="float" office:value="0.950220891853145" calcext:value-type="float">
            <text:p>0.9502208919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870967741935484" calcext:value-type="float">
            <text:p>0.8709677419</text:p>
          </table:table-cell>
          <table:table-cell office:value-type="float" office:value="0.391304347826087" calcext:value-type="float">
            <text:p>0.3913043478</text:p>
          </table:table-cell>
          <table:table-cell office:value-type="float" office:value="0.907273944549464" calcext:value-type="float">
            <text:p>0.9072739445</text:p>
          </table:table-cell>
          <table:table-cell office:value-type="float" office:value="0.934818586887333" calcext:value-type="float">
            <text:p>0.9348185869</text:p>
          </table:table-cell>
          <table:table-cell office:value-type="float" office:value="0.966623876765083" calcext:value-type="float">
            <text:p>0.9666238768</text:p>
          </table:table-cell>
          <table:table-cell office:value-type="float" office:value="0.60774818401937" calcext:value-type="float">
            <text:p>0.607748184</text:p>
          </table:table-cell>
          <table:table-cell office:value-type="float" office:value="0.981176554404271" calcext:value-type="float">
            <text:p>0.9811765544</text:p>
          </table:table-cell>
          <table:table-cell office:value-type="float" office:value="0.890034364261168" calcext:value-type="float">
            <text:p>0.8900343643</text:p>
          </table:table-cell>
          <table:table-cell office:value-type="float" office:value="0.85" calcext:value-type="float">
            <text:p>0.85</text:p>
          </table:table-cell>
          <table:table-cell office:value-type="float" office:value="0.369565217391304" calcext:value-type="float">
            <text:p>0.3695652174</text:p>
          </table:table-cell>
          <table:table-cell office:value-type="float" office:value="0.884846692300108" calcext:value-type="float">
            <text:p>0.8848466923</text:p>
          </table:table-cell>
          <table:table-cell office:value-type="float" office:value="0.919679226069246" calcext:value-type="float">
            <text:p>0.9196792261</text:p>
          </table:table-cell>
          <table:table-cell office:value-type="float" office:value="0.964831804281346" calcext:value-type="float">
            <text:p>0.9648318043</text:p>
          </table:table-cell>
          <table:table-cell office:value-type="float" office:value="0.509281678773204" calcext:value-type="float">
            <text:p>0.5092816788</text:p>
          </table:table-cell>
          <table:table-cell office:value-type="float" office:value="0.969540266266982" calcext:value-type="float">
            <text:p>0.9695402663</text:p>
          </table:table-cell>
          <table:table-cell office:value-type="float" office:value="0.895761741122566" calcext:value-type="float">
            <text:p>0.8957617411</text:p>
          </table:table-cell>
          <table:table-cell office:value-type="float" office:value="0.873015873015873" calcext:value-type="float">
            <text:p>0.873015873</text:p>
          </table:table-cell>
          <table:table-cell office:value-type="float" office:value="0.398550724637681" calcext:value-type="float">
            <text:p>0.3985507246</text:p>
          </table:table-cell>
          <table:table-cell office:value-type="float" office:value="0.909237898057774" calcext:value-type="float">
            <text:p>0.9092378981</text:p>
          </table:table-cell>
          <table:table-cell office:value-type="float" office:value="0.927189409368636" calcext:value-type="float">
            <text:p>0.9271894094</text:p>
          </table:table-cell>
          <table:table-cell office:value-type="float" office:value="0.977110157367668" calcext:value-type="float">
            <text:p>0.9771101574</text:p>
          </table:table-cell>
          <table:table-cell office:value-type="float" office:value="0.551251008878127" calcext:value-type="float">
            <text:p>0.5512510089</text:p>
          </table:table-cell>
          <table:table-cell office:value-type="float" office:value="0.974266152082409" calcext:value-type="float">
            <text:p>0.9742661521</text:p>
          </table:table-cell>
          <table:table-cell office:value-type="float" office:value="0.894616265750286" calcext:value-type="float">
            <text:p>0.8946162658</text:p>
          </table:table-cell>
          <table:table-cell office:value-type="float" office:value="0.910714285714286" calcext:value-type="float">
            <text:p>0.9107142857</text:p>
          </table:table-cell>
          <table:table-cell office:value-type="float" office:value="0.369565217391304" calcext:value-type="float">
            <text:p>0.3695652174</text:p>
          </table:table-cell>
          <table:table-cell office:value-type="float" office:value="0.910973084886128" calcext:value-type="float">
            <text:p>0.9109730849</text:p>
          </table:table-cell>
          <table:table-cell office:value-type="float" office:value="0.911914460285132" calcext:value-type="float">
            <text:p>0.9119144603</text:p>
          </table:table-cell>
          <table:table-cell office:value-type="float" office:value="0.956594323873122" calcext:value-type="float">
            <text:p>0.9565943239</text:p>
          </table:table-cell>
          <table:table-cell office:value-type="float" office:value="0.462469733656174" calcext:value-type="float">
            <text:p>0.4624697337</text:p>
          </table:table-cell>
          <table:table-cell office:value-type="float" office:value="0.957440437311238" calcext:value-type="float">
            <text:p>0.9574404373</text:p>
          </table:table-cell>
          <table:table-cell office:value-type="float" office:value="0.88545246277205" calcext:value-type="float">
            <text:p>0.8854524628</text:p>
          </table:table-cell>
          <table:table-cell office:value-type="float" office:value="0.839285714285714" calcext:value-type="float">
            <text:p>0.8392857143</text:p>
          </table:table-cell>
          <table:table-cell office:value-type="float" office:value="0.340579710144928" calcext:value-type="float">
            <text:p>0.3405797101</text:p>
          </table:table-cell>
          <table:table-cell office:value-type="float" office:value="0.875598935226265" calcext:value-type="float">
            <text:p>0.8755989352</text:p>
          </table:table-cell>
          <table:table-cell office:value-type="float" office:value="0.91331466395112" calcext:value-type="float">
            <text:p>0.913314664</text:p>
          </table:table-cell>
          <table:table-cell office:value-type="float" office:value="0.96039603960396" calcext:value-type="float">
            <text:p>0.9603960396</text:p>
          </table:table-cell>
          <table:table-cell office:value-type="float" office:value="0.469733656174334" calcext:value-type="float">
            <text:p>0.4697336562</text:p>
          </table:table-cell>
          <table:table-cell office:value-type="float" office:value="0.956915216913219" calcext:value-type="float">
            <text:p>0.9569152169</text:p>
          </table:table-cell>
          <table:table-cell office:value-type="float" office:value="0.88659793814433" calcext:value-type="float">
            <text:p>0.8865979381</text:p>
          </table:table-cell>
          <table:table-cell office:value-type="float" office:value="0.867924528301887" calcext:value-type="float">
            <text:p>0.8679245283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868263827270038" calcext:value-type="float">
            <text:p>0.8682638273</text:p>
          </table:table-cell>
          <table:table-cell office:value-type="float" office:value="0.916369653767821" calcext:value-type="float">
            <text:p>0.9163696538</text:p>
          </table:table-cell>
          <table:table-cell office:value-type="float" office:value="0.964856230031949" calcext:value-type="float">
            <text:p>0.96485623</text:p>
          </table:table-cell>
          <table:table-cell office:value-type="float" office:value="0.487489911218725" calcext:value-type="float">
            <text:p>0.4874899112</text:p>
          </table:table-cell>
          <table:table-cell office:value-type="float" office:value="0.966352534615329" calcext:value-type="float">
            <text:p>0.9663525346</text:p>
          </table:table-cell>
          <table:table-cell office:value-type="float" office:value="0.893348623853211" calcext:value-type="float">
            <text:p>0.8933486239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335766423357664" calcext:value-type="float">
            <text:p>0.3357664234</text:p>
          </table:table-cell>
          <table:table-cell office:value-type="float" office:value="0.893713689855504" calcext:value-type="float">
            <text:p>0.8937136899</text:p>
          </table:table-cell>
          <table:table-cell office:value-type="float" office:value="0.913962072037673" calcext:value-type="float">
            <text:p>0.91396207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0.474193548387097" calcext:value-type="float">
            <text:p>0.4741935484</text:p>
          </table:table-cell>
          <table:table-cell office:value-type="float" office:value="0.961545895957139" calcext:value-type="float">
            <text:p>0.961545896</text:p>
          </table:table-cell>
          <table:table-cell office:value-type="float" office:value="0.900229357798165" calcext:value-type="float">
            <text:p>0.900229357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423357664233577" calcext:value-type="float">
            <text:p>0.4233576642</text:p>
          </table:table-cell>
          <table:table-cell office:value-type="float" office:value="0.918188589304335" calcext:value-type="float">
            <text:p>0.9181885893</text:p>
          </table:table-cell>
          <table:table-cell office:value-type="float" office:value="0.928853251877307" calcext:value-type="float">
            <text:p>0.9288532519</text:p>
          </table:table-cell>
          <table:table-cell office:value-type="float" office:value="0.967078189300412" calcext:value-type="float">
            <text:p>0.9670781893</text:p>
          </table:table-cell>
          <table:table-cell office:value-type="float" office:value="0.568548387096774" calcext:value-type="float">
            <text:p>0.5685483871</text:p>
          </table:table-cell>
          <table:table-cell office:value-type="float" office:value="0.976758605644308" calcext:value-type="float">
            <text:p>0.9767586056</text:p>
          </table:table-cell>
          <table:table-cell office:value-type="float" office:value="0.884174311926605" calcext:value-type="float">
            <text:p>0.8841743119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328467153284671" calcext:value-type="float">
            <text:p>0.3284671533</text:p>
          </table:table-cell>
          <table:table-cell office:value-type="float" office:value="0.876021649535727" calcext:value-type="float">
            <text:p>0.8760216495</text:p>
          </table:table-cell>
          <table:table-cell office:value-type="float" office:value="0.91561664757541" calcext:value-type="float">
            <text:p>0.9156166476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484677419354839" calcext:value-type="float">
            <text:p>0.4846774194</text:p>
          </table:table-cell>
          <table:table-cell office:value-type="float" office:value="0.960340423249987" calcext:value-type="float">
            <text:p>0.9603404232</text:p>
          </table:table-cell>
          <table:table-cell office:value-type="float" office:value="1.41601007504922" calcext:value-type="float">
            <text:p>1.416010075</text:p>
          </table:table-cell>
          <table:table-cell office:value-type="float" office:value="0.00329929320615662" calcext:value-type="float">
            <text:p>0.0032992932</text:p>
          </table:table-cell>
          <table:table-cell office:value-type="float" office:value="0.00587149379381081" calcext:value-type="float">
            <text:p>0.0058714938</text:p>
          </table:table-cell>
          <table:table-cell office:value-type="float" office:value="0.0409549144448317" calcext:value-type="float">
            <text:p>0.0409549144</text:p>
          </table:table-cell>
          <table:table-cell office:value-type="float" office:value="0.0324038298763498" calcext:value-type="float">
            <text:p>0.0324038299</text:p>
          </table:table-cell>
          <table:table-cell office:value-type="float" office:value="0.0188970525157693" calcext:value-type="float">
            <text:p>0.0188970525</text:p>
          </table:table-cell>
          <table:table-cell office:value-type="float" office:value="0.00834064447322048" calcext:value-type="float">
            <text:p>0.0083406445</text:p>
          </table:table-cell>
          <table:table-cell office:value-type="float" office:value="0.00646373395743784" calcext:value-type="float">
            <text:p>0.006463734</text:p>
          </table:table-cell>
          <table:table-cell office:value-type="float" office:value="0.0521441610911986" calcext:value-type="float">
            <text:p>0.0521441611</text:p>
          </table:table-cell>
          <table:table-cell office:value-type="float" office:value="0.0093848243963176" calcext:value-type="float">
            <text:p>0.0093848244</text:p>
          </table:table-cell>
        </table:table-row>
        <table:table-row table:style-name="ro1">
          <table:table-cell office:value-type="float" office:value="53.1864373207092" calcext:value-type="float">
            <text:p>53.1864373207</text:p>
          </table:table-cell>
          <table:table-cell office:value-type="float" office:value="0.0455398559570313" calcext:value-type="float">
            <text:p>0.045539856</text:p>
          </table:table-cell>
          <table:table-cell office:value-type="float" office:value="0.916370718295337" calcext:value-type="float">
            <text:p>0.9163707183</text:p>
          </table:table-cell>
          <table:table-cell office:value-type="float" office:value="0.881957331300291" calcext:value-type="float">
            <text:p>0.8819573313</text:p>
          </table:table-cell>
          <table:table-cell office:value-type="float" office:value="0.542431672346769" calcext:value-type="float">
            <text:p>0.5424316723</text:p>
          </table:table-cell>
          <table:table-cell office:value-type="float" office:value="0.915342377183177" calcext:value-type="float">
            <text:p>0.9153423772</text:p>
          </table:table-cell>
          <table:table-cell office:value-type="float" office:value="0.974504252536744" calcext:value-type="float">
            <text:p>0.9745042525</text:p>
          </table:table-cell>
          <table:table-cell office:value-type="float" office:value="0.975271398033685" calcext:value-type="float">
            <text:p>0.975271398</text:p>
          </table:table-cell>
          <table:table-cell office:value-type="float" office:value="0.860015100627457" calcext:value-type="float">
            <text:p>0.8600151006</text:p>
          </table:table-cell>
          <table:table-cell office:value-type="float" office:value="0.988227444570983" calcext:value-type="float">
            <text:p>0.9882274446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depth': 10</text:p>
          </table:table-cell>
          <table:table-cell office:value-type="string" calcext:value-type="string">
            <text:p><text:s/>'l2_leaf_reg': 0.01}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937070938215103" calcext:value-type="float">
            <text:p>0.9370709382</text:p>
          </table:table-cell>
          <table:table-cell office:value-type="float" office:value="0.902912621359223" calcext:value-type="float">
            <text:p>0.9029126214</text:p>
          </table:table-cell>
          <table:table-cell office:value-type="float" office:value="0.673913043478261" calcext:value-type="float">
            <text:p>0.6739130435</text:p>
          </table:table-cell>
          <table:table-cell office:value-type="float" office:value="0.937687066792691" calcext:value-type="float">
            <text:p>0.9376870668</text:p>
          </table:table-cell>
          <table:table-cell office:value-type="float" office:value="0.985614258434118" calcext:value-type="float">
            <text:p>0.9856142584</text:p>
          </table:table-cell>
          <table:table-cell office:value-type="float" office:value="0.974704890387858" calcext:value-type="float">
            <text:p>0.9747048904</text:p>
          </table:table-cell>
          <table:table-cell office:value-type="float" office:value="0.933010492332526" calcext:value-type="float">
            <text:p>0.9330104923</text:p>
          </table:table-cell>
          <table:table-cell office:value-type="float" office:value="0.98800496363159" calcext:value-type="float">
            <text:p>0.9880049636</text:p>
          </table:table-cell>
          <table:table-cell office:value-type="float" office:value="0.909610983981693" calcext:value-type="float">
            <text:p>0.909610984</text:p>
          </table:table-cell>
          <table:table-cell office:value-type="float" office:value="0.873417721518987" calcext:value-type="float">
            <text:p>0.8734177215</text:p>
          </table:table-cell>
          <table:table-cell office:value-type="float" office:value="0.5" calcext:value-type="float">
            <text:p>0.5</text:p>
          </table:table-cell>
          <table:table-cell office:value-type="float" office:value="0.917336168872085" calcext:value-type="float">
            <text:p>0.9173361689</text:p>
          </table:table-cell>
          <table:table-cell office:value-type="float" office:value="0.964863144493953" calcext:value-type="float">
            <text:p>0.9648631445</text:p>
          </table:table-cell>
          <table:table-cell office:value-type="float" office:value="0.974384236453202" calcext:value-type="float">
            <text:p>0.9743842365</text:p>
          </table:table-cell>
          <table:table-cell office:value-type="float" office:value="0.798224374495561" calcext:value-type="float">
            <text:p>0.7982243745</text:p>
          </table:table-cell>
          <table:table-cell office:value-type="float" office:value="0.985399874396503" calcext:value-type="float">
            <text:p>0.9853998744</text:p>
          </table:table-cell>
          <table:table-cell office:value-type="float" office:value="0.912943871706758" calcext:value-type="float">
            <text:p>0.9129438717</text:p>
          </table:table-cell>
          <table:table-cell office:value-type="float" office:value="0.852272727272727" calcext:value-type="float">
            <text:p>0.8522727273</text:p>
          </table:table-cell>
          <table:table-cell office:value-type="float" office:value="0.543478260869565" calcext:value-type="float">
            <text:p>0.5434782609</text:p>
          </table:table-cell>
          <table:table-cell office:value-type="float" office:value="0.914473035591048" calcext:value-type="float">
            <text:p>0.9144730356</text:p>
          </table:table-cell>
          <table:table-cell office:value-type="float" office:value="0.980142566191446" calcext:value-type="float">
            <text:p>0.9801425662</text:p>
          </table:table-cell>
          <table:table-cell office:value-type="float" office:value="0.97292576419214" calcext:value-type="float">
            <text:p>0.9729257642</text:p>
          </table:table-cell>
          <table:table-cell office:value-type="float" office:value="0.89911218724778" calcext:value-type="float">
            <text:p>0.8991121872</text:p>
          </table:table-cell>
          <table:table-cell office:value-type="float" office:value="0.99084297873882" calcext:value-type="float">
            <text:p>0.9908429787</text:p>
          </table:table-cell>
          <table:table-cell office:value-type="float" office:value="0.919816723940435" calcext:value-type="float">
            <text:p>0.9198167239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579710144927536" calcext:value-type="float">
            <text:p>0.5797101449</text:p>
          </table:table-cell>
          <table:table-cell office:value-type="float" office:value="0.898107068914522" calcext:value-type="float">
            <text:p>0.8981070689</text:p>
          </table:table-cell>
          <table:table-cell office:value-type="float" office:value="0.984343177189409" calcext:value-type="float">
            <text:p>0.9843431772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985305660341457" calcext:value-type="float">
            <text:p>0.9853056603</text:p>
          </table:table-cell>
          <table:table-cell office:value-type="float" office:value="0.927835051546392" calcext:value-type="float">
            <text:p>0.9278350515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925357389332544" calcext:value-type="float">
            <text:p>0.9253573893</text:p>
          </table:table-cell>
          <table:table-cell office:value-type="float" office:value="0.980269857433809" calcext:value-type="float">
            <text:p>0.9802698574</text:p>
          </table:table-cell>
          <table:table-cell office:value-type="float" office:value="0.978798586572438" calcext:value-type="float">
            <text:p>0.9787985866</text:p>
          </table:table-cell>
          <table:table-cell office:value-type="float" office:value="0.894269572235674" calcext:value-type="float">
            <text:p>0.8942695722</text:p>
          </table:table-cell>
          <table:table-cell office:value-type="float" office:value="0.990683741574487" calcext:value-type="float">
            <text:p>0.9906837416</text:p>
          </table:table-cell>
          <table:table-cell office:value-type="float" office:value="0.90836197021764" calcext:value-type="float">
            <text:p>0.9083619702</text:p>
          </table:table-cell>
          <table:table-cell office:value-type="float" office:value="0.845238095238095" calcext:value-type="float">
            <text:p>0.8452380952</text:p>
          </table:table-cell>
          <table:table-cell office:value-type="float" office:value="0.514492753623188" calcext:value-type="float">
            <text:p>0.5144927536</text:p>
          </table:table-cell>
          <table:table-cell office:value-type="float" office:value="0.892517006802721" calcext:value-type="float">
            <text:p>0.8925170068</text:p>
          </table:table-cell>
          <table:table-cell office:value-type="float" office:value="0.964358452138493" calcext:value-type="float">
            <text:p>0.9643584521</text:p>
          </table:table-cell>
          <table:table-cell office:value-type="float" office:value="0.970559371933268" calcext:value-type="float">
            <text:p>0.9705593719</text:p>
          </table:table-cell>
          <table:table-cell office:value-type="float" office:value="0.798224374495561" calcext:value-type="float">
            <text:p>0.7982243745</text:p>
          </table:table-cell>
          <table:table-cell office:value-type="float" office:value="0.986569128872082" calcext:value-type="float">
            <text:p>0.9865691289</text:p>
          </table:table-cell>
          <table:table-cell office:value-type="float" office:value="0.906071019473081" calcext:value-type="float">
            <text:p>0.9060710195</text:p>
          </table:table-cell>
          <table:table-cell office:value-type="float" office:value="0.841463414634146" calcext:value-type="float">
            <text:p>0.8414634146</text:p>
          </table:table-cell>
          <table:table-cell office:value-type="float" office:value="0.5" calcext:value-type="float">
            <text:p>0.5</text:p>
          </table:table-cell>
          <table:table-cell office:value-type="float" office:value="0.884590357882283" calcext:value-type="float">
            <text:p>0.8845903579</text:p>
          </table:table-cell>
          <table:table-cell office:value-type="float" office:value="0.989052953156823" calcext:value-type="float">
            <text:p>0.9890529532</text:p>
          </table:table-cell>
          <table:table-cell office:value-type="float" office:value="0.980817347789825" calcext:value-type="float">
            <text:p>0.9808173478</text:p>
          </table:table-cell>
          <table:table-cell office:value-type="float" office:value="0.949152542372881" calcext:value-type="float">
            <text:p>0.9491525424</text:p>
          </table:table-cell>
          <table:table-cell office:value-type="float" office:value="0.991111199745611" calcext:value-type="float">
            <text:p>0.9911111997</text:p>
          </table:table-cell>
          <table:table-cell office:value-type="float" office:value="0.911697247706422" calcext:value-type="float">
            <text:p>0.9116972477</text:p>
          </table:table-cell>
          <table:table-cell office:value-type="float" office:value="0.884615384615385" calcext:value-type="float">
            <text:p>0.8846153846</text:p>
          </table:table-cell>
          <table:table-cell office:value-type="float" office:value="0.503649635036496" calcext:value-type="float">
            <text:p>0.503649635</text:p>
          </table:table-cell>
          <table:table-cell office:value-type="float" office:value="0.933884502706192" calcext:value-type="float">
            <text:p>0.9338845027</text:p>
          </table:table-cell>
          <table:table-cell office:value-type="float" office:value="0.96869033982436" calcext:value-type="float">
            <text:p>0.9686903398</text:p>
          </table:table-cell>
          <table:table-cell office:value-type="float" office:value="0.971537001897533" calcext:value-type="float">
            <text:p>0.9715370019</text:p>
          </table:table-cell>
          <table:table-cell office:value-type="float" office:value="0.825806451612903" calcext:value-type="float">
            <text:p>0.8258064516</text:p>
          </table:table-cell>
          <table:table-cell office:value-type="float" office:value="0.989314180970813" calcext:value-type="float">
            <text:p>0.989314181</text:p>
          </table:table-cell>
          <table:table-cell office:value-type="float" office:value="0.918577981651376" calcext:value-type="float">
            <text:p>0.9185779817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54014598540146" calcext:value-type="float">
            <text:p>0.5401459854</text:p>
          </table:table-cell>
          <table:table-cell office:value-type="float" office:value="0.933929192114802" calcext:value-type="float">
            <text:p>0.9339291921</text:p>
          </table:table-cell>
          <table:table-cell office:value-type="float" office:value="0.957235586101565" calcext:value-type="float">
            <text:p>0.9572355861</text:p>
          </table:table-cell>
          <table:table-cell office:value-type="float" office:value="0.971816283924843" calcext:value-type="float">
            <text:p>0.9718162839</text:p>
          </table:table-cell>
          <table:table-cell office:value-type="float" office:value="0.750806451612903" calcext:value-type="float">
            <text:p>0.7508064516</text:p>
          </table:table-cell>
          <table:table-cell office:value-type="float" office:value="0.984537688846422" calcext:value-type="float">
            <text:p>0.9845376888</text:p>
          </table:table-cell>
          <table:table-cell office:value-type="float" office:value="0.911697247706422" calcext:value-type="float">
            <text:p>0.9116972477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481751824817518" calcext:value-type="float">
            <text:p>0.4817518248</text:p>
          </table:table-cell>
          <table:table-cell office:value-type="float" office:value="0.915556879686181" calcext:value-type="float">
            <text:p>0.9155568797</text:p>
          </table:table-cell>
          <table:table-cell office:value-type="float" office:value="0.970472190403462" calcext:value-type="float">
            <text:p>0.9704721904</text:p>
          </table:table-cell>
          <table:table-cell office:value-type="float" office:value="0.972795497185741" calcext:value-type="float">
            <text:p>0.9727954972</text:p>
          </table:table-cell>
          <table:table-cell office:value-type="float" office:value="0.836290322580645" calcext:value-type="float">
            <text:p>0.8362903226</text:p>
          </table:table-cell>
          <table:table-cell office:value-type="float" office:value="0.990505028592043" calcext:value-type="float">
            <text:p>0.9905050286</text:p>
          </table:table-cell>
          <table:table-cell office:value-type="float" office:value="35.5646754958789" calcext:value-type="float">
            <text:p>35.5646754959</text:p>
          </table:table-cell>
          <table:table-cell office:value-type="float" office:value="0.0012629430243202" calcext:value-type="float">
            <text:p>0.001262943</text:p>
          </table:table-cell>
          <table:table-cell office:value-type="float" office:value="0.00921197890741137" calcext:value-type="float">
            <text:p>0.0092119789</text:p>
          </table:table-cell>
          <table:table-cell office:value-type="float" office:value="0.0292821084639889" calcext:value-type="float">
            <text:p>0.0292821085</text:p>
          </table:table-cell>
          <table:table-cell office:value-type="float" office:value="0.0550025162946057" calcext:value-type="float">
            <text:p>0.0550025163</text:p>
          </table:table-cell>
          <table:table-cell office:value-type="float" office:value="0.0174857652808393" calcext:value-type="float">
            <text:p>0.0174857653</text:p>
          </table:table-cell>
          <table:table-cell office:value-type="float" office:value="0.010203373541767" calcext:value-type="float">
            <text:p>0.0102033735</text:p>
          </table:table-cell>
          <table:table-cell office:value-type="float" office:value="0.00432320453060671" calcext:value-type="float">
            <text:p>0.0043232045</text:p>
          </table:table-cell>
          <table:table-cell office:value-type="float" office:value="0.0635003444161031" calcext:value-type="float">
            <text:p>0.0635003444</text:p>
          </table:table-cell>
          <table:table-cell office:value-type="float" office:value="0.00245976879083187" calcext:value-type="float">
            <text:p>0.0024597688</text:p>
          </table:table-cell>
        </table:table-row>
        <table:table-row table:style-name="ro1">
          <table:table-cell office:value-type="float" office:value="169.067132425308" calcext:value-type="float">
            <text:p>169.0671324253</text:p>
          </table:table-cell>
          <table:table-cell office:value-type="float" office:value="0.0528647184371948" calcext:value-type="float">
            <text:p>0.0528647184</text:p>
          </table:table-cell>
          <table:table-cell office:value-type="float" office:value="0.927483102302669" calcext:value-type="float">
            <text:p>0.9274831023</text:p>
          </table:table-cell>
          <table:table-cell office:value-type="float" office:value="0.898142053622228" calcext:value-type="float">
            <text:p>0.8981420536</text:p>
          </table:table-cell>
          <table:table-cell office:value-type="float" office:value="0.609309332772079" calcext:value-type="float">
            <text:p>0.6093093328</text:p>
          </table:table-cell>
          <table:table-cell office:value-type="float" office:value="0.93785220889116" calcext:value-type="float">
            <text:p>0.9378522089</text:p>
          </table:table-cell>
          <table:table-cell office:value-type="float" office:value="0.995022972333905" calcext:value-type="float">
            <text:p>0.9950229723</text:p>
          </table:table-cell>
          <table:table-cell office:value-type="float" office:value="0.983331174305788" calcext:value-type="float">
            <text:p>0.9833311743</text:p>
          </table:table-cell>
          <table:table-cell office:value-type="float" office:value="0.985152698586269" calcext:value-type="float">
            <text:p>0.9851526986</text:p>
          </table:table-cell>
          <table:table-cell office:value-type="float" office:value="0.999906154701776" calcext:value-type="float">
            <text:p>0.999906154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depth': 10</text:p>
          </table:table-cell>
          <table:table-cell office:value-type="string" calcext:value-type="string">
            <text:p><text:s/>'l2_leaf_reg': 0.1}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918181818181818" calcext:value-type="float">
            <text:p>0.9181818182</text:p>
          </table:table-cell>
          <table:table-cell office:value-type="float" office:value="0.731884057971014" calcext:value-type="float">
            <text:p>0.731884058</text:p>
          </table:table-cell>
          <table:table-cell office:value-type="float" office:value="0.968247873345936" calcext:value-type="float">
            <text:p>0.9682478733</text:p>
          </table:table-cell>
          <table:table-cell office:value-type="float" office:value="0.994780394653087" calcext:value-type="float">
            <text:p>0.9947803947</text:p>
          </table:table-cell>
          <table:table-cell office:value-type="float" office:value="0.983064516129032" calcext:value-type="float">
            <text:p>0.9830645161</text:p>
          </table:table-cell>
          <table:table-cell office:value-type="float" office:value="0.983857949959645" calcext:value-type="float">
            <text:p>0.98385795</text:p>
          </table:table-cell>
          <table:table-cell office:value-type="float" office:value="0.99989734329573" calcext:value-type="float">
            <text:p>0.9998973433</text:p>
          </table:table-cell>
          <table:table-cell office:value-type="float" office:value="0.932494279176201" calcext:value-type="float">
            <text:p>0.9324942792</text:p>
          </table:table-cell>
          <table:table-cell office:value-type="float" office:value="0.924731182795699" calcext:value-type="float">
            <text:p>0.9247311828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937007718966604" calcext:value-type="float">
            <text:p>0.937007719</text:p>
          </table:table-cell>
          <table:table-cell office:value-type="float" office:value="0.994907702100573" calcext:value-type="float">
            <text:p>0.9949077021</text:p>
          </table:table-cell>
          <table:table-cell office:value-type="float" office:value="0.982300884955752" calcext:value-type="float">
            <text:p>0.982300885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902283992727" calcext:value-type="float">
            <text:p>0.999902284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919540229885058" calcext:value-type="float">
            <text:p>0.9195402299</text:p>
          </table:table-cell>
          <table:table-cell office:value-type="float" office:value="0.579710144927536" calcext:value-type="float">
            <text:p>0.5797101449</text:p>
          </table:table-cell>
          <table:table-cell office:value-type="float" office:value="0.929862959676624" calcext:value-type="float">
            <text:p>0.9298629597</text:p>
          </table:table-cell>
          <table:table-cell office:value-type="float" office:value="0.994781059063136" calcext:value-type="float">
            <text:p>0.9947810591</text:p>
          </table:table-cell>
          <table:table-cell office:value-type="float" office:value="0.985413290113452" calcext:value-type="float">
            <text:p>0.9854132901</text:p>
          </table:table-cell>
          <table:table-cell office:value-type="float" office:value="0.981436642453592" calcext:value-type="float">
            <text:p>0.9814366425</text:p>
          </table:table-cell>
          <table:table-cell office:value-type="float" office:value="0.999897297822775" calcext:value-type="float">
            <text:p>0.9998972978</text:p>
          </table:table-cell>
          <table:table-cell office:value-type="float" office:value="0.925544100801833" calcext:value-type="float">
            <text:p>0.9255441008</text:p>
          </table:table-cell>
          <table:table-cell office:value-type="float" office:value="0.876288659793814" calcext:value-type="float">
            <text:p>0.8762886598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931795326826383" calcext:value-type="float">
            <text:p>0.9317953268</text:p>
          </table:table-cell>
          <table:table-cell office:value-type="float" office:value="0.995926680244399" calcext:value-type="float">
            <text:p>0.9959266802</text:p>
          </table:table-cell>
          <table:table-cell office:value-type="float" office:value="0.985518905872888" calcext:value-type="float">
            <text:p>0.9855189059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937305321741" calcext:value-type="float">
            <text:p>0.9999373053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48013408261856" calcext:value-type="float">
            <text:p>0.9480134083</text:p>
          </table:table-cell>
          <table:table-cell office:value-type="float" office:value="0.995162932790224" calcext:value-type="float">
            <text:p>0.9951629328</text:p>
          </table:table-cell>
          <table:table-cell office:value-type="float" office:value="0.985448666127728" calcext:value-type="float">
            <text:p>0.9854486661</text:p>
          </table:table-cell>
          <table:table-cell office:value-type="float" office:value="0.983857949959645" calcext:value-type="float">
            <text:p>0.98385795</text:p>
          </table:table-cell>
          <table:table-cell office:value-type="float" office:value="0.999911690764476" calcext:value-type="float">
            <text:p>0.9999116908</text:p>
          </table:table-cell>
          <table:table-cell office:value-type="float" office:value="0.924398625429553" calcext:value-type="float">
            <text:p>0.9243986254</text:p>
          </table:table-cell>
          <table:table-cell office:value-type="float" office:value="0.9" calcext:value-type="float">
            <text:p>0.9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92713201222518" calcext:value-type="float">
            <text:p>0.9271320122</text:p>
          </table:table-cell>
          <table:table-cell office:value-type="float" office:value="0.994653767820774" calcext:value-type="float">
            <text:p>0.9946537678</text:p>
          </table:table-cell>
          <table:table-cell table:number-columns-repeated="2" office:value-type="float" office:value="0.983050847457627" calcext:value-type="float">
            <text:p>0.9830508475</text:p>
          </table:table-cell>
          <table:table-cell office:value-type="float" office:value="0.999892174911322" calcext:value-type="float">
            <text:p>0.9998921749</text:p>
          </table:table-cell>
          <table:table-cell office:value-type="float" office:value="0.912943871706758" calcext:value-type="float">
            <text:p>0.9129438717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0.92364192053633" calcext:value-type="float">
            <text:p>0.9236419205</text:p>
          </table:table-cell>
          <table:table-cell office:value-type="float" office:value="0.995035641547862" calcext:value-type="float">
            <text:p>0.9950356415</text:p>
          </table:table-cell>
          <table:table-cell office:value-type="float" office:value="0.981540930979133" calcext:value-type="float">
            <text:p>0.981540931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906994762311" calcext:value-type="float">
            <text:p>0.9999069948</text:p>
          </table:table-cell>
          <table:table-cell office:value-type="float" office:value="0.923165137614679" calcext:value-type="float">
            <text:p>0.9231651376</text:p>
          </table:table-cell>
          <table:table-cell office:value-type="float" office:value="0.880434782608696" calcext:value-type="float">
            <text:p>0.8804347826</text:p>
          </table:table-cell>
          <table:table-cell office:value-type="float" office:value="0.591240875912409" calcext:value-type="float">
            <text:p>0.5912408759</text:p>
          </table:table-cell>
          <table:table-cell office:value-type="float" office:value="0.946099607726302" calcext:value-type="float">
            <text:p>0.9460996077</text:p>
          </table:table-cell>
          <table:table-cell office:value-type="float" office:value="0.99478172330406" calcext:value-type="float">
            <text:p>0.9947817233</text:p>
          </table:table-cell>
          <table:table-cell office:value-type="float" office:value="0.982300884955752" calcext:value-type="float">
            <text:p>0.982300885</text:p>
          </table:table-cell>
          <table:table-cell office:value-type="float" office:value="0.984677419354839" calcext:value-type="float">
            <text:p>0.9846774194</text:p>
          </table:table-cell>
          <table:table-cell office:value-type="float" office:value="0.999897380647111" calcext:value-type="float">
            <text:p>0.9998973806</text:p>
          </table:table-cell>
          <table:table-cell office:value-type="float" office:value="0.934633027522936" calcext:value-type="float">
            <text:p>0.9346330275</text:p>
          </table:table-cell>
          <table:table-cell office:value-type="float" office:value="0.884615384615385" calcext:value-type="float">
            <text:p>0.8846153846</text:p>
          </table:table-cell>
          <table:table-cell office:value-type="float" office:value="0.671532846715328" calcext:value-type="float">
            <text:p>0.6715328467</text:p>
          </table:table-cell>
          <table:table-cell office:value-type="float" office:value="0.941208600228413" calcext:value-type="float">
            <text:p>0.9412086002</text:p>
          </table:table-cell>
          <table:table-cell office:value-type="float" office:value="0.995036273386789" calcext:value-type="float">
            <text:p>0.9950362734</text:p>
          </table:table-cell>
          <table:table-cell office:value-type="float" office:value="0.982329317269076" calcext:value-type="float">
            <text:p>0.9823293173</text:p>
          </table:table-cell>
          <table:table-cell office:value-type="float" office:value="0.986290322580645" calcext:value-type="float">
            <text:p>0.9862903226</text:p>
          </table:table-cell>
          <table:table-cell office:value-type="float" office:value="0.999907069766535" calcext:value-type="float">
            <text:p>0.9999070698</text:p>
          </table:table-cell>
          <table:table-cell office:value-type="float" office:value="0.922018348623853" calcext:value-type="float">
            <text:p>0.9220183486</text:p>
          </table:table-cell>
          <table:table-cell office:value-type="float" office:value="0.905882352941176" calcext:value-type="float">
            <text:p>0.9058823529</text:p>
          </table:table-cell>
          <table:table-cell office:value-type="float" office:value="0.562043795620438" calcext:value-type="float">
            <text:p>0.5620437956</text:p>
          </table:table-cell>
          <table:table-cell office:value-type="float" office:value="0.925477928397636" calcext:value-type="float">
            <text:p>0.9254779284</text:p>
          </table:table-cell>
          <table:table-cell office:value-type="float" office:value="0.995163548428153" calcext:value-type="float">
            <text:p>0.9951635484</text:p>
          </table:table-cell>
          <table:table-cell office:value-type="float" office:value="0.982343499197432" calcext:value-type="float">
            <text:p>0.9823434992</text:p>
          </table:table-cell>
          <table:table-cell office:value-type="float" office:value="0.987096774193548" calcext:value-type="float">
            <text:p>0.9870967742</text:p>
          </table:table-cell>
          <table:table-cell office:value-type="float" office:value="0.999912005733034" calcext:value-type="float">
            <text:p>0.9999120057</text:p>
          </table:table-cell>
          <table:table-cell office:value-type="float" office:value="4.04203639717489" calcext:value-type="float">
            <text:p>4.0420363972</text:p>
          </table:table-cell>
          <table:table-cell office:value-type="float" office:value="0.00183710469074732" calcext:value-type="float">
            <text:p>0.0018371047</text:p>
          </table:table-cell>
          <table:table-cell office:value-type="float" office:value="0.00865836823336016" calcext:value-type="float">
            <text:p>0.0086583682</text:p>
          </table:table-cell>
          <table:table-cell office:value-type="float" office:value="0.0174043216720469" calcext:value-type="float">
            <text:p>0.0174043217</text:p>
          </table:table-cell>
          <table:table-cell office:value-type="float" office:value="0.0554542269629047" calcext:value-type="float">
            <text:p>0.055454227</text:p>
          </table:table-cell>
          <table:table-cell office:value-type="float" office:value="0.0129561620039689" calcext:value-type="float">
            <text:p>0.012956162</text:p>
          </table:table-cell>
          <table:table-cell office:value-type="float" office:value="0.000343735688793269" calcext:value-type="float">
            <text:p>0.0003437357</text:p>
          </table:table-cell>
          <table:table-cell office:value-type="float" office:value="0.00145127599329445" calcext:value-type="float">
            <text:p>0.001451276</text:p>
          </table:table-cell>
          <table:table-cell office:value-type="float" office:value="0.00208104691518725" calcext:value-type="float">
            <text:p>0.0020810469</text:p>
          </table:table-cell>
          <table:table-cell office:value-type="float" office:value="0.0000121666465122148" calcext:value-type="float">
            <text:p>1.21666465122148E-05</text:p>
          </table:table-cell>
        </table:table-row>
        <table:table-row table:style-name="ro1">
          <table:table-cell office:value-type="float" office:value="169.085494565964" calcext:value-type="float">
            <text:p>169.085494566</text:p>
          </table:table-cell>
          <table:table-cell office:value-type="float" office:value="0.0519461154937744" calcext:value-type="float">
            <text:p>0.0519461155</text:p>
          </table:table-cell>
          <table:table-cell office:value-type="float" office:value="0.929086951540841" calcext:value-type="float">
            <text:p>0.9290869515</text:p>
          </table:table-cell>
          <table:table-cell office:value-type="float" office:value="0.889232669144949" calcext:value-type="float">
            <text:p>0.8892326691</text:p>
          </table:table-cell>
          <table:table-cell office:value-type="float" office:value="0.62889989033177" calcext:value-type="float">
            <text:p>0.6288998903</text:p>
          </table:table-cell>
          <table:table-cell office:value-type="float" office:value="0.942886157614336" calcext:value-type="float">
            <text:p>0.9428861576</text:p>
          </table:table-cell>
          <table:table-cell office:value-type="float" office:value="0.995022972333905" calcext:value-type="float">
            <text:p>0.9950229723</text:p>
          </table:table-cell>
          <table:table-cell office:value-type="float" office:value="0.981935843611753" calcext:value-type="float">
            <text:p>0.9819358436</text:p>
          </table:table-cell>
          <table:table-cell office:value-type="float" office:value="0.986605287823166" calcext:value-type="float">
            <text:p>0.9866052878</text:p>
          </table:table-cell>
          <table:table-cell office:value-type="float" office:value="0.999906154701776" calcext:value-type="float">
            <text:p>0.99990615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epth': 10</text:p>
          </table:table-cell>
          <table:table-cell office:value-type="string" calcext:value-type="string">
            <text:p><text:s/>'l2_leaf_reg': 1.0}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945080091533181" calcext:value-type="float">
            <text:p>0.9450800915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2463768115942" calcext:value-type="float">
            <text:p>0.7246376812</text:p>
          </table:table-cell>
          <table:table-cell office:value-type="float" office:value="0.970994801512287" calcext:value-type="float">
            <text:p>0.9709948015</text:p>
          </table:table-cell>
          <table:table-cell office:value-type="float" office:value="0.994780394653087" calcext:value-type="float">
            <text:p>0.9947803947</text:p>
          </table:table-cell>
          <table:table-cell office:value-type="float" office:value="0.982286634460547" calcext:value-type="float">
            <text:p>0.9822866345</text:p>
          </table:table-cell>
          <table:table-cell office:value-type="float" office:value="0.984665052461663" calcext:value-type="float">
            <text:p>0.9846650525</text:p>
          </table:table-cell>
          <table:table-cell office:value-type="float" office:value="0.99989734329573" calcext:value-type="float">
            <text:p>0.9998973433</text:p>
          </table:table-cell>
          <table:table-cell office:value-type="float" office:value="0.933638443935927" calcext:value-type="float">
            <text:p>0.9336384439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2255434782608" calcext:value-type="float">
            <text:p>0.9422554348</text:p>
          </table:table-cell>
          <table:table-cell office:value-type="float" office:value="0.994907702100573" calcext:value-type="float">
            <text:p>0.9949077021</text:p>
          </table:table-cell>
          <table:table-cell office:value-type="float" office:value="0.982300884955752" calcext:value-type="float">
            <text:p>0.982300885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902283992727" calcext:value-type="float">
            <text:p>0.999902284</text:p>
          </table:table-cell>
          <table:table-cell office:value-type="float" office:value="0.927835051546392" calcext:value-type="float">
            <text:p>0.9278350515</text:p>
          </table:table-cell>
          <table:table-cell office:value-type="float" office:value="0.912087912087912" calcext:value-type="float">
            <text:p>0.9120879121</text:p>
          </table:table-cell>
          <table:table-cell office:value-type="float" office:value="0.601449275362319" calcext:value-type="float">
            <text:p>0.6014492754</text:p>
          </table:table-cell>
          <table:table-cell office:value-type="float" office:value="0.934240362811791" calcext:value-type="float">
            <text:p>0.9342403628</text:p>
          </table:table-cell>
          <table:table-cell office:value-type="float" office:value="0.994781059063136" calcext:value-type="float">
            <text:p>0.9947810591</text:p>
          </table:table-cell>
          <table:table-cell office:value-type="float" office:value="0.983844911147011" calcext:value-type="float">
            <text:p>0.983844911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999897297822775" calcext:value-type="float">
            <text:p>0.9998972978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72549019607843" calcext:value-type="float">
            <text:p>0.8725490196</text:p>
          </table:table-cell>
          <table:table-cell office:value-type="float" office:value="0.644927536231884" calcext:value-type="float">
            <text:p>0.6449275362</text:p>
          </table:table-cell>
          <table:table-cell office:value-type="float" office:value="0.944819087055112" calcext:value-type="float">
            <text:p>0.9448190871</text:p>
          </table:table-cell>
          <table:table-cell office:value-type="float" office:value="0.995926680244399" calcext:value-type="float">
            <text:p>0.9959266802</text:p>
          </table:table-cell>
          <table:table-cell office:value-type="float" office:value="0.985518905872888" calcext:value-type="float">
            <text:p>0.9855189059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937305321741" calcext:value-type="float">
            <text:p>0.9999373053</text:p>
          </table:table-cell>
          <table:table-cell office:value-type="float" office:value="0.93127147766323" calcext:value-type="float">
            <text:p>0.9312714777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47697919747609" calcext:value-type="float">
            <text:p>0.9476979197</text:p>
          </table:table-cell>
          <table:table-cell office:value-type="float" office:value="0.995162932790224" calcext:value-type="float">
            <text:p>0.9951629328</text:p>
          </table:table-cell>
          <table:table-cell office:value-type="float" office:value="0.981555733761026" calcext:value-type="float">
            <text:p>0.9815557338</text:p>
          </table:table-cell>
          <table:table-cell office:value-type="float" office:value="0.987893462469734" calcext:value-type="float">
            <text:p>0.9878934625</text:p>
          </table:table-cell>
          <table:table-cell office:value-type="float" office:value="0.999911690764476" calcext:value-type="float">
            <text:p>0.9999116908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87755102040816" calcext:value-type="float">
            <text:p>0.887755102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934900916888494" calcext:value-type="float">
            <text:p>0.9349009169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77653631284916" calcext:value-type="float">
            <text:p>0.9776536313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892174911322" calcext:value-type="float">
            <text:p>0.9998921749</text:p>
          </table:table-cell>
          <table:table-cell office:value-type="float" office:value="0.919816723940435" calcext:value-type="float">
            <text:p>0.9198167239</text:p>
          </table:table-cell>
          <table:table-cell office:value-type="float" office:value="0.895348837209302" calcext:value-type="float">
            <text:p>0.8953488372</text:p>
          </table:table-cell>
          <table:table-cell office:value-type="float" office:value="0.557971014492754" calcext:value-type="float">
            <text:p>0.5579710145</text:p>
          </table:table-cell>
          <table:table-cell office:value-type="float" office:value="0.927358769594794" calcext:value-type="float">
            <text:p>0.9273587696</text:p>
          </table:table-cell>
          <table:table-cell office:value-type="float" office:value="0.995035641547862" calcext:value-type="float">
            <text:p>0.9950356415</text:p>
          </table:table-cell>
          <table:table-cell office:value-type="float" office:value="0.981540930979133" calcext:value-type="float">
            <text:p>0.981540931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906994762311" calcext:value-type="float">
            <text:p>0.9999069948</text:p>
          </table:table-cell>
          <table:table-cell office:value-type="float" office:value="0.923165137614679" calcext:value-type="float">
            <text:p>0.9231651376</text:p>
          </table:table-cell>
          <table:table-cell office:value-type="float" office:value="0.864583333333333" calcext:value-type="float">
            <text:p>0.8645833333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52117781419137" calcext:value-type="float">
            <text:p>0.9521177814</text:p>
          </table:table-cell>
          <table:table-cell office:value-type="float" office:value="0.99478172330406" calcext:value-type="float">
            <text:p>0.9947817233</text:p>
          </table:table-cell>
          <table:table-cell office:value-type="float" office:value="0.979983987189752" calcext:value-type="float">
            <text:p>0.9799839872</text:p>
          </table:table-cell>
          <table:table-cell office:value-type="float" office:value="0.987096774193548" calcext:value-type="float">
            <text:p>0.9870967742</text:p>
          </table:table-cell>
          <table:table-cell office:value-type="float" office:value="0.999897380647111" calcext:value-type="float">
            <text:p>0.9998973806</text:p>
          </table:table-cell>
          <table:table-cell office:value-type="float" office:value="0.93348623853211" calcext:value-type="float">
            <text:p>0.9334862385</text:p>
          </table:table-cell>
          <table:table-cell office:value-type="float" office:value="0.869158878504673" calcext:value-type="float">
            <text:p>0.8691588785</text:p>
          </table:table-cell>
          <table:table-cell office:value-type="float" office:value="0.678832116788321" calcext:value-type="float">
            <text:p>0.6788321168</text:p>
          </table:table-cell>
          <table:table-cell office:value-type="float" office:value="0.946551467302249" calcext:value-type="float">
            <text:p>0.9465514673</text:p>
          </table:table-cell>
          <table:table-cell office:value-type="float" office:value="0.995036273386789" calcext:value-type="float">
            <text:p>0.9950362734</text:p>
          </table:table-cell>
          <table:table-cell office:value-type="float" office:value="0.982329317269076" calcext:value-type="float">
            <text:p>0.9823293173</text:p>
          </table:table-cell>
          <table:table-cell office:value-type="float" office:value="0.986290322580645" calcext:value-type="float">
            <text:p>0.9862903226</text:p>
          </table:table-cell>
          <table:table-cell office:value-type="float" office:value="0.999907069766535" calcext:value-type="float">
            <text:p>0.9999070698</text:p>
          </table:table-cell>
          <table:table-cell office:value-type="float" office:value="0.918577981651376" calcext:value-type="float">
            <text:p>0.9185779817</text:p>
          </table:table-cell>
          <table:table-cell office:value-type="float" office:value="0.858695652173913" calcext:value-type="float">
            <text:p>0.8586956522</text:p>
          </table:table-cell>
          <table:table-cell office:value-type="float" office:value="0.576642335766423" calcext:value-type="float">
            <text:p>0.5766423358</text:p>
          </table:table-cell>
          <table:table-cell office:value-type="float" office:value="0.927891156462585" calcext:value-type="float">
            <text:p>0.9278911565</text:p>
          </table:table-cell>
          <table:table-cell office:value-type="float" office:value="0.995163548428153" calcext:value-type="float">
            <text:p>0.9951635484</text:p>
          </table:table-cell>
          <table:table-cell office:value-type="float" office:value="0.982343499197432" calcext:value-type="float">
            <text:p>0.9823434992</text:p>
          </table:table-cell>
          <table:table-cell office:value-type="float" office:value="0.987096774193548" calcext:value-type="float">
            <text:p>0.9870967742</text:p>
          </table:table-cell>
          <table:table-cell office:value-type="float" office:value="0.999912005733034" calcext:value-type="float">
            <text:p>0.9999120057</text:p>
          </table:table-cell>
          <table:table-cell office:value-type="float" office:value="4.32614301605733" calcext:value-type="float">
            <text:p>4.3261430161</text:p>
          </table:table-cell>
          <table:table-cell office:value-type="float" office:value="0.00190431278084854" calcext:value-type="float">
            <text:p>0.0019043128</text:p>
          </table:table-cell>
          <table:table-cell office:value-type="float" office:value="0.00730646885890816" calcext:value-type="float">
            <text:p>0.0073064689</text:p>
          </table:table-cell>
          <table:table-cell office:value-type="float" office:value="0.0205413927054584" calcext:value-type="float">
            <text:p>0.0205413927</text:p>
          </table:table-cell>
          <table:table-cell office:value-type="float" office:value="0.0458815262480259" calcext:value-type="float">
            <text:p>0.0458815262</text:p>
          </table:table-cell>
          <table:table-cell office:value-type="float" office:value="0.0123337470593131" calcext:value-type="float">
            <text:p>0.0123337471</text:p>
          </table:table-cell>
          <table:table-cell office:value-type="float" office:value="0.000343735688793269" calcext:value-type="float">
            <text:p>0.0003437357</text:p>
          </table:table-cell>
          <table:table-cell office:value-type="float" office:value="0.00198765473383986" calcext:value-type="float">
            <text:p>0.0019876547</text:p>
          </table:table-cell>
          <table:table-cell office:value-type="float" office:value="0.00170106047638159" calcext:value-type="float">
            <text:p>0.0017010605</text:p>
          </table:table-cell>
          <table:table-cell office:value-type="float" office:value="0.0000121666465122005" calcext:value-type="float">
            <text:p>1.21666465122005E-05</text:p>
          </table:table-cell>
        </table:table-row>
        <table:table-row table:style-name="ro1">
          <table:table-cell office:value-type="float" office:value="175.2878947258" calcext:value-type="float">
            <text:p>175.2878947258</text:p>
          </table:table-cell>
          <table:table-cell office:value-type="float" office:value="0.0514227867126465" calcext:value-type="float">
            <text:p>0.0514227867</text:p>
          </table:table-cell>
          <table:table-cell office:value-type="float" office:value="0.930461679459274" calcext:value-type="float">
            <text:p>0.9304616795</text:p>
          </table:table-cell>
          <table:table-cell table:style-name="ce2" office:value-type="float" office:value="0.883020273520066" calcext:value-type="float">
            <text:p>0.8830202735</text:p>
          </table:table-cell>
          <table:table-cell office:value-type="float" office:value="0.644133743444256" calcext:value-type="float">
            <text:p>0.6441337434</text:p>
          </table:table-cell>
          <table:table-cell office:value-type="float" office:value="0.944725717691153" calcext:value-type="float">
            <text:p>0.9447257177</text:p>
          </table:table-cell>
          <table:table-cell office:value-type="float" office:value="0.994984784960784" calcext:value-type="float">
            <text:p>0.994984785</text:p>
          </table:table-cell>
          <table:table-cell office:value-type="float" office:value="0.980389111752894" calcext:value-type="float">
            <text:p>0.9803891118</text:p>
          </table:table-cell>
          <table:table-cell office:value-type="float" office:value="0.987976776276394" calcext:value-type="float">
            <text:p>0.9879767763</text:p>
          </table:table-cell>
          <table:table-cell office:value-type="float" office:value="0.999901642606334" calcext:value-type="float">
            <text:p>0.99990164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{'depth': 10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48512585812357" calcext:value-type="float">
            <text:p>0.9485125858</text:p>
          </table:table-cell>
          <table:table-cell office:value-type="float" office:value="0.911504424778761" calcext:value-type="float">
            <text:p>0.9115044248</text:p>
          </table:table-cell>
          <table:table-cell office:value-type="float" office:value="0.746376811594203" calcext:value-type="float">
            <text:p>0.7463768116</text:p>
          </table:table-cell>
          <table:table-cell office:value-type="float" office:value="0.969724716446125" calcext:value-type="float">
            <text:p>0.9697247164</text:p>
          </table:table-cell>
          <table:table-cell office:value-type="float" office:value="0.994653087205601" calcext:value-type="float">
            <text:p>0.9946530872</text:p>
          </table:table-cell>
          <table:table-cell office:value-type="float" office:value="0.980722891566265" calcext:value-type="float">
            <text:p>0.9807228916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890877692253" calcext:value-type="float">
            <text:p>0.9998908777</text:p>
          </table:table-cell>
          <table:table-cell office:value-type="float" office:value="0.937070938215103" calcext:value-type="float">
            <text:p>0.9370709382</text:p>
          </table:table-cell>
          <table:table-cell office:value-type="float" office:value="0.910891089108911" calcext:value-type="float">
            <text:p>0.910891089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948645242596093" calcext:value-type="float">
            <text:p>0.9486452426</text:p>
          </table:table-cell>
          <table:table-cell office:value-type="float" office:value="0.994907702100573" calcext:value-type="float">
            <text:p>0.9949077021</text:p>
          </table:table-cell>
          <table:table-cell office:value-type="float" office:value="0.979216626698641" calcext:value-type="float">
            <text:p>0.9792166267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89972214984" calcext:value-type="float">
            <text:p>0.9998997221</text:p>
          </table:table-cell>
          <table:table-cell office:value-type="float" office:value="0.926689576174112" calcext:value-type="float">
            <text:p>0.9266895762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932722074336981" calcext:value-type="float">
            <text:p>0.9327220743</text:p>
          </table:table-cell>
          <table:table-cell office:value-type="float" office:value="0.994781059063136" calcext:value-type="float">
            <text:p>0.9947810591</text:p>
          </table:table-cell>
          <table:table-cell office:value-type="float" office:value="0.979967948717949" calcext:value-type="float">
            <text:p>0.9799679487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92418859486" calcext:value-type="float">
            <text:p>0.9998924189</text:p>
          </table:table-cell>
          <table:table-cell office:value-type="float" office:value="0.93127147766323" calcext:value-type="float">
            <text:p>0.9312714777</text:p>
          </table:table-cell>
          <table:table-cell office:value-type="float" office:value="0.861111111111111" calcext:value-type="float">
            <text:p>0.8611111111</text:p>
          </table:table-cell>
          <table:table-cell office:value-type="float" office:value="0.673913043478261" calcext:value-type="float">
            <text:p>0.6739130435</text:p>
          </table:table-cell>
          <table:table-cell office:value-type="float" office:value="0.945321896874692" calcext:value-type="float">
            <text:p>0.9453218969</text:p>
          </table:table-cell>
          <table:table-cell office:value-type="float" office:value="0.995926680244399" calcext:value-type="float">
            <text:p>0.9959266802</text:p>
          </table:table-cell>
          <table:table-cell office:value-type="float" office:value="0.985518905872888" calcext:value-type="float">
            <text:p>0.9855189059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933890047439" calcext:value-type="float">
            <text:p>0.99993389</text:p>
          </table:table-cell>
          <table:table-cell office:value-type="float" office:value="0.936998854524628" calcext:value-type="float">
            <text:p>0.9369988545</text:p>
          </table:table-cell>
          <table:table-cell office:value-type="float" office:value="0.910891089108911" calcext:value-type="float">
            <text:p>0.910891089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948900719708173" calcext:value-type="float">
            <text:p>0.9489007197</text:p>
          </table:table-cell>
          <table:table-cell office:value-type="float" office:value="0.995035641547862" calcext:value-type="float">
            <text:p>0.9950356415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0.987893462469734" calcext:value-type="float">
            <text:p>0.9878934625</text:p>
          </table:table-cell>
          <table:table-cell office:value-type="float" office:value="0.999903762449132" calcext:value-type="float">
            <text:p>0.9999037624</text:p>
          </table:table-cell>
          <table:table-cell office:value-type="float" office:value="0.928980526918671" calcext:value-type="float">
            <text:p>0.9289805269</text:p>
          </table:table-cell>
          <table:table-cell office:value-type="float" office:value="0.88" calcext:value-type="float">
            <text:p>0.88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0648723257419" calcext:value-type="float">
            <text:p>0.9406487233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80722891566265" calcext:value-type="float">
            <text:p>0.9807228916</text:p>
          </table:table-cell>
          <table:table-cell office:value-type="float" office:value="0.98547215496368" calcext:value-type="float">
            <text:p>0.985472155</text:p>
          </table:table-cell>
          <table:table-cell office:value-type="float" office:value="0.999888149766609" calcext:value-type="float">
            <text:p>0.9998881498</text:p>
          </table:table-cell>
          <table:table-cell office:value-type="float" office:value="0.918671248568156" calcext:value-type="float">
            <text:p>0.9186712486</text:p>
          </table:table-cell>
          <table:table-cell office:value-type="float" office:value="0.876404494382022" calcext:value-type="float">
            <text:p>0.8764044944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931844621906734" calcext:value-type="float">
            <text:p>0.9318446219</text:p>
          </table:table-cell>
          <table:table-cell office:value-type="float" office:value="0.995035641547862" calcext:value-type="float">
            <text:p>0.9950356415</text:p>
          </table:table-cell>
          <table:table-cell office:value-type="float" office:value="0.98" calcext:value-type="float">
            <text:p>0.98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904555280667" calcext:value-type="float">
            <text:p>0.9999045553</text:p>
          </table:table-cell>
          <table:table-cell office:value-type="float" office:value="0.922018348623853" calcext:value-type="float">
            <text:p>0.9220183486</text:p>
          </table:table-cell>
          <table:table-cell office:value-type="float" office:value="0.855670103092784" calcext:value-type="float">
            <text:p>0.8556701031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53935150702617" calcext:value-type="float">
            <text:p>0.9539351507</text:p>
          </table:table-cell>
          <table:table-cell office:value-type="float" office:value="0.99478172330406" calcext:value-type="float">
            <text:p>0.9947817233</text:p>
          </table:table-cell>
          <table:table-cell office:value-type="float" office:value="0.977689243027888" calcext:value-type="float">
            <text:p>0.977689243</text:p>
          </table:table-cell>
          <table:table-cell office:value-type="float" office:value="0.989516129032258" calcext:value-type="float">
            <text:p>0.989516129</text:p>
          </table:table-cell>
          <table:table-cell office:value-type="float" office:value="0.999895065008507" calcext:value-type="float">
            <text:p>0.999895065</text:p>
          </table:table-cell>
          <table:table-cell office:value-type="float" office:value="0.934633027522936" calcext:value-type="float">
            <text:p>0.9346330275</text:p>
          </table:table-cell>
          <table:table-cell office:value-type="float" office:value="0.884615384615385" calcext:value-type="float">
            <text:p>0.8846153846</text:p>
          </table:table-cell>
          <table:table-cell office:value-type="float" office:value="0.671532846715328" calcext:value-type="float">
            <text:p>0.6715328467</text:p>
          </table:table-cell>
          <table:table-cell office:value-type="float" office:value="0.948666765976463" calcext:value-type="float">
            <text:p>0.948666766</text:p>
          </table:table-cell>
          <table:table-cell office:value-type="float" office:value="0.994908998345424" calcext:value-type="float">
            <text:p>0.9949089983</text:p>
          </table:table-cell>
          <table:table-cell office:value-type="float" office:value="0.981540930979133" calcext:value-type="float">
            <text:p>0.981540931</text:p>
          </table:table-cell>
          <table:table-cell office:value-type="float" office:value="0.986290322580645" calcext:value-type="float">
            <text:p>0.9862903226</text:p>
          </table:table-cell>
          <table:table-cell office:value-type="float" office:value="0.999900244726438" calcext:value-type="float">
            <text:p>0.9999002447</text:p>
          </table:table-cell>
          <table:table-cell office:value-type="float" office:value="0.919724770642202" calcext:value-type="float">
            <text:p>0.9197247706</text:p>
          </table:table-cell>
          <table:table-cell office:value-type="float" office:value="0.845360824742268" calcext:value-type="float">
            <text:p>0.8453608247</text:p>
          </table:table-cell>
          <table:table-cell office:value-type="float" office:value="0.598540145985402" calcext:value-type="float">
            <text:p>0.598540146</text:p>
          </table:table-cell>
          <table:table-cell office:value-type="float" office:value="0.92680867967625" calcext:value-type="float">
            <text:p>0.9268086797</text:p>
          </table:table-cell>
          <table:table-cell office:value-type="float" office:value="0.995163548428153" calcext:value-type="float">
            <text:p>0.9951635484</text:p>
          </table:table-cell>
          <table:table-cell office:value-type="float" office:value="0.977742448330683" calcext:value-type="float">
            <text:p>0.9777424483</text:p>
          </table:table-cell>
          <table:table-cell office:value-type="float" office:value="0.991935483870967" calcext:value-type="float">
            <text:p>0.9919354839</text:p>
          </table:table-cell>
          <table:table-cell office:value-type="float" office:value="0.999907740082973" calcext:value-type="float">
            <text:p>0.9999077401</text:p>
          </table:table-cell>
          <table:table-cell office:value-type="float" office:value="4.62368817004558" calcext:value-type="float">
            <text:p>4.62368817</text:p>
          </table:table-cell>
          <table:table-cell office:value-type="float" office:value="0.000542197742258275" calcext:value-type="float">
            <text:p>0.0005421977</text:p>
          </table:table-cell>
          <table:table-cell office:value-type="float" office:value="0.00878973326263973" calcext:value-type="float">
            <text:p>0.0087897333</text:p>
          </table:table-cell>
          <table:table-cell office:value-type="float" office:value="0.0227570714158139" calcext:value-type="float">
            <text:p>0.0227570714</text:p>
          </table:table-cell>
          <table:table-cell office:value-type="float" office:value="0.0491808397213268" calcext:value-type="float">
            <text:p>0.0491808397</text:p>
          </table:table-cell>
          <table:table-cell office:value-type="float" office:value="0.0118596303954983" calcext:value-type="float">
            <text:p>0.0118596304</text:p>
          </table:table-cell>
          <table:table-cell office:value-type="float" office:value="0.000351897043386854" calcext:value-type="float">
            <text:p>0.000351897</text:p>
          </table:table-cell>
          <table:table-cell office:value-type="float" office:value="0.00209777047126445" calcext:value-type="float">
            <text:p>0.0020977705</text:p>
          </table:table-cell>
          <table:table-cell office:value-type="float" office:value="0.00189216138989642" calcext:value-type="float">
            <text:p>0.0018921614</text:p>
          </table:table-cell>
          <table:table-cell office:value-type="float" office:value="0.0000123368501000845" calcext:value-type="float">
            <text:p>1.23368501000845E-05</text:p>
          </table:table-cell>
        </table:table-row>
        <table:table-row table:style-name="ro1">
          <table:table-cell office:value-type="float" office:value="170.154494166374" calcext:value-type="float">
            <text:p>170.1544941664</text:p>
          </table:table-cell>
          <table:table-cell office:value-type="float" office:value="0.0526215076446533" calcext:value-type="float">
            <text:p>0.0526215076</text:p>
          </table:table-cell>
          <table:table-cell office:value-type="float" office:value="0.930461679459274" calcext:value-type="float">
            <text:p>0.9304616795</text:p>
          </table:table-cell>
          <table:table-cell table:style-name="ce2" office:value-type="float" office:value="0.88800015871821" calcext:value-type="float">
            <text:p>0.8880001587</text:p>
          </table:table-cell>
          <table:table-cell office:value-type="float" office:value="0.639783455993709" calcext:value-type="float">
            <text:p>0.639783456</text:p>
          </table:table-cell>
          <table:table-cell office:value-type="float" office:value="0.945108448088125" calcext:value-type="float">
            <text:p>0.9451084481</text:p>
          </table:table-cell>
          <table:table-cell office:value-type="float" office:value="0.994933868463839" calcext:value-type="float">
            <text:p>0.9949338685</text:p>
          </table:table-cell>
          <table:table-cell office:value-type="float" office:value="0.979845924235249" calcext:value-type="float">
            <text:p>0.9798459242</text:p>
          </table:table-cell>
          <table:table-cell office:value-type="float" office:value="0.988219102293733" calcext:value-type="float">
            <text:p>0.9882191023</text:p>
          </table:table-cell>
          <table:table-cell office:value-type="float" office:value="0.999900434680517" calcext:value-type="float">
            <text:p>0.999900434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{'depth': 10</text:p>
          </table:table-cell>
          <table:table-cell office:value-type="string" calcext:value-type="string">
            <text:p><text:s/>'l2_leaf_reg': 10.0}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753623188405797" calcext:value-type="float">
            <text:p>0.7536231884</text:p>
          </table:table-cell>
          <table:table-cell office:value-type="float" office:value="0.969153670447385" calcext:value-type="float">
            <text:p>0.9691536704</text:p>
          </table:table-cell>
          <table:table-cell office:value-type="float" office:value="0.994780394653087" calcext:value-type="float">
            <text:p>0.9947803947</text:p>
          </table:table-cell>
          <table:table-cell office:value-type="float" office:value="0.978434504792332" calcext:value-type="float">
            <text:p>0.9784345048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895879385509" calcext:value-type="float">
            <text:p>0.9998958794</text:p>
          </table:table-cell>
          <table:table-cell office:value-type="float" office:value="0.938215102974828" calcext:value-type="float">
            <text:p>0.938215103</text:p>
          </table:table-cell>
          <table:table-cell office:value-type="float" office:value="0.903846153846154" calcext:value-type="float">
            <text:p>0.9038461538</text:p>
          </table:table-cell>
          <table:table-cell office:value-type="float" office:value="0.681159420289855" calcext:value-type="float">
            <text:p>0.6811594203</text:p>
          </table:table-cell>
          <table:table-cell office:value-type="float" office:value="0.945543872085696" calcext:value-type="float">
            <text:p>0.9455438721</text:p>
          </table:table-cell>
          <table:table-cell office:value-type="float" office:value="0.994780394653087" calcext:value-type="float">
            <text:p>0.9947803947</text:p>
          </table:table-cell>
          <table:table-cell office:value-type="float" office:value="0.978434504792332" calcext:value-type="float">
            <text:p>0.9784345048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895452411694" calcext:value-type="float">
            <text:p>0.9998954524</text:p>
          </table:table-cell>
          <table:table-cell office:value-type="float" office:value="0.923253150057274" calcext:value-type="float">
            <text:p>0.9232531501</text:p>
          </table:table-cell>
          <table:table-cell office:value-type="float" office:value="0.898876404494382" calcext:value-type="float">
            <text:p>0.8988764045</text:p>
          </table:table-cell>
          <table:table-cell office:value-type="float" office:value="0.579710144927536" calcext:value-type="float">
            <text:p>0.5797101449</text:p>
          </table:table-cell>
          <table:table-cell office:value-type="float" office:value="0.936636103716849" calcext:value-type="float">
            <text:p>0.9366361037</text:p>
          </table:table-cell>
          <table:table-cell office:value-type="float" office:value="0.994781059063136" calcext:value-type="float">
            <text:p>0.9947810591</text:p>
          </table:table-cell>
          <table:table-cell office:value-type="float" office:value="0.979967948717949" calcext:value-type="float">
            <text:p>0.9799679487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93882548473" calcext:value-type="float">
            <text:p>0.9998938825</text:p>
          </table:table-cell>
          <table:table-cell office:value-type="float" office:value="0.93241695303551" calcext:value-type="float">
            <text:p>0.932416953</text:p>
          </table:table-cell>
          <table:table-cell office:value-type="float" office:value="0.876190476190476" calcext:value-type="float">
            <text:p>0.8761904762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947500739426205" calcext:value-type="float">
            <text:p>0.9475007394</text:p>
          </table:table-cell>
          <table:table-cell office:value-type="float" office:value="0.995926680244399" calcext:value-type="float">
            <text:p>0.9959266802</text:p>
          </table:table-cell>
          <table:table-cell office:value-type="float" office:value="0.984738955823293" calcext:value-type="float">
            <text:p>0.9847389558</text:p>
          </table:table-cell>
          <table:table-cell office:value-type="float" office:value="0.989507667473769" calcext:value-type="float">
            <text:p>0.9895076675</text:p>
          </table:table-cell>
          <table:table-cell office:value-type="float" office:value="0.999932060436206" calcext:value-type="float">
            <text:p>0.9999320604</text:p>
          </table:table-cell>
          <table:table-cell office:value-type="float" office:value="0.933562428407789" calcext:value-type="float">
            <text:p>0.9335624284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63768115942029" calcext:value-type="float">
            <text:p>0.6376811594</text:p>
          </table:table-cell>
          <table:table-cell office:value-type="float" office:value="0.948713398402839" calcext:value-type="float">
            <text:p>0.9487133984</text:p>
          </table:table-cell>
          <table:table-cell office:value-type="float" office:value="0.994908350305499" calcext:value-type="float">
            <text:p>0.9949083503</text:p>
          </table:table-cell>
          <table:table-cell office:value-type="float" office:value="0.980753809141941" calcext:value-type="float">
            <text:p>0.9807538091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900591122995" calcext:value-type="float">
            <text:p>0.9999005911</text:p>
          </table:table-cell>
          <table:table-cell office:value-type="float" office:value="0.930126002290951" calcext:value-type="float">
            <text:p>0.9301260023</text:p>
          </table:table-cell>
          <table:table-cell office:value-type="float" office:value="0.881188118811881" calcext:value-type="float">
            <text:p>0.8811881188</text:p>
          </table:table-cell>
          <table:table-cell office:value-type="float" office:value="0.644927536231884" calcext:value-type="float">
            <text:p>0.6449275362</text:p>
          </table:table-cell>
          <table:table-cell office:value-type="float" office:value="0.939061421670117" calcext:value-type="float">
            <text:p>0.9390614217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77653631284916" calcext:value-type="float">
            <text:p>0.9776536313</text:p>
          </table:table-cell>
          <table:table-cell office:value-type="float" office:value="0.988700564971751" calcext:value-type="float">
            <text:p>0.988700565</text:p>
          </table:table-cell>
          <table:table-cell office:value-type="float" office:value="0.999888271740691" calcext:value-type="float">
            <text:p>0.9998882717</text:p>
          </table:table-cell>
          <table:table-cell office:value-type="float" office:value="0.919816723940435" calcext:value-type="float">
            <text:p>0.9198167239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930060139998028" calcext:value-type="float">
            <text:p>0.93006014</text:p>
          </table:table-cell>
          <table:table-cell office:value-type="float" office:value="0.994653767820774" calcext:value-type="float">
            <text:p>0.9946537678</text:p>
          </table:table-cell>
          <table:table-cell office:value-type="float" office:value="0.979183346677342" calcext:value-type="float">
            <text:p>0.9791833467</text:p>
          </table:table-cell>
          <table:table-cell office:value-type="float" office:value="0.987086359967716" calcext:value-type="float">
            <text:p>0.98708636</text:p>
          </table:table-cell>
          <table:table-cell office:value-type="float" office:value="0.999890284313047" calcext:value-type="float">
            <text:p>0.9998902843</text:p>
          </table:table-cell>
          <table:table-cell office:value-type="float" office:value="0.922018348623853" calcext:value-type="float">
            <text:p>0.9220183486</text:p>
          </table:table-cell>
          <table:table-cell office:value-type="float" office:value="0.855670103092784" calcext:value-type="float">
            <text:p>0.8556701031</text:p>
          </table:table-cell>
          <table:table-cell office:value-type="float" office:value="0.605839416058394" calcext:value-type="float">
            <text:p>0.6058394161</text:p>
          </table:table-cell>
          <table:table-cell office:value-type="float" office:value="0.95231640101296" calcext:value-type="float">
            <text:p>0.952316401</text:p>
          </table:table-cell>
          <table:table-cell office:value-type="float" office:value="0.99478172330406" calcext:value-type="float">
            <text:p>0.9947817233</text:p>
          </table:table-cell>
          <table:table-cell office:value-type="float" office:value="0.979216626698641" calcext:value-type="float">
            <text:p>0.9792166267</text:p>
          </table:table-cell>
          <table:table-cell office:value-type="float" office:value="0.987903225806452" calcext:value-type="float">
            <text:p>0.9879032258</text:p>
          </table:table-cell>
          <table:table-cell office:value-type="float" office:value="0.999896527517099" calcext:value-type="float">
            <text:p>0.9998965275</text:p>
          </table:table-cell>
          <table:table-cell office:value-type="float" office:value="0.936926605504587" calcext:value-type="float">
            <text:p>0.9369266055</text:p>
          </table:table-cell>
          <table:table-cell office:value-type="float" office:value="0.886792452830189" calcext:value-type="float">
            <text:p>0.8867924528</text:p>
          </table:table-cell>
          <table:table-cell office:value-type="float" office:value="0.686131386861314" calcext:value-type="float">
            <text:p>0.6861313869</text:p>
          </table:table-cell>
          <table:table-cell office:value-type="float" office:value="0.951983713193306" calcext:value-type="float">
            <text:p>0.9519837132</text:p>
          </table:table-cell>
          <table:table-cell office:value-type="float" office:value="0.994908998345424" calcext:value-type="float">
            <text:p>0.9949089983</text:p>
          </table:table-cell>
          <table:table-cell office:value-type="float" office:value="0.983091787439614" calcext:value-type="float">
            <text:p>0.9830917874</text:p>
          </table:table-cell>
          <table:table-cell office:value-type="float" office:value="0.984677419354839" calcext:value-type="float">
            <text:p>0.9846774194</text:p>
          </table:table-cell>
          <table:table-cell office:value-type="float" office:value="0.999900854105018" calcext:value-type="float">
            <text:p>0.9999008541</text:p>
          </table:table-cell>
          <table:table-cell office:value-type="float" office:value="0.920871559633028" calcext:value-type="float">
            <text:p>0.9208715596</text:p>
          </table:table-cell>
          <table:table-cell office:value-type="float" office:value="0.877777777777778" calcext:value-type="float">
            <text:p>0.8777777778</text:p>
          </table:table-cell>
          <table:table-cell office:value-type="float" office:value="0.576642335766423" calcext:value-type="float">
            <text:p>0.5766423358</text:p>
          </table:table-cell>
          <table:table-cell office:value-type="float" office:value="0.930085902974328" calcext:value-type="float">
            <text:p>0.930085903</text:p>
          </table:table-cell>
          <table:table-cell office:value-type="float" office:value="0.995163548428153" calcext:value-type="float">
            <text:p>0.9951635484</text:p>
          </table:table-cell>
          <table:table-cell office:value-type="float" office:value="0.976984126984127" calcext:value-type="float">
            <text:p>0.976984127</text:p>
          </table:table-cell>
          <table:table-cell office:value-type="float" office:value="0.992741935483871" calcext:value-type="float">
            <text:p>0.9927419355</text:p>
          </table:table-cell>
          <table:table-cell office:value-type="float" office:value="0.999910543224441" calcext:value-type="float">
            <text:p>0.9999105432</text:p>
          </table:table-cell>
          <table:table-cell office:value-type="float" office:value="6.65777567940038" calcext:value-type="float">
            <text:p>6.6577756794</text:p>
          </table:table-cell>
          <table:table-cell office:value-type="float" office:value="0.00206260252333573" calcext:value-type="float">
            <text:p>0.0020626025</text:p>
          </table:table-cell>
          <table:table-cell office:value-type="float" office:value="0.00854448597972675" calcext:value-type="float">
            <text:p>0.008544486</text:p>
          </table:table-cell>
          <table:table-cell office:value-type="float" office:value="0.0161349806133955" calcext:value-type="float">
            <text:p>0.0161349806</text:p>
          </table:table-cell>
          <table:table-cell office:value-type="float" office:value="0.0564740519942623" calcext:value-type="float">
            <text:p>0.056474052</text:p>
          </table:table-cell>
          <table:table-cell office:value-type="float" office:value="0.0112125591334347" calcext:value-type="float">
            <text:p>0.0112125591</text:p>
          </table:table-cell>
          <table:table-cell office:value-type="float" office:value="0.000359196024626256" calcext:value-type="float">
            <text:p>0.000359196</text:p>
          </table:table-cell>
          <table:table-cell office:value-type="float" office:value="0.00230503355778914" calcext:value-type="float">
            <text:p>0.0023050336</text:p>
          </table:table-cell>
          <table:table-cell office:value-type="float" office:value="0.00198253501220821" calcext:value-type="float">
            <text:p>0.001982535</text:p>
          </table:table-cell>
          <table:table-cell office:value-type="float" office:value="0.0000120719038053321" calcext:value-type="float">
            <text:p>1.20719038053321E-05</text:p>
          </table:table-cell>
        </table:table-row>
        <table:table-row table:style-name="ro1" table:number-rows-repeated="1048532">
          <table:table-cell table:number-columns-repeated="108"/>
        </table:table-row>
        <table:table-row table:style-name="ro1">
          <table:table-cell table:number-columns-repeated="1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02:47:06.612032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9T02:48:55.404440927</dc:date>
    <meta:editing-duration>PT3M26S</meta:editing-duration>
    <meta:editing-cycles>2</meta:editing-cycles>
    <meta:generator>LibreOffice/5.1.6.2$Linux_X86_64 LibreOffice_project/10m0$Build-2</meta:generator>
    <meta:document-statistic meta:table-count="1" meta:cell-count="4643" meta:object-count="0"/>
  </office:meta>
</office:document-meta>
</file>